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75.41mm"/>
    </style:style>
    <style:style style:name="co37" style:family="table-column">
      <style:table-column-properties fo:break-before="auto" style:column-width="22.19mm"/>
    </style:style>
    <style:style style:name="co38" style:family="table-column">
      <style:table-column-properties fo:break-before="auto" style:column-width="22mm"/>
    </style:style>
    <style:style style:name="co39" style:family="table-column">
      <style:table-column-properties fo:break-before="auto" style:column-width="2.08mm"/>
    </style:style>
    <style:style style:name="co40" style:family="table-column">
      <style:table-column-properties fo:break-before="auto" style:column-width="23.35mm"/>
    </style:style>
    <style:style style:name="co41" style:family="table-column">
      <style:table-column-properties fo:break-before="auto" style:column-width="19.58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70.7mm"/>
    </style:style>
    <style:style style:name="co51" style:family="table-column">
      <style:table-column-properties fo:break-before="auto" style:column-width="24.15mm"/>
    </style:style>
    <style:style style:name="co52" style:family="table-column">
      <style:table-column-properties fo:break-before="auto" style:column-width="30.69mm"/>
    </style:style>
    <style:style style:name="co53" style:family="table-column">
      <style:table-column-properties fo:break-before="auto" style:column-width="28.56mm"/>
    </style:style>
    <style:style style:name="co54" style:family="table-column">
      <style:table-column-properties fo:break-before="auto" style:column-width="39.67mm"/>
    </style:style>
    <style:style style:name="co55" style:family="table-column">
      <style:table-column-properties fo:break-before="auto" style:column-width="52.83mm"/>
    </style:style>
    <style:style style:name="co56" style:family="table-column">
      <style:table-column-properties fo:break-before="auto" style:column-width="45.1mm"/>
    </style:style>
    <style:style style:name="co57" style:family="table-column">
      <style:table-column-properties fo:break-before="auto" style:column-width="10.05mm"/>
    </style:style>
    <style:style style:name="co58" style:family="table-column">
      <style:table-column-properties fo:break-before="auto" style:column-width="89.4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3.18mm"/>
    </style:style>
    <style:style style:name="co61" style:family="table-column">
      <style:table-column-properties fo:break-before="auto" style:column-width="28.13mm"/>
    </style:style>
    <style:style style:name="co62" style:family="table-column">
      <style:table-column-properties fo:break-before="auto" style:column-width="15.33mm"/>
    </style:style>
    <style:style style:name="co63" style:family="table-column">
      <style:table-column-properties fo:break-before="auto" style:column-width="4.06mm"/>
    </style:style>
    <style:style style:name="co64" style:family="table-column">
      <style:table-column-properties fo:break-before="auto" style:column-width="12.01mm"/>
    </style:style>
    <style:style style:name="co65" style:family="table-column">
      <style:table-column-properties fo:break-before="auto" style:column-width="11.18mm"/>
    </style:style>
    <style:style style:name="co66" style:family="table-column">
      <style:table-column-properties fo:break-before="auto" style:column-width="1.76mm"/>
    </style:style>
    <style:style style:name="co67" style:family="table-column">
      <style:table-column-properties fo:break-before="auto" style:column-width="18.56mm"/>
    </style:style>
    <style:style style:name="co68" style:family="table-column">
      <style:table-column-properties fo:break-before="auto" style:column-width="17.15mm"/>
    </style:style>
    <style:style style:name="co69" style:family="table-column">
      <style:table-column-properties fo:break-before="auto" style:column-width="1.62mm"/>
    </style:style>
    <style:style style:name="co70" style:family="table-column">
      <style:table-column-properties fo:break-before="auto" style:column-width="16.79mm"/>
    </style:style>
    <style:style style:name="co71" style:family="table-column">
      <style:table-column-properties fo:break-before="auto" style:column-width="17.1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 style:data-style-name="N31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6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1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0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1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52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6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9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61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7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4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43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44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1">
      <style:text-properties fo:font-size="9pt" style:font-size-asian="9pt" style:font-size-complex="9pt"/>
    </style:style>
    <style:style style:name="ce44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446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44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50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 style:data-style-name="N3"/>
    <style:style style:name="ce45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5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60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1" style:family="table-cell" style:parent-style-name="Default" style:data-style-name="N3">
      <style:text-properties fo:font-size="12pt" style:font-size-asian="12pt" style:font-size-complex="12pt"/>
    </style:style>
    <style:style style:name="ce462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ext-properties fo:font-size="12pt" style:font-size-asian="12pt" style:font-size-complex="12pt"/>
    </style:style>
    <style:style style:name="ce463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464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5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6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7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468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33" style:family="table-cell" style:parent-style-name="Default" style:data-style-name="N36">
      <style:text-properties style:font-name="Liberation Serif"/>
    </style:style>
    <style:style style:name="ce234" style:family="table-cell" style:parent-style-name="Default" style:data-style-name="N36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0">
      <style:text-properties style:font-name="Liberation Serif"/>
    </style:style>
    <style:style style:name="ce236" style:family="table-cell" style:parent-style-name="Default" style:data-style-name="N1">
      <style:text-properties style:font-name="Liberation Serif"/>
    </style:style>
    <style:style style:name="ce237" style:family="table-cell" style:parent-style-name="Default">
      <style:text-properties style:font-name="Liberation Serif"/>
    </style:style>
    <style:style style:name="ce238" style:family="table-cell" style:parent-style-name="Default" style:data-style-name="N4">
      <style:text-properties style:font-name="Liberation Serif" fo:font-size="15pt" style:font-size-asian="15pt" style:font-size-complex="15pt"/>
    </style:style>
    <style:style style:name="ce239" style:family="table-cell" style:parent-style-name="Default" style:data-style-name="N4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4">
      <style:text-properties style:font-name="Liberation Serif"/>
    </style:style>
    <style:style style:name="ce241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242" style:family="table-cell" style:parent-style-name="Excel_20_Built-in_20_Normal" style:data-style-name="N10004">
      <style:table-cell-properties style:rotation-align="none"/>
      <style:text-properties style:font-name="Liberation Serif"/>
    </style:style>
    <style:style style:name="ce243" style:family="table-cell" style:parent-style-name="Default" style:data-style-name="N4">
      <style:text-properties style:font-name="Liberation Serif" fo:font-weight="bold" style:font-weight-asian="bold" style:font-weight-complex="bold"/>
    </style:style>
    <style:style style:name="ce24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Excel_20_Built-in_20_Normal" style:data-style-name="N10004">
      <style:table-cell-properties fo:background-color="transparent" style:rotation-align="none"/>
      <style:text-properties style:font-name="Liberation Serif"/>
    </style:style>
    <style:style style:name="ce469" style:family="table-cell" style:parent-style-name="Default" style:data-style-name="N36"/>
    <style:style style:name="ce48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8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84" style:family="table-cell" style:parent-style-name="Default">
      <style:text-properties fo:font-size="15pt" style:font-size-asian="15pt" style:font-size-complex="15pt"/>
    </style:style>
    <style:style style:name="ce485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 style:data-style-name="N4"/>
    <style:style style:name="ce476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6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79" style:family="table-cell" style:parent-style-name="Default" style:data-style-name="N4">
      <style:text-properties fo:font-weight="bold" style:font-weight-asian="bold" style:font-weight-complex="bold"/>
    </style:style>
    <style:style style:name="ce4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0"/>
    <style:style style:name="ce48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90" style:family="table-cell" style:parent-style-name="Default" style:data-style-name="N36">
      <style:text-properties fo:font-weight="bold" style:font-weight-asian="bold" style:font-weight-complex="bold"/>
    </style:style>
    <style:style style:name="ce491" style:family="table-cell" style:parent-style-name="Default">
      <style:table-cell-properties fo:border="none"/>
    </style:style>
    <style:style style:name="ce49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3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49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8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9" style:family="table-cell" style:parent-style-name="Default" style:data-style-name="N0">
      <style:table-cell-properties fo:border="none"/>
    </style:style>
    <style:style style:name="ce500" style:family="table-cell" style:parent-style-name="Default" style:data-style-name="N36">
      <style:table-cell-properties fo:border="none"/>
    </style:style>
    <style:style style:name="ce501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0">
      <style:table-cell-properties fo:border="none"/>
    </style:style>
    <style:style style:name="ce503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5" style:family="table-cell" style:parent-style-name="Excel_20_Built-in_20_Normal" style:data-style-name="N10036">
      <style:table-cell-properties fo:border="none" style:rotation-align="none"/>
    </style:style>
    <style:style style:name="ce506" style:family="table-cell" style:parent-style-name="Excel_20_Built-in_20_Normal" style:data-style-name="N10030">
      <style:table-cell-properties fo:border="none" style:rotation-align="none"/>
    </style:style>
    <style:style style:name="ce507" style:family="table-cell" style:parent-style-name="Default" style:data-style-name="N30">
      <style:table-cell-properties fo:border="none" style:rotation-align="none"/>
    </style:style>
    <style:style style:name="ce508" style:family="table-cell" style:parent-style-name="Default" style:data-style-name="N10033">
      <style:table-cell-properties fo:border="none" style:rotation-align="none"/>
    </style:style>
    <style:style style:name="ce50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0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1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3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4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51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52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2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3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4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52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2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9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30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31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534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7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4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2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3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6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7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8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348" style:family="table-cell" style:parent-style-name="Default" style:data-style-name="N4">
      <style:table-cell-properties fo:border="none"/>
    </style:style>
    <style:style style:name="ce551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552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5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5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6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65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8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1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</style:style>
    <style:style style:name="ce39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2" style:family="table-cell" style:parent-style-name="Default" style:data-style-name="N118">
      <style:text-properties fo:font-weight="bold" style:font-weight-asian="bold" style:font-weight-complex="bold"/>
    </style:style>
    <style:style style:name="ce617" style:family="table-cell" style:parent-style-name="Default" style:data-style-name="N118"/>
    <style:style style:name="ce618" style:family="table-cell" style:parent-style-name="Default" style:data-style-name="N123"/>
    <style:style style:name="ce395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number-columns-repeated="1007" table:default-cell-style-name="ce23"/>
        <table:table-row table:style-name="ro1">
          <table:table-cell table:style-name="ce1" office:value-type="date" office:date-value="2019-11-11" calcext:value-type="date">
            <text:p>Pzt 11.Kas 19</text:p>
          </table:table-cell>
          <table:table-cell table:style-name="ce11"/>
          <table:table-cell table:number-columns-repeated="4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2011-2019 YILLARI TOPLAM KİRA GELİRLERİNİN HİSSE ORANLARI</text:p>
          </table:table-cell>
          <table:table-cell table:style-name="ce27"/>
          <table:table-cell table:style-name="ce41" table:number-columns-repeated="3"/>
          <table:table-cell table:style-name="ce70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3" office:value-type="date" office:date-value="2018-12-11" calcext:value-type="date">
            <text:p>Salı 11.Aralık.2018</text:p>
          </table:table-cell>
          <table:table-cell table:style-name="ce11" table:number-columns-repeated="4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2011-2018</text:p>
          </table:table-cell>
          <table:table-cell table:style-name="ce28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Nazan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Lise kira geliri</text:p>
          </table:table-cell>
          <table:table-cell table:number-columns-repeated="4" table:style-name="ce29" office:value-type="percentage" office:value="0.25" calcext:value-type="percentage">
            <text:p>%25,00</text:p>
          </table:table-cell>
          <table:table-cell table:style-name="ce70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Ls.G1]" office:value-type="float" office:value="181628.8" calcext:value-type="float">
            <text:p>181.628,80</text:p>
          </table:table-cell>
          <table:table-cell table:style-name="ce30" table:formula="of:=[.A6]*[.B5]" office:value-type="float" office:value="45407.2" calcext:value-type="float">
            <text:p>45.407,20</text:p>
          </table:table-cell>
          <table:table-cell table:style-name="ce30" table:formula="of:=[.C5]*[.A6]" office:value-type="float" office:value="45407.2" calcext:value-type="float">
            <text:p>45.407,20</text:p>
          </table:table-cell>
          <table:table-cell table:style-name="ce30" table:formula="of:=[.D5]*[.A6]" office:value-type="float" office:value="45407.2" calcext:value-type="float">
            <text:p>45.407,20</text:p>
          </table:table-cell>
          <table:table-cell table:style-name="ce30" table:formula="of:=[.E5]*[.A6]" office:value-type="float" office:value="45407.2" calcext:value-type="float">
            <text:p>45.407,20</text:p>
          </table:table-cell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ygaz Kira Geliri</text:p>
          </table:table-cell>
          <table:table-cell table:style-name="ce11"/>
          <table:table-cell table:style-name="ce42"/>
          <table:table-cell table:style-name="ce42" office:value-type="percentage" office:value="0.542" calcext:value-type="percentage">
            <text:p>%54,20</text:p>
          </table:table-cell>
          <table:table-cell table:style-name="ce42" office:value-type="percentage" office:value="0.125" calcext:value-type="percentage">
            <text:p>%12,50</text:p>
          </table:table-cell>
          <table:table-cell table:style-name="ce74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Aygz.G1]" office:value-type="float" office:value="18900" calcext:value-type="float">
            <text:p>18.900,00</text:p>
          </table:table-cell>
          <table:table-cell table:style-name="ce31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1" table:formula="of:=[.E7]*[.A8]" office:value-type="float" office:value="2362.5" calcext:value-type="float">
            <text:p>2.362,50</text:p>
          </table:table-cell>
          <table:table-cell table:style-name="ce75" table:formula="of:=[.F7]*[.A8]" office:value-type="float" office:value="6293.7" calcext:value-type="float">
            <text:p>6.293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P Milangaz</text:p>
          </table:table-cell>
          <table:table-cell table:style-name="ce32"/>
          <table:table-cell table:style-name="ce43"/>
          <table:table-cell table:style-name="ce43" office:value-type="percentage" office:value="0.542" calcext:value-type="percentage">
            <text:p>%54,20</text:p>
          </table:table-cell>
          <table:table-cell table:style-name="ce43" office:value-type="percentage" office:value="0.125" calcext:value-type="percentage">
            <text:p>%12,50</text:p>
          </table:table-cell>
          <table:table-cell table:style-name="ce76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Mlngz.G1]" office:value-type="float" office:value="29720" calcext:value-type="float">
            <text:p>29.720,00</text:p>
          </table:table-cell>
          <table:table-cell table:style-name="ce33"/>
          <table:table-cell table:style-name="ce44"/>
          <table:table-cell table:style-name="ce44" table:formula="of:=[.D9]*[.A10]" office:value-type="float" office:value="16108.24" calcext:value-type="float">
            <text:p>16.108,24</text:p>
          </table:table-cell>
          <table:table-cell table:style-name="ce44" table:formula="of:=[.E9]*[.A10]" office:value-type="float" office:value="3715" calcext:value-type="float">
            <text:p>3.715,00</text:p>
          </table:table-cell>
          <table:table-cell table:style-name="ce77" table:formula="of:=[.F9]*[.A10]" office:value-type="float" office:value="9896.76" calcext:value-type="float">
            <text:p>9.896,7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Ön</text:p>
          </table:table-cell>
          <table:table-cell table:style-name="ce27"/>
          <table:table-cell table:style-name="ce29"/>
          <table:table-cell table:style-name="ce29" office:value-type="percentage" office:value="0.542" calcext:value-type="percentage">
            <text:p>%54,20</text:p>
          </table:table-cell>
          <table:table-cell table:style-name="ce29" office:value-type="percentage" office:value="0.125" calcext:value-type="percentage">
            <text:p>%12,50</text:p>
          </table:table-cell>
          <table:table-cell table:style-name="ce78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/2" office:value-type="float" office:value="67900" calcext:value-type="float">
            <text:p>67.900,00</text:p>
          </table:table-cell>
          <table:table-cell table:style-name="ce34"/>
          <table:table-cell/>
          <table:table-cell table:style-name="ce30" table:formula="of:=[.D11]*[.A12]" office:value-type="float" office:value="36801.8" calcext:value-type="float">
            <text:p>36.801,80</text:p>
          </table:table-cell>
          <table:table-cell table:style-name="ce30" table:formula="of:=[.E11]*[.A12]" office:value-type="float" office:value="8487.5" calcext:value-type="float">
            <text:p>8.487,50</text:p>
          </table:table-cell>
          <table:table-cell table:style-name="ce73" table:formula="of:=[.F11]*[.A12]" office:value-type="float" office:value="22610.7" calcext:value-type="float">
            <text:p>22.610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Arka</text:p>
          </table:table-cell>
          <table:table-cell table:style-name="ce27"/>
          <table:table-cell table:style-name="ce29"/>
          <table:table-cell table:style-name="ce29" office:value-type="percentage" office:value="0.325" calcext:value-type="percentage">
            <text:p>%32,50</text:p>
          </table:table-cell>
          <table:table-cell table:style-name="ce29" office:value-type="percentage" office:value="0.075" calcext:value-type="percentage">
            <text:p>%7,50</text:p>
          </table:table-cell>
          <table:table-cell table:style-name="ce78" office:value-type="percentage" office:value="0.6" calcext:value-type="percentage">
            <text:p>%6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.A12]" office:value-type="float" office:value="67900" calcext:value-type="float">
            <text:p>67.900,00</text:p>
          </table:table-cell>
          <table:table-cell table:style-name="ce34"/>
          <table:table-cell/>
          <table:table-cell table:style-name="ce30" table:formula="of:=[.D13]*[.A14]" office:value-type="float" office:value="22067.5" calcext:value-type="float">
            <text:p>22.067,50</text:p>
          </table:table-cell>
          <table:table-cell table:style-name="ce30" table:formula="of:=[.E13]*[.A14]" office:value-type="float" office:value="5092.5" calcext:value-type="float">
            <text:p>5.092,50</text:p>
          </table:table-cell>
          <table:table-cell table:style-name="ce73" table:formula="of:=[.F13]*[.A14]" office:value-type="float" office:value="40740" calcext:value-type="float">
            <text:p>40.74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z Depo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'Hzr-Snyi'.G1]" office:value-type="float" office:value="21000" calcext:value-type="float">
            <text:p>21.000,00</text:p>
          </table:table-cell>
          <table:table-cell table:style-name="ce30"/>
          <table:table-cell table:style-name="ce30" table:formula="of:=[.C15]*[.A16]" office:value-type="float" office:value="10500" calcext:value-type="float">
            <text:p>10.500,00</text:p>
          </table:table-cell>
          <table:table-cell table:style-name="ce30" table:formula="of:=[.D15]*[.A16]" office:value-type="float" office:value="10500" calcext:value-type="float">
            <text:p>10.5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Hz Yıkama</text:p>
          </table:table-cell>
          <table:table-cell table:style-name="ce11"/>
          <table:table-cell table:number-columns-repeated="2" table:style-name="ce42" office:value-type="percentage" office:value="0.5" calcext:value-type="percentage">
            <text:p>%50,00</text:p>
          </table:table-cell>
          <table:table-cell table:style-name="ce11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$'Hzr-Snyi'.G24]" office:value-type="float" office:value="62850" calcext:value-type="float">
            <text:p>62.850,00</text:p>
          </table:table-cell>
          <table:table-cell table:style-name="ce31"/>
          <table:table-cell table:style-name="ce31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1"/>
          <table:table-cell table:style-name="ce75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anayi Acentalar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$'Hzr-Snyi'.G14]" office:value-type="float" office:value="34000" calcext:value-type="float">
            <text:p>34.000,00</text:p>
          </table:table-cell>
          <table:table-cell table:style-name="ce30"/>
          <table:table-cell table:style-name="ce30" table:formula="of:=[.C19]*[.A20]" office:value-type="float" office:value="17000" calcext:value-type="float">
            <text:p>17.000,00</text:p>
          </table:table-cell>
          <table:table-cell table:style-name="ce30" table:formula="of:=[.D19]*[.A20]" office:value-type="float" office:value="17000" calcext:value-type="float">
            <text:p>17.0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8" table:formula="of:=[.A18]+[.A16]+[.A10]+[.A12]+[.A8]+[.A6]+[.A20]+[.A14]" office:value-type="float" office:value="483898.8" calcext:value-type="float">
            <text:p>483.898,80</text:p>
          </table:table-cell>
          <table:table-cell table:style-name="ce35" table:formula="of:=[.B23]/[.$A$23]" office:value-type="percentage" office:value="0.093836149211364" calcext:value-type="percentage">
            <text:p>%9,38</text:p>
          </table:table-cell>
          <table:table-cell table:style-name="ce45" table:formula="of:=[.C23]/[.$A$23]" office:value-type="percentage" office:value="0.215607478257851" calcext:value-type="percentage">
            <text:p>%21,56</text:p>
          </table:table-cell>
          <table:table-cell table:style-name="ce45" table:formula="of:=[.D23]/[.$A$23]" office:value-type="percentage" office:value="0.391721450848814" calcext:value-type="percentage">
            <text:p>%39,17</text:p>
          </table:table-cell>
          <table:table-cell table:style-name="ce45" table:formula="of:=[.E23]/[.$A$23]" office:value-type="percentage" office:value="0.134459312567008" calcext:value-type="percentage">
            <text:p>%13,45</text:p>
          </table:table-cell>
          <table:table-cell table:style-name="ce80" table:formula="of:=[.F23]/[.$A$23]" office:value-type="percentage" office:value="0.164375609114964" calcext:value-type="percentage">
            <text:p>%16,44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36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İsmail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0" table:formula="of:=SUM([.B23:.F23])" office:value-type="float" office:value="483898.8" calcext:value-type="float">
            <text:p>483.898,80</text:p>
          </table:table-cell>
          <table:table-cell table:style-name="ce10" table:formula="of:=[.B20]+[.B18]+[.B16]+[.B10]+[.B12]+[.B8]+[.B6]" office:value-type="float" office:value="45407.2" calcext:value-type="float">
            <text:p>45.407,20</text:p>
          </table:table-cell>
          <table:table-cell table:style-name="ce46" table:formula="of:=[.C20]+[.C18]+[.C16]+[.C10]+[.C12]+[.C8]+[.C6]" office:value-type="float" office:value="104332.2" calcext:value-type="float">
            <text:p>104.332,20</text:p>
          </table:table-cell>
          <table:table-cell table:style-name="ce46" table:formula="of:=[.D20]+[.D18]+[.D16]+[.D10]+[.D12]+[.D8]+[.D6]+[.D14]" office:value-type="float" office:value="189553.54" calcext:value-type="float">
            <text:p>189.553,54</text:p>
          </table:table-cell>
          <table:table-cell table:style-name="ce46" table:formula="of:=[.E20]+[.E18]+[.E14]+[.E10]+[.E12]+[.E8]+[.E6]" office:value-type="float" office:value="65064.7" calcext:value-type="float">
            <text:p>65.064,70</text:p>
          </table:table-cell>
          <table:table-cell table:style-name="ce81" table:formula="of:=[.F20]+[.F18]+[.F14]+[.F10]+[.F12]+[.F8]+[.F6]" office:value-type="float" office:value="79541.16" calcext:value-type="float">
            <text:p>79.541,1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08" office:value-type="string" calcext:value-type="string">
            <text:p>2011-2019 KİRA GELİR-GİDER</text:p>
          </table:table-cell>
          <table:table-cell table:style-name="ce134"/>
          <table:table-cell table:style-name="ce145" office:value-type="string" calcext:value-type="string">
            <text:p>GELİR</text:p>
          </table:table-cell>
          <table:table-cell table:style-name="ce145" office:value-type="string" calcext:value-type="string">
            <text:p>GİDER</text:p>
          </table:table-cell>
          <table:table-cell table:style-name="ce145" office:value-type="string" calcext:value-type="string">
            <text:p>BAKİYE</text:p>
          </table:table-cell>
          <table:table-cell table:style-name="ce180"/>
          <table:table-cell table:style-name="ce11" table:number-columns-repeated="10"/>
          <table:table-cell table:number-columns-repeated="1008"/>
        </table:table-row>
        <table:table-row table:style-name="ro1">
          <table:table-cell table:style-name="ce14" office:value-type="string" calcext:value-type="string">
            <text:p>Ayşe kira gelirleri</text:p>
          </table:table-cell>
          <table:table-cell table:style-name="ce27"/>
          <table:table-cell table:style-name="ce48" table:formula="of:=[.B23]" office:value-type="float" office:value="45407.2" calcext:value-type="float">
            <text:p>+45.407,20</text:p>
          </table:table-cell>
          <table:table-cell table:style-name="ce41"/>
          <table:table-cell table:style-name="ce41" table:formula="of:=[.C26]-[.D26]" office:value-type="float" office:value="45407.2" calcext:value-type="float">
            <text:p>45.407,20</text:p>
          </table:table-cell>
          <table:table-cell table:style-name="ce70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/>
          <table:table-cell table:formula="of:=[.E26]+[.C27]-[.D27]" office:value-type="float" office:value="49782.2" calcext:value-type="float">
            <text:p>49.782,2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6" office:value-type="string" calcext:value-type="string">
            <text:p>AYŞE KİRA VERGİSİ</text:p>
          </table:table-cell>
          <table:table-cell table:style-name="ce11"/>
          <table:table-cell/>
          <table:table-cell table:style-name="ce56" office:value-type="float" office:value="949.9" calcext:value-type="float">
            <text:p>-949,90</text:p>
          </table:table-cell>
          <table:table-cell table:formula="of:=[.E27]+[.C28]-[.D28]" office:value-type="float" office:value="48832.3" calcext:value-type="float">
            <text:p>48.832,3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kombi</text:p>
          </table:table-cell>
          <table:table-cell table:style-name="ce11"/>
          <table:table-cell/>
          <table:table-cell table:style-name="ce57" office:value-type="float" office:value="5720" calcext:value-type="float">
            <text:p>-5.720,00</text:p>
          </table:table-cell>
          <table:table-cell table:formula="of:=[.E28]+[.C29]-[.D29]" office:value-type="float" office:value="43112.3" calcext:value-type="float">
            <text:p>43.112,30</text:p>
          </table:table-cell>
          <table:table-cell table:style-name="ce71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2019 kirası havale</text:p>
          </table:table-cell>
          <table:table-cell table:style-name="ce11"/>
          <table:table-cell/>
          <table:table-cell table:style-name="ce57" office:value-type="float" office:value="9750" calcext:value-type="float">
            <text:p>-9.750,00</text:p>
          </table:table-cell>
          <table:table-cell table:formula="of:=[.E29]+[.C30]-[.D30]" office:value-type="float" office:value="33362.3" calcext:value-type="float">
            <text:p>33.362,30</text:p>
          </table:table-cell>
          <table:table-cell table:style-name="ce71"/>
          <table:table-cell/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17" office:value-type="string" calcext:value-type="string">
            <text:p>2019 hacıdan havale</text:p>
          </table:table-cell>
          <table:table-cell table:style-name="ce34"/>
          <table:table-cell table:style-name="ce30"/>
          <table:table-cell table:style-name="ce58" office:value-type="float" office:value="5250" calcext:value-type="float">
            <text:p>-5.250,00</text:p>
          </table:table-cell>
          <table:table-cell table:style-name="ce30" table:formula="of:=[.E30]+[.C31]-[.D31]" office:value-type="float" office:value="28112.3" calcext:value-type="float">
            <text:p>28.112,30</text:p>
          </table:table-cell>
          <table:table-cell table:style-name="ce84" table:formula="of:=[.E31]" office:value-type="float" office:value="28112.3" calcext:value-type="float">
            <text:p>28.112,3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li kira gelirleri</text:p>
          </table:table-cell>
          <table:table-cell table:style-name="ce37"/>
          <table:table-cell table:style-name="ce50" table:formula="of:=[.C23]" office:value-type="float" office:value="104332.2" calcext:value-type="float">
            <text:p>+104.332,20</text:p>
          </table:table-cell>
          <table:table-cell table:style-name="ce59"/>
          <table:table-cell table:style-name="ce54" table:formula="of:=[.C32]-[.D32]" office:value-type="float" office:value="104332.2" calcext:value-type="float">
            <text:p>104.332,20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2]+[.C33]-[.D33]" office:value-type="float" office:value="108707.2" calcext:value-type="float">
            <text:p>108.707,20</text:p>
          </table:table-cell>
          <table:table-cell table:style-name="ce86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kombi</text:p>
          </table:table-cell>
          <table:table-cell table:style-name="ce38"/>
          <table:table-cell table:style-name="ce40"/>
          <table:table-cell table:style-name="ce60" office:value-type="float" office:value="3000" calcext:value-type="float">
            <text:p>-3.000,00</text:p>
          </table:table-cell>
          <table:table-cell table:style-name="ce40" table:formula="of:=[.E33]+[.C34]-[.D34]" office:value-type="float" office:value="105707.2" calcext:value-type="float">
            <text:p>105.707,20</text:p>
          </table:table-cell>
          <table:table-cell table:style-name="ce87" table:formula="of:=[.E34]" office:value-type="float" office:value="105707.2" calcext:value-type="float">
            <text:p>105.707,2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tila kira geliri</text:p>
          </table:table-cell>
          <table:table-cell table:style-name="ce37"/>
          <table:table-cell table:style-name="ce50" table:formula="of:=[.D23]" office:value-type="float" office:value="189553.54" calcext:value-type="float">
            <text:p>+189.553,54</text:p>
          </table:table-cell>
          <table:table-cell table:style-name="ce59"/>
          <table:table-cell table:style-name="ce54" table:formula="of:=[.C35]-[.D35]" office:value-type="float" office:value="189553.54" calcext:value-type="float">
            <text:p>189.553,54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babamın banka hesabından</text:p>
          </table:table-cell>
          <table:table-cell table:style-name="ce38"/>
          <table:table-cell table:style-name="ce51" office:value-type="float" office:value="4375" calcext:value-type="float">
            <text:p>+4.375,00</text:p>
          </table:table-cell>
          <table:table-cell table:style-name="ce60"/>
          <table:table-cell table:style-name="ce40" table:formula="of:=[.E35]+[.C36]-[.D36]" office:value-type="float" office:value="193928.54" calcext:value-type="float">
            <text:p>193.928,54</text:p>
          </table:table-cell>
          <table:table-cell table:style-name="ce87" table:formula="of:=[.E36]" office:value-type="float" office:value="193928.54" calcext:value-type="float">
            <text:p>193.928,54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hacı kira geliri</text:p>
          </table:table-cell>
          <table:table-cell table:style-name="ce37"/>
          <table:table-cell table:style-name="ce50" table:formula="of:=[.E23]" office:value-type="float" office:value="65064.7" calcext:value-type="float">
            <text:p>+65.064,70</text:p>
          </table:table-cell>
          <table:table-cell table:style-name="ce59"/>
          <table:table-cell table:style-name="ce54" table:formula="of:=[.C37]-[.D37]" office:value-type="float" office:value="65064.7" calcext:value-type="float">
            <text:p>65.064,70</text:p>
          </table:table-cell>
          <table:table-cell table:style-name="ce82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7]+[.C38]-[.D38]" office:value-type="float" office:value="69439.7" calcext:value-type="float">
            <text:p>69.439,70</text:p>
          </table:table-cell>
          <table:table-cell table:style-name="ce88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0" office:value-type="string" calcext:value-type="string">
            <text:p>kombi</text:p>
          </table:table-cell>
          <table:table-cell table:style-name="ce38"/>
          <table:table-cell table:style-name="ce51"/>
          <table:table-cell table:style-name="ce61" office:value-type="float" office:value="3000" calcext:value-type="float">
            <text:p>-3.000,00</text:p>
          </table:table-cell>
          <table:table-cell table:style-name="ce40" table:formula="of:=[.E38]+[.C39]-[.D39]" office:value-type="float" office:value="66439.7" calcext:value-type="float">
            <text:p>66.439,70</text:p>
          </table:table-cell>
          <table:table-cell table:style-name="ce89" table:formula="of:=[.E39]" office:value-type="float" office:value="66439.7" calcext:value-type="float">
            <text:p>66.439,70</text:p>
          </table:table-cell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08" office:value-type="string" calcext:value-type="string">
            <text:p>İsmail Balcı kira geliri</text:p>
          </table:table-cell>
          <table:table-cell table:style-name="ce134"/>
          <table:table-cell table:style-name="ce52" table:formula="of:=[.F23]" office:value-type="float" office:value="79541.16" calcext:value-type="float">
            <text:p>+79.541,16</text:p>
          </table:table-cell>
          <table:table-cell table:style-name="ce62"/>
          <table:table-cell table:style-name="ce62" table:formula="of:=[.C40]-[.D40]" office:value-type="float" office:value="79541.16" calcext:value-type="float">
            <text:p>79.541,16</text:p>
          </table:table-cell>
          <table:table-cell table:style-name="ce90" table:formula="of:=[.E40]" office:value-type="float" office:value="79541.16" calcext:value-type="float">
            <text:p>79.541,16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/>
          <table:table-cell table:style-name="ce11"/>
          <table:table-cell table:style-name="ce49"/>
          <table:table-cell/>
          <table:table-cell table:style-name="ce65" office:value-type="string" calcext:value-type="string">
            <text:p>KASA</text:p>
          </table:table-cell>
          <table:table-cell table:style-name="ce91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22" office:value-type="string" calcext:value-type="string">
            <text:p>TOPLAMLAR</text:p>
          </table:table-cell>
          <table:table-cell table:style-name="ce38"/>
          <table:table-cell table:style-name="ce53" table:formula="of:=SUM([.C26:.C40])" office:value-type="float" office:value="501398.8" calcext:value-type="float">
            <text:p>+501.398,80</text:p>
          </table:table-cell>
          <table:table-cell table:style-name="ce63" table:formula="of:=SUM([.D26:.D40])" office:value-type="float" office:value="27669.9" calcext:value-type="float">
            <text:p>-27.669,90</text:p>
          </table:table-cell>
          <table:table-cell table:style-name="ce66" table:formula="of:=[.C42]-[.D42]" office:value-type="float" office:value="473728.9" calcext:value-type="float">
            <text:p>473.728,90</text:p>
          </table:table-cell>
          <table:table-cell table:style-name="ce92" table:formula="of:=SUM([.F26:.F40])" office:value-type="float" office:value="473728.9" calcext:value-type="float">
            <text:p>473.728,90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3"/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12" office:value-type="string" calcext:value-type="string">
            <text:p>DOĞUŞ -KİRA HESABI</text:p>
          </table:table-cell>
          <table:table-cell table:style-name="ce37"/>
          <table:table-cell table:style-name="ce54" table:number-columns-repeated="2"/>
          <table:table-cell table:style-name="ce67" office:value-type="string" calcext:value-type="string">
            <text:p>DOĞUŞ KASA</text:p>
          </table:table-cell>
          <table:table-cell table:style-name="ce93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Doğuşa kiralardan gelen</text:p>
          </table:table-cell>
          <table:table-cell table:style-name="ce11"/>
          <table:table-cell table:formula="of:=[.E42]" office:value-type="float" office:value="473728.9" calcext:value-type="float">
            <text:p>473.728,90</text:p>
          </table:table-cell>
          <table:table-cell/>
          <table:table-cell table:style-name="ce66" table:formula="of:=[.C45]" office:value-type="float" office:value="473728.9" calcext:value-type="float">
            <text:p>473.728,90</text:p>
          </table:table-cell>
          <table:table-cell table:style-name="ce94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Selanik ödenen</text:p>
          </table:table-cell>
          <table:table-cell/>
          <table:table-cell table:style-name="ce11"/>
          <table:table-cell table:formula="of:=[$SLNK.F954]" office:value-type="float" office:value="220145.06" calcext:value-type="float">
            <text:p>220.145,06</text:p>
          </table:table-cell>
          <table:table-cell table:formula="of:=[.E45]+[.C46]-[.D46]" office:value-type="float" office:value="253583.84" calcext:value-type="float">
            <text:p>253.583,84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9" office:value-type="string" calcext:value-type="string">
            <text:p>Doğuş 2017 kapanış borcu</text:p>
          </table:table-cell>
          <table:table-cell table:style-name="ce40" table:number-columns-repeated="2"/>
          <table:table-cell table:style-name="ce40" table:formula="of:=[$DĞŞ.E25]*-1" office:value-type="float" office:value="251683.84" calcext:value-type="float">
            <text:p>251.683,84</text:p>
          </table:table-cell>
          <table:table-cell table:style-name="ce40" table:formula="of:=[.E46]+[.C47]-[.D47]" office:value-type="float" office:value="1899.99999999997" calcext:value-type="float">
            <text:p>1.900,00</text:p>
          </table:table-cell>
          <table:table-cell table:style-name="ce89" table:formula="of:=[.E47]" office:value-type="float" office:value="1899.99999999997" calcext:value-type="float">
            <text:p>1.900,00</text:p>
          </table:table-cell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55" table:number-columns-repeated="2"/>
          <table:table-cell/>
          <table:table-cell table:style-name="ce24"/>
          <table:table-cell table:number-columns-repeated="1018"/>
        </table:table-row>
        <table:table-row table:style-name="ro1">
          <table:table-cell table:style-name="ce25" office:value-type="string" calcext:value-type="string">
            <text:p>2019 YILI SONU HACI MURAT TOPLAM BORÇ HESABI</text:p>
          </table:table-cell>
          <table:table-cell table:style-name="ce37" table:number-columns-repeated="3"/>
          <table:table-cell table:style-name="ce165" office:value-type="string" calcext:value-type="string">
            <text:p>BAKİYE</text:p>
          </table:table-cell>
          <table:table-cell table:style-name="ce95"/>
          <table:table-cell table:number-columns-repeated="1018"/>
        </table:table-row>
        <table:table-row table:style-name="ro1">
          <table:table-cell table:style-name="ce13" office:value-type="string" calcext:value-type="string">
            <text:p>Selaniğe DOĞUŞTAN KALAN BORÇ</text:p>
          </table:table-cell>
          <table:table-cell table:style-name="ce11" table:number-columns-repeated="2"/>
          <table:table-cell table:formula="of:=[$SLNK.F960]" office:value-type="float" office:value="-99490.68" calcext:value-type="float">
            <text:p>-99.490,68</text:p>
          </table:table-cell>
          <table:table-cell table:style-name="ce40" table:formula="of:=[.F49]+[.D50]+[.C50]" office:value-type="float" office:value="-99490.68" calcext:value-type="float">
            <text:p>-99.490,68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26" office:value-type="string" calcext:value-type="string">
            <text:p>Ayşe BALCI ya 2011-2019 kira borcu</text:p>
          </table:table-cell>
          <table:table-cell table:style-name="ce38" table:number-columns-repeated="2"/>
          <table:table-cell table:style-name="ce40" table:formula="of:=[$TPLM.F31]*-1" office:value-type="float" office:value="-28112.3" calcext:value-type="float">
            <text:p>-28.112,30</text:p>
          </table:table-cell>
          <table:table-cell table:style-name="ce40" table:formula="of:=[.E50]+[.D51]+[.C51]" office:value-type="float" office:value="-127602.98" calcext:value-type="float">
            <text:p>-127.602,98</text:p>
          </table:table-cell>
          <table:table-cell table:style-name="ce89" table:formula="of:=[.E51]" office:value-type="float" office:value="-127602.98" calcext:value-type="float">
            <text:p>-127.602,98</text:p>
          </table:table-cell>
          <table:table-cell table:number-columns-repeated="1018"/>
        </table:table-row>
        <table:table-row table:style-name="ro1" table:number-rows-repeated="3">
          <table:table-cell table:style-name="ce24" table:number-columns-repeated="2"/>
          <table:table-cell table:style-name="ce55"/>
          <table:table-cell table:style-name="ce24"/>
          <table:table-cell table:style-name="ce68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6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4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9"/>
          <table:table-cell table:style-name="ce11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8"/>
          <table:table-cell table:style-name="ce11"/>
          <table:table-cell table:number-columns-repeated="1018"/>
        </table:table-row>
        <table:table-row table:style-name="ro1" table:number-rows-repeated="2">
          <table:table-cell table:style-name="ce11" table:number-columns-repeated="1024"/>
        </table:table-row>
        <table:table-row table:style-name="ro1" table:number-rows-repeated="9">
          <table:table-cell table:style-name="ce11" table:number-columns-repeated="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43"/>
        <table:table-column table:style-name="co19" table:default-cell-style-name="ce456"/>
        <table:table-column table:style-name="co20" table:default-cell-style-name="ce456"/>
        <table:table-column table:style-name="co21" table:default-cell-style-name="ce461"/>
        <table:table-column table:style-name="co22" table:default-cell-style-name="ce377"/>
        <table:table-row table:style-name="ro2">
          <table:table-cell table:style-name="ce426" office:value-type="string" calcext:value-type="string">
            <text:p>2011-2019 Kira Bedelleri ve Ödemeleri-TL</text:p>
          </table:table-cell>
          <table:table-cell table:number-columns-repeated="2"/>
          <table:table-cell table:style-name="ce450" table:formula="of:=SUM([.D4:.D49])" office:value-type="float" office:value="526161" calcext:value-type="float">
            <text:p>526.161</text:p>
          </table:table-cell>
          <table:table-cell table:style-name="ce450" table:formula="of:=SUM([.E4:.E49])" office:value-type="float" office:value="520811" calcext:value-type="float">
            <text:p>520.811</text:p>
          </table:table-cell>
          <table:table-cell table:style-name="ce450" table:formula="of:=SUM([.F4:.F49])" office:value-type="float" office:value="5350" calcext:value-type="float">
            <text:p>5.350</text:p>
          </table:table-cell>
          <table:table-cell/>
        </table:table-row>
        <table:table-row table:style-name="ro2">
          <table:table-cell table:style-name="ce426"/>
          <table:table-cell table:number-columns-repeated="2"/>
          <table:table-cell table:style-name="ce450"/>
          <table:table-cell table:style-name="ce457" office:value-type="string" calcext:value-type="string">
            <text:p>Alınan</text:p>
          </table:table-cell>
          <table:table-cell table:style-name="ce450"/>
          <table:table-cell/>
        </table:table-row>
        <table:table-row table:style-name="ro1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44"/>
          <table:table-cell table:style-name="ce451" office:value-type="string" calcext:value-type="string">
            <text:p>Kira Bedeli</text:p>
          </table:table-cell>
          <table:table-cell table:style-name="ce458" office:value-type="string" calcext:value-type="string">
            <text:p>Ödeme</text:p>
          </table:table-cell>
          <table:table-cell table:style-name="ce459" office:value-type="string" calcext:value-type="string">
            <text:p>Ödnmyn</text:p>
          </table:table-cell>
          <table:table-cell/>
        </table:table-row>
        <table:table-row table:style-name="ro1">
          <table:table-cell table:style-name="ce428" office:value-type="float" office:value="2011" calcext:value-type="float">
            <text:p>2011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7500" calcext:value-type="float">
            <text:p>7.500</text:p>
          </table:table-cell>
          <table:table-cell table:style-name="ce460"/>
          <table:table-cell table:style-name="ce463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4500" calcext:value-type="float">
            <text:p>4.500</text:p>
          </table:table-cell>
          <table:table-cell/>
          <table:table-cell table:style-name="ce464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500" calcext:value-type="float">
            <text:p>9.500</text:p>
          </table:table-cell>
          <table:table-cell/>
          <table:table-cell table:style-name="ce464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430" office:value-type="float" office:value="2011" calcext:value-type="float">
            <text:p>2011</text:p>
          </table:table-cell>
          <table:table-cell table:style-name="ce11" office:value-type="string" calcext:value-type="string">
            <text:p><text:span text:style-name="T1">Ali Paşa Aygaz </text:span>kira bedeli</text:p>
          </table:table-cell>
          <table:table-cell table:style-name="ce446"/>
          <table:table-cell table:number-columns-repeated="2" table:style-name="ce453" office:value-type="float" office:value="1000" calcext:value-type="float">
            <text:p>1.000</text:p>
          </table:table-cell>
          <table:table-cell/>
          <table:table-cell table:style-name="ce464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431" office:value-type="float" office:value="2011" calcext:value-type="float">
            <text:p>2011</text:p>
          </table:table-cell>
          <table:table-cell table:style-name="ce30" office:value-type="string" calcext:value-type="string">
            <text:p>Lise Arkası Dursun Çalışkan </text:p>
          </table:table-cell>
          <table:table-cell table:style-name="ce447" table:formula="of:=SUM([.E4:.E9])" office:value-type="float" office:value="38500" calcext:value-type="float">
            <text:p>38.500</text:p>
          </table:table-cell>
          <table:table-cell table:number-columns-repeated="2" table:style-name="ce454" office:value-type="float" office:value="8800" calcext:value-type="float">
            <text:p>8.800</text:p>
          </table:table-cell>
          <table:table-cell table:style-name="ce462"/>
          <table:table-cell table:style-name="ce465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432" office:value-type="float" office:value="2012" calcext:value-type="float">
            <text:p>2012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000" calcext:value-type="float">
            <text:p>8.000</text:p>
          </table:table-cell>
          <table:table-cell table:style-name="ce460"/>
          <table:table-cell table:style-name="ce466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string" calcext:value-type="string">
            <text:p>Ali Paşa Aygaz kira bedeli</text:p>
          </table:table-cell>
          <table:table-cell table:style-name="ce446"/>
          <table:table-cell table:number-columns-repeated="2" table:style-name="ce45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435" office:value-type="float" office:value="2012" calcext:value-type="float">
            <text:p>2012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0:.E15])" office:value-type="float" office:value="54950" calcext:value-type="float">
            <text:p>54.950</text:p>
          </table:table-cell>
          <table:table-cell table:number-columns-repeated="2" table:style-name="ce454" office:value-type="float" office:value="23600" calcext:value-type="float">
            <text:p>23.600</text:p>
          </table:table-cell>
          <table:table-cell table:style-name="ce462"/>
          <table:table-cell table:style-name="ce467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428" office:value-type="float" office:value="2013" calcext:value-type="float">
            <text:p>2013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500" calcext:value-type="float">
            <text:p>8.500</text:p>
          </table:table-cell>
          <table:table-cell table:style-name="ce460"/>
          <table:table-cell table:style-name="ce468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8"/>
          <table:table-cell table:number-columns-repeated="2" table:style-name="ce453" office:value-type="float" office:value="5500" calcext:value-type="float">
            <text:p>5.500</text:p>
          </table:table-cell>
          <table:table-cell/>
          <table:table-cell table:style-name="ce464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8500" calcext:value-type="float">
            <text:p>8.500</text:p>
          </table:table-cell>
          <table:table-cell/>
          <table:table-cell table:style-name="ce464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000" calcext:value-type="float">
            <text:p>9.000</text:p>
          </table:table-cell>
          <table:table-cell/>
          <table:table-cell table:style-name="ce464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436" office:value-type="float" office:value="2013" calcext:value-type="float">
            <text:p>2013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6:.E20])" office:value-type="float" office:value="50200" calcext:value-type="float">
            <text:p>50.200</text:p>
          </table:table-cell>
          <table:table-cell table:number-columns-repeated="2" table:style-name="ce454" office:value-type="float" office:value="18700" calcext:value-type="float">
            <text:p>18.700</text:p>
          </table:table-cell>
          <table:table-cell table:style-name="ce462"/>
          <table:table-cell table:style-name="ce465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428" office:value-type="float" office:value="2014" calcext:value-type="float">
            <text:p>2014</text:p>
          </table:table-cell>
          <table:table-cell table:style-name="ce441" office:value-type="string" calcext:value-type="string">
            <text:p>Sanayi Acenta kira bedeli</text:p>
          </table:table-cell>
          <table:table-cell table:style-name="ce449"/>
          <table:table-cell table:number-columns-repeated="2" table:style-name="ce452" office:value-type="float" office:value="10000" calcext:value-type="float">
            <text:p>10.000</text:p>
          </table:table-cell>
          <table:table-cell table:style-name="ce460"/>
          <table:table-cell table:style-name="ce468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6000" calcext:value-type="float">
            <text:p>6.000</text:p>
          </table:table-cell>
          <table:table-cell/>
          <table:table-cell table:style-name="ce464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9350" calcext:value-type="float">
            <text:p>9.350</text:p>
          </table:table-cell>
          <table:table-cell/>
          <table:table-cell table:style-name="ce464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2500" calcext:value-type="float">
            <text:p>12.500</text:p>
          </table:table-cell>
          <table:table-cell/>
          <table:table-cell table:style-name="ce464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431" office:value-type="float" office:value="2014" calcext:value-type="float">
            <text:p>2014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1:.E25])" office:value-type="float" office:value="58350" calcext:value-type="float">
            <text:p>58.350</text:p>
          </table:table-cell>
          <table:table-cell table:number-columns-repeated="2" table:style-name="ce454" office:value-type="float" office:value="20500" calcext:value-type="float">
            <text:p>20.500</text:p>
          </table:table-cell>
          <table:table-cell table:style-name="ce462"/>
          <table:table-cell table:style-name="ce465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428" office:value-type="float" office:value="2015" calcext:value-type="float">
            <text:p>2015</text:p>
          </table:table-cell>
          <table:table-cell table:style-name="ce27" office:value-type="string" calcext:value-type="string">
            <text:p><text:span text:style-name="T2">Ali Paşa Milangaz </text:span>kira bedeli</text:p>
          </table:table-cell>
          <table:table-cell table:style-name="ce449"/>
          <table:table-cell table:number-columns-repeated="2" table:style-name="ce452" office:value-type="float" office:value="4000" calcext:value-type="float">
            <text:p>4.000</text:p>
          </table:table-cell>
          <table:table-cell table:style-name="ce460"/>
          <table:table-cell table:style-name="ce468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429" office:value-type="float" office:value="2015" calcext:value-type="float">
            <text:p>2015</text:p>
          </table:table-cell>
          <table:table-cell table:style-name="ce11" office:value-type="string" calcext:value-type="string">
            <text:p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3750" calcext:value-type="float">
            <text:p>13.750</text:p>
          </table:table-cell>
          <table:table-cell/>
          <table:table-cell table:style-name="ce464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430" office:value-type="float" office:value="2015" calcext:value-type="float">
            <text:p>2015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number-columns-repeated="2" table:style-name="ce453" office:value-type="float" office:value="4200" calcext:value-type="float">
            <text:p>4.200</text:p>
          </table:table-cell>
          <table:table-cell/>
          <table:table-cell table:style-name="ce464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431" office:value-type="float" office:value="2015" calcext:value-type="float">
            <text:p>2015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6:.E29])" office:value-type="float" office:value="44500" calcext:value-type="float">
            <text:p>44.500</text:p>
          </table:table-cell>
          <table:table-cell table:number-columns-repeated="2" table:style-name="ce454" office:value-type="float" office:value="22550" calcext:value-type="float">
            <text:p>22.550</text:p>
          </table:table-cell>
          <table:table-cell table:style-name="ce462"/>
          <table:table-cell table:style-name="ce465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428" office:value-type="float" office:value="2016" calcext:value-type="float">
            <text:p>2016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3000" calcext:value-type="float">
            <text:p>13.000</text:p>
          </table:table-cell>
          <table:table-cell table:style-name="ce460"/>
          <table:table-cell table:style-name="ce468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Milangaz </text:span>kira bedeli</text:p>
          </table:table-cell>
          <table:table-cell table:style-name="ce446"/>
          <table:table-cell table:number-columns-repeated="2" table:style-name="ce453" office:value-type="float" office:value="5600" calcext:value-type="float">
            <text:p>5.600</text:p>
          </table:table-cell>
          <table:table-cell/>
          <table:table-cell table:style-name="ce464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5125" calcext:value-type="float">
            <text:p>15.125</text:p>
          </table:table-cell>
          <table:table-cell/>
          <table:table-cell table:style-name="ce464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4200" calcext:value-type="float">
            <text:p>4.200</text:p>
          </table:table-cell>
          <table:table-cell table:style-name="ce45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464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431" office:value-type="float" office:value="2016" calcext:value-type="float">
            <text:p>2016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0:.E34])" office:value-type="float" office:value="61675" calcext:value-type="float">
            <text:p>61.675</text:p>
          </table:table-cell>
          <table:table-cell table:number-columns-repeated="2" table:style-name="ce454" office:value-type="float" office:value="25000" calcext:value-type="float">
            <text:p>25.000</text:p>
          </table:table-cell>
          <table:table-cell table:style-name="ce462"/>
          <table:table-cell table:style-name="ce465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400" calcext:value-type="float">
            <text:p>15.400</text:p>
          </table:table-cell>
          <table:table-cell table:style-name="ce460"/>
          <table:table-cell table:style-name="ce468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Milangaz </text:span>Gökhan Öner Kira Bedeli</text:p>
          </table:table-cell>
          <table:table-cell table:style-name="ce446"/>
          <table:table-cell table:number-columns-repeated="2" table:style-name="ce453" office:value-type="float" office:value="4400" calcext:value-type="float">
            <text:p>4.400</text:p>
          </table:table-cell>
          <table:table-cell/>
          <table:table-cell table:style-name="ce464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245" calcext:value-type="percentage">
            <text:p>%12,45</text:p>
          </table:table-cell>
          <table:table-cell table:number-columns-repeated="2" table:style-name="ce453" office:value-type="float" office:value="17050" calcext:value-type="float">
            <text:p>17.050</text:p>
          </table:table-cell>
          <table:table-cell/>
          <table:table-cell table:style-name="ce464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/>
          <table:table-cell table:number-columns-repeated="2" table:style-name="ce453" office:value-type="float" office:value="3000" calcext:value-type="float">
            <text:p>3.000</text:p>
          </table:table-cell>
          <table:table-cell/>
          <table:table-cell table:style-name="ce464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2400" calcext:value-type="float">
            <text:p>2.400</text:p>
          </table:table-cell>
          <table:table-cell table:style-name="ce453"/>
          <table:table-cell table:formula="of:=[.D39]-[.E39]" office:value-type="float" office:value="2400" calcext:value-type="float">
            <text:p>2.400</text:p>
          </table:table-cell>
          <table:table-cell table:style-name="ce464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Samet Mine kira bedeli</text:p>
          </table:table-cell>
          <table:table-cell table:style-name="ce446"/>
          <table:table-cell table:style-name="ce453" office:value-type="float" office:value="5000" calcext:value-type="float">
            <text:p>5.000</text:p>
          </table:table-cell>
          <table:table-cell table:style-name="ce45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464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436" office:value-type="float" office:value="2017" calcext:value-type="float">
            <text:p>2017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5:.E41])" office:value-type="float" office:value="70650" calcext:value-type="float">
            <text:p>70.650</text:p>
          </table:table-cell>
          <table:table-cell table:number-columns-repeated="2" table:style-name="ce454" office:value-type="float" office:value="27500" calcext:value-type="float">
            <text:p>27.500</text:p>
          </table:table-cell>
          <table:table-cell table:style-name="ce462"/>
          <table:table-cell table:style-name="ce465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428" office:value-type="float" office:value="2018" calcext:value-type="float">
            <text:p>2018</text:p>
          </table:table-cell>
          <table:table-cell table:style-name="ce441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00" calcext:value-type="float">
            <text:p>1.500</text:p>
          </table:table-cell>
          <table:table-cell table:style-name="ce460"/>
          <table:table-cell table:style-name="ce468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Milangaz </text:span>özge kahrama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Ali Paşa Yıkama Adem Kesici kira bedeli</text:p>
          </table:table-cell>
          <table:table-cell table:style-name="ce446" office:value-type="percentage" office:value="0.158" calcext:value-type="percentage">
            <text:p>%15,80</text:p>
          </table:table-cell>
          <table:table-cell table:number-columns-repeated="2" table:style-name="ce453" office:value-type="float" office:value="19686" calcext:value-type="float">
            <text:p>19.686</text:p>
          </table:table-cell>
          <table:table-cell/>
          <table:table-cell table:style-name="ce464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Aygaz </text:span>Asena Dursu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431" office:value-type="float" office:value="2018" calcext:value-type="float">
            <text:p>2018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2:.E46])" office:value-type="float" office:value="68086" calcext:value-type="float">
            <text:p>68.086</text:p>
          </table:table-cell>
          <table:table-cell table:number-columns-repeated="2" table:style-name="ce454" office:value-type="float" office:value="32500" calcext:value-type="float">
            <text:p>32.500</text:p>
          </table:table-cell>
          <table:table-cell table:style-name="ce462"/>
          <table:table-cell table:style-name="ce465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428" office:value-type="float" office:value="2019" calcext:value-type="float">
            <text:p>2019</text:p>
          </table:table-cell>
          <table:table-cell table:style-name="ce27" office:value-type="string" calcext:value-type="string">
            <text:p><text:span text:style-name="T2">Ali Paşa Milangaz </text:span>özge kahraman kira bedeli</text:p>
          </table:table-cell>
          <table:table-cell table:style-name="ce449"/>
          <table:table-cell table:number-columns-repeated="2" table:style-name="ce452" office:value-type="float" office:value="8520" calcext:value-type="float">
            <text:p>8.520</text:p>
          </table:table-cell>
          <table:table-cell table:style-name="ce460"/>
          <table:table-cell table:style-name="ce468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429" office:value-type="float" office:value="2019" calcext:value-type="float">
            <text:p>2019</text:p>
          </table:table-cell>
          <table:table-cell table:style-name="ce11" office:value-type="string" calcext:value-type="string">
            <text:p><text:span text:style-name="T2">Al Paşa Yıkama </text:span>19-20 kira bedeli</text:p>
          </table:table-cell>
          <table:table-cell table:style-name="ce446" office:value-type="percentage" office:value="0.34" calcext:value-type="percentage">
            <text:p>%34,00</text:p>
          </table:table-cell>
          <table:table-cell table:number-columns-repeated="2" table:style-name="ce453" office:value-type="float" office:value="26380" calcext:value-type="float">
            <text:p>26.380</text:p>
          </table:table-cell>
          <table:table-cell/>
          <table:table-cell table:style-name="ce464" table:formula="of:=[.G47]+[.E48]" office:value-type="float" office:value="481811" calcext:value-type="float">
            <text:p>481811</text:p>
          </table:table-cell>
        </table:table-row>
        <table:table-row table:style-name="ro1">
          <table:table-cell table:style-name="ce431" office:value-type="float" office:value="2019" calcext:value-type="float">
            <text:p>2019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7:.E49])" office:value-type="float" office:value="73900" calcext:value-type="float">
            <text:p>73.900</text:p>
          </table:table-cell>
          <table:table-cell table:number-columns-repeated="2" table:style-name="ce454" office:value-type="float" office:value="39000" calcext:value-type="float">
            <text:p>39.000</text:p>
          </table:table-cell>
          <table:table-cell table:style-name="ce462"/>
          <table:table-cell table:style-name="ce465" table:formula="of:=[.G48]+[.E49]" office:value-type="float" office:value="520811" calcext:value-type="float">
            <text:p>520811</text:p>
          </table:table-cell>
        </table:table-row>
        <table:table-row table:style-name="ro1">
          <table:table-cell table:style-name="ce438" table:number-columns-repeated="2"/>
          <table:table-cell table:style-name="ce446"/>
          <table:table-cell table:style-name="ce455" table:formula="of:=SUM([.D4:.D49])" office:value-type="float" office:value="526161" calcext:value-type="float">
            <text:p>526161</text:p>
          </table:table-cell>
          <table:table-cell table:style-name="ce455" table:formula="of:=SUM([.E4:.E49])" office:value-type="float" office:value="520811" calcext:value-type="float">
            <text:p>520811</text:p>
          </table:table-cell>
          <table:table-cell table:style-name="ce455" table:formula="of:=SUM([.F4:.F49])" office:value-type="float" office:value="5350" calcext:value-type="float">
            <text:p>5350</text:p>
          </table:table-cell>
          <table:table-cell table:style-name="ce455" table:formula="of:=[.G49]" office:value-type="float" office:value="520811" calcext:value-type="float">
            <text:p>52081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s" table:style-name="ta1">
        <table:table-column table:style-name="co23" table:default-cell-style-name="ce233"/>
        <table:table-column table:style-name="co24" table:default-cell-style-name="ce240"/>
        <table:table-column table:style-name="co25" table:default-cell-style-name="ce240"/>
        <table:table-column table:style-name="co23" table:default-cell-style-name="ce240"/>
        <table:table-column table:style-name="co26" table:default-cell-style-name="ce240"/>
        <table:table-column table:style-name="co27" table:default-cell-style-name="ce240"/>
        <table:table-column table:style-name="co23" table:default-cell-style-name="ce240"/>
        <table:table-column table:style-name="co15" table:number-columns-repeated="1017" table:default-cell-style-name="ce240"/>
        <table:table-row table:style-name="ro3">
          <table:table-cell/>
          <table:table-cell table:style-name="ce238" office:value-type="string" calcext:value-type="string">
            <text:p>Lise arkası Kira </text:p>
          </table:table-cell>
          <table:table-cell table:style-name="ce243" table:formula="of:=SUM([.C2:.C31])" office:value-type="float" office:value="220019.94" calcext:value-type="float">
            <text:p>220.019,94</text:p>
          </table:table-cell>
          <table:table-cell table:style-name="ce243" table:formula="of:=SUM([.D2:.D35])" office:value-type="float" office:value="220019.94" calcext:value-type="float">
            <text:p>220.019,94</text:p>
          </table:table-cell>
          <table:table-cell table:style-name="ce243"/>
          <table:table-cell table:style-name="ce243" table:formula="of:=SUM([.F2:.F36])" office:value-type="float" office:value="38391.14" calcext:value-type="float">
            <text:p>38.391,14</text:p>
          </table:table-cell>
          <table:table-cell table:style-name="ce243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4">
          <table:table-cell table:style-name="ce234" office:value-type="string" calcext:value-type="string">
            <text:p>Tarih</text:p>
          </table:table-cell>
          <table:table-cell table:style-name="ce239" office:value-type="string" calcext:value-type="string">
            <text:p>Açıklama</text:p>
          </table:table-cell>
          <table:table-cell table:style-name="ce244" office:value-type="string" calcext:value-type="string">
            <text:p>Kira bedeli</text:p>
          </table:table-cell>
          <table:table-cell table:style-name="ce244" office:value-type="string" calcext:value-type="string">
            <text:p>Gelir</text:p>
          </table:table-cell>
          <table:table-cell table:style-name="ce244" office:value-type="string" calcext:value-type="string">
            <text:p>Bakiye</text:p>
          </table:table-cell>
          <table:table-cell table:style-name="ce244" office:value-type="string" calcext:value-type="string">
            <text:p>Gider</text:p>
          </table:table-cell>
          <table:table-cell table:style-name="ce244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4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style-name="ce433" office:value-type="float" office:value="2011" calcext:value-type="float">
            <text:p>2011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eski 4 kömür parası</text:p>
          </table:table-cell>
          <table:table-cell table:style-name="ce237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su vergi bldy <text:s text:c="3"/>5020-1862=3158</text:p>
          </table:table-cell>
          <table:table-cell table:style-name="ce237"/>
          <table:table-cell table:style-name="ce23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emlak vergisi <text:s text:c="2"/>1862 amcamın hesabına yazıldı</text:p>
          </table:table-cell>
          <table:table-cell table:style-name="ce237"/>
          <table:table-cell table:style-name="ce23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avukat sözleşme</text:p>
          </table:table-cell>
          <table:table-cell table:style-name="ce237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style-name="ce433" office:value-type="float" office:value="2013" calcext:value-type="float">
            <text:p>2013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style-name="ce433" office:value-type="float" office:value="2014" calcext:value-type="float">
            <text:p>2014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naciye annemin hesabı</text:p>
          </table:table-cell>
          <table:table-cell table:style-name="ce237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ce237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style-name="ce235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ce237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ce237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/>
          <table:table-cell table:style-name="ce237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ce237"/>
          <table:table-cell table:style-name="ce243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3">
          <table:table-cell table:style-name="ce236"/>
          <table:table-cell table:style-name="ce242"/>
          <table:table-cell/>
          <table:table-cell table:style-name="ce245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 table:number-rows-repeated="2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6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yg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Ay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0])" office:value-type="float" office:value="24250" calcext:value-type="float">
            <text:p>24.250,00</text:p>
          </table:table-cell>
          <table:table-cell table:style-name="ce488" table:formula="of:=SUM([.G4:.G50])" office:value-type="float" office:value="18900" calcext:value-type="float">
            <text:p>18.900,00</text:p>
          </table:table-cell>
          <table:table-cell table:style-name="ce488" table:formula="of:=[.F1]-[.G1]" office:value-type="float" office:value="5350" calcext:value-type="float">
            <text:p>5.35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style-name="ce469"/>
          <table:table-cell table:number-columns-repeated="7"/>
        </table:table-row>
        <table:table-row table:style-name="ro4">
          <table:table-cell table:style-name="ce469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9" office:value-type="date" office:date-value="2018-10-05" calcext:value-type="date">
            <text:p>05.10.2018</text:p>
          </table:table-cell>
          <table:table-cell table:style-name="ce469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2400 TL lik senedi var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1700 tl borcu kaldı 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aygaza ait çelik kasayıda giderken çaldılar</text:p>
          </table:table-cell>
          <table:table-cell/>
          <table:table-cell table:style-name="ce469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469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4">
          <table:table-cell table:style-name="ce469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4">
          <table:table-cell table:style-name="ce469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Samet Mine kira bedeli</text:p>
          </table:table-cell>
          <table:table-cell/>
          <table:table-cell table:style-name="ce469" office:value-type="date" office:date-value="2017-08-04" calcext:value-type="date">
            <text:p>04.08.2017</text:p>
          </table:table-cell>
          <table:table-cell table:style-name="ce469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2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3500 TL senet yapıldı ödemedi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 office:value-type="string" calcext:value-type="string">
            <text:p>senet icrada</text:p>
          </table:table-cell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İsmail Tağaç Kira Bedeli</text:p>
          </table:table-cell>
          <table:table-cell/>
          <table:table-cell table:style-name="ce469" office:value-type="date" office:date-value="2017-01-20" calcext:value-type="date">
            <text:p>20.01.2017</text:p>
          </table:table-cell>
          <table:table-cell table:style-name="ce469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10-20" calcext:value-type="date">
            <text:p>20.10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07-20" calcext:value-type="date">
            <text:p>20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6-06-20" calcext:value-type="date">
            <text:p>20.06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4">
          <table:table-cell table:style-name="ce469" office:value-type="date" office:date-value="2016-05-20" calcext:value-type="date">
            <text:p>20.05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4">
          <table:table-cell table:style-name="ce469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4">
          <table:table-cell table:style-name="ce469" office:value-type="date" office:date-value="2016-03-20" calcext:value-type="date">
            <text:p>20.03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4">
          <table:table-cell table:style-name="ce469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4">
          <table:table-cell table:style-name="ce469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6-01-20" calcext:value-type="date">
            <text:p>20.01.2016</text:p>
          </table:table-cell>
          <table:table-cell table:style-name="ce469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4">
          <table:table-cell table:style-name="ce469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4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5-01-20" calcext:value-type="date">
            <text:p>20.01.2015</text:p>
          </table:table-cell>
          <table:table-cell table:style-name="ce469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4">
          <table:table-cell table:style-name="ce483" table:number-columns-repeated="2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4" table:number-rows-repeated="104852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44])" office:value-type="float" office:value="135800" calcext:value-type="float">
            <text:p>135.800,00</text:p>
          </table:table-cell>
          <table:table-cell table:style-name="ce488" table:formula="of:=SUM([.G4:.G44])" office:value-type="float" office:value="135800" calcext:value-type="float">
            <text:p>135.8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69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69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69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7 kaln borç farkı % 15,80</text:p>
          </table:table-cell>
          <table:table-cell/>
          <table:table-cell table:style-name="ce469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7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69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9" office:value-type="date" office:date-value="2017-07-01" calcext:value-type="date">
            <text:p>01.07.2017</text:p>
          </table:table-cell>
          <table:table-cell table:style-name="ce469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69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69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69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7-05-01" calcext:value-type="date">
            <text:p>01.05.2017</text:p>
          </table:table-cell>
          <table:table-cell table:style-name="ce469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6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8-01" calcext:value-type="date">
            <text:p>01.08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7-19" calcext:value-type="date">
            <text:p>19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69" office:value-type="date" office:date-value="2016-04-03" calcext:value-type="date">
            <text:p>03.04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69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6-05-01" calcext:value-type="date">
            <text:p>01.05.2016</text:p>
          </table:table-cell>
          <table:table-cell table:style-name="ce469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5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7-09-02" calcext:value-type="date">
            <text:p>02.09.2017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69" office:value-type="date" office:date-value="2015-07-27" calcext:value-type="date">
            <text:p>27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69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5-05-01" calcext:value-type="date">
            <text:p>01.05.2015</text:p>
          </table:table-cell>
          <table:table-cell table:style-name="ce469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4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4-05-01" calcext:value-type="date">
            <text:p>01.05.2014</text:p>
          </table:table-cell>
          <table:table-cell table:style-name="ce469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3-05-01" calcext:value-type="date">
            <text:p>01.05.2013</text:p>
          </table:table-cell>
          <table:table-cell table:style-name="ce469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2-05-01" calcext:value-type="date">
            <text:p>01.05.2012</text:p>
          </table:table-cell>
          <table:table-cell table:style-name="ce469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1-05-01" calcext:value-type="date">
            <text:p>01.05.2011</text:p>
          </table:table-cell>
          <table:table-cell table:style-name="ce469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Mlng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338"/>
        <table:table-column table:style-name="co33" table:default-cell-style-name="Default"/>
        <table:table-column table:style-name="co34" table:default-cell-style-name="Default"/>
        <table:table-column table:style-name="co35" table:default-cell-style-name="ce338"/>
        <table:table-column table:style-name="co15" table:number-columns-repeated="2" table:default-cell-style-name="ce33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7])" office:value-type="float" office:value="29720" calcext:value-type="float">
            <text:p>29.720,00</text:p>
          </table:table-cell>
          <table:table-cell table:style-name="ce488" table:formula="of:=SUM([.G4:.G57])" office:value-type="float" office:value="29720" calcext:value-type="float">
            <text:p>29.72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469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9-06-30" calcext:value-type="date">
            <text:p>30.06.2019</text:p>
          </table:table-cell>
          <table:table-cell table:style-name="ce469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69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69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469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8-06-30" calcext:value-type="date">
            <text:p>30.06.2018</text:p>
          </table:table-cell>
          <table:table-cell table:style-name="ce469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table:style-name="ce485" office:value-type="string" calcext:value-type="string">
            <text:p>nakit</text:p>
          </table:table-cell>
          <table:table-cell table:style-name="ce479"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9" office:value-type="date" office:date-value="2017-06-10" calcext:value-type="date">
            <text:p>10.06.2017</text:p>
          </table:table-cell>
          <table:table-cell table:style-name="ce469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b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 table:number-rows-repeated="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7">
          <table:table-cell table:style-name="ce469"/>
          <table:table-cell table:number-columns-repeated="2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style-name="ce469"/>
          <table:table-cell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3">
          <table:table-cell table:style-name="ce469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69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9" office:value-type="string" calcext:value-type="string">
            <text:p>Hızarhane Depo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12])" office:value-type="float" office:value="21000" calcext:value-type="float">
            <text:p>21.000,00</text:p>
          </table:table-cell>
          <table:table-cell table:style-name="ce488" table:formula="of:=SUM([.G4:.G12])" office:value-type="float" office:value="21000" calcext:value-type="float">
            <text:p>21.0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9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69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4-10-15" calcext:value-type="date">
            <text:p>15.10.2014</text:p>
          </table:table-cell>
          <table:table-cell table:style-name="ce469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69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79"/>
          <table:table-cell table:style-name="ce469" office:value-type="date" office:date-value="2013-10-15" calcext:value-type="date">
            <text:p>15.10.2013</text:p>
          </table:table-cell>
          <table:table-cell table:style-name="ce469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69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2-11-06" calcext:value-type="date">
            <text:p>06.11.2012</text:p>
          </table:table-cell>
          <table:table-cell table:style-name="ce469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69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1-10-15" calcext:value-type="date">
            <text:p>15.10.2011</text:p>
          </table:table-cell>
          <table:table-cell table:style-name="ce469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2">
          <table:table-cell/>
          <table:table-cell table:style-name="ce426" office:value-type="string" calcext:value-type="string">
            <text:p>Sanayi Acent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17:.F20])" office:value-type="float" office:value="34000" calcext:value-type="float">
            <text:p>34.000,00</text:p>
          </table:table-cell>
          <table:table-cell table:style-name="ce488" table:formula="of:=SUM([.G17:.G20])" office:value-type="float" office:value="34000" calcext:value-type="float">
            <text:p>34.000,00</text:p>
          </table:table-cell>
          <table:table-cell table:style-name="ce488" table:formula="of:=[.F14]-[.G1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9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87"/>
          <table:table-cell table:style-name="ce488" table:number-columns-repeated="3"/>
        </table:table-row>
        <table:table-row table:style-name="ro3">
          <table:table-cell/>
          <table:table-cell table:style-name="ce489" office:value-type="string" calcext:value-type="string">
            <text:p>Hızarhane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27:.F43])" office:value-type="float" office:value="62850" calcext:value-type="float">
            <text:p>62.850,00</text:p>
          </table:table-cell>
          <table:table-cell table:style-name="ce488" table:formula="of:=SUM([.G27:.G44])" office:value-type="float" office:value="62850" calcext:value-type="float">
            <text:p>62.850,00</text:p>
          </table:table-cell>
          <table:table-cell table:style-name="ce488" table:formula="of:=[.F24]-[.G2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alan 1500 TL arsayı alan yeşilyurtluyla</text:p>
          </table:table-cell>
          <table:table-cell/>
          <table:table-cell table:style-name="ce469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<text:s/>hesaplaşıldı</text:p>
          </table:table-cell>
          <table:table-cell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8-03-02" calcext:value-type="date">
            <text:p>02.03.2018</text:p>
          </table:table-cell>
          <table:table-cell table:style-name="ce490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7-03-02" calcext:value-type="date">
            <text:p>02.03.2017</text:p>
          </table:table-cell>
          <table:table-cell table:style-name="ce469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6-03-02" calcext:value-type="date">
            <text:p>02.03.2016</text:p>
          </table:table-cell>
          <table:table-cell table:style-name="ce469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5" table:number-columns-repeated="977" table:default-cell-style-name="ce11"/>
        <table:table-row table:style-name="ro2">
          <table:table-cell table:style-name="ce491"/>
          <table:table-cell table:style-name="ce516" office:value-type="string" calcext:value-type="string">
            <text:p>SELANİK DOĞUŞ 2007-2019 HESAPLARI</text:p>
          </table:table-cell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office:value-type="string" calcext:value-type="string">
            <text:p>SELANİK </text:p>
          </table:table-cell>
          <table:table-cell table:style-name="ce31" table:number-columns-repeated="3"/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/>
          <table:table-cell table:style-name="ce534" office:value-type="string" calcext:value-type="string">
            <text:p>SAN-Ö</text:p>
          </table:table-cell>
          <table:table-cell table:style-name="ce534" office:value-type="string" calcext:value-type="string">
            <text:p>DĞŞ-Ö</text:p>
          </table:table-cell>
          <table:table-cell table:style-name="ce534"/>
          <table:table-cell table:style-name="ce534" office:value-type="string" calcext:value-type="string">
            <text:p>BAKİYE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7" calcext:value-type="float">
            <text:p>2007</text:p>
          </table:table-cell>
          <table:table-cell table:style-name="ce518" office:value-type="string" calcext:value-type="string">
            <text:p>DEVİR DOĞUŞ ALACAKLI</text:p>
          </table:table-cell>
          <table:table-cell table:style-name="ce535"/>
          <table:table-cell table:style-name="ce535" office:value-type="float" office:value="39929" calcext:value-type="float">
            <text:p>39.929,00</text:p>
          </table:table-cell>
          <table:table-cell table:style-name="ce535"/>
          <table:table-cell table:style-name="ce535" table:formula="of:=[.D5]" office:value-type="float" office:value="39929" calcext:value-type="float">
            <text:p>39.92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211" calcext:value-type="float">
            <text:p>211,00</text:p>
          </table:table-cell>
          <table:table-cell table:style-name="ce535" table:number-columns-repeated="2"/>
          <table:table-cell table:style-name="ce535" table:formula="of:=[.F5]-[.C6]+[.D6]" office:value-type="float" office:value="39718" calcext:value-type="float">
            <text:p>39.7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3750" calcext:value-type="float">
            <text:p>3.750,00</text:p>
          </table:table-cell>
          <table:table-cell table:style-name="ce535" table:number-columns-repeated="2"/>
          <table:table-cell table:style-name="ce535" table:formula="of:=[.F6]-[.C7]+[.D7]" office:value-type="float" office:value="35968" calcext:value-type="float">
            <text:p>35.9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/>
          <table:table-cell table:style-name="ce535" office:value-type="float" office:value="25" calcext:value-type="float">
            <text:p>25,00</text:p>
          </table:table-cell>
          <table:table-cell table:style-name="ce535"/>
          <table:table-cell table:style-name="ce535" table:formula="of:=[.F7]-[.C8]+[.D8]" office:value-type="float" office:value="35993" calcext:value-type="float">
            <text:p>35.9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3" calcext:value-type="float">
            <text:p>4.303,00</text:p>
          </table:table-cell>
          <table:table-cell table:style-name="ce535"/>
          <table:table-cell table:style-name="ce535" table:formula="of:=[.F8]-[.C9]+[.D9]" office:value-type="float" office:value="40296" calcext:value-type="float">
            <text:p>40.2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1900" calcext:value-type="float">
            <text:p>1.900,00</text:p>
          </table:table-cell>
          <table:table-cell table:style-name="ce535" table:number-columns-repeated="2"/>
          <table:table-cell table:style-name="ce535" table:formula="of:=[.F9]-[.C10]+[.D10]" office:value-type="float" office:value="38396" calcext:value-type="float">
            <text:p>38.3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139" calcext:value-type="float">
            <text:p>1.139,00</text:p>
          </table:table-cell>
          <table:table-cell table:style-name="ce535"/>
          <table:table-cell table:style-name="ce535" table:formula="of:=[.F10]-[.C11]+[.D11]" office:value-type="float" office:value="39535" calcext:value-type="float">
            <text:p>39.5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NKAMATİK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1]-[.C12]+[.D12]" office:value-type="float" office:value="39335" calcext:value-type="float">
            <text:p>39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SU</text:p>
          </table:table-cell>
          <table:table-cell table:style-name="ce535" office:value-type="float" office:value="955" calcext:value-type="float">
            <text:p>955,00</text:p>
          </table:table-cell>
          <table:table-cell table:style-name="ce535" table:number-columns-repeated="2"/>
          <table:table-cell table:style-name="ce535" table:formula="of:=[.F12]-[.C13]+[.D13]" office:value-type="float" office:value="38380" calcext:value-type="float">
            <text:p>38.3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36" calcext:value-type="float">
            <text:p>136,00</text:p>
          </table:table-cell>
          <table:table-cell table:style-name="ce535"/>
          <table:table-cell table:style-name="ce535" table:formula="of:=[.F13]-[.C14]+[.D14]" office:value-type="float" office:value="38516" calcext:value-type="float">
            <text:p>38.5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TİLA EL</text:p>
          </table:table-cell>
          <table:table-cell table:style-name="ce535" office:value-type="float" office:value="4500" calcext:value-type="float">
            <text:p>4.500,00</text:p>
          </table:table-cell>
          <table:table-cell table:style-name="ce535" table:number-columns-repeated="2"/>
          <table:table-cell table:style-name="ce535" table:formula="of:=[.F14]-[.C15]+[.D15]" office:value-type="float" office:value="34016" calcext:value-type="float">
            <text:p>34.0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5]-[.C16]+[.D16]" office:value-type="float" office:value="34066" calcext:value-type="float">
            <text:p>34.0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16]-[.C17]+[.D17]" office:value-type="float" office:value="38367" calcext:value-type="float">
            <text:p>3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8" calcext:value-type="float">
            <text:p>68,00</text:p>
          </table:table-cell>
          <table:table-cell table:style-name="ce535" table:number-columns-repeated="2"/>
          <table:table-cell table:style-name="ce535" table:formula="of:=[.F17]-[.C18]+[.D18]" office:value-type="float" office:value="38299" calcext:value-type="float">
            <text:p>38.2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68" calcext:value-type="float">
            <text:p>168,00</text:p>
          </table:table-cell>
          <table:table-cell table:style-name="ce535" table:number-columns-repeated="2"/>
          <table:table-cell table:style-name="ce535" table:formula="of:=[.F18]-[.C19]+[.D19]" office:value-type="float" office:value="38131" calcext:value-type="float">
            <text:p>38.1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720" calcext:value-type="float">
            <text:p>1.720,00</text:p>
          </table:table-cell>
          <table:table-cell table:style-name="ce535"/>
          <table:table-cell table:style-name="ce535" table:formula="of:=[.F19]-[.C20]+[.D20]" office:value-type="float" office:value="39851" calcext:value-type="float">
            <text:p>39.8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0]-[.C21]+[.D21]" office:value-type="float" office:value="39951" calcext:value-type="float">
            <text:p>39.9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RSUN AĞCA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1]-[.C22]+[.D22]" office:value-type="float" office:value="39831" calcext:value-type="float">
            <text:p>39.8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22]-[.C23]+[.D23]" office:value-type="float" office:value="39481" calcext:value-type="float">
            <text:p>39.4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 office:value-type="float" office:value="1050" calcext:value-type="float">
            <text:p>1.050,00</text:p>
          </table:table-cell>
          <table:table-cell table:style-name="ce535" table:number-columns-repeated="2"/>
          <table:table-cell table:style-name="ce535" table:formula="of:=[.F23]-[.C24]+[.D24]" office:value-type="float" office:value="38431" calcext:value-type="float">
            <text:p>38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. BALCI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4]-[.C25]+[.D25]" office:value-type="float" office:value="37431" calcext:value-type="float">
            <text:p>37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ATİFOĞLU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25]-[.C26]+[.D26]" office:value-type="float" office:value="37331" calcext:value-type="float">
            <text:p>37.3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SUT ERYİĞİYT</text:p>
          </table:table-cell>
          <table:table-cell table:style-name="ce535" office:value-type="float" office:value="5" calcext:value-type="float">
            <text:p>5,00</text:p>
          </table:table-cell>
          <table:table-cell table:style-name="ce535" table:number-columns-repeated="2"/>
          <table:table-cell table:style-name="ce535" table:formula="of:=[.F26]-[.C27]+[.D27]" office:value-type="float" office:value="37326" calcext:value-type="float">
            <text:p>37.3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MLZ</text:p>
          </table:table-cell>
          <table:table-cell table:style-name="ce535"/>
          <table:table-cell table:style-name="ce535" office:value-type="float" office:value="309" calcext:value-type="float">
            <text:p>309,00</text:p>
          </table:table-cell>
          <table:table-cell table:style-name="ce535"/>
          <table:table-cell table:style-name="ce535" table:formula="of:=[.F27]-[.C28]+[.D28]" office:value-type="float" office:value="37635" calcext:value-type="float">
            <text:p>37.6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7" calcext:value-type="float">
            <text:p>67,00</text:p>
          </table:table-cell>
          <table:table-cell table:style-name="ce535" table:number-columns-repeated="2"/>
          <table:table-cell table:style-name="ce535" table:formula="of:=[.F28]-[.C29]+[.D29]" office:value-type="float" office:value="37568" calcext:value-type="float">
            <text:p>37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5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9]-[.C30]+[.D30]" office:value-type="float" office:value="34568" calcext:value-type="float">
            <text:p>34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0]-[.C31]+[.D31]" office:value-type="float" office:value="30568" calcext:value-type="float">
            <text:p>30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1]-[.C32]+[.D32]" office:value-type="float" office:value="26568" calcext:value-type="float">
            <text:p>26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2]-[.C33]+[.D33]" office:value-type="float" office:value="22568" calcext:value-type="float">
            <text:p>22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ÖMEC MUZAFER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33]-[.C34]+[.D34]" office:value-type="float" office:value="22168" calcext:value-type="float">
            <text:p>22.1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34]-[.C35]+[.D35]" office:value-type="float" office:value="21818" calcext:value-type="float">
            <text:p>21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5]-[.C36]+[.D36]" office:value-type="float" office:value="21568" calcext:value-type="float">
            <text:p>21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36]-[.C37]+[.D37]" office:value-type="float" office:value="21344" calcext:value-type="float">
            <text:p>21.34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37" calcext:value-type="float">
            <text:p>137,00</text:p>
          </table:table-cell>
          <table:table-cell table:style-name="ce535" table:number-columns-repeated="2"/>
          <table:table-cell table:style-name="ce535" table:formula="of:=[.F37]-[.C38]+[.D38]" office:value-type="float" office:value="21207" calcext:value-type="float">
            <text:p>21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VATA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38]-[.C39]+[.D39]" office:value-type="float" office:value="21137" calcext:value-type="float">
            <text:p>21.13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39]-[.C40]+[.D40]" office:value-type="float" office:value="20987" calcext:value-type="float">
            <text:p>20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12" calcext:value-type="float">
            <text:p>112,00</text:p>
          </table:table-cell>
          <table:table-cell table:style-name="ce535"/>
          <table:table-cell table:style-name="ce535" table:formula="of:=[.F40]-[.C41]+[.D41]" office:value-type="float" office:value="21099" calcext:value-type="float">
            <text:p>21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8" calcext:value-type="float">
            <text:p>2008</text:p>
          </table:table-cell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41]-[.C42]+[.D42]" office:value-type="float" office:value="21125" calcext:value-type="float">
            <text:p>21.12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ECMİ HOC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42]-[.C43]+[.D43]" office:value-type="float" office:value="20895" calcext:value-type="float">
            <text:p>20.8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27" calcext:value-type="float">
            <text:p>127,00</text:p>
          </table:table-cell>
          <table:table-cell table:style-name="ce535"/>
          <table:table-cell table:style-name="ce535" table:formula="of:=[.F43]-[.C44]+[.D44]" office:value-type="float" office:value="21022" calcext:value-type="float">
            <text:p>21.0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874" calcext:value-type="float">
            <text:p>874,00</text:p>
          </table:table-cell>
          <table:table-cell table:style-name="ce535" table:number-columns-repeated="2"/>
          <table:table-cell table:style-name="ce535" table:formula="of:=[.F44]-[.C45]+[.D45]" office:value-type="float" office:value="20148" calcext:value-type="float">
            <text:p>20.14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45]-[.C46]+[.D46]" office:value-type="float" office:value="19878" calcext:value-type="float">
            <text:p>19.8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6]-[.C47]+[.D47]" office:value-type="float" office:value="19928" calcext:value-type="float">
            <text:p>19.92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7]-[.C48]+[.D48]" office:value-type="float" office:value="19858" calcext:value-type="float">
            <text:p>19.85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49" calcext:value-type="float">
            <text:p>149,00</text:p>
          </table:table-cell>
          <table:table-cell table:style-name="ce535" table:number-columns-repeated="2"/>
          <table:table-cell table:style-name="ce535" table:formula="of:=[.F48]-[.C49]+[.D49]" office:value-type="float" office:value="19709" calcext:value-type="float">
            <text:p>19.7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30" calcext:value-type="float">
            <text:p>130,00</text:p>
          </table:table-cell>
          <table:table-cell table:style-name="ce535"/>
          <table:table-cell table:style-name="ce535" table:formula="of:=[.F49]-[.C50]+[.D50]" office:value-type="float" office:value="19839" calcext:value-type="float">
            <text:p>19.8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ÜRKİYELİ</text:p>
          </table:table-cell>
          <table:table-cell table:style-name="ce535"/>
          <table:table-cell table:style-name="ce535" office:value-type="float" office:value="231" calcext:value-type="float">
            <text:p>231,00</text:p>
          </table:table-cell>
          <table:table-cell table:style-name="ce535"/>
          <table:table-cell table:style-name="ce535" table:formula="of:=[.F50]-[.C51]+[.D51]" office:value-type="float" office:value="20070" calcext:value-type="float">
            <text:p>20.0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CZ ÖZLEM</text:p>
          </table:table-cell>
          <table:table-cell table:style-name="ce535" office:value-type="float" office:value="528" calcext:value-type="float">
            <text:p>528,00</text:p>
          </table:table-cell>
          <table:table-cell table:style-name="ce535" table:number-columns-repeated="2"/>
          <table:table-cell table:style-name="ce535" table:formula="of:=[.F51]-[.C52]+[.D52]" office:value-type="float" office:value="19542" calcext:value-type="float">
            <text:p>19.5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CI NAK</text:p>
          </table:table-cell>
          <table:table-cell table:style-name="ce535" office:value-type="float" office:value="450" calcext:value-type="float">
            <text:p>450,00</text:p>
          </table:table-cell>
          <table:table-cell table:style-name="ce535" table:number-columns-repeated="2"/>
          <table:table-cell table:style-name="ce535" table:formula="of:=[.F52]-[.C53]+[.D53]" office:value-type="float" office:value="19092" calcext:value-type="float">
            <text:p>19.0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53" calcext:value-type="float">
            <text:p>153,00</text:p>
          </table:table-cell>
          <table:table-cell table:style-name="ce535" table:number-columns-repeated="2"/>
          <table:table-cell table:style-name="ce535" table:formula="of:=[.F53]-[.C54]+[.D54]" office:value-type="float" office:value="18939" calcext:value-type="float">
            <text:p>18.9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FİKRİ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54]-[.C55]+[.D55]" office:value-type="float" office:value="18689" calcext:value-type="float">
            <text:p>18.68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33" calcext:value-type="float">
            <text:p>233,00</text:p>
          </table:table-cell>
          <table:table-cell table:style-name="ce535" table:number-columns-repeated="2"/>
          <table:table-cell table:style-name="ce535" table:formula="of:=[.F55]-[.C56]+[.D56]" office:value-type="float" office:value="18456" calcext:value-type="float">
            <text:p>18.4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RT MALZEME</text:p>
          </table:table-cell>
          <table:table-cell table:style-name="ce535"/>
          <table:table-cell table:style-name="ce535" office:value-type="float" office:value="236" calcext:value-type="float">
            <text:p>236,00</text:p>
          </table:table-cell>
          <table:table-cell table:style-name="ce535"/>
          <table:table-cell table:style-name="ce535" table:formula="of:=[.F56]-[.C57]+[.D57]" office:value-type="float" office:value="18692" calcext:value-type="float">
            <text:p>18.6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İSAN MALZZEME</text:p>
          </table:table-cell>
          <table:table-cell table:style-name="ce535"/>
          <table:table-cell table:style-name="ce535" office:value-type="float" office:value="339" calcext:value-type="float">
            <text:p>339,00</text:p>
          </table:table-cell>
          <table:table-cell table:style-name="ce535"/>
          <table:table-cell table:style-name="ce535" table:formula="of:=[.F57]-[.C58]+[.D58]" office:value-type="float" office:value="19031" calcext:value-type="float">
            <text:p>19.0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1103" calcext:value-type="float">
            <text:p>1.103,00</text:p>
          </table:table-cell>
          <table:table-cell table:style-name="ce535"/>
          <table:table-cell table:style-name="ce535" table:formula="of:=[.F58]-[.C59]+[.D59]" office:value-type="float" office:value="20134" calcext:value-type="float">
            <text:p>20.13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ZİRAT</text:p>
          </table:table-cell>
          <table:table-cell table:style-name="ce535"/>
          <table:table-cell table:style-name="ce535" office:value-type="float" office:value="306" calcext:value-type="float">
            <text:p>306,00</text:p>
          </table:table-cell>
          <table:table-cell table:style-name="ce535"/>
          <table:table-cell table:style-name="ce535" table:formula="of:=[.F59]-[.C60]+[.D60]" office:value-type="float" office:value="20440" calcext:value-type="float">
            <text:p>20.4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YAKUP HOCA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60]-[.C61]+[.D61]" office:value-type="float" office:value="20240" calcext:value-type="float">
            <text:p>20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YEŞİLYURT 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61]-[.C62]+[.D62]" office:value-type="float" office:value="18240" calcext:value-type="float">
            <text:p>18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B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62]-[.C63]+[.D63]" office:value-type="float" office:value="17240" calcext:value-type="float">
            <text:p>17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TİN KK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63]-[.C64]+[.D64]" office:value-type="float" office:value="17390" calcext:value-type="float">
            <text:p>17.3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MAL K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64]-[.C65]+[.D65]" office:value-type="float" office:value="17490" calcext:value-type="float">
            <text:p>17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DİŞCİ KK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65]-[.C66]+[.D66]" office:value-type="float" office:value="16990" calcext:value-type="float">
            <text:p>16.9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RULLAH MERMER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66]-[.C67]+[.D67]" office:value-type="float" office:value="16890" calcext:value-type="float">
            <text:p>16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67]-[.C68]+[.D68]" office:value-type="float" office:value="15490" calcext:value-type="float">
            <text:p>15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68]-[.C69]+[.D69]" office:value-type="float" office:value="15530" calcext:value-type="float">
            <text:p>15.5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69]-[.C70]+[.D70]" office:value-type="float" office:value="15580" calcext:value-type="float">
            <text:p>15.5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 BATARYA</text:p>
          </table:table-cell>
          <table:table-cell table:style-name="ce535"/>
          <table:table-cell table:style-name="ce535" office:value-type="float" office:value="35" calcext:value-type="float">
            <text:p>35,00</text:p>
          </table:table-cell>
          <table:table-cell table:style-name="ce535"/>
          <table:table-cell table:style-name="ce535" table:formula="of:=[.F70]-[.C71]+[.D71]" office:value-type="float" office:value="15615" calcext:value-type="float">
            <text:p>15.61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71]-[.C72]+[.D72]" office:value-type="float" office:value="19916" calcext:value-type="float">
            <text:p>19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72]-[.C73]+[.D73]" office:value-type="float" office:value="20916" calcext:value-type="float">
            <text:p>20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7" calcext:value-type="float">
            <text:p>27,00</text:p>
          </table:table-cell>
          <table:table-cell table:style-name="ce535"/>
          <table:table-cell table:style-name="ce535" table:formula="of:=[.F73]-[.C74]+[.D74]" office:value-type="float" office:value="20943" calcext:value-type="float">
            <text:p>20.94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358" calcext:value-type="float">
            <text:p>358,00</text:p>
          </table:table-cell>
          <table:table-cell table:style-name="ce535" table:number-columns-repeated="2"/>
          <table:table-cell table:style-name="ce535" table:formula="of:=[.F74]-[.C75]+[.D75]" office:value-type="float" office:value="20585" calcext:value-type="float">
            <text:p>20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ELDEN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75]-[.C76]+[.D76]" office:value-type="float" office:value="22585" calcext:value-type="float">
            <text:p>22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ALİ ELDEN</text:p>
          </table:table-cell>
          <table:table-cell table:style-name="ce535" office:value-type="float" office:value="7300" calcext:value-type="float">
            <text:p>7.300,00</text:p>
          </table:table-cell>
          <table:table-cell table:style-name="ce535" table:number-columns-repeated="2"/>
          <table:table-cell table:style-name="ce535" table:formula="of:=[.F76]-[.C77]+[.D77]" office:value-type="float" office:value="15285" calcext:value-type="float">
            <text:p>15.2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/>
          <table:table-cell table:style-name="ce535" office:value-type="float" office:value="55" calcext:value-type="float">
            <text:p>55,00</text:p>
          </table:table-cell>
          <table:table-cell table:style-name="ce535"/>
          <table:table-cell table:style-name="ce535" table:formula="of:=[.F77]-[.C78]+[.D78]" office:value-type="float" office:value="15340" calcext:value-type="float">
            <text:p>15.3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 DOĞU BOYAC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78]-[.C79]+[.D79]" office:value-type="float" office:value="15640" calcext:value-type="float">
            <text:p>15.6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K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79]-[.C80]+[.D80]" office:value-type="float" office:value="14890" calcext:value-type="float">
            <text:p>14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ATTİN DOĞU</text:p>
          </table:table-cell>
          <table:table-cell table:style-name="ce535"/>
          <table:table-cell table:style-name="ce535" office:value-type="float" office:value="871" calcext:value-type="float">
            <text:p>871,00</text:p>
          </table:table-cell>
          <table:table-cell table:style-name="ce535"/>
          <table:table-cell table:style-name="ce535" table:formula="of:=[.F80]-[.C81]+[.D81]" office:value-type="float" office:value="15761" calcext:value-type="float">
            <text:p>15.76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STPŞ-KDV</text:p>
          </table:table-cell>
          <table:table-cell table:style-name="ce535"/>
          <table:table-cell table:style-name="ce535" office:value-type="float" office:value="122" calcext:value-type="float">
            <text:p>122,00</text:p>
          </table:table-cell>
          <table:table-cell table:style-name="ce535"/>
          <table:table-cell table:style-name="ce535" table:formula="of:=[.F81]-[.C82]+[.D82]" office:value-type="float" office:value="15883" calcext:value-type="float">
            <text:p>15.8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EYİN COBANOĞ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82]-[.C83]+[.D83]" office:value-type="float" office:value="16183" calcext:value-type="float">
            <text:p>16.1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H MALZ</text:p>
          </table:table-cell>
          <table:table-cell table:style-name="ce535"/>
          <table:table-cell table:style-name="ce535" office:value-type="float" office:value="1080" calcext:value-type="float">
            <text:p>1.080,00</text:p>
          </table:table-cell>
          <table:table-cell table:style-name="ce535"/>
          <table:table-cell table:style-name="ce535" table:formula="of:=[.F83]-[.C84]+[.D84]" office:value-type="float" office:value="17263" calcext:value-type="float">
            <text:p>17.26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Cİ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84]-[.C85]+[.D85]" office:value-type="float" office:value="17303" calcext:value-type="float">
            <text:p>17.3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İŞ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85]-[.C86]+[.D86]" office:value-type="float" office:value="17903" calcext:value-type="float">
            <text:p>17.9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9"/>
          <table:table-cell table:style-name="ce535"/>
          <table:table-cell table:style-name="ce535" office:value-type="float" office:value="67" calcext:value-type="float">
            <text:p>67,00</text:p>
          </table:table-cell>
          <table:table-cell table:style-name="ce535"/>
          <table:table-cell table:style-name="ce535" table:formula="of:=[.F86]-[.C87]+[.D87]" office:value-type="float" office:value="17970" calcext:value-type="float">
            <text:p>17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848" calcext:value-type="float">
            <text:p>848,00</text:p>
          </table:table-cell>
          <table:table-cell table:style-name="ce535"/>
          <table:table-cell table:style-name="ce535" table:formula="of:=[.F87]-[.C88]+[.D88]" office:value-type="float" office:value="18818" calcext:value-type="float">
            <text:p>18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İŞ ALINA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88]-[.C89]+[.D89]" office:value-type="float" office:value="18918" calcext:value-type="float">
            <text:p>18.9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ME</text:p>
          </table:table-cell>
          <table:table-cell table:style-name="ce535"/>
          <table:table-cell table:style-name="ce535" office:value-type="float" office:value="331" calcext:value-type="float">
            <text:p>331,00</text:p>
          </table:table-cell>
          <table:table-cell table:style-name="ce535"/>
          <table:table-cell table:style-name="ce535" table:formula="of:=[.F89]-[.C90]+[.D90]" office:value-type="float" office:value="19249" calcext:value-type="float">
            <text:p>19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90]-[.C91]+[.D91]" office:value-type="float" office:value="17249" calcext:value-type="float">
            <text:p>17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1]-[.C92]+[.D92]" office:value-type="float" office:value="17175" calcext:value-type="float">
            <text:p>17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18" calcext:value-type="float">
            <text:p>118,00</text:p>
          </table:table-cell>
          <table:table-cell table:style-name="ce535" table:number-columns-repeated="2"/>
          <table:table-cell table:style-name="ce535" table:formula="of:=[.F92]-[.C93]+[.D93]" office:value-type="float" office:value="17057" calcext:value-type="float">
            <text:p>17.0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AMĞA</text:p>
          </table:table-cell>
          <table:table-cell table:style-name="ce535" office:value-type="float" office:value="85" calcext:value-type="float">
            <text:p>85,00</text:p>
          </table:table-cell>
          <table:table-cell table:style-name="ce535" table:number-columns-repeated="2"/>
          <table:table-cell table:style-name="ce535" table:formula="of:=[.F93]-[.C94]+[.D94]" office:value-type="float" office:value="16972" calcext:value-type="float">
            <text:p>16.9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08" calcext:value-type="float">
            <text:p>108,00</text:p>
          </table:table-cell>
          <table:table-cell table:style-name="ce535"/>
          <table:table-cell table:style-name="ce535" table:formula="of:=[.F94]-[.C95]+[.D95]" office:value-type="float" office:value="17080" calcext:value-type="float">
            <text:p>17.0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ARAC MALZ</text:p>
          </table:table-cell>
          <table:table-cell table:style-name="ce535"/>
          <table:table-cell table:style-name="ce535" office:value-type="float" office:value="210" calcext:value-type="float">
            <text:p>210,00</text:p>
          </table:table-cell>
          <table:table-cell table:style-name="ce535"/>
          <table:table-cell table:style-name="ce535" table:formula="of:=[.F95]-[.C96]+[.D96]" office:value-type="float" office:value="17290" calcext:value-type="float">
            <text:p>17.2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PO YEŞİLYURT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96]-[.C97]+[.D97]" office:value-type="float" office:value="16590" calcext:value-type="float">
            <text:p>16.5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26" calcext:value-type="float">
            <text:p>126,00</text:p>
          </table:table-cell>
          <table:table-cell table:style-name="ce535"/>
          <table:table-cell table:style-name="ce535" table:formula="of:=[.F97]-[.C98]+[.D98]" office:value-type="float" office:value="16716" calcext:value-type="float">
            <text:p>16.7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ĞKUR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98]-[.C99]+[.D99]" office:value-type="float" office:value="16341" calcext:value-type="float">
            <text:p>16.34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9]-[.C100]+[.D100]" office:value-type="float" office:value="16267" calcext:value-type="float">
            <text:p>16.2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00]-[.C101]+[.D101]" office:value-type="float" office:value="16317" calcext:value-type="float">
            <text:p>16.3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9" calcext:value-type="float">
            <text:p>2009</text:p>
          </table:table-cell>
          <table:table-cell table:style-name="ce518" office:value-type="string" calcext:value-type="string">
            <text:p>BOYA</text:p>
          </table:table-cell>
          <table:table-cell table:style-name="ce535"/>
          <table:table-cell table:style-name="ce535" office:value-type="float" office:value="85" calcext:value-type="float">
            <text:p>85,00</text:p>
          </table:table-cell>
          <table:table-cell table:style-name="ce535"/>
          <table:table-cell table:style-name="ce535" table:formula="of:=[.F101]-[.C102]+[.D102]" office:value-type="float" office:value="16402" calcext:value-type="float">
            <text:p>16.4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HAN</text:p>
          </table:table-cell>
          <table:table-cell table:style-name="ce535"/>
          <table:table-cell table:style-name="ce535" office:value-type="float" office:value="70" calcext:value-type="float">
            <text:p>70,00</text:p>
          </table:table-cell>
          <table:table-cell table:style-name="ce535"/>
          <table:table-cell table:style-name="ce535" table:formula="of:=[.F102]-[.C103]+[.D103]" office:value-type="float" office:value="16472" calcext:value-type="float">
            <text:p>16.4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103]-[.C104]+[.D104]" office:value-type="float" office:value="16500" calcext:value-type="float">
            <text:p>16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ROĞLU KK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04]-[.C105]+[.D105]" office:value-type="float" office:value="15500" calcext:value-type="float">
            <text:p>15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</text:p>
          </table:table-cell>
          <table:table-cell table:style-name="ce535" office:value-type="float" office:value="2013" calcext:value-type="float">
            <text:p>2.013,00</text:p>
          </table:table-cell>
          <table:table-cell table:style-name="ce535" table:number-columns-repeated="2"/>
          <table:table-cell table:style-name="ce535" table:formula="of:=[.F105]-[.C106]+[.D106]" office:value-type="float" office:value="13487" calcext:value-type="float">
            <text:p>13.4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90" calcext:value-type="float">
            <text:p>290,00</text:p>
          </table:table-cell>
          <table:table-cell table:style-name="ce535" table:number-columns-repeated="2"/>
          <table:table-cell table:style-name="ce535" table:formula="of:=[.F106]-[.C107]+[.D107]" office:value-type="float" office:value="13197" calcext:value-type="float">
            <text:p>13.1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7" calcext:value-type="float">
            <text:p>77,00</text:p>
          </table:table-cell>
          <table:table-cell table:style-name="ce535" table:number-columns-repeated="2"/>
          <table:table-cell table:style-name="ce535" table:formula="of:=[.F107]-[.C108]+[.D108]" office:value-type="float" office:value="13120" calcext:value-type="float">
            <text:p>13.1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108]-[.C109]+[.D109]" office:value-type="float" office:value="13420" calcext:value-type="float">
            <text:p>13.4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PER KURBAN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09]-[.C110]+[.D110]" office:value-type="float" office:value="14170" calcext:value-type="float">
            <text:p>14.1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ZRT</text:p>
          </table:table-cell>
          <table:table-cell table:style-name="ce535"/>
          <table:table-cell table:style-name="ce535" office:value-type="float" office:value="330" calcext:value-type="float">
            <text:p>330,00</text:p>
          </table:table-cell>
          <table:table-cell table:style-name="ce535"/>
          <table:table-cell table:style-name="ce535" table:formula="of:=[.F110]-[.C111]+[.D111]" office:value-type="float" office:value="14500" calcext:value-type="float">
            <text:p>14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SSK</text:p>
          </table:table-cell>
          <table:table-cell table:style-name="ce535" office:value-type="float" office:value="231" calcext:value-type="float">
            <text:p>231,00</text:p>
          </table:table-cell>
          <table:table-cell table:style-name="ce535" table:number-columns-repeated="2"/>
          <table:table-cell table:style-name="ce535" table:formula="of:=[.F111]-[.C112]+[.D112]" office:value-type="float" office:value="14269" calcext:value-type="float">
            <text:p>14.26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CI BAĞKUR</text:p>
          </table:table-cell>
          <table:table-cell table:style-name="ce535" office:value-type="float" office:value="745" calcext:value-type="float">
            <text:p>745,00</text:p>
          </table:table-cell>
          <table:table-cell table:style-name="ce535" table:number-columns-repeated="2"/>
          <table:table-cell table:style-name="ce535" table:formula="of:=[.F112]-[.C113]+[.D113]" office:value-type="float" office:value="13524" calcext:value-type="float">
            <text:p>13.5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0" calcext:value-type="float">
            <text:p>2010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113]-[.C114]+[.D114]" office:value-type="float" office:value="13450" calcext:value-type="float">
            <text:p>13.4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DĞŞ VER</text:p>
          </table:table-cell>
          <table:table-cell table:style-name="ce535" office:value-type="float" office:value="275" calcext:value-type="float">
            <text:p>275,00</text:p>
          </table:table-cell>
          <table:table-cell table:style-name="ce535" table:number-columns-repeated="2"/>
          <table:table-cell table:style-name="ce535" table:formula="of:=[.F114]-[.C115]+[.D115]" office:value-type="float" office:value="13175" calcext:value-type="float">
            <text:p>13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8" calcext:value-type="float">
            <text:p>18,00</text:p>
          </table:table-cell>
          <table:table-cell table:style-name="ce535" table:number-columns-repeated="2"/>
          <table:table-cell table:style-name="ce535" table:formula="of:=[.F115]-[.C116]+[.D116]" office:value-type="float" office:value="13157" calcext:value-type="float">
            <text:p>13.1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44" calcext:value-type="float">
            <text:p>244,00</text:p>
          </table:table-cell>
          <table:table-cell table:style-name="ce535" table:number-columns-repeated="2"/>
          <table:table-cell table:style-name="ce535" table:formula="of:=[.F116]-[.C117]+[.D117]" office:value-type="float" office:value="12913" calcext:value-type="float">
            <text:p>12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17]-[.C118]+[.D118]" office:value-type="float" office:value="12835" calcext:value-type="float">
            <text:p>12.8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İLAL DEMİRSOY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18]-[.C119]+[.D119]" office:value-type="float" office:value="12085" calcext:value-type="float">
            <text:p>12.0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HMET DİLEK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119]-[.C120]+[.D120]" office:value-type="float" office:value="11710" calcext:value-type="float">
            <text:p>11.7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20]-[.C121]+[.D121]" office:value-type="float" office:value="11632" calcext:value-type="float">
            <text:p>11.6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T TELİ</text:p>
          </table:table-cell>
          <table:table-cell table:style-name="ce535" office:value-type="float" office:value="2425" calcext:value-type="float">
            <text:p>2.425,00</text:p>
          </table:table-cell>
          <table:table-cell table:style-name="ce535" table:number-columns-repeated="2"/>
          <table:table-cell table:style-name="ce535" table:formula="of:=[.F121]-[.C122]+[.D122]" office:value-type="float" office:value="9207" calcext:value-type="float">
            <text:p>9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 BAHCE</text:p>
          </table:table-cell>
          <table:table-cell table:style-name="ce535" office:value-type="float" office:value="210" calcext:value-type="float">
            <text:p>210,00</text:p>
          </table:table-cell>
          <table:table-cell table:style-name="ce535" table:number-columns-repeated="2"/>
          <table:table-cell table:style-name="ce535" table:formula="of:=[.F122]-[.C123]+[.D123]" office:value-type="float" office:value="8997" calcext:value-type="float">
            <text:p>8.9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VAR İŞCİLİĞİ</text:p>
          </table:table-cell>
          <table:table-cell table:style-name="ce535" office:value-type="float" office:value="630" calcext:value-type="float">
            <text:p>630,00</text:p>
          </table:table-cell>
          <table:table-cell table:style-name="ce535" table:number-columns-repeated="2"/>
          <table:table-cell table:style-name="ce535" table:formula="of:=[.F123]-[.C124]+[.D124]" office:value-type="float" office:value="8367" calcext:value-type="float">
            <text:p>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4]-[.C125]+[.D125]" office:value-type="float" office:value="8124" calcext:value-type="float">
            <text:p>8.1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5]-[.C126]+[.D126]" office:value-type="float" office:value="7881" calcext:value-type="float">
            <text:p>7.8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6]-[.C127]+[.D127]" office:value-type="float" office:value="7806" calcext:value-type="float">
            <text:p>7.8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7]-[.C128]+[.D128]" office:value-type="float" office:value="7731" calcext:value-type="float">
            <text:p>7.7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G. G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28]-[.C129]+[.D129]" office:value-type="float" office:value="7671" calcext:value-type="float">
            <text:p>7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TO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29]-[.C130]+[.D130]" office:value-type="float" office:value="6671" calcext:value-type="float">
            <text:p>6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FORJE</text:p>
          </table:table-cell>
          <table:table-cell table:style-name="ce535" office:value-type="float" office:value="815" calcext:value-type="float">
            <text:p>815,00</text:p>
          </table:table-cell>
          <table:table-cell table:style-name="ce535" table:number-columns-repeated="2"/>
          <table:table-cell table:style-name="ce535" table:formula="of:=[.F130]-[.C131]+[.D131]" office:value-type="float" office:value="5856" calcext:value-type="float">
            <text:p>5.8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HSAN ŞENMAN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131]-[.C132]+[.D132]" office:value-type="float" office:value="5706" calcext:value-type="float">
            <text:p>5.7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NER ERAYDIN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32]-[.C133]+[.D133]" office:value-type="float" office:value="5106" calcext:value-type="float">
            <text:p>5.1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 DİNC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3]-[.C134]+[.D134]" office:value-type="float" office:value="4356" calcext:value-type="float">
            <text:p>4.3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M SIĞIRECI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4]-[.C135]+[.D135]" office:value-type="float" office:value="3606" calcext:value-type="float">
            <text:p>3.6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Ş. CIRDKLI PER</text:p>
          </table:table-cell>
          <table:table-cell table:style-name="ce535" office:value-type="float" office:value="110" calcext:value-type="float">
            <text:p>110,00</text:p>
          </table:table-cell>
          <table:table-cell table:style-name="ce535" table:number-columns-repeated="2"/>
          <table:table-cell table:style-name="ce535" table:formula="of:=[.F135]-[.C136]+[.D136]" office:value-type="float" office:value="3496" calcext:value-type="float">
            <text:p>3.4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136]-[.C137]+[.D137]" office:value-type="float" office:value="3226" calcext:value-type="float">
            <text:p>3.2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BAĞKUR</text:p>
          </table:table-cell>
          <table:table-cell table:style-name="ce535" office:value-type="float" office:value="367" calcext:value-type="float">
            <text:p>367,00</text:p>
          </table:table-cell>
          <table:table-cell table:style-name="ce535" table:number-columns-repeated="2"/>
          <table:table-cell table:style-name="ce535" table:formula="of:=[.F137]-[.C138]+[.D138]" office:value-type="float" office:value="2859" calcext:value-type="float">
            <text:p>2.85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24" calcext:value-type="float">
            <text:p>224,00</text:p>
          </table:table-cell>
          <table:table-cell table:style-name="ce535"/>
          <table:table-cell table:style-name="ce535" table:formula="of:=[.F138]-[.C139]+[.D139]" office:value-type="float" office:value="3083" calcext:value-type="float">
            <text:p>3.0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530" calcext:value-type="float">
            <text:p>530,00</text:p>
          </table:table-cell>
          <table:table-cell table:style-name="ce535"/>
          <table:table-cell table:style-name="ce535" table:formula="of:=[.F139]-[.C140]+[.D140]" office:value-type="float" office:value="3613" calcext:value-type="float">
            <text:p>3.6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0]-[.C141]+[.D141]" office:value-type="float" office:value="3513" calcext:value-type="float">
            <text:p>3.5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VRULU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41]-[.C142]+[.D142]" office:value-type="float" office:value="4013" calcext:value-type="float">
            <text:p>4.0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2]-[.C143]+[.D143]" office:value-type="float" office:value="3913" calcext:value-type="float">
            <text:p>3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3"/>
          <table:table-cell table:style-name="ce518" office:value-type="string" calcext:value-type="string">
            <text:p>FIRCA ISPATULA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43]-[.C144]+[.D144]" office:value-type="float" office:value="3927" calcext:value-type="float">
            <text:p>3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KDV STB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44]-[.C145]+[.D145]" office:value-type="float" office:value="3847" calcext:value-type="float">
            <text:p>3.8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145]-[.C146]+[.D146]" office:value-type="float" office:value="2247" calcext:value-type="float">
            <text:p>2.2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LİP EKİCİ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46]-[.C147]+[.D147]" office:value-type="float" office:value="2047" calcext:value-type="float">
            <text:p>2.0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7]-[.C148]+[.D148]" office:value-type="float" office:value="1987" calcext:value-type="float">
            <text:p>1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8]-[.C149]+[.D149]" office:value-type="float" office:value="1927" calcext:value-type="float">
            <text:p>1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9]-[.C150]+[.D150]" office:value-type="float" office:value="1867" calcext:value-type="float">
            <text:p>1.8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GV</text:p>
          </table:table-cell>
          <table:table-cell table:style-name="ce535" office:value-type="float" office:value="129" calcext:value-type="float">
            <text:p>129,00</text:p>
          </table:table-cell>
          <table:table-cell table:style-name="ce535" table:number-columns-repeated="2"/>
          <table:table-cell table:style-name="ce535" table:formula="of:=[.F150]-[.C151]+[.D151]" office:value-type="float" office:value="1738" calcext:value-type="float">
            <text:p>1.73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1720" calcext:value-type="float">
            <text:p>1.720,00</text:p>
          </table:table-cell>
          <table:table-cell table:style-name="ce535" table:number-columns-repeated="2"/>
          <table:table-cell table:style-name="ce535" table:formula="of:=[.F151]-[.C152]+[.D152]" office:value-type="float" office:value="18" calcext:value-type="float">
            <text:p>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4-07" calcext:value-type="date">
            <text:p>07.Nis</text:p>
          </table:table-cell>
          <table:table-cell table:style-name="ce518" office:value-type="string" calcext:value-type="string">
            <text:p>ELDEN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52]-[.C153]+[.D153]" office:value-type="float" office:value="-832" calcext:value-type="float">
            <text:p>-8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STAR</text:p>
          </table:table-cell>
          <table:table-cell table:style-name="ce535"/>
          <table:table-cell table:style-name="ce535" office:value-type="float" office:value="420" calcext:value-type="float">
            <text:p>420,00</text:p>
          </table:table-cell>
          <table:table-cell table:style-name="ce535"/>
          <table:table-cell table:style-name="ce535" table:formula="of:=[.F153]-[.C154]+[.D154]" office:value-type="float" office:value="-412" calcext:value-type="float">
            <text:p>-4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NAK TK</text:p>
          </table:table-cell>
          <table:table-cell table:style-name="ce535"/>
          <table:table-cell table:style-name="ce535" office:value-type="float" office:value="754" calcext:value-type="float">
            <text:p>754,00</text:p>
          </table:table-cell>
          <table:table-cell table:style-name="ce535"/>
          <table:table-cell table:style-name="ce535" table:formula="of:=[.F154]-[.C155]+[.D155]" office:value-type="float" office:value="342" calcext:value-type="float">
            <text:p>3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Z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155]-[.C156]+[.D156]" office:value-type="float" office:value="462" calcext:value-type="float">
            <text:p>46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MUSTAFA</text:p>
          </table:table-cell>
          <table:table-cell table:style-name="ce535" office:value-type="float" office:value="140" calcext:value-type="float">
            <text:p>140,00</text:p>
          </table:table-cell>
          <table:table-cell table:style-name="ce535" table:number-columns-repeated="2"/>
          <table:table-cell table:style-name="ce535" table:formula="of:=[.F156]-[.C157]+[.D157]" office:value-type="float" office:value="322" calcext:value-type="float">
            <text:p>3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PEL MUAYENE</text:p>
          </table:table-cell>
          <table:table-cell table:style-name="ce535" office:value-type="float" office:value="220" calcext:value-type="float">
            <text:p>220,00</text:p>
          </table:table-cell>
          <table:table-cell table:style-name="ce535" table:number-columns-repeated="2"/>
          <table:table-cell table:style-name="ce535" table:formula="of:=[.F157]-[.C158]+[.D158]" office:value-type="float" office:value="102" calcext:value-type="float">
            <text:p>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DV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58]-[.C159]+[.D159]" office:value-type="float" office:value="22" calcext:value-type="float">
            <text:p>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TIN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59]-[.C160]+[.D160]" office:value-type="float" office:value="522" calcext:value-type="float">
            <text:p>5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NİSAN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60]-[.C161]+[.D161]" office:value-type="float" office:value="1272" calcext:value-type="float">
            <text:p>1.2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U MALZ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61]-[.C162]+[.D162]" office:value-type="float" office:value="1286" calcext:value-type="float">
            <text:p>1.28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SİCİ TEX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162]-[.C163]+[.D163]" office:value-type="float" office:value="1166" calcext:value-type="float">
            <text:p>1.1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IZ KONT ÖDEME</text:p>
          </table:table-cell>
          <table:table-cell table:style-name="ce535"/>
          <table:table-cell table:style-name="ce535" office:value-type="float" office:value="708" calcext:value-type="float">
            <text:p>708,00</text:p>
          </table:table-cell>
          <table:table-cell table:style-name="ce535"/>
          <table:table-cell table:style-name="ce535" table:formula="of:=[.F163]-[.C164]+[.D164]" office:value-type="float" office:value="1874" calcext:value-type="float">
            <text:p>1.8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6-24" calcext:value-type="date">
            <text:p>24.Haz</text:p>
          </table:table-cell>
          <table:table-cell table:style-name="ce518" office:value-type="string" calcext:value-type="string">
            <text:p>2 GL SLK BOYA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164]-[.C165]+[.D165]" office:value-type="float" office:value="1900" calcext:value-type="float">
            <text:p>1.9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4 PAR RULO</text:p>
          </table:table-cell>
          <table:table-cell table:style-name="ce535"/>
          <table:table-cell table:style-name="ce535" office:value-type="float" office:value="8" calcext:value-type="float">
            <text:p>8,00</text:p>
          </table:table-cell>
          <table:table-cell table:style-name="ce535"/>
          <table:table-cell table:style-name="ce535" table:formula="of:=[.F165]-[.C166]+[.D166]" office:value-type="float" office:value="1908" calcext:value-type="float">
            <text:p>1.90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ES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166]-[.C167]+[.D167]" office:value-type="float" office:value="1912" calcext:value-type="float">
            <text:p>1.9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GL TİNER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167]-[.C168]+[.D168]" office:value-type="float" office:value="1930" calcext:value-type="float">
            <text:p>1.9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GL ANTİPAS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8]-[.C169]+[.D169]" office:value-type="float" office:value="1950" calcext:value-type="float">
            <text:p>1.9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<text:s/>TOR. YAPŞ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9]-[.C170]+[.D170]" office:value-type="float" office:value="1970" calcext:value-type="float">
            <text:p>1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Ğ ENAMEL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170]-[.C171]+[.D171]" office:value-type="float" office:value="1979" calcext:value-type="float">
            <text:p>1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OTER ALİ BALCI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171]-[.C172]+[.D172]" office:value-type="float" office:value="4979" calcext:value-type="float">
            <text:p>4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SKENDİYER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72]-[.C173]+[.D173]" office:value-type="float" office:value="4379" calcext:value-type="float">
            <text:p>4.3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LCI ELDEN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173]-[.C174]+[.D174]" office:value-type="float" office:value="2979" calcext:value-type="float">
            <text:p>2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.AĞS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174]-[.C175]+[.D175]" office:value-type="float" office:value="2755" calcext:value-type="float">
            <text:p>2.7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75]-[.C176]+[.D176]" office:value-type="float" office:value="2095" calcext:value-type="float">
            <text:p>2.0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SSK</text:p>
          </table:table-cell>
          <table:table-cell table:style-name="ce535" office:value-type="float" office:value="520" calcext:value-type="float">
            <text:p>520,00</text:p>
          </table:table-cell>
          <table:table-cell table:style-name="ce535" table:number-columns-repeated="2"/>
          <table:table-cell table:style-name="ce535" table:formula="of:=[.F176]-[.C177]+[.D177]" office:value-type="float" office:value="1575" calcext:value-type="float">
            <text:p>1.5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9-30" calcext:value-type="date">
            <text:p>30.Eyl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77]-[.C178]+[.D178]" office:value-type="float" office:value="1335" calcext:value-type="float">
            <text:p>1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 MALZ</text:p>
          </table:table-cell>
          <table:table-cell table:style-name="ce535"/>
          <table:table-cell table:style-name="ce535" office:value-type="float" office:value="1082" calcext:value-type="float">
            <text:p>1.082,00</text:p>
          </table:table-cell>
          <table:table-cell table:style-name="ce535"/>
          <table:table-cell table:style-name="ce535" table:formula="of:=[.F178]-[.C179]+[.D179]" office:value-type="float" office:value="2417" calcext:value-type="float">
            <text:p>2.4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M NAK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79]-[.C180]+[.D180]" office:value-type="float" office:value="1567" calcext:value-type="float">
            <text:p>1.5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HASAN TAŞ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180]-[.C181]+[.D181]" office:value-type="float" office:value="1067" calcext:value-type="float">
            <text:p>1.0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LOK <text:s/>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1]-[.C182]+[.D182]" office:value-type="float" office:value="407" calcext:value-type="float">
            <text:p>4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PARASI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182]-[.C183]+[.D183]" office:value-type="float" office:value="-293" calcext:value-type="float">
            <text:p>-2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83]-[.C184]+[.D184]" office:value-type="float" office:value="-533" calcext:value-type="float">
            <text:p>-53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EMLAK</text:p>
          </table:table-cell>
          <table:table-cell table:style-name="ce535" office:value-type="float" office:value="5020" calcext:value-type="float">
            <text:p>5.020,00</text:p>
          </table:table-cell>
          <table:table-cell table:style-name="ce535" table:number-columns-repeated="2"/>
          <table:table-cell table:style-name="ce535" table:formula="of:=[.F184]-[.C185]+[.D185]" office:value-type="float" office:value="-5553" calcext:value-type="float">
            <text:p>-5.55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GEC VR</text:p>
          </table:table-cell>
          <table:table-cell table:style-name="ce535" office:value-type="float" office:value="97" calcext:value-type="float">
            <text:p>97,00</text:p>
          </table:table-cell>
          <table:table-cell table:style-name="ce535" table:number-columns-repeated="2"/>
          <table:table-cell table:style-name="ce535" table:formula="of:=[.F185]-[.C186]+[.D186]" office:value-type="float" office:value="-5650" calcext:value-type="float">
            <text:p>-5.6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6]-[.C187]+[.D187]" office:value-type="float" office:value="-6310" calcext:value-type="float">
            <text:p>-6.3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845" calcext:value-type="float">
            <text:p>845,00</text:p>
          </table:table-cell>
          <table:table-cell table:style-name="ce535" table:number-columns-repeated="2"/>
          <table:table-cell table:style-name="ce535" table:formula="of:=[.F187]-[.C188]+[.D188]" office:value-type="float" office:value="-7155" calcext:value-type="float">
            <text:p>-7.1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DĞ VERĞİ</text:p>
          </table:table-cell>
          <table:table-cell table:style-name="ce535" office:value-type="float" office:value="246" calcext:value-type="float">
            <text:p>246,00</text:p>
          </table:table-cell>
          <table:table-cell table:style-name="ce535" table:number-columns-repeated="2"/>
          <table:table-cell table:style-name="ce535" table:formula="of:=[.F188]-[.C189]+[.D189]" office:value-type="float" office:value="-7401" calcext:value-type="float">
            <text:p>-7.40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KREDİ 1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89]-[.C190]+[.D190]" office:value-type="float" office:value="-5026" calcext:value-type="float">
            <text:p>-5.0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KREDİ 2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0]-[.C191]+[.D191]" office:value-type="float" office:value="-2651" calcext:value-type="float">
            <text:p>-2.6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KREDİ 3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1]-[.C192]+[.D192]" office:value-type="float" office:value="-276" calcext:value-type="float">
            <text:p>-27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KREDİ 4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2]-[.C193]+[.D193]" office:value-type="float" office:value="2099" calcext:value-type="float">
            <text:p>2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KREDİ 5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3]-[.C194]+[.D194]" office:value-type="float" office:value="4474" calcext:value-type="float">
            <text:p>4.4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KREDİ 6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4]-[.C195]+[.D195]" office:value-type="float" office:value="6849" calcext:value-type="float">
            <text:p>6.8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<text:s/>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95]-[.C196]+[.D196]" office:value-type="float" office:value="6609" calcext:value-type="float">
            <text:p>6.6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 office:value-type="float" office:value="6" calcext:value-type="float">
            <text:p>6,00</text:p>
          </table:table-cell>
          <table:table-cell table:style-name="ce535" table:number-columns-repeated="2"/>
          <table:table-cell table:style-name="ce535" table:formula="of:=[.F196]-[.C197]+[.D197]" office:value-type="float" office:value="6603" calcext:value-type="float">
            <text:p>6.6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. ay</text:p>
          </table:table-cell>
          <table:table-cell table:style-name="ce518" office:value-type="string" calcext:value-type="string">
            <text:p>KREDİ 7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7]-[.C198]+[.D198]" office:value-type="float" office:value="8978" calcext:value-type="float">
            <text:p>8.9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ERSİTE <text:s/>MALZ</text:p>
          </table:table-cell>
          <table:table-cell table:style-name="ce535" office:value-type="float" office:value="9600" calcext:value-type="float">
            <text:p>9.600,00</text:p>
          </table:table-cell>
          <table:table-cell table:style-name="ce535" table:number-columns-repeated="2"/>
          <table:table-cell table:style-name="ce535" table:formula="of:=[.F198]-[.C199]+[.D199]" office:value-type="float" office:value="-622" calcext:value-type="float">
            <text:p>-6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 cankurt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99]-[.C200]+[.D200]" office:value-type="float" office:value="-822" calcext:value-type="float">
            <text:p>-8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eniz mak</text:p>
          </table:table-cell>
          <table:table-cell table:style-name="ce535" office:value-type="float" office:value="280" calcext:value-type="float">
            <text:p>280,00</text:p>
          </table:table-cell>
          <table:table-cell table:style-name="ce535" table:number-columns-repeated="2"/>
          <table:table-cell table:style-name="ce535" table:formula="of:=[.F200]-[.C201]+[.D201]" office:value-type="float" office:value="-1102" calcext:value-type="float">
            <text:p>-1.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90" calcext:value-type="float">
            <text:p>90,00</text:p>
          </table:table-cell>
          <table:table-cell table:style-name="ce535" table:number-columns-repeated="2"/>
          <table:table-cell table:style-name="ce535" table:formula="of:=[.F201]-[.C202]+[.D202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2]-[.C203]+[.D203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20"/>
          <table:table-cell table:style-name="ce535" table:number-columns-repeated="3"/>
          <table:table-cell table:style-name="ce535" table:formula="of:=[.F203]-[.C204]+[.D204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204]-[.C205]+[.D205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5]-[.C206]+[.D206]" office:value-type="float" office:value="-1192" calcext:value-type="float">
            <text:p>-1.1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2" office:value-type="float" office:value="2012" calcext:value-type="float">
            <text:p>2012</text:p>
          </table:table-cell>
          <table:table-cell table:style-name="ce518" office:value-type="string" calcext:value-type="string">
            <text:p>ali balcı kaloriferci</text:p>
          </table:table-cell>
          <table:table-cell table:style-name="ce535"/>
          <table:table-cell table:style-name="ce535" office:value-type="float" office:value="225" calcext:value-type="float">
            <text:p>225,00</text:p>
          </table:table-cell>
          <table:table-cell table:style-name="ce535"/>
          <table:table-cell table:style-name="ce535" table:formula="of:=[.F206]-[.C207]+[.D207]" office:value-type="float" office:value="-967" calcext:value-type="float">
            <text:p>-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ş.çırdaklı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207]-[.C208]+[.D208]" office:value-type="float" office:value="-467" calcext:value-type="float">
            <text:p>-4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zocam nakliye</text:p>
          </table:table-cell>
          <table:table-cell table:style-name="ce535" office:value-type="float" office:value="160" calcext:value-type="float">
            <text:p>160,00</text:p>
          </table:table-cell>
          <table:table-cell table:style-name="ce535" table:number-columns-repeated="2"/>
          <table:table-cell table:style-name="ce535" table:formula="of:=[.F208]-[.C209]+[.D209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</text:p>
          </table:table-cell>
          <table:table-cell table:style-name="ce535" table:number-columns-repeated="3"/>
          <table:table-cell table:style-name="ce535" table:formula="of:=[.F209]-[.C210]+[.D210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0=23750</text:p>
          </table:table-cell>
          <table:table-cell table:style-name="ce535" table:number-columns-repeated="3"/>
          <table:table-cell table:style-name="ce535" table:formula="of:=[.F210]-[.C211]+[.D211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 = <text:s/>2375</text:p>
          </table:table-cell>
          <table:table-cell table:style-name="ce535" table:number-columns-repeated="3"/>
          <table:table-cell table:style-name="ce535" table:formula="of:=[.F211]-[.C212]+[.D212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* 375 = <text:s text:c="2"/>375</text:p>
          </table:table-cell>
          <table:table-cell table:style-name="ce535" table:number-columns-repeated="3"/>
          <table:table-cell table:style-name="ce535" table:formula="of:=[.F212]-[.C213]+[.D213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plam <text:s text:c="14"/>26500</text:p>
          </table:table-cell>
          <table:table-cell table:style-name="ce535" table:number-columns-repeated="3"/>
          <table:table-cell table:style-name="ce535" table:formula="of:=[.F213]-[.C214]+[.D214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1. ay</text:p>
          </table:table-cell>
          <table:table-cell table:style-name="ce518" office:value-type="string" calcext:value-type="string">
            <text:p>KREDİ 8-9-10-11</text:p>
          </table:table-cell>
          <table:table-cell table:style-name="ce535"/>
          <table:table-cell table:style-name="ce535" office:value-type="float" office:value="9500" calcext:value-type="float">
            <text:p>9.500,00</text:p>
          </table:table-cell>
          <table:table-cell table:style-name="ce535"/>
          <table:table-cell table:style-name="ce535" table:formula="of:=[.F214]-[.C215]+[.D215]" office:value-type="float" office:value="8873" calcext:value-type="float">
            <text:p>8.87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 12</text:p>
          </table:table-cell>
          <table:table-cell table:style-name="ce535"/>
          <table:table-cell table:style-name="ce535" office:value-type="float" office:value="375" calcext:value-type="float">
            <text:p>375,00</text:p>
          </table:table-cell>
          <table:table-cell table:style-name="ce535"/>
          <table:table-cell table:style-name="ce535" table:formula="of:=[.F215]-[.C216]+[.D216]" office:value-type="float" office:value="9248" calcext:value-type="float">
            <text:p>9.24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k kk atila</text:p>
          </table:table-cell>
          <table:table-cell table:style-name="ce535"/>
          <table:table-cell table:style-name="ce535" office:value-type="float" office:value="960" calcext:value-type="float">
            <text:p>960,00</text:p>
          </table:table-cell>
          <table:table-cell table:style-name="ce535"/>
          <table:table-cell table:style-name="ce535" table:formula="of:=[.F216]-[.C217]+[.D217]" office:value-type="float" office:value="10208" calcext:value-type="float">
            <text:p>10.2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tila</text:p>
          </table:table-cell>
          <table:table-cell table:style-name="ce535"/>
          <table:table-cell table:style-name="ce535" office:value-type="float" office:value="168" calcext:value-type="float">
            <text:p>168,00</text:p>
          </table:table-cell>
          <table:table-cell table:style-name="ce535"/>
          <table:table-cell table:style-name="ce535" table:formula="of:=[.F217]-[.C218]+[.D218]" office:value-type="float" office:value="10376" calcext:value-type="float">
            <text:p>10.37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li</text:p>
          </table:table-cell>
          <table:table-cell table:style-name="ce535"/>
          <table:table-cell table:style-name="ce535" office:value-type="float" office:value="195" calcext:value-type="float">
            <text:p>195,00</text:p>
          </table:table-cell>
          <table:table-cell table:style-name="ce535"/>
          <table:table-cell table:style-name="ce535" table:formula="of:=[.F218]-[.C219]+[.D219]" office:value-type="float" office:value="10571" calcext:value-type="float">
            <text:p>10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-2012 çek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19]-[.C220]+[.D220]" office:value-type="float" office:value="12571" calcext:value-type="float">
            <text:p>12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slan tic</text:p>
          </table:table-cell>
          <table:table-cell table:style-name="ce535" office:value-type="float" office:value="930" calcext:value-type="float">
            <text:p>930,00</text:p>
          </table:table-cell>
          <table:table-cell table:style-name="ce535" table:number-columns-repeated="2"/>
          <table:table-cell table:style-name="ce535" table:formula="of:=[.F220]-[.C221]+[.D221]" office:value-type="float" office:value="11641" calcext:value-type="float">
            <text:p>11.6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lusu tüp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221]-[.C222]+[.D222]" office:value-type="float" office:value="11041" calcext:value-type="float">
            <text:p>11.0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ürkeller şenele ödeme</text:p>
          </table:table-cell>
          <table:table-cell table:style-name="ce535" office:value-type="float" office:value="5818" calcext:value-type="float">
            <text:p>5.818,00</text:p>
          </table:table-cell>
          <table:table-cell table:style-name="ce535" table:number-columns-repeated="2"/>
          <table:table-cell table:style-name="ce535" table:formula="of:=[.F222]-[.C223]+[.D223]" office:value-type="float" office:value="5223" calcext:value-type="float">
            <text:p>5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ayraktar cıvata şnl</text:p>
          </table:table-cell>
          <table:table-cell table:style-name="ce535" office:value-type="float" office:value="406" calcext:value-type="float">
            <text:p>406,00</text:p>
          </table:table-cell>
          <table:table-cell table:style-name="ce535" table:number-columns-repeated="2"/>
          <table:table-cell table:style-name="ce535" table:formula="of:=[.F223]-[.C224]+[.D224]" office:value-type="float" office:value="4817" calcext:value-type="float">
            <text:p>4.8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oyacı yusuf şnl mrmr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224]-[.C225]+[.D225]" office:value-type="float" office:value="3967" calcext:value-type="float">
            <text:p>3.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25]-[.C226]+[.D226]" office:value-type="float" office:value="4117" calcext:value-type="float">
            <text:p>4.1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26]-[.C227]+[.D227]" office:value-type="float" office:value="4217" calcext:value-type="float">
            <text:p>4.2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yangın dolabı çağdaş</text:p>
          </table:table-cell>
          <table:table-cell table:style-name="ce535"/>
          <table:table-cell table:style-name="ce535" office:value-type="float" office:value="590" calcext:value-type="float">
            <text:p>590,00</text:p>
          </table:table-cell>
          <table:table-cell table:style-name="ce535"/>
          <table:table-cell table:style-name="ce535" table:formula="of:=[.F227]-[.C228]+[.D228]" office:value-type="float" office:value="4807" calcext:value-type="float">
            <text:p>4.8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rman işl havale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28]-[.C229]+[.D229]" office:value-type="float" office:value="5207" calcext:value-type="float">
            <text:p>5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4" calcext:value-type="date">
            <text:p>24.02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229]-[.C230]+[.D230]" office:value-type="float" office:value="8207" calcext:value-type="float">
            <text:p>8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emlak vergisi,</text:p>
          </table:table-cell>
          <table:table-cell table:style-name="ce535"/>
          <table:table-cell table:style-name="ce535" office:value-type="float" office:value="244" calcext:value-type="float">
            <text:p>244,00</text:p>
          </table:table-cell>
          <table:table-cell table:style-name="ce535"/>
          <table:table-cell table:style-name="ce535" table:formula="of:=[.F230]-[.C231]+[.D231]" office:value-type="float" office:value="8451" calcext:value-type="float">
            <text:p>8.4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31]-[.C232]+[.D232]" office:value-type="float" office:value="8601" calcext:value-type="float">
            <text:p>8.6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dan çek</text:p>
          </table:table-cell>
          <table:table-cell table:style-name="ce535" office:value-type="float" office:value="3400" calcext:value-type="float">
            <text:p>3.400,00</text:p>
          </table:table-cell>
          <table:table-cell table:style-name="ce535" table:number-columns-repeated="2"/>
          <table:table-cell table:style-name="ce535" table:formula="of:=[.F232]-[.C233]+[.D233]" office:value-type="float" office:value="5201" calcext:value-type="float">
            <text:p>5.2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0" calcext:value-type="float">
            <text:p>2.500,00</text:p>
          </table:table-cell>
          <table:table-cell table:style-name="ce535"/>
          <table:table-cell table:style-name="ce535" table:formula="of:=[.F233]-[.C234]+[.D234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5" calcext:value-type="date">
            <text:p>25.02.2012</text:p>
          </table:table-cell>
          <table:table-cell table:style-name="ce518" office:value-type="string" calcext:value-type="string">
            <text:p>lokantacı ocak maaş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34]-[.C235]+[.D235]" office:value-type="float" office:value="7401" calcext:value-type="float">
            <text:p>7.4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35]-[.C236]+[.D236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05" calcext:value-type="date">
            <text:p>05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236]-[.C237]+[.D237]" office:value-type="float" office:value="7951" calcext:value-type="float">
            <text:p>7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550" calcext:value-type="float">
            <text:p>550,00</text:p>
          </table:table-cell>
          <table:table-cell table:style-name="ce535"/>
          <table:table-cell table:style-name="ce535" table:formula="of:=[.F237]-[.C238]+[.D238]" office:value-type="float" office:value="8501" calcext:value-type="float">
            <text:p>8.5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8]-[.C239]+[.D239]" office:value-type="float" office:value="8261" calcext:value-type="float">
            <text:p>8.2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07" calcext:value-type="date">
            <text:p>07.04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9]-[.C240]+[.D240]" office:value-type="float" office:value="8021" calcext:value-type="float">
            <text:p>8.0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0" calcext:value-type="date">
            <text:p>10.04.2012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7085" calcext:value-type="float">
            <text:p>7.085,00</text:p>
          </table:table-cell>
          <table:table-cell table:style-name="ce535"/>
          <table:table-cell table:style-name="ce535" table:formula="of:=[.F240]-[.C241]+[.D241]" office:value-type="float" office:value="15106" calcext:value-type="float">
            <text:p>15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1" calcext:value-type="date">
            <text:p>11.04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7500" calcext:value-type="float">
            <text:p>7.500,00</text:p>
          </table:table-cell>
          <table:table-cell table:style-name="ce535"/>
          <table:table-cell table:style-name="ce535" table:formula="of:=[.F241]-[.C242]+[.D242]" office:value-type="float" office:value="22606" calcext:value-type="float">
            <text:p>22.6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lkbank tan atla</text:p>
          </table:table-cell>
          <table:table-cell table:style-name="ce535" office:value-type="float" office:value="975" calcext:value-type="float">
            <text:p>975,00</text:p>
          </table:table-cell>
          <table:table-cell table:style-name="ce535" table:number-columns-repeated="2"/>
          <table:table-cell table:style-name="ce535" table:formula="of:=[.F242]-[.C243]+[.D243]" office:value-type="float" office:value="21631" calcext:value-type="float">
            <text:p>21.63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ömür parası öğrenci</text:p>
          </table:table-cell>
          <table:table-cell table:style-name="ce535"/>
          <table:table-cell table:style-name="ce535" office:value-type="float" office:value="495" calcext:value-type="float">
            <text:p>495,00</text:p>
          </table:table-cell>
          <table:table-cell table:style-name="ce535"/>
          <table:table-cell table:style-name="ce535" table:formula="of:=[.F243]-[.C244]+[.D244]" office:value-type="float" office:value="22126" calcext:value-type="float">
            <text:p>22.1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44]-[.C245]+[.D245]" office:value-type="float" office:value="22426" calcext:value-type="float">
            <text:p>22.4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1482" calcext:value-type="float">
            <text:p>1.482,00</text:p>
          </table:table-cell>
          <table:table-cell table:style-name="ce535"/>
          <table:table-cell table:style-name="ce535" table:formula="of:=[.F245]-[.C246]+[.D246]" office:value-type="float" office:value="23908" calcext:value-type="float">
            <text:p>23.9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735" calcext:value-type="float">
            <text:p>735,00</text:p>
          </table:table-cell>
          <table:table-cell table:style-name="ce535"/>
          <table:table-cell table:style-name="ce535" table:formula="of:=[.F246]-[.C247]+[.D247]" office:value-type="float" office:value="24643" calcext:value-type="float">
            <text:p>24.64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ob san kredi a blcı</text:p>
          </table:table-cell>
          <table:table-cell table:style-name="ce535"/>
          <table:table-cell table:style-name="ce535" office:value-type="float" office:value="2048" calcext:value-type="float">
            <text:p>2.048,00</text:p>
          </table:table-cell>
          <table:table-cell table:style-name="ce535"/>
          <table:table-cell table:style-name="ce535" table:formula="of:=[.F247]-[.C248]+[.D248]" office:value-type="float" office:value="26691" calcext:value-type="float">
            <text:p>26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248]-[.C249]+[.D249]" office:value-type="float" office:value="27691" calcext:value-type="float">
            <text:p>27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ziraat çek için şenel</text:p>
          </table:table-cell>
          <table:table-cell table:style-name="ce535" office:value-type="float" office:value="1150" calcext:value-type="float">
            <text:p>1.150,00</text:p>
          </table:table-cell>
          <table:table-cell table:style-name="ce535" table:number-columns-repeated="2"/>
          <table:table-cell table:style-name="ce535" table:formula="of:=[.F249]-[.C250]+[.D250]" office:value-type="float" office:value="26541" calcext:value-type="float">
            <text:p>26.5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20 ad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250]-[.C251]+[.D251]" office:value-type="float" office:value="26581" calcext:value-type="float">
            <text:p>26.58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5-10" calcext:value-type="date">
            <text:p>10.05.2012</text:p>
          </table:table-cell>
          <table:table-cell table:style-name="ce518" office:value-type="string" calcext:value-type="string">
            <text:p>lokanta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1]-[.C252]+[.D252]" office:value-type="float" office:value="26341" calcext:value-type="float">
            <text:p>26.3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252]-[.C253]+[.D253]" office:value-type="float" office:value="26191" calcext:value-type="float">
            <text:p>26.1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3]-[.C254]+[.D254]" office:value-type="float" office:value="26071" calcext:value-type="float">
            <text:p>26.0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rı tuğla şenel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54]-[.C255]+[.D255]" office:value-type="float" office:value="25771" calcext:value-type="float">
            <text:p>25.7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virgen şenel</text:p>
          </table:table-cell>
          <table:table-cell table:style-name="ce535" office:value-type="float" office:value="604" calcext:value-type="float">
            <text:p>604,00</text:p>
          </table:table-cell>
          <table:table-cell table:style-name="ce535" table:number-columns-repeated="2"/>
          <table:table-cell table:style-name="ce535" table:formula="of:=[.F255]-[.C256]+[.D256]" office:value-type="float" office:value="25167" calcext:value-type="float">
            <text:p>25.1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6-22" calcext:value-type="date">
            <text:p>22.06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6]-[.C257]+[.D257]" office:value-type="float" office:value="24927" calcext:value-type="float">
            <text:p>24.9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22" calcext:value-type="date">
            <text:p>22.07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7]-[.C258]+[.D258]" office:value-type="float" office:value="24687" calcext:value-type="float">
            <text:p>24.6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eyz dergisi şenel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8]-[.C259]+[.D259]" office:value-type="float" office:value="24567" calcext:value-type="float">
            <text:p>24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p emin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59]-[.C260]+[.D260]" office:value-type="float" office:value="21567" calcext:value-type="float">
            <text:p>21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nansbank kredi</text:p>
          </table:table-cell>
          <table:table-cell table:style-name="ce535"/>
          <table:table-cell table:style-name="ce535" office:value-type="float" office:value="3885" calcext:value-type="float">
            <text:p>3.885,00</text:p>
          </table:table-cell>
          <table:table-cell table:style-name="ce535"/>
          <table:table-cell table:style-name="ce535" table:formula="of:=[.F260]-[.C261]+[.D261]" office:value-type="float" office:value="25452" calcext:value-type="float">
            <text:p>25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 ödene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61]-[.C262]+[.D262]" office:value-type="float" office:value="24452" calcext:value-type="float">
            <text:p>24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mber demir</text:p>
          </table:table-cell>
          <table:table-cell table:style-name="ce535"/>
          <table:table-cell table:style-name="ce535" office:value-type="float" office:value="160" calcext:value-type="float">
            <text:p>160,00</text:p>
          </table:table-cell>
          <table:table-cell table:style-name="ce535"/>
          <table:table-cell table:style-name="ce535" table:formula="of:=[.F262]-[.C263]+[.D263]" office:value-type="float" office:value="24612" calcext:value-type="float">
            <text:p>24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31" calcext:value-type="date">
            <text:p>31.07.2012</text:p>
          </table:table-cell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263]-[.C264]+[.D264]" office:value-type="float" office:value="28612" calcext:value-type="float">
            <text:p>28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8-15" calcext:value-type="date">
            <text:p>15.08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64]-[.C265]+[.D265]" office:value-type="float" office:value="28372" calcext:value-type="float">
            <text:p>28.37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2" calcext:value-type="date">
            <text:p>22.09.2012</text:p>
          </table:table-cell>
          <table:table-cell table:style-name="ce518" office:value-type="string" calcext:value-type="string">
            <text:p>eldiven 12</text:p>
          </table:table-cell>
          <table:table-cell table:style-name="ce535"/>
          <table:table-cell table:style-name="ce535" office:value-type="float" office:value="24" calcext:value-type="float">
            <text:p>24,00</text:p>
          </table:table-cell>
          <table:table-cell table:style-name="ce535"/>
          <table:table-cell table:style-name="ce535" table:formula="of:=[.F265]-[.C266]+[.D266]" office:value-type="float" office:value="28396" calcext:value-type="float">
            <text:p>28.3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6" calcext:value-type="date">
            <text:p>26.09.2012</text:p>
          </table:table-cell>
          <table:table-cell table:style-name="ce518" office:value-type="string" calcext:value-type="string">
            <text:p>pervin ev kredi</text:p>
          </table:table-cell>
          <table:table-cell table:style-name="ce535"/>
          <table:table-cell table:style-name="ce535" office:value-type="float" office:value="2050" calcext:value-type="float">
            <text:p>2.050,00</text:p>
          </table:table-cell>
          <table:table-cell table:style-name="ce535"/>
          <table:table-cell table:style-name="ce535" table:formula="of:=[.F266]-[.C267]+[.D267]" office:value-type="float" office:value="30446" calcext:value-type="float">
            <text:p>30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267]-[.C268]+[.D268]" office:value-type="float" office:value="38446" calcext:value-type="float">
            <text:p>38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200" calcext:value-type="float">
            <text:p>1.200,00</text:p>
          </table:table-cell>
          <table:table-cell table:style-name="ce535"/>
          <table:table-cell table:style-name="ce535" table:formula="of:=[.F268]-[.C269]+[.D269]" office:value-type="float" office:value="39646" calcext:value-type="float">
            <text:p>39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İŞ e havale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69]-[.C270]+[.D270]" office:value-type="float" office:value="41646" calcext:value-type="float">
            <text:p>41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 yata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70]-[.C271]+[.D271]" office:value-type="float" office:value="42046" calcext:value-type="float">
            <text:p>42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ft birleşim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271]-[.C272]+[.D272]" office:value-type="float" office:value="48046" calcext:value-type="float">
            <text:p>48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5" calcext:value-type="date">
            <text:p>05.10.2012</text:p>
          </table:table-cell>
          <table:table-cell table:style-name="ce518" office:value-type="string" calcext:value-type="string">
            <text:p>melih işç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72]-[.C273]+[.D273]" office:value-type="float" office:value="48346" calcext:value-type="float">
            <text:p>48.3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6" calcext:value-type="date">
            <text:p>06.10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3]-[.C274]+[.D274]" office:value-type="float" office:value="48106" calcext:value-type="float">
            <text:p>48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5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274]-[.C275]+[.D275]" office:value-type="float" office:value="48166" calcext:value-type="float">
            <text:p>48.16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t 3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275]-[.C276]+[.D276]" office:value-type="float" office:value="48175" calcext:value-type="float">
            <text:p>48.17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 24 ad</text:p>
          </table:table-cell>
          <table:table-cell table:style-name="ce535"/>
          <table:table-cell table:style-name="ce535" office:value-type="float" office:value="48" calcext:value-type="float">
            <text:p>48,00</text:p>
          </table:table-cell>
          <table:table-cell table:style-name="ce535"/>
          <table:table-cell table:style-name="ce535" table:formula="of:=[.F276]-[.C277]+[.D277]" office:value-type="float" office:value="48223" calcext:value-type="float">
            <text:p>48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7" calcext:value-type="date">
            <text:p>17.11.2012</text:p>
          </table:table-cell>
          <table:table-cell table:style-name="ce518" office:value-type="string" calcext:value-type="string">
            <text:p>doğuş ggv</text:p>
          </table:table-cell>
          <table:table-cell table:style-name="ce535" office:value-type="float" office:value="197" calcext:value-type="float">
            <text:p>197,00</text:p>
          </table:table-cell>
          <table:table-cell table:style-name="ce535" table:number-columns-repeated="2"/>
          <table:table-cell table:style-name="ce535" table:formula="of:=[.F277]-[.C278]+[.D278]" office:value-type="float" office:value="48026" calcext:value-type="float">
            <text:p>48.0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ova boy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278]-[.C279]+[.D279]" office:value-type="float" office:value="47796" calcext:value-type="float">
            <text:p>47.7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4" calcext:value-type="date">
            <text:p>14.11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9]-[.C280]+[.D280]" office:value-type="float" office:value="47556" calcext:value-type="float">
            <text:p>47.55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2-14" calcext:value-type="date">
            <text:p>14.12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80]-[.C281]+[.D281]" office:value-type="float" office:value="47316" calcext:value-type="float">
            <text:p>47.3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İŞ kredi</text:p>
          </table:table-cell>
          <table:table-cell table:style-name="ce536" office:value-type="float" office:value="100000" calcext:value-type="float">
            <text:p>100.000,00</text:p>
          </table:table-cell>
          <table:table-cell table:style-name="ce536" table:number-columns-repeated="2"/>
          <table:table-cell table:style-name="ce535" table:formula="of:=[.F281]-[.C282]+[.D282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409*36=122724</text:p>
          </table:table-cell>
          <table:table-cell table:style-name="ce535" table:number-columns-repeated="3"/>
          <table:table-cell table:style-name="ce535" table:formula="of:=[.F282]-[.C283]+[.D283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7 kas 13 --- 17 ekim 2016</text:p>
          </table:table-cell>
          <table:table-cell table:style-name="ce535" table:number-columns-repeated="3"/>
          <table:table-cell table:style-name="ce535" table:formula="of:=[.F283]-[.C284]+[.D284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29" calcext:value-type="date">
            <text:p>29.10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874" calcext:value-type="float">
            <text:p>874,00</text:p>
          </table:table-cell>
          <table:table-cell table:style-name="ce535"/>
          <table:table-cell table:style-name="ce535" table:formula="of:=[.F284]-[.C285]+[.D285]" office:value-type="float" office:value="-51810" calcext:value-type="float">
            <text:p>-51.81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5452" calcext:value-type="float">
            <text:p>5.452,00</text:p>
          </table:table-cell>
          <table:table-cell table:style-name="ce535"/>
          <table:table-cell table:style-name="ce535" table:formula="of:=[.F285]-[.C286]+[.D286]" office:value-type="float" office:value="-46358" calcext:value-type="float">
            <text:p>-46.35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1675" calcext:value-type="float">
            <text:p>1.675,00</text:p>
          </table:table-cell>
          <table:table-cell table:style-name="ce535"/>
          <table:table-cell table:style-name="ce535" table:formula="of:=[.F286]-[.C287]+[.D287]" office:value-type="float" office:value="-44683" calcext:value-type="float">
            <text:p>-4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13000" calcext:value-type="float">
            <text:p>13.000,00</text:p>
          </table:table-cell>
          <table:table-cell table:style-name="ce535"/>
          <table:table-cell table:style-name="ce535" table:formula="of:=[.F287]-[.C288]+[.D288]" office:value-type="float" office:value="-31683" calcext:value-type="float">
            <text:p>-31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27000" calcext:value-type="float">
            <text:p>27.000,00</text:p>
          </table:table-cell>
          <table:table-cell table:style-name="ce535"/>
          <table:table-cell table:style-name="ce535" table:formula="of:=[.F288]-[.C289]+[.D289]" office:value-type="float" office:value="-4683" calcext:value-type="float">
            <text:p>-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ler</text:p>
          </table:table-cell>
          <table:table-cell table:style-name="ce535"/>
          <table:table-cell table:style-name="ce535" office:value-type="float" office:value="2960" calcext:value-type="float">
            <text:p>2.960,00</text:p>
          </table:table-cell>
          <table:table-cell table:style-name="ce535"/>
          <table:table-cell table:style-name="ce535" table:formula="of:=[.F289]-[.C290]+[.D290]" office:value-type="float" office:value="-1723" calcext:value-type="float">
            <text:p>-1.7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09" calcext:value-type="date">
            <text:p>09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290]-[.C291]+[.D291]" office:value-type="float" office:value="-223" calcext:value-type="float">
            <text:p>-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2" calcext:value-type="date">
            <text:p>12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291]-[.C292]+[.D292]" office:value-type="float" office:value="14777" calcext:value-type="float">
            <text:p>14.77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277" calcext:value-type="float">
            <text:p>4.277,00</text:p>
          </table:table-cell>
          <table:table-cell table:style-name="ce535"/>
          <table:table-cell table:style-name="ce535" table:formula="of:=[.F292]-[.C293]+[.D293]" office:value-type="float" office:value="19054" calcext:value-type="float">
            <text:p>19.0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7" calcext:value-type="date">
            <text:p>17.11.2013</text:p>
          </table:table-cell>
          <table:table-cell table:style-name="ce518" office:value-type="string" calcext:value-type="string">
            <text:p>KREDİ 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293]-[.C294]+[.D294]" office:value-type="float" office:value="22463" calcext:value-type="float">
            <text:p>22.46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294]-[.C295]+[.D295]" office:value-type="float" office:value="23213" calcext:value-type="float">
            <text:p>23.2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95]-[.C296]+[.D296]" office:value-type="float" office:value="23313" calcext:value-type="float">
            <text:p>23.3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DLİYE</text:p>
          </table:table-cell>
          <table:table-cell table:style-name="ce535"/>
          <table:table-cell table:style-name="ce535" office:value-type="float" office:value="700" calcext:value-type="float">
            <text:p>700,00</text:p>
          </table:table-cell>
          <table:table-cell table:style-name="ce535"/>
          <table:table-cell table:style-name="ce535" table:formula="of:=[.F296]-[.C297]+[.D297]" office:value-type="float" office:value="24013" calcext:value-type="float">
            <text:p>24.0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800" calcext:value-type="float">
            <text:p>800,00</text:p>
          </table:table-cell>
          <table:table-cell table:style-name="ce535"/>
          <table:table-cell table:style-name="ce535" table:formula="of:=[.F297]-[.C298]+[.D298]" office:value-type="float" office:value="24813" calcext:value-type="float">
            <text:p>24.8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298]-[.C299]+[.D299]" office:value-type="float" office:value="24833" calcext:value-type="float">
            <text:p>24.83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6" calcext:value-type="date">
            <text:p>26.12.2013</text:p>
          </table:table-cell>
          <table:table-cell table:style-name="ce518" office:value-type="string" calcext:value-type="string">
            <text:p>VERGİ</text:p>
          </table:table-cell>
          <table:table-cell table:style-name="ce535"/>
          <table:table-cell table:style-name="ce535" office:value-type="float" office:value="5003" calcext:value-type="float">
            <text:p>5.003,00</text:p>
          </table:table-cell>
          <table:table-cell table:style-name="ce535"/>
          <table:table-cell table:style-name="ce535" table:formula="of:=[.F299]-[.C300]+[.D300]" office:value-type="float" office:value="29836" calcext:value-type="float">
            <text:p>29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00]-[.C301]+[.D301]" office:value-type="float" office:value="34836" calcext:value-type="float">
            <text:p>34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7" calcext:value-type="date">
            <text:p>27.12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01]-[.C302]+[.D302]" office:value-type="float" office:value="38836" calcext:value-type="float">
            <text:p>38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17" calcext:value-type="date">
            <text:p>17.12.2013</text:p>
          </table:table-cell>
          <table:table-cell table:style-name="ce518" office:value-type="string" calcext:value-type="string">
            <text:p>KREDİ 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02]-[.C303]+[.D303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</text:p>
          </table:table-cell>
          <table:table-cell table:style-name="ce535" table:number-columns-repeated="3"/>
          <table:table-cell table:style-name="ce536" table:formula="of:=[.F303]-[.C304]+[.D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OĞUŞ ALACAKLI</text:p>
          </table:table-cell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/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6" office:value-type="date" office:date-value="2011-10-05" calcext:value-type="date">
            <text:p>05.10.2011</text:p>
          </table:table-cell>
          <table:table-cell table:style-name="ce521" office:value-type="string" calcext:value-type="string">
            <text:p>işe yatan</text:p>
          </table:table-cell>
          <table:table-cell table:style-name="ce537"/>
          <table:table-cell table:style-name="ce545" office:value-type="float" office:value="30000" calcext:value-type="float">
            <text:p>30.000,00</text:p>
          </table:table-cell>
          <table:table-cell table:style-name="ce550"/>
          <table:table-cell table:style-name="ce553" table:formula="of:=[.D307]" office:value-type="float" office:value="30000" calcext:value-type="float">
            <text:p>3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1-10-05" calcext:value-type="date">
            <text:p>05.10.2011</text:p>
          </table:table-cell>
          <table:table-cell table:style-name="ce522" office:value-type="string" calcext:value-type="string">
            <text:p>işe yatan</text:p>
          </table:table-cell>
          <table:table-cell table:style-name="ce31"/>
          <table:table-cell table:style-name="ce546" office:value-type="float" office:value="25000" calcext:value-type="float">
            <text:p>25.000,00</text:p>
          </table:table-cell>
          <table:table-cell table:style-name="ce348"/>
          <table:table-cell table:style-name="ce554" table:formula="of:=[.F307]+[.D308]" office:value-type="float" office:value="55000" calcext:value-type="float">
            <text:p>55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11-23" calcext:value-type="date">
            <text:p>23.11.2012</text:p>
          </table:table-cell>
          <table:table-cell table:style-name="ce522" office:value-type="string" calcext:value-type="string">
            <text:p>hesaba akt</text:p>
          </table:table-cell>
          <table:table-cell table:style-name="ce31"/>
          <table:table-cell table:style-name="ce546" office:value-type="float" office:value="-7000" calcext:value-type="float">
            <text:p>-7.000,00</text:p>
          </table:table-cell>
          <table:table-cell table:style-name="ce348"/>
          <table:table-cell table:style-name="ce554" table:formula="of:=[.F308]+[.D309]" office:value-type="float" office:value="48000" calcext:value-type="float">
            <text:p>48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hesaba yat</text:p>
          </table:table-cell>
          <table:table-cell table:style-name="ce31"/>
          <table:table-cell table:style-name="ce546" office:value-type="float" office:value="-500" calcext:value-type="float">
            <text:p>-500,00</text:p>
          </table:table-cell>
          <table:table-cell table:style-name="ce348"/>
          <table:table-cell table:style-name="ce554" table:formula="of:=[.F309]+[.D310]" office:value-type="float" office:value="47500" calcext:value-type="float">
            <text:p>4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nakit ver</text:p>
          </table:table-cell>
          <table:table-cell table:style-name="ce31"/>
          <table:table-cell table:style-name="ce546" office:value-type="float" office:value="-18000" calcext:value-type="float">
            <text:p>-18.000,00</text:p>
          </table:table-cell>
          <table:table-cell table:style-name="ce348"/>
          <table:table-cell table:style-name="ce554" table:formula="of:=[.F310]+[.D311]" office:value-type="float" office:value="29500" calcext:value-type="float">
            <text:p>29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01-04" calcext:value-type="date">
            <text:p>04.01.2012</text:p>
          </table:table-cell>
          <table:table-cell table:style-name="ce522" office:value-type="string" calcext:value-type="string">
            <text:p>teminat için</text:p>
          </table:table-cell>
          <table:table-cell table:style-name="ce31"/>
          <table:table-cell table:style-name="ce546" office:value-type="float" office:value="-12000" calcext:value-type="float">
            <text:p>-12.000,00</text:p>
          </table:table-cell>
          <table:table-cell table:style-name="ce348"/>
          <table:table-cell table:style-name="ce554" table:formula="of:=[.F311]+[.D312]" office:value-type="float" office:value="17500" calcext:value-type="float">
            <text:p>1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8" office:value-type="date" office:date-value="2012-01-09" calcext:value-type="date">
            <text:p>09.01.2012</text:p>
          </table:table-cell>
          <table:table-cell table:style-name="ce523" office:value-type="string" calcext:value-type="string">
            <text:p>Nk 3000 3000 11500</text:p>
          </table:table-cell>
          <table:table-cell table:style-name="ce538"/>
          <table:table-cell table:style-name="ce547" office:value-type="float" office:value="-17500" calcext:value-type="float">
            <text:p>-17.500,00</text:p>
          </table:table-cell>
          <table:table-cell table:style-name="ce551"/>
          <table:table-cell table:style-name="ce555" table:formula="of:=[.F312]+[.D313]" office:value-type="float" office:value="0" calcext:value-type="float">
            <text:p>0,00</text:p>
          </table:table-cell>
          <table:table-cell table:style-name="ce492"/>
          <table:table-cell table:number-columns-repeated="976"/>
        </table:table-row>
        <table:table-row table:style-name="ro1" table:number-rows-repeated="2">
          <table:table-cell table:style-name="ce495"/>
          <table:table-cell table:style-name="ce518"/>
          <table:table-cell table:style-name="ce31" table:number-columns-repeated="2"/>
          <table:table-cell table:style-name="ce535" table:number-columns-repeated="2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 doğuş alacaklı</text:p>
          </table:table-cell>
          <table:table-cell table:style-name="ce535" office:value-type="string" calcext:value-type="string">
            <text:p>SAN-Ö</text:p>
          </table:table-cell>
          <table:table-cell table:style-name="ce535" office:value-type="string" calcext:value-type="string">
            <text:p>DĞŞ-Ö</text:p>
          </table:table-cell>
          <table:table-cell table:style-name="ce535"/>
          <table:table-cell table:style-name="ce31"/>
          <table:table-cell table:style-name="ce492"/>
          <table:table-cell table:number-columns-repeated="976"/>
        </table:table-row>
        <table:table-row table:style-name="ro1">
          <table:table-cell table:style-name="ce499"/>
          <table:table-cell table:style-name="ce524" office:value-type="string" calcext:value-type="string">
            <text:p>2012 DEVİR</text:p>
          </table:table-cell>
          <table:table-cell table:style-name="ce535" table:number-columns-repeated="3"/>
          <table:table-cell table:style-name="ce536" table:formula="of:=[.F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ALACAKLI</text:p>
          </table:table-cell>
          <table:table-cell table:style-name="ce535" table:number-columns-repeated="3"/>
          <table:table-cell table:style-name="ce535" table:formula="of:=[.F317]-[.C318]+[.D318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1-17" calcext:value-type="date">
            <text:p>17.01.2013</text:p>
          </table:table-cell>
          <table:table-cell table:style-name="ce518" office:value-type="string" calcext:value-type="string">
            <text:p>KREDİ 3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18]-[.C319]+[.D319]" office:value-type="float" office:value="45654" calcext:value-type="float">
            <text:p>45.6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çıpan</text:p>
          </table:table-cell>
          <table:table-cell table:style-name="ce535"/>
          <table:table-cell table:style-name="ce535" office:value-type="float" office:value="110" calcext:value-type="float">
            <text:p>110,00</text:p>
          </table:table-cell>
          <table:table-cell table:style-name="ce535"/>
          <table:table-cell table:style-name="ce535" table:formula="of:=[.F319]-[.C320]+[.D320]" office:value-type="float" office:value="45764" calcext:value-type="float">
            <text:p>45.76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ida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320]-[.C321]+[.D321]" office:value-type="float" office:value="45784" calcext:value-type="float">
            <text:p>45.7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le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321]-[.C322]+[.D322]" office:value-type="float" office:value="45824" calcext:value-type="float">
            <text:p>45.82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eri eldiven 12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322]-[.C323]+[.D323]" office:value-type="float" office:value="45884" calcext:value-type="float">
            <text:p>45.8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 arabası 2</text:p>
          </table:table-cell>
          <table:table-cell table:style-name="ce535"/>
          <table:table-cell table:style-name="ce535" office:value-type="float" office:value="90" calcext:value-type="float">
            <text:p>90,00</text:p>
          </table:table-cell>
          <table:table-cell table:style-name="ce535"/>
          <table:table-cell table:style-name="ce535" table:formula="of:=[.F323]-[.C324]+[.D324]" office:value-type="float" office:value="45974" calcext:value-type="float">
            <text:p>45.97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patula 2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324]-[.C325]+[.D325]" office:value-type="float" office:value="45978" calcext:value-type="float">
            <text:p>45.9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lhami haykır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25]-[.C326]+[.D326]" office:value-type="float" office:value="46278" calcext:value-type="float">
            <text:p>4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26]-[.C327]+[.D327]" office:value-type="float" office:value="56278" calcext:value-type="float">
            <text:p>5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6600" calcext:value-type="float">
            <text:p>6.600,00</text:p>
          </table:table-cell>
          <table:table-cell table:style-name="ce535"/>
          <table:table-cell table:style-name="ce535" table:formula="of:=[.F327]-[.C328]+[.D328]" office:value-type="float" office:value="62878" calcext:value-type="float">
            <text:p>62.8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2-17" calcext:value-type="date">
            <text:p>17.02.2013</text:p>
          </table:table-cell>
          <table:table-cell table:style-name="ce518" office:value-type="string" calcext:value-type="string">
            <text:p>KREDİ 4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28]-[.C329]+[.D329]" office:value-type="float" office:value="66287" calcext:value-type="float">
            <text:p>66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29]-[.C330]+[.D330]" office:value-type="float" office:value="72287" calcext:value-type="float">
            <text:p>72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7" calcext:value-type="date">
            <text:p>17.03.2013</text:p>
          </table:table-cell>
          <table:table-cell table:style-name="ce518" office:value-type="string" calcext:value-type="string">
            <text:p>KREDİ 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30]-[.C331]+[.D331]" office:value-type="float" office:value="75696" calcext:value-type="float">
            <text:p>7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6" calcext:value-type="date">
            <text:p>16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31]-[.C332]+[.D332]" office:value-type="float" office:value="85696" calcext:value-type="float">
            <text:p>8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9" calcext:value-type="date">
            <text:p>19.03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402" calcext:value-type="float">
            <text:p>4.402,00</text:p>
          </table:table-cell>
          <table:table-cell table:style-name="ce535"/>
          <table:table-cell table:style-name="ce535" table:formula="of:=[.F332]-[.C333]+[.D333]" office:value-type="float" office:value="90098" calcext:value-type="float">
            <text:p>90.0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2200" calcext:value-type="float">
            <text:p>2.200,00</text:p>
          </table:table-cell>
          <table:table-cell table:style-name="ce535"/>
          <table:table-cell table:style-name="ce535" table:formula="of:=[.F333]-[.C334]+[.D334]" office:value-type="float" office:value="92298" calcext:value-type="float">
            <text:p>92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3" calcext:value-type="date">
            <text:p>23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34]-[.C335]+[.D335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9" calcext:value-type="date">
            <text:p>29.03.2013</text:p>
          </table:table-cell>
          <table:table-cell table:style-name="ce518" office:value-type="string" calcext:value-type="string">
            <text:p>nakit ali balcıya çek iad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35]-[.C336]+[.D336]" office:value-type="float" office:value="97298" calcext:value-type="float">
            <text:p>97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 fevzi deniz ç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36]-[.C337]+[.D337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iade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337]-[.C338]+[.D338]" office:value-type="float" office:value="91298" calcext:value-type="float">
            <text:p>91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nakit mustafaya</text:p>
          </table:table-cell>
          <table:table-cell table:style-name="ce535"/>
          <table:table-cell table:style-name="ce535" office:value-type="float" office:value="3500" calcext:value-type="float">
            <text:p>3.500,00</text:p>
          </table:table-cell>
          <table:table-cell table:style-name="ce535"/>
          <table:table-cell table:style-name="ce535" table:formula="of:=[.F338]-[.C339]+[.D339]" office:value-type="float" office:value="94798" calcext:value-type="float">
            <text:p>94.7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işe yatan kredi faizi</text:p>
          </table:table-cell>
          <table:table-cell table:style-name="ce535"/>
          <table:table-cell table:style-name="ce535" office:value-type="float" office:value="3105" calcext:value-type="float">
            <text:p>3.105,00</text:p>
          </table:table-cell>
          <table:table-cell table:style-name="ce535"/>
          <table:table-cell table:style-name="ce535" table:formula="of:=[.F339]-[.C340]+[.D340]" office:value-type="float" office:value="97903" calcext:value-type="float">
            <text:p>97.9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8" calcext:value-type="date">
            <text:p>08.04.2013</text:p>
          </table:table-cell>
          <table:table-cell table:style-name="ce518" office:value-type="string" calcext:value-type="string">
            <text:p>atila balcı 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40]-[.C341]+[.D341]" office:value-type="float" office:value="98203" calcext:value-type="float">
            <text:p>98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ustafa işçi içi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1]-[.C342]+[.D342]" office:value-type="float" office:value="99203" calcext:value-type="float">
            <text:p>99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1" calcext:value-type="date">
            <text:p>11.04.2013</text:p>
          </table:table-cell>
          <table:table-cell table:style-name="ce518" office:value-type="string" calcext:value-type="string">
            <text:p>işe yatan</text:p>
          </table:table-cell>
          <table:table-cell table:style-name="ce535" office:value-type="float" office:value="15000" calcext:value-type="float">
            <text:p>15.000,00</text:p>
          </table:table-cell>
          <table:table-cell table:style-name="ce535" table:number-columns-repeated="2"/>
          <table:table-cell table:style-name="ce535" table:formula="of:=[.F342]-[.C343]+[.D343]" office:value-type="float" office:value="84203" calcext:value-type="float">
            <text:p>84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343]-[.C344]+[.D344]" office:value-type="float" office:value="83203" calcext:value-type="float">
            <text:p>83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nkt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344]-[.C345]+[.D345]" office:value-type="float" office:value="83303" calcext:value-type="float">
            <text:p>8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30" calcext:value-type="date">
            <text:p>30.04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45]-[.C346]+[.D346]" office:value-type="float" office:value="63303" calcext:value-type="float">
            <text:p>6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e yatan a balcı hesabın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46]-[.C347]+[.D347]" office:value-type="float" office:value="68303" calcext:value-type="float">
            <text:p>68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yide elden veril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7]-[.C348]+[.D348]" office:value-type="float" office:value="69303" calcext:value-type="float">
            <text:p>69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7" calcext:value-type="date">
            <text:p>17.04.2013</text:p>
          </table:table-cell>
          <table:table-cell table:style-name="ce518" office:value-type="string" calcext:value-type="string">
            <text:p>KREDİ 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48]-[.C349]+[.D349]" office:value-type="float" office:value="72712" calcext:value-type="float">
            <text:p>72.7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an nakl serkan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49]-[.C350]+[.D350]" office:value-type="float" office:value="72462" calcext:value-type="float">
            <text:p>72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9" calcext:value-type="date">
            <text:p>19.04.2013</text:p>
          </table:table-cell>
          <table:table-cell table:style-name="ce518" office:value-type="string" calcext:value-type="string">
            <text:p>brleşim mad.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50]-[.C351]+[.D351]" office:value-type="float" office:value="78462" calcext:value-type="float">
            <text:p>78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9" calcext:value-type="date">
            <text:p>09.04.2013</text:p>
          </table:table-cell>
          <table:table-cell table:style-name="ce518" office:value-type="string" calcext:value-type="string">
            <text:p>seramik nakliye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351]-[.C352]+[.D352]" office:value-type="float" office:value="78262" calcext:value-type="float">
            <text:p>78.2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0 ad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352]-[.C353]+[.D353]" office:value-type="float" office:value="78292" calcext:value-type="float">
            <text:p>78.2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17" calcext:value-type="date">
            <text:p>17.05.2013</text:p>
          </table:table-cell>
          <table:table-cell table:style-name="ce518" office:value-type="string" calcext:value-type="string">
            <text:p>KREDİ 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3]-[.C354]+[.D354]" office:value-type="float" office:value="81701" calcext:value-type="float">
            <text:p>81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 su mlz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354]-[.C355]+[.D355]" office:value-type="float" office:value="81719" calcext:value-type="float">
            <text:p>8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31" calcext:value-type="date">
            <text:p>31.05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55]-[.C356]+[.D356]" office:value-type="float" office:value="61719" calcext:value-type="float">
            <text:p>6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6-17" calcext:value-type="date">
            <text:p>17.06.2013</text:p>
          </table:table-cell>
          <table:table-cell table:style-name="ce518" office:value-type="string" calcext:value-type="string">
            <text:p>KREDİ 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6]-[.C357]+[.D357]" office:value-type="float" office:value="65128" calcext:value-type="float">
            <text:p>65.1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31-6</text:p>
          </table:table-cell>
          <table:table-cell table:style-name="ce518" office:value-type="string" calcext:value-type="string">
            <text:p>sanayi dükkan kirası burhan</text:p>
          </table:table-cell>
          <table:table-cell table:style-name="ce535"/>
          <table:table-cell table:style-name="ce535" office:value-type="float" office:value="8500" calcext:value-type="float">
            <text:p>8.500,00</text:p>
          </table:table-cell>
          <table:table-cell table:style-name="ce535"/>
          <table:table-cell table:style-name="ce535" table:formula="of:=[.F357]-[.C358]+[.D358]" office:value-type="float" office:value="73628" calcext:value-type="float">
            <text:p>73.6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7-17" calcext:value-type="date">
            <text:p>17.07.2013</text:p>
          </table:table-cell>
          <table:table-cell table:style-name="ce518" office:value-type="string" calcext:value-type="string">
            <text:p>KREDİ 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8]-[.C359]+[.D359]" office:value-type="float" office:value="77037" calcext:value-type="float">
            <text:p>77.03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7 çek</text:p>
          </table:table-cell>
          <table:table-cell table:style-name="ce535" office:value-type="float" office:value="8495" calcext:value-type="float">
            <text:p>8.495,00</text:p>
          </table:table-cell>
          <table:table-cell table:style-name="ce535" table:number-columns-repeated="2"/>
          <table:table-cell table:style-name="ce535" table:formula="of:=[.F359]-[.C360]+[.D360]" office:value-type="float" office:value="68542" calcext:value-type="float">
            <text:p>68.54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17" calcext:value-type="date">
            <text:p>17.08.2013</text:p>
          </table:table-cell>
          <table:table-cell table:style-name="ce518" office:value-type="string" calcext:value-type="string">
            <text:p>KREDİ 1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0]-[.C361]+[.D361]" office:value-type="float" office:value="71951" calcext:value-type="float">
            <text:p>71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30" calcext:value-type="date">
            <text:p>30.08.2013</text:p>
          </table:table-cell>
          <table:table-cell table:style-name="ce518" office:value-type="string" calcext:value-type="string">
            <text:p>KİREMİT İÇİN</text:p>
          </table:table-cell>
          <table:table-cell table:style-name="ce535" office:value-type="float" office:value="4300" calcext:value-type="float">
            <text:p>4.300,00</text:p>
          </table:table-cell>
          <table:table-cell table:style-name="ce535" table:number-columns-repeated="2"/>
          <table:table-cell table:style-name="ce535" table:formula="of:=[.F361]-[.C362]+[.D362]" office:value-type="float" office:value="67651" calcext:value-type="float">
            <text:p>67.6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URGUT NAKL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362]-[.C363]+[.D363]" office:value-type="float" office:value="69151" calcext:value-type="float">
            <text:p>69.1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363]-[.C364]+[.D364]" office:value-type="float" office:value="68491" calcext:value-type="float">
            <text:p>68.4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364]-[.C365]+[.D365]" office:value-type="float" office:value="67891" calcext:value-type="float">
            <text:p>67.8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9-17" calcext:value-type="date">
            <text:p>17.09.2013</text:p>
          </table:table-cell>
          <table:table-cell table:style-name="ce518" office:value-type="string" calcext:value-type="string">
            <text:p>KREDİ 1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5]-[.C366]+[.D366]" office:value-type="float" office:value="71300" calcext:value-type="float">
            <text:p>71.3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lise arkası kira çek ahmet çalışkan</text:p>
          </table:table-cell>
          <table:table-cell table:style-name="ce535"/>
          <table:table-cell table:style-name="ce535" office:value-type="float" office:value="18700" calcext:value-type="float">
            <text:p>18.700,00</text:p>
          </table:table-cell>
          <table:table-cell table:style-name="ce535"/>
          <table:table-cell table:style-name="ce535" table:formula="of:=[.F366]-[.C367]+[.D367]" office:value-type="float" office:value="90000" calcext:value-type="float">
            <text:p>9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17" calcext:value-type="date">
            <text:p>17.10.2013</text:p>
          </table:table-cell>
          <table:table-cell table:style-name="ce518" office:value-type="string" calcext:value-type="string">
            <text:p>KREDİ 1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7]-[.C368]+[.D368]" office:value-type="float" office:value="93409" calcext:value-type="float">
            <text:p>93.40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23" calcext:value-type="date">
            <text:p>23.10.2014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68]-[.C369]+[.D369]" office:value-type="float" office:value="93529" calcext:value-type="float">
            <text:p>93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6000 kiremit</text:p>
          </table:table-cell>
          <table:table-cell table:style-name="ce535"/>
          <table:table-cell table:style-name="ce535" office:value-type="float" office:value="3600" calcext:value-type="float">
            <text:p>3.600,00</text:p>
          </table:table-cell>
          <table:table-cell table:style-name="ce535"/>
          <table:table-cell table:style-name="ce535" table:formula="of:=[.F369]-[.C370]+[.D370]" office:value-type="float" office:value="97129" calcext:value-type="float">
            <text:p>97.1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1000 mahya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370]-[.C371]+[.D371]" office:value-type="float" office:value="97729" calcext:value-type="float">
            <text:p>97.7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ğlık meslek 3000 kiremit</text:p>
          </table:table-cell>
          <table:table-cell table:style-name="ce535"/>
          <table:table-cell table:style-name="ce535" office:value-type="float" office:value="1800" calcext:value-type="float">
            <text:p>1.800,00</text:p>
          </table:table-cell>
          <table:table-cell table:style-name="ce535"/>
          <table:table-cell table:style-name="ce535" table:formula="of:=[.F371]-[.C372]+[.D372]" office:value-type="float" office:value="99529" calcext:value-type="float">
            <text:p>99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okat kiremit nakli 3 sefer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372]-[.C373]+[.D373]" office:value-type="float" office:value="96529" calcext:value-type="float">
            <text:p>96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teoroloji hesap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73]-[.C374]+[.D374]" office:value-type="float" office:value="96649" calcext:value-type="float">
            <text:p>96.64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fuk elektrik</text:p>
          </table:table-cell>
          <table:table-cell table:style-name="ce535"/>
          <table:table-cell table:style-name="ce535" office:value-type="float" office:value="180" calcext:value-type="float">
            <text:p>180,00</text:p>
          </table:table-cell>
          <table:table-cell table:style-name="ce535"/>
          <table:table-cell table:style-name="ce535" table:formula="of:=[.F374]-[.C375]+[.D375]" office:value-type="float" office:value="96829" calcext:value-type="float">
            <text:p>96.8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aytoncuoğlu</text:p>
          </table:table-cell>
          <table:table-cell table:style-name="ce535"/>
          <table:table-cell table:style-name="ce535" office:value-type="float" office:value="190" calcext:value-type="float">
            <text:p>190,00</text:p>
          </table:table-cell>
          <table:table-cell table:style-name="ce535"/>
          <table:table-cell table:style-name="ce535" table:formula="of:=[.F375]-[.C376]+[.D376]" office:value-type="float" office:value="97019" calcext:value-type="float">
            <text:p>97.0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11-12-13-14. TAKSİT</text:p>
          </table:table-cell>
          <table:table-cell table:style-name="ce535"/>
          <table:table-cell table:style-name="ce535" office:value-type="float" office:value="13636" calcext:value-type="float">
            <text:p>13.636,00</text:p>
          </table:table-cell>
          <table:table-cell table:style-name="ce535"/>
          <table:table-cell table:style-name="ce535" table:formula="of:=[.F376]-[.C377]+[.D377]" office:value-type="float" office:value="110655" calcext:value-type="float">
            <text:p>110.65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kmer</text:p>
          </table:table-cell>
          <table:table-cell table:style-name="ce535"/>
          <table:table-cell table:style-name="ce535" office:value-type="float" office:value="466" calcext:value-type="float">
            <text:p>466,00</text:p>
          </table:table-cell>
          <table:table-cell table:style-name="ce535"/>
          <table:table-cell table:style-name="ce535" table:formula="of:=[.F377]-[.C378]+[.D378]" office:value-type="float" office:value="111121" calcext:value-type="float">
            <text:p>111.1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gıda laboratuarı faturadan</text:p>
          </table:table-cell>
          <table:table-cell table:style-name="ce535" office:value-type="float" office:value="7460" calcext:value-type="float">
            <text:p>7.460,00</text:p>
          </table:table-cell>
          <table:table-cell table:style-name="ce535" table:number-columns-repeated="2"/>
          <table:table-cell table:style-name="ce535" table:formula="of:=[.F378]-[.C379]+[.D379]" office:value-type="float" office:value="103661" calcext:value-type="float">
            <text:p>103.6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4 ad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79]-[.C380]+[.D380]" office:value-type="float" office:value="103711" calcext:value-type="float">
            <text:p>103.7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nnemin maaş</text:p>
          </table:table-cell>
          <table:table-cell table:style-name="ce535"/>
          <table:table-cell table:style-name="ce535" office:value-type="float" office:value="1350" calcext:value-type="float">
            <text:p>1.350,00</text:p>
          </table:table-cell>
          <table:table-cell table:style-name="ce535"/>
          <table:table-cell table:style-name="ce535" table:formula="of:=[.F380]-[.C381]+[.D381]" office:value-type="float" office:value="105061" calcext:value-type="float">
            <text:p>105.0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<text:s text:c="2"/>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381]-[.C382]+[.D382]" office:value-type="float" office:value="105311" calcext:value-type="float">
            <text:p>105.3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82]-[.C383]+[.D383]" office:value-type="float" office:value="105361" calcext:value-type="float">
            <text:p>105.3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383]-[.C384]+[.D384]" office:value-type="float" office:value="105561" calcext:value-type="float">
            <text:p>105.5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384]-[.C385]+[.D385]" office:value-type="float" office:value="105961" calcext:value-type="float">
            <text:p>105.9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2 ad</text:p>
          </table:table-cell>
          <table:table-cell table:style-name="ce535"/>
          <table:table-cell table:style-name="ce535" office:value-type="float" office:value="36" calcext:value-type="float">
            <text:p>36,00</text:p>
          </table:table-cell>
          <table:table-cell table:style-name="ce535"/>
          <table:table-cell table:style-name="ce535" table:formula="of:=[.F385]-[.C386]+[.D386]" office:value-type="float" office:value="105997" calcext:value-type="float">
            <text:p>105.99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5" calcext:value-type="date">
            <text:p>05.07.1905</text:p>
          </table:table-cell>
          <table:table-cell table:style-name="ce518" office:value-type="string" calcext:value-type="string">
            <text:p>maket bıç ve ydk 2 ad</text:p>
          </table:table-cell>
          <table:table-cell table:style-name="ce535"/>
          <table:table-cell table:style-name="ce535" office:value-type="float" office:value="10" calcext:value-type="float">
            <text:p>10,00</text:p>
          </table:table-cell>
          <table:table-cell table:style-name="ce535"/>
          <table:table-cell table:style-name="ce535" table:formula="of:=[.F386]-[.C387]+[.D387]" office:value-type="float" office:value="106007" calcext:value-type="float">
            <text:p>106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12 Ford Transit</text:p>
          </table:table-cell>
          <table:table-cell table:style-name="ce535"/>
          <table:table-cell table:style-name="ce535" office:value-type="float" office:value="55000" calcext:value-type="float">
            <text:p>55.000,00</text:p>
          </table:table-cell>
          <table:table-cell table:style-name="ce535"/>
          <table:table-cell table:style-name="ce535" table:formula="of:=[.F387]-[.C388]+[.D388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3 sonu doğuş alacaklı</text:p>
          </table:table-cell>
          <table:table-cell table:style-name="ce535" table:number-columns-repeated="3"/>
          <table:table-cell table:style-name="ce536" table:formula="of:=[.F388]-[.C389]+[.D389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89]-[.C390]+[.D390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3 doğuş alacaklı</text:p>
          </table:table-cell>
          <table:table-cell table:style-name="ce536"/>
          <table:table-cell table:style-name="ce536" table:formula="of:=[.F389]" office:value-type="float" office:value="161007" calcext:value-type="float">
            <text:p>161.007,00</text:p>
          </table:table-cell>
          <table:table-cell table:style-name="ce536"/>
          <table:table-cell table:style-name="ce536" table:formula="of:=[.D391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91]-[.C392]+[.D392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6" calcext:value-type="date">
            <text:p>06.07.1905</text:p>
          </table:table-cell>
          <table:table-cell table:style-name="ce518"/>
          <table:table-cell table:style-name="ce535" table:number-columns-repeated="3"/>
          <table:table-cell table:style-name="ce535" table:formula="of:=[.F392]-[.C393]+[.D393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1-17" calcext:value-type="date">
            <text:p>17.01.2014</text:p>
          </table:table-cell>
          <table:table-cell table:style-name="ce518" office:value-type="string" calcext:value-type="string">
            <text:p>KREDİ 1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3]-[.C394]+[.D394]" office:value-type="float" office:value="164416" calcext:value-type="float">
            <text:p>164.4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2-17" calcext:value-type="date">
            <text:p>17.02.2014</text:p>
          </table:table-cell>
          <table:table-cell table:style-name="ce518" office:value-type="string" calcext:value-type="string">
            <text:p>KREDİ 1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4]-[.C395]+[.D395]" office:value-type="float" office:value="167825" calcext:value-type="float">
            <text:p>16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07" calcext:value-type="date">
            <text:p>07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395]-[.C396]+[.D396]" office:value-type="float" office:value="87825" calcext:value-type="float">
            <text:p>8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17" calcext:value-type="date">
            <text:p>17.03.2014</text:p>
          </table:table-cell>
          <table:table-cell table:style-name="ce518" office:value-type="string" calcext:value-type="string">
            <text:p>KREDİ 1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6]-[.C397]+[.D397]" office:value-type="float" office:value="91234" calcext:value-type="float">
            <text:p>9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0" calcext:value-type="date">
            <text:p>20.03.2014</text:p>
          </table:table-cell>
          <table:table-cell table:style-name="ce518" office:value-type="string" calcext:value-type="string">
            <text:p>q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97]-[.C398]+[.D398]" office:value-type="float" office:value="71234" calcext:value-type="float">
            <text:p>7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5" calcext:value-type="date">
            <text:p>25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11700" calcext:value-type="float">
            <text:p>11.700,00</text:p>
          </table:table-cell>
          <table:table-cell table:style-name="ce535" table:number-columns-repeated="2"/>
          <table:table-cell table:style-name="ce535" table:formula="of:=[.F398]-[.C399]+[.D399]" office:value-type="float" office:value="59534" calcext:value-type="float">
            <text:p>59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22000" calcext:value-type="float">
            <text:p>22.000,00</text:p>
          </table:table-cell>
          <table:table-cell table:style-name="ce535" table:number-columns-repeated="2"/>
          <table:table-cell table:style-name="ce535" table:formula="of:=[.F399]-[.C400]+[.D400]" office:value-type="float" office:value="37534" calcext:value-type="float">
            <text:p>37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hmb ygv</text:p>
          </table:table-cell>
          <table:table-cell table:style-name="ce535" office:value-type="float" office:value="91.54" calcext:value-type="float">
            <text:p>91,54</text:p>
          </table:table-cell>
          <table:table-cell table:style-name="ce535" table:number-columns-repeated="2"/>
          <table:table-cell table:style-name="ce535" table:formula="of:=[.F400]-[.C401]+[.D401]" office:value-type="float" office:value="37442.46" calcext:value-type="float">
            <text:p>37.442,4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zan ygv</text:p>
          </table:table-cell>
          <table:table-cell table:style-name="ce535" office:value-type="float" office:value="758.12" calcext:value-type="float">
            <text:p>758,12</text:p>
          </table:table-cell>
          <table:table-cell table:style-name="ce535" table:number-columns-repeated="2"/>
          <table:table-cell table:style-name="ce535" table:formula="of:=[.F401]-[.C402]+[.D402]" office:value-type="float" office:value="36684.34" calcext:value-type="float">
            <text:p>36.684,3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şe balcı gv</text:p>
          </table:table-cell>
          <table:table-cell table:style-name="ce535" office:value-type="float" office:value="693.7" calcext:value-type="float">
            <text:p>693,70</text:p>
          </table:table-cell>
          <table:table-cell table:style-name="ce535" table:number-columns-repeated="2"/>
          <table:table-cell table:style-name="ce535" table:formula="of:=[.F402]-[.C403]+[.D403]" office:value-type="float" office:value="35990.64" calcext:value-type="float">
            <text:p>35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imapen sene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403]-[.C404]+[.D404]" office:value-type="float" office:value="34990.64" calcext:value-type="float">
            <text:p>3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04]-[.C405]+[.D405]" office:value-type="float" office:value="14990.64" calcext:value-type="float">
            <text:p>1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u mlz</text:p>
          </table:table-cell>
          <table:table-cell table:style-name="ce535"/>
          <table:table-cell table:style-name="ce535" office:value-type="float" office:value="88" calcext:value-type="float">
            <text:p>88,00</text:p>
          </table:table-cell>
          <table:table-cell table:style-name="ce535"/>
          <table:table-cell table:style-name="ce535" table:formula="of:=[.F405]-[.C406]+[.D406]" office:value-type="float" office:value="15078.64" calcext:value-type="float">
            <text:p>15.0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02" calcext:value-type="date">
            <text:p>02.04.2014</text:p>
          </table:table-cell>
          <table:table-cell table:style-name="ce518" office:value-type="string" calcext:value-type="string">
            <text:p>fatih aydın</text:p>
          </table:table-cell>
          <table:table-cell table:style-name="ce535" office:value-type="float" office:value="2100" calcext:value-type="float">
            <text:p>2.100,00</text:p>
          </table:table-cell>
          <table:table-cell table:style-name="ce535" table:number-columns-repeated="2"/>
          <table:table-cell table:style-name="ce535" table:formula="of:=[.F406]-[.C407]+[.D407]" office:value-type="float" office:value="12978.64" calcext:value-type="float">
            <text:p>12.9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07]-[.C408]+[.D408]" office:value-type="float" office:value="13228.64" calcext:value-type="float">
            <text:p>13.22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 sa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08]-[.C409]+[.D409]" office:value-type="float" office:value="13278.64" calcext:value-type="float">
            <text:p>13.2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17" calcext:value-type="date">
            <text:p>17.04.2014</text:p>
          </table:table-cell>
          <table:table-cell table:style-name="ce518" office:value-type="string" calcext:value-type="string">
            <text:p>KREDİ 1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09]-[.C410]+[.D410]" office:value-type="float" office:value="16687.64" calcext:value-type="float">
            <text:p>16.6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5" calcext:value-type="date">
            <text:p>15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410]-[.C411]+[.D411]" office:value-type="float" office:value="18187.64" calcext:value-type="float">
            <text:p>18.1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28" calcext:value-type="date">
            <text:p>28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11]-[.C412]+[.D412]" office:value-type="float" office:value="18437.64" calcext:value-type="float">
            <text:p>18.4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412]-[.C413]+[.D413]" office:value-type="float" office:value="18337.64" calcext:value-type="float">
            <text:p>18.3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ya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413]-[.C414]+[.D414]" office:value-type="float" office:value="18537.64" calcext:value-type="float">
            <text:p>18.5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24" calcext:value-type="date">
            <text:p>24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414]-[.C415]+[.D415]" office:value-type="float" office:value="19037.64" calcext:value-type="float">
            <text:p>19.0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7" calcext:value-type="date">
            <text:p>17.05.2014</text:p>
          </table:table-cell>
          <table:table-cell table:style-name="ce518" office:value-type="string" calcext:value-type="string">
            <text:p>KREDİ 1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5]-[.C416]+[.D416]" office:value-type="float" office:value="22446.64" calcext:value-type="float">
            <text:p>22.446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17" calcext:value-type="date">
            <text:p>17.06.2014</text:p>
          </table:table-cell>
          <table:table-cell table:style-name="ce518" office:value-type="string" calcext:value-type="string">
            <text:p>KREDİ 2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6]-[.C417]+[.D417]" office:value-type="float" office:value="25855.64" calcext:value-type="float">
            <text:p>25.85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KREDİ 2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7]-[.C418]+[.D418]" office:value-type="float" office:value="29264.64" calcext:value-type="float">
            <text:p>29.26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1" calcext:value-type="date">
            <text:p>21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640" calcext:value-type="float">
            <text:p>640,00</text:p>
          </table:table-cell>
          <table:table-cell table:style-name="ce535"/>
          <table:table-cell table:style-name="ce535" table:formula="of:=[.F418]-[.C419]+[.D419]" office:value-type="float" office:value="29904.64" calcext:value-type="float">
            <text:p>29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30" calcext:value-type="date">
            <text:p>30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419]-[.C420]+[.D420]" office:value-type="float" office:value="37904.64" calcext:value-type="float">
            <text:p>3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4" calcext:value-type="date">
            <text:p>14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0]-[.C421]+[.D421]" office:value-type="float" office:value="57904.64" calcext:value-type="float">
            <text:p>5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6500" calcext:value-type="float">
            <text:p>6.500,00</text:p>
          </table:table-cell>
          <table:table-cell table:style-name="ce535"/>
          <table:table-cell table:style-name="ce535" table:formula="of:=[.F421]-[.C422]+[.D422]" office:value-type="float" office:value="64404.64" calcext:value-type="float">
            <text:p>64.4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2" calcext:value-type="date">
            <text:p>22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2250" calcext:value-type="float">
            <text:p>2.250,00</text:p>
          </table:table-cell>
          <table:table-cell table:style-name="ce535"/>
          <table:table-cell table:style-name="ce535" table:formula="of:=[.F422]-[.C423]+[.D423]" office:value-type="float" office:value="66654.64" calcext:value-type="float">
            <text:p>6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3" calcext:value-type="date">
            <text:p>23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3]-[.C424]+[.D424]" office:value-type="float" office:value="86654.64" calcext:value-type="float">
            <text:p>8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06" calcext:value-type="date">
            <text:p>06.08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4]-[.C425]+[.D425]" office:value-type="float" office:value="89654.64" calcext:value-type="float">
            <text:p>89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17" calcext:value-type="date">
            <text:p>17.08.2014</text:p>
          </table:table-cell>
          <table:table-cell table:style-name="ce518" office:value-type="string" calcext:value-type="string">
            <text:p>KREDİ 2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25]-[.C426]+[.D426]" office:value-type="float" office:value="93063.64" calcext:value-type="float">
            <text:p>93.0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3" calcext:value-type="date">
            <text:p>23.08.2014</text:p>
          </table:table-cell>
          <table:table-cell table:style-name="ce518" office:value-type="string" calcext:value-type="string">
            <text:p>çizme eldiven</text:p>
          </table:table-cell>
          <table:table-cell table:style-name="ce535"/>
          <table:table-cell table:style-name="ce535" office:value-type="float" office:value="57" calcext:value-type="float">
            <text:p>57,00</text:p>
          </table:table-cell>
          <table:table-cell table:style-name="ce535"/>
          <table:table-cell table:style-name="ce535" table:formula="of:=[.F426]-[.C427]+[.D427]" office:value-type="float" office:value="93120.64" calcext:value-type="float">
            <text:p>9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7" calcext:value-type="date">
            <text:p>27.08.2014</text:p>
          </table:table-cell>
          <table:table-cell table:style-name="ce520" office:value-type="string" calcext:value-type="string">
            <text:p>denizbank doğuş</text:p>
          </table:table-cell>
          <table:table-cell table:style-name="ce536" office:value-type="float" office:value="80000" calcext:value-type="float">
            <text:p>80.000,00</text:p>
          </table:table-cell>
          <table:table-cell table:style-name="ce536" table:number-columns-repeated="2"/>
          <table:table-cell table:style-name="ce535" table:formula="of:=[.F427]-[.C428]+[.D428]" office:value-type="float" office:value="13120.64" calcext:value-type="float">
            <text:p>1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02" calcext:value-type="date">
            <text:p>02.09.2014</text:p>
          </table:table-cell>
          <table:table-cell table:style-name="ce524" office:value-type="string" calcext:value-type="string">
            <text:p>denizbank doğuş</text:p>
          </table:table-cell>
          <table:table-cell table:style-name="ce539" office:value-type="float" office:value="65000" calcext:value-type="float">
            <text:p>65.000,00</text:p>
          </table:table-cell>
          <table:table-cell table:style-name="ce539"/>
          <table:table-cell table:style-name="ce536"/>
          <table:table-cell table:style-name="ce535" table:formula="of:=[.F428]-[.C429]+[.D429]" office:value-type="float" office:value="-51879.36" calcext:value-type="float">
            <text:p>-51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1" calcext:value-type="date">
            <text:p>01.09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9]-[.C430]+[.D430]" office:value-type="float" office:value="-48879.36" calcext:value-type="float">
            <text:p>-48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5" calcext:value-type="date">
            <text:p>05.09.2014</text:p>
          </table:table-cell>
          <table:table-cell table:style-name="ce518" office:value-type="string" calcext:value-type="string">
            <text:p>İş 800 e aktarıla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0]-[.C431]+[.D431]" office:value-type="float" office:value="-43879.36" calcext:value-type="float">
            <text:p>-43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HMET SAMUR KARO KK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431]-[.C432]+[.D432]" office:value-type="float" office:value="-44279.36" calcext:value-type="float">
            <text:p>-44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26" calcext:value-type="date">
            <text:p>26.09.2014</text:p>
          </table:table-cell>
          <table:table-cell table:style-name="ce525" office:value-type="string" calcext:value-type="string">
            <text:p>İş 800 e aktarılan</text:p>
          </table:table-cell>
          <table:table-cell table:style-name="ce31"/>
          <table:table-cell table:style-name="ce31" office:value-type="float" office:value="3000" calcext:value-type="float">
            <text:p>3.000,00</text:p>
          </table:table-cell>
          <table:table-cell table:style-name="ce535"/>
          <table:table-cell table:style-name="ce535" table:formula="of:=[.F432]-[.C433]+[.D433]" office:value-type="float" office:value="-41279.36" calcext:value-type="float">
            <text:p>-41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1. tkst için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433]-[.C434]+[.D434]" office:value-type="float" office:value="-40279.36" calcext:value-type="float">
            <text:p>-40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30" calcext:value-type="date">
            <text:p>30.09.2014</text:p>
          </table:table-cell>
          <table:table-cell table:style-name="ce518" office:value-type="string" calcext:value-type="string">
            <text:p>şekerbank bch a</text:p>
          </table:table-cell>
          <table:table-cell table:style-name="ce535"/>
          <table:table-cell table:style-name="ce535" office:value-type="float" office:value="100000" calcext:value-type="float">
            <text:p>100.000,00</text:p>
          </table:table-cell>
          <table:table-cell table:style-name="ce535"/>
          <table:table-cell table:style-name="ce535" table:formula="of:=[.F434]-[.C435]+[.D435]" office:value-type="float" office:value="59720.64" calcext:value-type="float">
            <text:p>59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yıldız tic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435]-[.C436]+[.D436]" office:value-type="float" office:value="56720.64" calcext:value-type="float">
            <text:p>56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6]-[.C437]+[.D437]" office:value-type="float" office:value="61720.64" calcext:value-type="float">
            <text:p>61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437]-[.C438]+[.D438]" office:value-type="float" office:value="61748.64" calcext:value-type="float">
            <text:p>61.74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zme <text:s/></text:p>
          </table:table-cell>
          <table:table-cell table:style-name="ce31"/>
          <table:table-cell table:style-name="ce31" office:value-type="float" office:value="15" calcext:value-type="float">
            <text:p>15,00</text:p>
          </table:table-cell>
          <table:table-cell table:style-name="ce535"/>
          <table:table-cell table:style-name="ce535" table:formula="of:=[.F438]-[.C439]+[.D439]" office:value-type="float" office:value="61763.64" calcext:value-type="float">
            <text:p>61.7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17" calcext:value-type="date">
            <text:p>17.09.2014</text:p>
          </table:table-cell>
          <table:table-cell table:style-name="ce518" office:value-type="string" calcext:value-type="string">
            <text:p>KREDİ 2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39]-[.C440]+[.D440]" office:value-type="float" office:value="65172.64" calcext:value-type="float">
            <text:p>65.1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3" calcext:value-type="date">
            <text:p>13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50" calcext:value-type="float">
            <text:p>850,00</text:p>
          </table:table-cell>
          <table:table-cell table:style-name="ce535"/>
          <table:table-cell table:style-name="ce535" table:formula="of:=[.F440]-[.C441]+[.D441]" office:value-type="float" office:value="66022.64" calcext:value-type="float">
            <text:p>66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5" calcext:value-type="date">
            <text:p>15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441]-[.C442]+[.D442]" office:value-type="float" office:value="70022.64" calcext:value-type="float">
            <text:p>70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7" calcext:value-type="date">
            <text:p>17.10.2014</text:p>
          </table:table-cell>
          <table:table-cell table:style-name="ce518" office:value-type="string" calcext:value-type="string">
            <text:p>KREDİ 2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2]-[.C443]+[.D443]" office:value-type="float" office:value="73431.64" calcext:value-type="float">
            <text:p>73.431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16" calcext:value-type="date">
            <text:p>16.10.2014</text:p>
          </table:table-cell>
          <table:table-cell table:style-name="ce525" office:value-type="string" calcext:value-type="string">
            <text:p>iş kredi</text:p>
          </table:table-cell>
          <table:table-cell table:style-name="ce31"/>
          <table:table-cell table:style-name="ce31" office:value-type="float" office:value="1727" calcext:value-type="float">
            <text:p>1.727,00</text:p>
          </table:table-cell>
          <table:table-cell table:style-name="ce535"/>
          <table:table-cell table:style-name="ce535" table:formula="of:=[.F443]-[.C444]+[.D444]" office:value-type="float" office:value="75158.64" calcext:value-type="float">
            <text:p>75.15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26" calcext:value-type="date">
            <text:p>26.10.2014</text:p>
          </table:table-cell>
          <table:table-cell table:style-name="ce525" office:value-type="string" calcext:value-type="string">
            <text:p>deniz kredi 2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44]-[.C445]+[.D445]" office:value-type="float" office:value="81923.64" calcext:value-type="float">
            <text:p>81.92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köpük çizme</text:p>
          </table:table-cell>
          <table:table-cell table:style-name="ce31"/>
          <table:table-cell table:style-name="ce31" office:value-type="float" office:value="70" calcext:value-type="float">
            <text:p>70,00</text:p>
          </table:table-cell>
          <table:table-cell table:style-name="ce535"/>
          <table:table-cell table:style-name="ce535" table:formula="of:=[.F445]-[.C446]+[.D446]" office:value-type="float" office:value="81993.64" calcext:value-type="float">
            <text:p>81.99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03" calcext:value-type="date">
            <text:p>03.11.2014</text:p>
          </table:table-cell>
          <table:table-cell table:style-name="ce525" office:value-type="string" calcext:value-type="string">
            <text:p>623087 hesaba</text:p>
          </table:table-cell>
          <table:table-cell table:style-name="ce31"/>
          <table:table-cell table:style-name="ce31" office:value-type="float" office:value="2782" calcext:value-type="float">
            <text:p>2.782,00</text:p>
          </table:table-cell>
          <table:table-cell table:style-name="ce535"/>
          <table:table-cell table:style-name="ce535" table:formula="of:=[.F446]-[.C447]+[.D447]" office:value-type="float" office:value="84775.64" calcext:value-type="float">
            <text:p>84.77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1-17" calcext:value-type="date">
            <text:p>17.11.2014</text:p>
          </table:table-cell>
          <table:table-cell table:style-name="ce518" office:value-type="string" calcext:value-type="string">
            <text:p>KREDİ 2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7]-[.C448]+[.D448]" office:value-type="float" office:value="88184.64" calcext:value-type="float">
            <text:p>88.1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kadıoğlu kk ile ödeme</text:p>
          </table:table-cell>
          <table:table-cell table:style-name="ce31" office:value-type="float" office:value="8500" calcext:value-type="float">
            <text:p>8.500,00</text:p>
          </table:table-cell>
          <table:table-cell table:style-name="ce31"/>
          <table:table-cell table:style-name="ce535"/>
          <table:table-cell table:style-name="ce535" table:formula="of:=[.F448]-[.C449]+[.D449]" office:value-type="float" office:value="79684.64" calcext:value-type="float">
            <text:p>79.6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sanayide elden</text:p>
          </table:table-cell>
          <table:table-cell table:style-name="ce31"/>
          <table:table-cell table:style-name="ce31" office:value-type="float" office:value="450" calcext:value-type="float">
            <text:p>450,00</text:p>
          </table:table-cell>
          <table:table-cell table:style-name="ce535"/>
          <table:table-cell table:style-name="ce535" table:formula="of:=[.F449]-[.C450]+[.D450]" office:value-type="float" office:value="80134.64" calcext:value-type="float">
            <text:p>80.13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25 kg</text:p>
          </table:table-cell>
          <table:table-cell table:style-name="ce31"/>
          <table:table-cell table:style-name="ce31" office:value-type="float" office:value="60" calcext:value-type="float">
            <text:p>60,00</text:p>
          </table:table-cell>
          <table:table-cell table:style-name="ce535"/>
          <table:table-cell table:style-name="ce535" table:formula="of:=[.F450]-[.C451]+[.D451]" office:value-type="float" office:value="80194.64" calcext:value-type="float">
            <text:p>80.19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beybi 3*12</text:p>
          </table:table-cell>
          <table:table-cell table:style-name="ce31"/>
          <table:table-cell table:style-name="ce31" office:value-type="float" office:value="36" calcext:value-type="float">
            <text:p>36,00</text:p>
          </table:table-cell>
          <table:table-cell table:style-name="ce535"/>
          <table:table-cell table:style-name="ce535" table:formula="of:=[.F451]-[.C452]+[.D452]" office:value-type="float" office:value="80230.64" calcext:value-type="float">
            <text:p>80.23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<text:s/>beybi</text:p>
          </table:table-cell>
          <table:table-cell table:style-name="ce31"/>
          <table:table-cell table:style-name="ce31" office:value-type="float" office:value="72" calcext:value-type="float">
            <text:p>72,00</text:p>
          </table:table-cell>
          <table:table-cell table:style-name="ce535"/>
          <table:table-cell table:style-name="ce535" table:formula="of:=[.F452]-[.C453]+[.D453]" office:value-type="float" office:value="80302.64" calcext:value-type="float">
            <text:p>80.30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3]-[.C454]+[.D454]" office:value-type="float" office:value="80350.64" calcext:value-type="float">
            <text:p>80.35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4]-[.C455]+[.D455]" office:value-type="float" office:value="80398.64" calcext:value-type="float">
            <text:p>80.39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26" calcext:value-type="date">
            <text:p>26.11.2014</text:p>
          </table:table-cell>
          <table:table-cell table:style-name="ce525" office:value-type="string" calcext:value-type="string">
            <text:p>deniz kredi 3/60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55]-[.C456]+[.D456]" office:value-type="float" office:value="87163.64" calcext:value-type="float">
            <text:p>87.1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26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56]-[.C457]+[.D457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2-26" calcext:value-type="date">
            <text:p>26.12.2014</text:p>
          </table:table-cell>
          <table:table-cell table:style-name="ce525" office:value-type="string" calcext:value-type="string">
            <text:p>deniz kredi 4/60 <text:s text:c="2"/>6600 çek ile ödendi</text:p>
          </table:table-cell>
          <table:table-cell table:style-name="ce31" table:number-columns-repeated="2"/>
          <table:table-cell table:style-name="ce535"/>
          <table:table-cell table:style-name="ce535" table:formula="of:=[.F457]-[.C458]+[.D458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için</text:p>
          </table:table-cell>
          <table:table-cell table:style-name="ce31"/>
          <table:table-cell table:style-name="ce31" office:value-type="float" office:value="160" calcext:value-type="float">
            <text:p>160,00</text:p>
          </table:table-cell>
          <table:table-cell table:style-name="ce535"/>
          <table:table-cell table:style-name="ce535" table:formula="of:=[.F458]-[.C459]+[.D459]" office:value-type="float" office:value="90732.64" calcext:value-type="float">
            <text:p>90.73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4" office:value-type="string" calcext:value-type="string">
            <text:p>SANAYİ dükkan satışından</text:p>
          </table:table-cell>
          <table:table-cell table:style-name="ce539" office:value-type="float" office:value="100000" calcext:value-type="float">
            <text:p>100.000,00</text:p>
          </table:table-cell>
          <table:table-cell table:style-name="ce539"/>
          <table:table-cell table:style-name="ce536"/>
          <table:table-cell table:style-name="ce535" table:formula="of:=[.F459]-[.C460]+[.D460]" office:value-type="float" office:value="-9267.36" calcext:value-type="float">
            <text:p>-9.26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/>
          <table:table-cell table:style-name="ce31" office:value-type="float" office:value="1960" calcext:value-type="float">
            <text:p>1.960,00</text:p>
          </table:table-cell>
          <table:table-cell table:style-name="ce535"/>
          <table:table-cell table:style-name="ce535" table:formula="of:=[.F460]-[.C461]+[.D46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1]-[.C462]+[.D462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1"/>
          <table:table-cell table:style-name="ce524" office:value-type="string" calcext:value-type="string">
            <text:p>2014 SONU DOĞUŞ BORÇLU</text:p>
          </table:table-cell>
          <table:table-cell table:style-name="ce539" table:number-columns-repeated="2"/>
          <table:table-cell table:style-name="ce536"/>
          <table:table-cell table:style-name="ce536" table:formula="of:=[.F462]-[.C463]+[.D463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3]-[.C464]+[.D464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 table:number-columns-repeated="2"/>
          <table:table-cell table:style-name="ce535"/>
          <table:table-cell table:style-name="ce535" table:formula="of:=[.F464]-[.C465]+[.D465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2 CM 11*15=165 M2</text:p>
          </table:table-cell>
          <table:table-cell table:style-name="ce31" table:number-columns-repeated="3"/>
          <table:table-cell table:style-name="ce535" table:formula="of:=[.F465]-[.C466]+[.D466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3 CM 14*10.5=147 M2</text:p>
          </table:table-cell>
          <table:table-cell table:style-name="ce31" table:number-columns-repeated="3"/>
          <table:table-cell table:style-name="ce535" table:formula="of:=[.F466]-[.C467]+[.D467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YAPIŞTIRICI</text:p>
          </table:table-cell>
          <table:table-cell table:style-name="ce31" table:number-columns-repeated="3"/>
          <table:table-cell table:style-name="ce535" table:formula="of:=[.F467]-[.C468]+[.D468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1*60=660</text:p>
          </table:table-cell>
          <table:table-cell table:style-name="ce31" table:number-columns-repeated="3"/>
          <table:table-cell table:style-name="ce535" table:formula="of:=[.F468]-[.C469]+[.D469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4*60=840</text:p>
          </table:table-cell>
          <table:table-cell table:style-name="Default"/>
          <table:table-cell table:style-name="ce31" table:number-columns-repeated="2"/>
          <table:table-cell table:style-name="ce535" table:formula="of:=[.F469]-[.C470]+[.D470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46*10=460</text:p>
          </table:table-cell>
          <table:table-cell table:style-name="Default"/>
          <table:table-cell table:style-name="ce31" table:number-columns-repeated="2"/>
          <table:table-cell table:style-name="ce535" table:formula="of:=[.F470]-[.C471]+[.D47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471]-[.C472]+[.D472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72]-[.C473]+[.D473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4 doğuş borçlu</text:p>
          </table:table-cell>
          <table:table-cell table:style-name="ce536"/>
          <table:table-cell table:style-name="ce536" table:formula="of:=[.F463]" office:value-type="float" office:value="-7307.36" calcext:value-type="float">
            <text:p>-7.307,36</text:p>
          </table:table-cell>
          <table:table-cell table:style-name="ce536"/>
          <table:table-cell table:style-name="ce536" table:formula="of:=[.D474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20" office:value-type="float" office:value="2015" calcext:value-type="float">
            <text:p>2015</text:p>
          </table:table-cell>
          <table:table-cell table:style-name="ce535" table:number-columns-repeated="3"/>
          <table:table-cell table:style-name="ce535" table:formula="of:=[.F474]-[.C475]+[.D475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kadıoğlu yavuz kk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475]-[.C476]+[.D476]" office:value-type="float" office:value="-9107.36" calcext:value-type="float">
            <text:p>-9.1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ankara akbank eft kepçe için</text:p>
          </table:table-cell>
          <table:table-cell table:style-name="ce535"/>
          <table:table-cell table:style-name="ce535" office:value-type="float" office:value="1650" calcext:value-type="float">
            <text:p>1.650,00</text:p>
          </table:table-cell>
          <table:table-cell table:style-name="ce535"/>
          <table:table-cell table:style-name="ce535" table:formula="of:=[.F476]-[.C477]+[.D477]" office:value-type="float" office:value="-7457.36" calcext:value-type="float">
            <text:p>-7.4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balcı eld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477]-[.C478]+[.D478]" office:value-type="float" office:value="-7357.36" calcext:value-type="float">
            <text:p>-7.3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7" office:value-type="string" calcext:value-type="string">
            <text:p>SERKAN KAYALAR TEMİNAT İÇİN BCH TAN</text:p>
          </table:table-cell>
          <table:table-cell table:style-name="ce536"/>
          <table:table-cell table:style-name="ce536" office:value-type="float" office:value="80000" calcext:value-type="float">
            <text:p>80.000,00</text:p>
          </table:table-cell>
          <table:table-cell table:style-name="ce535"/>
          <table:table-cell table:style-name="ce535" table:formula="of:=[.F478]-[.C479]+[.D479]" office:value-type="float" office:value="72642.64" calcext:value-type="float">
            <text:p>72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0" calcext:value-type="date">
            <text:p>20.01.15</text:p>
          </table:table-cell>
          <table:table-cell table:style-name="ce525" office:value-type="string" calcext:value-type="string">
            <text:p>ALİ BALCI ELDEN</text:p>
          </table:table-cell>
          <table:table-cell table:style-name="ce31" office:value-type="float" office:value="8000" calcext:value-type="float">
            <text:p>8.000,00</text:p>
          </table:table-cell>
          <table:table-cell table:style-name="ce31"/>
          <table:table-cell table:style-name="ce535"/>
          <table:table-cell table:style-name="ce535" table:formula="of:=[.F479]-[.C480]+[.D480]" office:value-type="float" office:value="64642.64" calcext:value-type="float">
            <text:p>64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6" calcext:value-type="date">
            <text:p>26.01.15</text:p>
          </table:table-cell>
          <table:table-cell table:style-name="ce525" office:value-type="string" calcext:value-type="string">
            <text:p>DENİZ KREDİ 5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0]-[.C481]+[.D481]" office:value-type="float" office:value="71407.64" calcext:value-type="float">
            <text:p>71.40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1-17" calcext:value-type="date">
            <text:p>17.01.15</text:p>
          </table:table-cell>
          <table:table-cell table:style-name="ce518" office:value-type="string" calcext:value-type="string">
            <text:p>KREDİ 27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81]-[.C482]+[.D482]" office:value-type="float" office:value="74816.64" calcext:value-type="float">
            <text:p>74.8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dv</text:p>
          </table:table-cell>
          <table:table-cell table:style-name="ce535" office:value-type="float" office:value="30" calcext:value-type="float">
            <text:p>30,00</text:p>
          </table:table-cell>
          <table:table-cell table:style-name="ce535" table:number-columns-repeated="2"/>
          <table:table-cell table:style-name="ce535" table:formula="of:=[.F482]-[.C483]+[.D483]" office:value-type="float" office:value="74786.64" calcext:value-type="float">
            <text:p>74.7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tğj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83]-[.C484]+[.D484]" office:value-type="float" office:value="74716.64" calcext:value-type="float">
            <text:p>74.7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484]-[.C485]+[.D485]" office:value-type="float" office:value="75016.64" calcext:value-type="float">
            <text:p>75.0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10" calcext:value-type="date">
            <text:p>10.02.2015</text:p>
          </table:table-cell>
          <table:table-cell table:style-name="ce518" office:value-type="string" calcext:value-type="string">
            <text:p>iş doğuş hesaba yatan bch a bch sıfırlandı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485]-[.C486]+[.D486]" office:value-type="float" office:value="-4983.36" calcext:value-type="float">
            <text:p>-4.983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2-26" calcext:value-type="date">
            <text:p>26.02.15</text:p>
          </table:table-cell>
          <table:table-cell table:style-name="ce525" office:value-type="string" calcext:value-type="string">
            <text:p>DENİZ KREDİ 6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6]-[.C487]+[.D487]" office:value-type="float" office:value="1781.64" calcext:value-type="float">
            <text:p>1.78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26" calcext:value-type="date">
            <text:p>26.02.2015</text:p>
          </table:table-cell>
          <table:table-cell table:style-name="ce518" office:value-type="string" calcext:value-type="string">
            <text:p>elden kredi için</text:p>
          </table:table-cell>
          <table:table-cell table:style-name="ce535" office:value-type="float" office:value="6700" calcext:value-type="float">
            <text:p>6.700,00</text:p>
          </table:table-cell>
          <table:table-cell table:style-name="ce535" table:number-columns-repeated="2"/>
          <table:table-cell table:style-name="ce535" table:formula="of:=[.F487]-[.C488]+[.D488]" office:value-type="float" office:value="-4918.36" calcext:value-type="float">
            <text:p>-4.91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2-17" calcext:value-type="date">
            <text:p>17.02.15</text:p>
          </table:table-cell>
          <table:table-cell table:style-name="ce518" office:value-type="string" calcext:value-type="string">
            <text:p>KREDİ 28-36 TAKSİT</text:p>
          </table:table-cell>
          <table:table-cell table:style-name="ce31"/>
          <table:table-cell table:style-name="ce31" office:value-type="float" office:value="3409" calcext:value-type="float">
            <text:p>3.409,00</text:p>
          </table:table-cell>
          <table:table-cell table:style-name="ce535"/>
          <table:table-cell table:style-name="ce535" table:formula="of:=[.F488]-[.C489]+[.D489]" office:value-type="float" office:value="-1509.36" calcext:value-type="float">
            <text:p>-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4" calcext:value-type="date">
            <text:p>04.03.2015</text:p>
          </table:table-cell>
          <table:table-cell table:style-name="ce520" office:value-type="string" calcext:value-type="string">
            <text:p>bch tan ali ye</text:p>
          </table:table-cell>
          <table:table-cell table:style-name="ce539"/>
          <table:table-cell table:style-name="ce539" office:value-type="float" office:value="90000" calcext:value-type="float">
            <text:p>90.000,00</text:p>
          </table:table-cell>
          <table:table-cell table:style-name="ce535"/>
          <table:table-cell table:style-name="ce535" table:formula="of:=[.F489]-[.C490]+[.D490]" office:value-type="float" office:value="88490.64" calcext:value-type="float">
            <text:p>88.49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20" office:value-type="string" calcext:value-type="string">
            <text:p>halk tan işe esnaf kefalet kredisi</text:p>
          </table:table-cell>
          <table:table-cell table:style-name="ce539" office:value-type="float" office:value="140000" calcext:value-type="float">
            <text:p>140.000,00</text:p>
          </table:table-cell>
          <table:table-cell table:style-name="ce539"/>
          <table:table-cell table:style-name="ce535"/>
          <table:table-cell table:style-name="ce535" table:formula="of:=[.F490]-[.C491]+[.D491]" office:value-type="float" office:value="-51509.36" calcext:value-type="float">
            <text:p>-5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18" office:value-type="string" calcext:value-type="string">
            <text:p>sanayide elden</text:p>
          </table:table-cell>
          <table:table-cell table:style-name="ce31"/>
          <table:table-cell table:style-name="ce31" office:value-type="float" office:value="250" calcext:value-type="float">
            <text:p>250,00</text:p>
          </table:table-cell>
          <table:table-cell table:style-name="ce535"/>
          <table:table-cell table:style-name="ce535" table:formula="of:=[.F491]-[.C492]+[.D492]" office:value-type="float" office:value="-51259.36" calcext:value-type="float">
            <text:p>-51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25" calcext:value-type="date">
            <text:p>25.03.2015</text:p>
          </table:table-cell>
          <table:table-cell table:style-name="ce518" office:value-type="string" calcext:value-type="string">
            <text:p>işten ali ye kredi kartları için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492]-[.C493]+[.D493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/>
          <table:table-cell table:style-name="ce535" table:number-columns-repeated="3"/>
          <table:table-cell table:style-name="ce535" table:formula="of:=[.F493]-[.C494]+[.D494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5" calcext:value-type="date">
            <text:p>05.03.2015</text:p>
          </table:table-cell>
          <table:table-cell table:style-name="ce525" office:value-type="string" calcext:value-type="string">
            <text:p>ali balcı dan işe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94]-[.C495]+[.D495]" office:value-type="float" office:value="-66259.36" calcext:value-type="float">
            <text:p>-6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16" calcext:value-type="date">
            <text:p>16.03.2015</text:p>
          </table:table-cell>
          <table:table-cell table:style-name="ce518" office:value-type="string" calcext:value-type="string">
            <text:p>iş ten ali balcıya</text:p>
          </table:table-cell>
          <table:table-cell table:style-name="ce535"/>
          <table:table-cell table:style-name="ce535" office:value-type="float" office:value="11000" calcext:value-type="float">
            <text:p>11.000,00</text:p>
          </table:table-cell>
          <table:table-cell table:style-name="ce535"/>
          <table:table-cell table:style-name="ce535" table:formula="of:=[.F495]-[.C496]+[.D496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96]-[.C497]+[.D497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3-17" calcext:value-type="date">
            <text:p>17.03.15</text:p>
          </table:table-cell>
          <table:table-cell table:style-name="ce518" office:value-type="string" calcext:value-type="string">
            <text:p>KREDİ 29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97]-[.C498]+[.D498]" office:value-type="float" office:value="-51850.36" calcext:value-type="float">
            <text:p>-51.850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3-26" calcext:value-type="date">
            <text:p>26.03.15</text:p>
          </table:table-cell>
          <table:table-cell table:style-name="ce525" office:value-type="string" calcext:value-type="string">
            <text:p>DENİZ KREDİ 7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98]-[.C499]+[.D499]" office:value-type="float" office:value="-45085.36" calcext:value-type="float">
            <text:p>-45.08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ali nalcı bch a</text:p>
          </table:table-cell>
          <table:table-cell table:style-name="ce535"/>
          <table:table-cell table:style-name="ce535" office:value-type="float" office:value="1640" calcext:value-type="float">
            <text:p>1.640,00</text:p>
          </table:table-cell>
          <table:table-cell table:style-name="ce535"/>
          <table:table-cell table:style-name="ce535" table:formula="of:=[.F499]-[.C500]+[.D500]" office:value-type="float" office:value="-43445.36" calcext:value-type="float">
            <text:p>-4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00]-[.C501]+[.D501]" office:value-type="float" office:value="-23445.36" calcext:value-type="float">
            <text:p>-2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İşten 800 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1]-[.C502]+[.D502]" office:value-type="float" office:value="-18445.36" calcext:value-type="float">
            <text:p>-18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3" calcext:value-type="date">
            <text:p>03.04.2015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2]-[.C503]+[.D503]" office:value-type="float" office:value="-13445.36" calcext:value-type="float">
            <text:p>-1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6" calcext:value-type="date">
            <text:p>06.04.2015</text:p>
          </table:table-cell>
          <table:table-cell table:style-name="ce518" office:value-type="string" calcext:value-type="string">
            <text:p>elden <text:s/>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03]-[.C504]+[.D504]" office:value-type="float" office:value="-3445.36" calcext:value-type="float">
            <text:p>-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7" calcext:value-type="date">
            <text:p>07.04.2015</text:p>
          </table:table-cell>
          <table:table-cell table:style-name="ce518" office:value-type="string" calcext:value-type="string">
            <text:p>telefon</text:p>
          </table:table-cell>
          <table:table-cell table:style-name="ce535"/>
          <table:table-cell table:style-name="ce535" office:value-type="float" office:value="247" calcext:value-type="float">
            <text:p>247,00</text:p>
          </table:table-cell>
          <table:table-cell table:style-name="ce535"/>
          <table:table-cell table:style-name="ce535" table:formula="of:=[.F504]-[.C505]+[.D505]" office:value-type="float" office:value="-3198.36" calcext:value-type="float">
            <text:p>-3.19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0" calcext:value-type="date">
            <text:p>10.04.2015</text:p>
          </table:table-cell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5]-[.C506]+[.D506]" office:value-type="float" office:value="-3138.36" calcext:value-type="float">
            <text:p>-3.13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6]-[.C507]+[.D507]" office:value-type="float" office:value="-3078.36" calcext:value-type="float">
            <text:p>-3.0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tel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507]-[.C508]+[.D508]" office:value-type="float" office:value="-2978.36" calcext:value-type="float">
            <text:p>-2.9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5" calcext:value-type="date">
            <text:p>15.04.2015</text:p>
          </table:table-cell>
          <table:table-cell table:style-name="ce518" office:value-type="string" calcext:value-type="string">
            <text:p>işten <text:s text:c="2"/>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08]-[.C509]+[.D509]" office:value-type="float" office:value="12021.64" calcext:value-type="float">
            <text:p>12.0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0" calcext:value-type="date">
            <text:p>20.04.2015</text:p>
          </table:table-cell>
          <table:table-cell table:style-name="ce518" office:value-type="string" calcext:value-type="string">
            <text:p>kredi kartı</text:p>
          </table:table-cell>
          <table:table-cell table:style-name="ce535" office:value-type="float" office:value="4144" calcext:value-type="float">
            <text:p>4.144,00</text:p>
          </table:table-cell>
          <table:table-cell table:style-name="ce535" table:number-columns-repeated="2"/>
          <table:table-cell table:style-name="ce535" table:formula="of:=[.F509]-[.C510]+[.D510]" office:value-type="float" office:value="7877.64" calcext:value-type="float">
            <text:p>7.87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4-17" calcext:value-type="date">
            <text:p>17.04.15</text:p>
          </table:table-cell>
          <table:table-cell table:style-name="ce518" office:value-type="string" calcext:value-type="string">
            <text:p>KREDİ 30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10]-[.C511]+[.D511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26" calcext:value-type="date">
            <text:p>26.04.15</text:p>
          </table:table-cell>
          <table:table-cell table:style-name="ce525" office:value-type="string" calcext:value-type="string">
            <text:p>DENİZ KREDİ 8/60. TAKSİT</text:p>
          </table:table-cell>
          <table:table-cell table:style-name="ce31" table:number-columns-repeated="2"/>
          <table:table-cell table:style-name="ce535"/>
          <table:table-cell table:style-name="ce535" table:formula="of:=[.F511]-[.C512]+[.D512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2" calcext:value-type="date">
            <text:p>22.04.2015</text:p>
          </table:table-cell>
          <table:table-cell table:style-name="ce518" office:value-type="string" calcext:value-type="string">
            <text:p>elden mustafa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12]-[.C513]+[.D513]" office:value-type="float" office:value="15286.64" calcext:value-type="float">
            <text:p>1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ten ali ye <text:s text:c="36"/>20000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13]-[.C514]+[.D514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DENİZ KREDİ 8/60. TAKSİT <text:s text:c="2"/>6765</text:p>
          </table:table-cell>
          <table:table-cell table:style-name="ce535" table:number-columns-repeated="3"/>
          <table:table-cell table:style-name="ce535" table:formula="of:=[.F514]-[.C515]+[.D515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Halk <text:s text:c="37"/>7461</text:p>
          </table:table-cell>
          <table:table-cell table:style-name="ce535" table:number-columns-repeated="3"/>
          <table:table-cell table:style-name="ce535" table:formula="of:=[.F515]-[.C516]+[.D516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Nakit <text:s text:c="35"/>5035</text:p>
          </table:table-cell>
          <table:table-cell table:style-name="ce535" table:number-columns-repeated="3"/>
          <table:table-cell table:style-name="ce535" table:formula="of:=[.F516]-[.C517]+[.D517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Şeker <text:s text:c="37"/>600</text:p>
          </table:table-cell>
          <table:table-cell table:style-name="ce535" table:number-columns-repeated="3"/>
          <table:table-cell table:style-name="ce535" table:formula="of:=[.F517]-[.C518]+[.D518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000 den kalan</text:p>
          </table:table-cell>
          <table:table-cell table:style-name="ce535" office:value-type="float" office:value="139" calcext:value-type="float">
            <text:p>139,00</text:p>
          </table:table-cell>
          <table:table-cell table:style-name="ce535" table:number-columns-repeated="2"/>
          <table:table-cell table:style-name="ce535" table:formula="of:=[.F518]-[.C519]+[.D519]" office:value-type="float" office:value="35147.64" calcext:value-type="float">
            <text:p>35.14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17" calcext:value-type="date">
            <text:p>17.04.15</text:p>
          </table:table-cell>
          <table:table-cell table:style-name="ce525" office:value-type="string" calcext:value-type="string">
            <text:p>nalan bilgisayar</text:p>
          </table:table-cell>
          <table:table-cell table:style-name="ce31"/>
          <table:table-cell table:style-name="ce31" office:value-type="float" office:value="3055" calcext:value-type="float">
            <text:p>3.055,00</text:p>
          </table:table-cell>
          <table:table-cell table:style-name="ce535"/>
          <table:table-cell table:style-name="ce535" table:formula="of:=[.F519]-[.C520]+[.D520]" office:value-type="float" office:value="38202.64" calcext:value-type="float">
            <text:p>38.20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çizme</text:p>
          </table:table-cell>
          <table:table-cell table:style-name="ce31"/>
          <table:table-cell table:style-name="ce31" office:value-type="float" office:value="12" calcext:value-type="float">
            <text:p>12,00</text:p>
          </table:table-cell>
          <table:table-cell table:style-name="ce535"/>
          <table:table-cell table:style-name="ce535" table:formula="of:=[.F520]-[.C521]+[.D521]" office:value-type="float" office:value="38214.64" calcext:value-type="float">
            <text:p>3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40000" calcext:value-type="float">
            <text:p>40.000,00</text:p>
          </table:table-cell>
          <table:table-cell table:style-name="ce535"/>
          <table:table-cell table:style-name="ce535" table:formula="of:=[.F521]-[.C522]+[.D522]" office:value-type="float" office:value="78214.64" calcext:value-type="float">
            <text:p>7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522]-[.C523]+[.D523]" office:value-type="float" office:value="86214.64" calcext:value-type="float">
            <text:p>8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5-06" calcext:value-type="date">
            <text:p>06.05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23]-[.C524]+[.D524]" office:value-type="float" office:value="96214.64" calcext:value-type="float">
            <text:p>9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11" calcext:value-type="date">
            <text:p>11.05.15</text:p>
          </table:table-cell>
          <table:table-cell table:style-name="ce525" office:value-type="string" calcext:value-type="string">
            <text:p>ali balcı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24]-[.C525]+[.D525]" office:value-type="float" office:value="101221.64" calcext:value-type="float">
            <text:p>101.2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5-17" calcext:value-type="date">
            <text:p>17.05.15</text:p>
          </table:table-cell>
          <table:table-cell table:style-name="ce518" office:value-type="string" calcext:value-type="string">
            <text:p>KREDİ 31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5]-[.C526]+[.D526]" office:value-type="float" office:value="104630.64" calcext:value-type="float">
            <text:p>104.6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26" calcext:value-type="date">
            <text:p>26.05.15</text:p>
          </table:table-cell>
          <table:table-cell table:style-name="ce525" office:value-type="string" calcext:value-type="string">
            <text:p>DENİZ KREDİ 9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6]-[.C527]+[.D527]" office:value-type="float" office:value="111395.64" calcext:value-type="float">
            <text:p>111.39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6-17" calcext:value-type="date">
            <text:p>17.06.15</text:p>
          </table:table-cell>
          <table:table-cell table:style-name="ce518" office:value-type="string" calcext:value-type="string">
            <text:p>KREDİ 3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7]-[.C528]+[.D528]" office:value-type="float" office:value="114804.64" calcext:value-type="float">
            <text:p>114.80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26" calcext:value-type="date">
            <text:p>26.06.15</text:p>
          </table:table-cell>
          <table:table-cell table:style-name="ce525" office:value-type="string" calcext:value-type="string">
            <text:p>DENİZ KREDİ 10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8]-[.C529]+[.D529]" office:value-type="float" office:value="121569.64" calcext:value-type="float">
            <text:p>121.56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6-26" calcext:value-type="date">
            <text:p>26.06.2015</text:p>
          </table:table-cell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275" calcext:value-type="float">
            <text:p>275,00</text:p>
          </table:table-cell>
          <table:table-cell table:style-name="ce535"/>
          <table:table-cell table:style-name="ce535" table:formula="of:=[.F529]-[.C530]+[.D530]" office:value-type="float" office:value="121844.64" calcext:value-type="float">
            <text:p>121.84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56" calcext:value-type="float">
            <text:p>356,00</text:p>
          </table:table-cell>
          <table:table-cell table:style-name="ce535"/>
          <table:table-cell table:style-name="ce535" table:formula="of:=[.F530]-[.C531]+[.D531]" office:value-type="float" office:value="122200.64" calcext:value-type="float">
            <text:p>122.2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0" calcext:value-type="float">
            <text:p>30,00</text:p>
          </table:table-cell>
          <table:table-cell table:style-name="ce535"/>
          <table:table-cell table:style-name="ce535" table:formula="of:=[.F531]-[.C532]+[.D532]" office:value-type="float" office:value="122230.64" calcext:value-type="float">
            <text:p>122.2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532]-[.C533]+[.D533]" office:value-type="float" office:value="122260.64" calcext:value-type="float">
            <text:p>122.2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30" calcext:value-type="date">
            <text:p>30.06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535"/>
          <table:table-cell table:style-name="ce535" table:formula="of:=[.F533]-[.C534]+[.D534]" office:value-type="float" office:value="123760.64" calcext:value-type="float">
            <text:p>123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1" calcext:value-type="date">
            <text:p>01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8000" calcext:value-type="float">
            <text:p>8.000,00</text:p>
          </table:table-cell>
          <table:table-cell table:style-name="ce535"/>
          <table:table-cell table:style-name="ce535" table:formula="of:=[.F534]-[.C535]+[.D535]" office:value-type="float" office:value="131760.64" calcext:value-type="float">
            <text:p>131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trafik cezası dr 184</text:p>
          </table:table-cell>
          <table:table-cell table:style-name="ce31" office:value-type="float" office:value="141" calcext:value-type="float">
            <text:p>141,00</text:p>
          </table:table-cell>
          <table:table-cell table:style-name="ce31"/>
          <table:table-cell table:style-name="ce535"/>
          <table:table-cell table:style-name="ce535" table:formula="of:=[.F535]-[.C536]+[.D536]" office:value-type="float" office:value="131619.64" calcext:value-type="float">
            <text:p>131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, ye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536]-[.C537]+[.D537]" office:value-type="float" office:value="136619.64" calcext:value-type="float">
            <text:p>136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2" calcext:value-type="date">
            <text:p>02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37]-[.C538]+[.D538]" office:value-type="float" office:value="137119.64" calcext:value-type="float">
            <text:p>137.1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8]-[.C539]+[.D539]" office:value-type="float" office:value="137219.64" calcext:value-type="float">
            <text:p>137.2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9]-[.C540]+[.D540]" office:value-type="float" office:value="137319.64" calcext:value-type="float">
            <text:p>137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kk</text:p>
          </table:table-cell>
          <table:table-cell table:style-name="ce31" office:value-type="float" office:value="3000" calcext:value-type="float">
            <text:p>3.000,00</text:p>
          </table:table-cell>
          <table:table-cell table:style-name="ce31"/>
          <table:table-cell table:style-name="ce535"/>
          <table:table-cell table:style-name="ce535" table:formula="of:=[.F540]-[.C541]+[.D541]" office:value-type="float" office:value="134319.64" calcext:value-type="float">
            <text:p>13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6" calcext:value-type="date">
            <text:p>06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0" calcext:value-type="float">
            <text:p>10.000,00</text:p>
          </table:table-cell>
          <table:table-cell table:style-name="ce535"/>
          <table:table-cell table:style-name="ce535" table:formula="of:=[.F541]-[.C542]+[.D542]" office:value-type="float" office:value="144319.64" calcext:value-type="float">
            <text:p>14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9" calcext:value-type="date">
            <text:p>09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2900" calcext:value-type="float">
            <text:p>2.900,00</text:p>
          </table:table-cell>
          <table:table-cell table:style-name="ce31"/>
          <table:table-cell table:style-name="ce535"/>
          <table:table-cell table:style-name="ce535" table:formula="of:=[.F542]-[.C543]+[.D543]" office:value-type="float" office:value="141419.64" calcext:value-type="float">
            <text:p>141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543]-[.C544]+[.D544]" office:value-type="float" office:value="142419.64" calcext:value-type="float">
            <text:p>142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0" calcext:value-type="date">
            <text:p>10.07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44]-[.C545]+[.D545]" office:value-type="float" office:value="147426.64" calcext:value-type="float">
            <text:p>147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3" calcext:value-type="date">
            <text:p>1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1000" calcext:value-type="float">
            <text:p>11.000,00</text:p>
          </table:table-cell>
          <table:table-cell table:style-name="ce535"/>
          <table:table-cell table:style-name="ce535" table:formula="of:=[.F545]-[.C546]+[.D546]" office:value-type="float" office:value="158426.64" calcext:value-type="float">
            <text:p>158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5" calcext:value-type="date">
            <text:p>15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1" table:number-columns-repeated="2"/>
          <table:table-cell table:style-name="ce535" table:formula="of:=[.F546]-[.C547]+[.D547]" office:value-type="float" office:value="157826.64" calcext:value-type="float">
            <text:p>157.8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7-17" calcext:value-type="date">
            <text:p>17.07.15</text:p>
          </table:table-cell>
          <table:table-cell table:style-name="ce518" office:value-type="string" calcext:value-type="string">
            <text:p>KREDİ 3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47]-[.C548]+[.D548]" office:value-type="float" office:value="161235.64" calcext:value-type="float">
            <text:p>161.23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6" calcext:value-type="date">
            <text:p>26.07.15</text:p>
          </table:table-cell>
          <table:table-cell table:style-name="ce525" office:value-type="string" calcext:value-type="string">
            <text:p>DENİZ KREDİ 11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48]-[.C549]+[.D549]" office:value-type="float" office:value="168000.64" calcext:value-type="float">
            <text:p>168.0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30" calcext:value-type="date">
            <text:p>30.07.15</text:p>
          </table:table-cell>
          <table:table-cell table:style-name="ce525" office:value-type="string" calcext:value-type="string">
            <text:p>İŞ KREDİ 1/36</text:p>
          </table:table-cell>
          <table:table-cell table:style-name="ce31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49]-[.C550]+[.D550]" office:value-type="float" office:value="171423.85" calcext:value-type="float">
            <text:p>171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0" calcext:value-type="date">
            <text:p>20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9500" calcext:value-type="float">
            <text:p>9.500,00</text:p>
          </table:table-cell>
          <table:table-cell table:style-name="ce31" table:number-columns-repeated="2"/>
          <table:table-cell table:style-name="ce535" table:formula="of:=[.F550]-[.C551]+[.D551]" office:value-type="float" office:value="161923.85" calcext:value-type="float">
            <text:p>16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" calcext:value-type="float">
            <text:p>2.000,00</text:p>
          </table:table-cell>
          <table:table-cell table:style-name="ce31"/>
          <table:table-cell table:style-name="ce535" table:formula="of:=[.F551]-[.C552]+[.D552]" office:value-type="float" office:value="163923.85" calcext:value-type="float">
            <text:p>163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3" calcext:value-type="date">
            <text:p>2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3500" calcext:value-type="float">
            <text:p>3.500,00</text:p>
          </table:table-cell>
          <table:table-cell table:style-name="ce31"/>
          <table:table-cell table:style-name="ce535" table:formula="of:=[.F552]-[.C553]+[.D553]" office:value-type="float" office:value="167423.85" calcext:value-type="float">
            <text:p>167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5" calcext:value-type="date">
            <text:p>25.07.15</text:p>
          </table:table-cell>
          <table:table-cell table:style-name="ce525" office:value-type="string" calcext:value-type="string">
            <text:p>ali den erdemir inş n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3]-[.C554]+[.D554]" office:value-type="float" office:value="165423.85" calcext:value-type="float">
            <text:p>165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erdemir inş k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4]-[.C555]+[.D555]" office:value-type="float" office:value="163423.85" calcext:value-type="float">
            <text:p>163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ye halk kredi</text:p>
          </table:table-cell>
          <table:table-cell table:style-name="ce31"/>
          <table:table-cell table:style-name="ce31" office:value-type="float" office:value="7600" calcext:value-type="float">
            <text:p>7.600,00</text:p>
          </table:table-cell>
          <table:table-cell table:style-name="ce31"/>
          <table:table-cell table:style-name="ce535" table:formula="of:=[.F555]-[.C556]+[.D556]" office:value-type="float" office:value="171023.85" calcext:value-type="float">
            <text:p>171.0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16600" calcext:value-type="float">
            <text:p>16.600,00</text:p>
          </table:table-cell>
          <table:table-cell table:style-name="ce31" table:number-columns-repeated="2"/>
          <table:table-cell table:style-name="ce535" table:formula="of:=[.F556]-[.C557]+[.D557]" office:value-type="float" office:value="154423.85" calcext:value-type="float">
            <text:p>154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den senet duran eryılmaz 30-8</text:p>
          </table:table-cell>
          <table:table-cell table:style-name="ce31" office:value-type="float" office:value="2500" calcext:value-type="float">
            <text:p>2.500,00</text:p>
          </table:table-cell>
          <table:table-cell table:style-name="ce31" table:number-columns-repeated="2"/>
          <table:table-cell table:style-name="ce535" table:formula="of:=[.F557]-[.C558]+[.D558]" office:value-type="float" office:value="151923.85" calcext:value-type="float">
            <text:p>15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 office:value-type="string" calcext:value-type="string">
            <text:p>ödendi</text:p>
          </table:table-cell>
          <table:table-cell table:style-name="ce525" office:value-type="string" calcext:value-type="string">
            <text:p>ali den senet orhan keskinkılıç 15-8</text:p>
          </table:table-cell>
          <table:table-cell table:style-name="ce31" office:value-type="float" office:value="1600" calcext:value-type="float">
            <text:p>1.600,00</text:p>
          </table:table-cell>
          <table:table-cell table:style-name="ce31" table:number-columns-repeated="2"/>
          <table:table-cell table:style-name="ce535" table:formula="of:=[.F558]-[.C559]+[.D559]" office:value-type="float" office:value="150323.85" calcext:value-type="float">
            <text:p>150.3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5" office:value-type="string" calcext:value-type="string">
            <text:p>ali den senet orhan keskinkılıç 30-8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559]-[.C560]+[.D560]" office:value-type="float" office:value="148723.85" calcext:value-type="float">
            <text:p>148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7-28" calcext:value-type="date">
            <text:p>28.07.2015</text:p>
          </table:table-cell>
          <table:table-cell table:style-name="ce518" office:value-type="string" calcext:value-type="string">
            <text:p>atila da kk ümi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560]-[.C561]+[.D561]" office:value-type="float" office:value="147723.85" calcext:value-type="float">
            <text:p>147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tedaş elk kk 2 taksit</text:p>
          </table:table-cell>
          <table:table-cell table:style-name="ce535"/>
          <table:table-cell table:style-name="ce535" office:value-type="float" office:value="2963" calcext:value-type="float">
            <text:p>2.963,00</text:p>
          </table:table-cell>
          <table:table-cell table:style-name="ce535"/>
          <table:table-cell table:style-name="ce535" table:formula="of:=[.F561]-[.C562]+[.D562]" office:value-type="float" office:value="150686.85" calcext:value-type="float">
            <text:p>15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0" calcext:value-type="float">
            <text:p>20.000,00</text:p>
          </table:table-cell>
          <table:table-cell table:style-name="ce535"/>
          <table:table-cell table:style-name="ce535" table:formula="of:=[.F562]-[.C563]+[.D563]" office:value-type="float" office:value="170686.85" calcext:value-type="float">
            <text:p>17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63]-[.C564]+[.D564]" office:value-type="float" office:value="171186.85" calcext:value-type="float">
            <text:p>171.1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03" calcext:value-type="date">
            <text:p>03.08.15</text:p>
          </table:table-cell>
          <table:table-cell table:style-name="ce525" office:value-type="string" calcext:value-type="string">
            <text:p>ali ye vergi</text:p>
          </table:table-cell>
          <table:table-cell table:style-name="ce31"/>
          <table:table-cell table:style-name="ce31" office:value-type="float" office:value="595" calcext:value-type="float">
            <text:p>595,00</text:p>
          </table:table-cell>
          <table:table-cell table:style-name="ce535"/>
          <table:table-cell table:style-name="ce535" table:formula="of:=[.F564]-[.C565]+[.D565]" office:value-type="float" office:value="171781.85" calcext:value-type="float">
            <text:p>171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65]-[.C566]+[.D566]" office:value-type="float" office:value="175781.85" calcext:value-type="float">
            <text:p>175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3" calcext:value-type="date">
            <text:p>03.08.2015</text:p>
          </table:table-cell>
          <table:table-cell table:style-name="ce518" office:value-type="string" calcext:value-type="string">
            <text:p>ali den fayansçı ihsan</text:p>
          </table:table-cell>
          <table:table-cell table:style-name="ce535" office:value-type="float" office:value="1100" calcext:value-type="float">
            <text:p>1.100,00</text:p>
          </table:table-cell>
          <table:table-cell table:style-name="ce535" table:number-columns-repeated="2"/>
          <table:table-cell table:style-name="ce535" table:formula="of:=[.F566]-[.C567]+[.D567]" office:value-type="float" office:value="174681.85" calcext:value-type="float">
            <text:p>174.6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6" calcext:value-type="date">
            <text:p>06.08.2015</text:p>
          </table:table-cell>
          <table:table-cell table:style-name="ce518" office:value-type="string" calcext:value-type="string">
            <text:p>atila ya mahkeme için orgnz kira</text:p>
          </table:table-cell>
          <table:table-cell table:style-name="ce31"/>
          <table:table-cell table:style-name="ce535" office:value-type="float" office:value="900" calcext:value-type="float">
            <text:p>900,00</text:p>
          </table:table-cell>
          <table:table-cell table:style-name="ce535"/>
          <table:table-cell table:style-name="ce535" table:formula="of:=[.F567]-[.C568]+[.D568]" office:value-type="float" office:value="175581.85" calcext:value-type="float">
            <text:p>175.5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10" calcext:value-type="date">
            <text:p>10.08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68]-[.C569]+[.D569]" office:value-type="float" office:value="180588.85" calcext:value-type="float">
            <text:p>180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69]-[.C570]+[.D570]" office:value-type="float" office:value="183588.85" calcext:value-type="float">
            <text:p>183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15" calcext:value-type="date">
            <text:p>15.08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70]-[.C571]+[.D571]" office:value-type="float" office:value="198588.85" calcext:value-type="float">
            <text:p>198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çetin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571]-[.C572]+[.D572]" office:value-type="float" office:value="199188.85" calcext:value-type="float">
            <text:p>199.1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8-17" calcext:value-type="date">
            <text:p>17.08.15</text:p>
          </table:table-cell>
          <table:table-cell table:style-name="ce518" office:value-type="string" calcext:value-type="string">
            <text:p>KREDİ 3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72]-[.C573]+[.D573]" office:value-type="float" office:value="202597.85" calcext:value-type="float">
            <text:p>202.597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26" calcext:value-type="date">
            <text:p>26.08.15</text:p>
          </table:table-cell>
          <table:table-cell table:style-name="ce525" office:value-type="string" calcext:value-type="string">
            <text:p>DENİZ KREDİ 12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73]-[.C574]+[.D574]" office:value-type="float" office:value="209362.85" calcext:value-type="float">
            <text:p>209.362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30" calcext:value-type="date">
            <text:p>30.08.15</text:p>
          </table:table-cell>
          <table:table-cell table:style-name="ce525" office:value-type="string" calcext:value-type="string">
            <text:p>İŞ KREDİ 2/36</text:p>
          </table:table-cell>
          <table:table-cell table:style-name="ce535"/>
          <table:table-cell table:style-name="ce31" office:value-type="float" office:value="3424.21" calcext:value-type="float">
            <text:p>3.424,21</text:p>
          </table:table-cell>
          <table:table-cell table:style-name="ce535"/>
          <table:table-cell table:style-name="ce535" table:formula="of:=[.F574]-[.C575]+[.D575]" office:value-type="float" office:value="212787.06" calcext:value-type="float">
            <text:p>212.7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ya metin gözütok hesabına</text:p>
          </table:table-cell>
          <table:table-cell table:style-name="ce535"/>
          <table:table-cell table:style-name="ce535" office:value-type="float" office:value="650" calcext:value-type="float">
            <text:p>650,00</text:p>
          </table:table-cell>
          <table:table-cell table:style-name="ce535"/>
          <table:table-cell table:style-name="ce535" table:formula="of:=[.F575]-[.C576]+[.D576]" office:value-type="float" office:value="213437.06" calcext:value-type="float">
            <text:p>213.43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lise arksı kiradan</text:p>
          </table:table-cell>
          <table:table-cell table:style-name="ce535"/>
          <table:table-cell table:style-name="ce535" office:value-type="float" office:value="2550" calcext:value-type="float">
            <text:p>2.550,00</text:p>
          </table:table-cell>
          <table:table-cell table:style-name="ce535"/>
          <table:table-cell table:style-name="ce535" table:formula="of:=[.F576]-[.C577]+[.D577]" office:value-type="float" office:value="215987.06" calcext:value-type="float">
            <text:p>215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30" calcext:value-type="date">
            <text:p>30.08.2015</text:p>
          </table:table-cell>
          <table:table-cell table:style-name="ce518" office:value-type="string" calcext:value-type="string">
            <text:p>ali ye senet için o.keskinkılıç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7]-[.C578]+[.D578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78]-[.C579]+[.D579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3" calcext:value-type="date">
            <text:p>03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9]-[.C580]+[.D580]" office:value-type="float" office:value="216987.06" calcext:value-type="float">
            <text:p>21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4" calcext:value-type="date">
            <text:p>04.09.2015</text:p>
          </table:table-cell>
          <table:table-cell table:style-name="ce518" office:value-type="string" calcext:value-type="string">
            <text:p>atila dan <text:s text:c="29"/>arsadan 15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580]-[.C581]+[.D581]" office:value-type="float" office:value="196987.06" calcext:value-type="float">
            <text:p>19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81]-[.C582]+[.D582]" office:value-type="float" office:value="200987.06" calcext:value-type="float">
            <text:p>200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i ye ziraat</text:p>
          </table:table-cell>
          <table:table-cell table:style-name="ce535"/>
          <table:table-cell table:style-name="ce535" office:value-type="float" office:value="44700" calcext:value-type="float">
            <text:p>44.700,00</text:p>
          </table:table-cell>
          <table:table-cell table:style-name="ce535"/>
          <table:table-cell table:style-name="ce535" table:formula="of:=[.F582]-[.C583]+[.D583]" office:value-type="float" office:value="245687.06" calcext:value-type="float">
            <text:p>24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den <text:s text:c="20"/>arsdana 50 den 30</text:p>
          </table:table-cell>
          <table:table-cell table:style-name="ce535" office:value-type="float" office:value="30000" calcext:value-type="float">
            <text:p>30.000,00</text:p>
          </table:table-cell>
          <table:table-cell table:style-name="ce535" table:number-columns-repeated="2"/>
          <table:table-cell table:style-name="ce535" table:formula="of:=[.F583]-[.C584]+[.D584]" office:value-type="float" office:value="215687.06" calcext:value-type="float">
            <text:p>21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0" calcext:value-type="date">
            <text:p>10.09.2015</text:p>
          </table:table-cell>
          <table:table-cell table:style-name="ce518" office:value-type="string" calcext:value-type="string">
            <text:p>ali ye iş kredi içi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84]-[.C585]+[.D585]" office:value-type="float" office:value="220687.06" calcext:value-type="float">
            <text:p>2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20" office:value-type="string" calcext:value-type="string">
            <text:p>ali den <text:s text:c="30"/>arsadan 200</text:p>
          </table:table-cell>
          <table:table-cell table:style-name="ce536" office:value-type="float" office:value="200000" calcext:value-type="float">
            <text:p>200.000,00</text:p>
          </table:table-cell>
          <table:table-cell table:style-name="ce535" table:number-columns-repeated="2"/>
          <table:table-cell table:style-name="ce535" table:formula="of:=[.F585]-[.C586]+[.D586]" office:value-type="float" office:value="20687.06" calcext:value-type="float">
            <text:p>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ye <text:s text:c="3"/>şükriye bch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86]-[.C587]+[.D587]" office:value-type="float" office:value="40687.06" calcext:value-type="float">
            <text:p>4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den onur boya fatihe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587]-[.C588]+[.D588]" office:value-type="float" office:value="38887.06" calcext:value-type="float">
            <text:p>38.8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4" calcext:value-type="date">
            <text:p>4.Ağu</text:p>
          </table:table-cell>
          <table:table-cell table:style-name="ce518" office:value-type="string" calcext:value-type="string">
            <text:p>nalan dan <text:s/>şakirenin</text:p>
          </table:table-cell>
          <table:table-cell table:style-name="ce535" office:value-type="float" office:value="34400" calcext:value-type="float">
            <text:p>34.400,00</text:p>
          </table:table-cell>
          <table:table-cell table:style-name="ce535"/>
          <table:table-cell table:style-name="ce31"/>
          <table:table-cell table:style-name="ce535" table:formula="of:=[.F588]-[.C589]+[.D589]" office:value-type="float" office:value="4487.06" calcext:value-type="float">
            <text:p>4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8" calcext:value-type="date">
            <text:p>8.Ağu</text:p>
          </table:table-cell>
          <table:table-cell table:style-name="ce518" office:value-type="string" calcext:value-type="string">
            <text:p>ali ye <text:s text:c="10"/>şakirenin</text:p>
          </table:table-cell>
          <table:table-cell table:style-name="ce31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89]-[.C590]+[.D590]" office:value-type="float" office:value="7487.06" calcext:value-type="float">
            <text:p>7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12" calcext:value-type="date">
            <text:p>12.09.15</text:p>
          </table:table-cell>
          <table:table-cell table:style-name="ce525" office:value-type="string" calcext:value-type="string">
            <text:p>ali ye işçiler için nalana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31"/>
          <table:table-cell table:style-name="ce535" table:formula="of:=[.F590]-[.C591]+[.D591]" office:value-type="float" office:value="8987.06" calcext:value-type="float">
            <text:p>8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9-17" calcext:value-type="date">
            <text:p>17.09.15</text:p>
          </table:table-cell>
          <table:table-cell table:style-name="ce518" office:value-type="string" calcext:value-type="string">
            <text:p>KREDİ 3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91]-[.C592]+[.D592]" office:value-type="float" office:value="12396.06" calcext:value-type="float">
            <text:p>12.39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26" calcext:value-type="date">
            <text:p>26.09.15</text:p>
          </table:table-cell>
          <table:table-cell table:style-name="ce525" office:value-type="string" calcext:value-type="string">
            <text:p>DENİZ KREDİ 13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92]-[.C593]+[.D593]" office:value-type="float" office:value="19161.06" calcext:value-type="float">
            <text:p>19.16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30" calcext:value-type="date">
            <text:p>30.09.15</text:p>
          </table:table-cell>
          <table:table-cell table:style-name="ce525" office:value-type="string" calcext:value-type="string">
            <text:p>İŞ KREDİ 3/36</text:p>
          </table:table-cell>
          <table:table-cell table:style-name="ce535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93]-[.C594]+[.D594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94]-[.C595]+[.D595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35" table:formula="of:=[.F595]-[.C596]+[.D596]" office:value-type="float" office:value="42584.27" calcext:value-type="float">
            <text:p>4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35" table:formula="of:=[.F596]-[.C597]+[.D597]" office:value-type="float" office:value="47584.27" calcext:value-type="float">
            <text:p>47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09-19" calcext:value-type="date">
            <text:p>19.09.2015</text:p>
          </table:table-cell>
          <table:table-cell table:style-name="ce513" office:value-type="string" calcext:value-type="string">
            <text:p>al ye işçi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35" table:formula="of:=[.F597]-[.C598]+[.D598]" office:value-type="float" office:value="50584.27" calcext:value-type="float">
            <text:p>50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den ksdıoğlu kk <text:s text:c="2"/>4340</text:p>
          </table:table-cell>
          <table:table-cell table:style-name="ce540" office:value-type="float" office:value="4275" calcext:value-type="float">
            <text:p>4.275,00</text:p>
          </table:table-cell>
          <table:table-cell table:style-name="ce540" table:number-columns-repeated="2"/>
          <table:table-cell table:style-name="ce535" table:formula="of:=[.F598]-[.C599]+[.D599]" office:value-type="float" office:value="46309.27" calcext:value-type="float">
            <text:p>4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'stanbul </text:p>
          </table:table-cell>
          <table:table-cell table:style-name="ce540"/>
          <table:table-cell table:style-name="ce540" office:value-type="float" office:value="40000" calcext:value-type="float">
            <text:p>40.000,00</text:p>
          </table:table-cell>
          <table:table-cell table:style-name="ce540"/>
          <table:table-cell table:style-name="ce535" table:formula="of:=[.F599]-[.C600]+[.D600]" office:value-type="float" office:value="86309.27" calcext:value-type="float">
            <text:p>8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';bank kred\ 10. ay</text:p>
          </table:table-cell>
          <table:table-cell table:style-name="ce540"/>
          <table:table-cell table:style-name="ce540" office:value-type="float" office:value="5016" calcext:value-type="float">
            <text:p>5.016,00</text:p>
          </table:table-cell>
          <table:table-cell table:style-name="ce540"/>
          <table:table-cell table:style-name="ce535" table:formula="of:=[.F600]-[.C601]+[.D601]" office:value-type="float" office:value="91325.27" calcext:value-type="float">
            <text:p>91.3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29" office:value-type="string" calcext:value-type="string">
            <text:p>al' ye <text:s/>işçi şetin</text:p>
          </table:table-cell>
          <table:table-cell table:style-name="ce540"/>
          <table:table-cell table:style-name="ce548" office:value-type="float" office:value="200" calcext:value-type="float">
            <text:p>200,00</text:p>
          </table:table-cell>
          <table:table-cell table:style-name="ce540"/>
          <table:table-cell table:style-name="ce535" table:formula="of:=[.F601]-[.C602]+[.D602]" office:value-type="float" office:value="91525.27" calcext:value-type="float">
            <text:p>91.5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işçi orhan</text:p>
          </table:table-cell>
          <table:table-cell table:style-name="ce540"/>
          <table:table-cell table:style-name="ce548" office:value-type="float" office:value="250" calcext:value-type="float">
            <text:p>250,00</text:p>
          </table:table-cell>
          <table:table-cell table:style-name="ce540"/>
          <table:table-cell table:style-name="ce535" table:formula="of:=[.F602]-[.C603]+[.D603]" office:value-type="float" office:value="91775.27" calcext:value-type="float">
            <text:p>91.7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0" office:value-type="string" calcext:value-type="string">
            <text:p>; devre fa'z'</text:p>
          </table:table-cell>
          <table:table-cell table:style-name="ce540"/>
          <table:table-cell table:style-name="ce548" office:value-type="float" office:value="4100" calcext:value-type="float">
            <text:p>4.100,00</text:p>
          </table:table-cell>
          <table:table-cell table:style-name="ce540"/>
          <table:table-cell table:style-name="ce535" table:formula="of:=[.F603]-[.C604]+[.D604]" office:value-type="float" office:value="95875.27" calcext:value-type="float">
            <text:p>95.8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17" calcext:value-type="date">
            <text:p>17.10.15</text:p>
          </table:table-cell>
          <table:table-cell table:style-name="ce513" office:value-type="string" calcext:value-type="string">
            <text:p>KREDİ 36-36 TAKSİT <text:s/>*******</text:p>
          </table:table-cell>
          <table:table-cell table:style-name="ce540"/>
          <table:table-cell table:style-name="ce540" office:value-type="float" office:value="3409" calcext:value-type="float">
            <text:p>3.409,00</text:p>
          </table:table-cell>
          <table:table-cell table:style-name="ce540"/>
          <table:table-cell table:style-name="ce535" table:formula="of:=[.F604]-[.C605]+[.D605]" office:value-type="float" office:value="99284.27" calcext:value-type="float">
            <text:p>99.2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26" calcext:value-type="date">
            <text:p>26.10.15</text:p>
          </table:table-cell>
          <table:table-cell table:style-name="ce513" office:value-type="string" calcext:value-type="string">
            <text:p>DENİZ KREDİ 1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05]-[.C606]+[.D606]" office:value-type="float" office:value="106049.27" calcext:value-type="float">
            <text:p>106.04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0-30" calcext:value-type="date">
            <text:p>30.10.15</text:p>
          </table:table-cell>
          <table:table-cell table:style-name="ce513" office:value-type="string" calcext:value-type="string">
            <text:p>İŞ KREDİ 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06]-[.C607]+[.D607]" office:value-type="float" office:value="109472.48" calcext:value-type="float">
            <text:p>109.472,4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2" calcext:value-type="date">
            <text:p>22.Eki</text:p>
          </table:table-cell>
          <table:table-cell table:style-name="ce531" office:value-type="string" calcext:value-type="string">
            <text:p>ali den İŞ köşe arsa</text:p>
          </table:table-cell>
          <table:table-cell table:style-name="ce541" office:value-type="float" office:value="265000" calcext:value-type="float">
            <text:p>265.000,00</text:p>
          </table:table-cell>
          <table:table-cell table:style-name="ce540" table:number-columns-repeated="2"/>
          <table:table-cell table:style-name="ce535" table:formula="of:=[.F607]-[.C608]+[.D608]" office:value-type="float" office:value="-155527.52" calcext:value-type="float">
            <text:p>-155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8000" calcext:value-type="float">
            <text:p>18.000,00</text:p>
          </table:table-cell>
          <table:table-cell table:style-name="ce540"/>
          <table:table-cell table:style-name="ce535" table:formula="of:=[.F608]-[.C609]+[.D609]" office:value-type="float" office:value="-137527.52" calcext:value-type="float">
            <text:p>-137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işçi çetin boya </text:p>
          </table:table-cell>
          <table:table-cell table:style-name="ce540"/>
          <table:table-cell table:style-name="ce540" office:value-type="float" office:value="170" calcext:value-type="float">
            <text:p>170,00</text:p>
          </table:table-cell>
          <table:table-cell table:style-name="ce540"/>
          <table:table-cell table:style-name="ce535" table:formula="of:=[.F609]-[.C610]+[.D610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nadolu gençlik ten</text:p>
          </table:table-cell>
          <table:table-cell table:style-name="ce540" office:value-type="float" office:value="1000" calcext:value-type="float">
            <text:p>1.000,00</text:p>
          </table:table-cell>
          <table:table-cell table:style-name="ce540" table:number-columns-repeated="2"/>
          <table:table-cell table:style-name="ce535" table:formula="of:=[.F610]-[.C611]+[.D611]" office:value-type="float" office:value="-138357.52" calcext:value-type="float">
            <text:p>-138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tila ya kuyumcu ali menekş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1]-[.C612]+[.D612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12]-[.C613]+[.D613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2" calcext:value-type="date">
            <text:p>02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0" calcext:value-type="float">
            <text:p>50.000,00</text:p>
          </table:table-cell>
          <table:table-cell table:style-name="ce540"/>
          <table:table-cell table:style-name="ce535" table:formula="of:=[.F613]-[.C614]+[.D614]" office:value-type="float" office:value="-87357.52" calcext:value-type="float">
            <text:p>-8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9" calcext:value-type="date">
            <text:p>09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4]-[.C615]+[.D615]" office:value-type="float" office:value="-77357.52" calcext:value-type="float">
            <text:p>-7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6" calcext:value-type="date">
            <text:p>16.Kas</text:p>
          </table:table-cell>
          <table:table-cell table:style-name="ce513" office:value-type="string" calcext:value-type="string">
            <text:p>ali ye iş kredi</text:p>
          </table:table-cell>
          <table:table-cell table:style-name="ce540"/>
          <table:table-cell table:style-name="ce540" office:value-type="float" office:value="5027" calcext:value-type="float">
            <text:p>5.027,00</text:p>
          </table:table-cell>
          <table:table-cell table:style-name="ce540"/>
          <table:table-cell table:style-name="ce535" table:formula="of:=[.F615]-[.C616]+[.D616]" office:value-type="float" office:value="-72330.52" calcext:value-type="float">
            <text:p>-72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6]-[.C617]+[.D617]" office:value-type="float" office:value="-71330.52" calcext:value-type="float">
            <text:p>-71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avlunlar hacı yalıtım</text:p>
          </table:table-cell>
          <table:table-cell table:style-name="ce540"/>
          <table:table-cell table:style-name="ce540" office:value-type="float" office:value="270" calcext:value-type="float">
            <text:p>270,00</text:p>
          </table:table-cell>
          <table:table-cell table:style-name="ce540"/>
          <table:table-cell table:style-name="ce535" table:formula="of:=[.F617]-[.C618]+[.D618]" office:value-type="float" office:value="-71060.52" calcext:value-type="float">
            <text:p>-71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20" calcext:value-type="date">
            <text:p>20.Kas</text:p>
          </table:table-cell>
          <table:table-cell table:style-name="ce513" office:value-type="string" calcext:value-type="string">
            <text:p>atila ya siyah bmw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8]-[.C619]+[.D619]" office:value-type="float" office:value="-70060.52" calcext:value-type="float">
            <text:p>-7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5" calcext:value-type="date">
            <text:p>25.11.2015</text:p>
          </table:table-cell>
          <table:table-cell table:style-name="ce513" office:value-type="string" calcext:value-type="string">
            <text:p>atila y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9]-[.C620]+[.D620]" office:value-type="float" office:value="-60060.52" calcext:value-type="float">
            <text:p>-6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1-26" calcext:value-type="date">
            <text:p>26.11.15</text:p>
          </table:table-cell>
          <table:table-cell table:style-name="ce513" office:value-type="string" calcext:value-type="string">
            <text:p>DENİZ KREDİ 1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0]-[.C621]+[.D621]" office:value-type="float" office:value="-53295.52" calcext:value-type="float">
            <text:p>-53.295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1-30" calcext:value-type="date">
            <text:p>30.11.15</text:p>
          </table:table-cell>
          <table:table-cell table:style-name="ce513" office:value-type="string" calcext:value-type="string">
            <text:p>İŞ KREDİ 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21]-[.C622]+[.D622]" office:value-type="float" office:value="-49872.31" calcext:value-type="float">
            <text:p>-49.8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6" calcext:value-type="date">
            <text:p>26.11.2015</text:p>
          </table:table-cell>
          <table:table-cell table:style-name="ce513" office:value-type="string" calcext:value-type="string">
            <text:p>iş havale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35" table:formula="of:=[.F622]-[.C623]+[.D623]" office:value-type="float" office:value="-49472.31" calcext:value-type="float">
            <text:p>-49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7" calcext:value-type="date">
            <text:p>27.11.2015</text:p>
          </table:table-cell>
          <table:table-cell table:style-name="ce513" office:value-type="string" calcext:value-type="string">
            <text:p>atila ya metin kuveyt haval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23]-[.C624]+[.D624]" office:value-type="float" office:value="-48472.31" calcext:value-type="float">
            <text:p>-48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8" calcext:value-type="date">
            <text:p>28.11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200" calcext:value-type="float">
            <text:p>1.200,00</text:p>
          </table:table-cell>
          <table:table-cell table:style-name="ce540"/>
          <table:table-cell table:style-name="ce535" table:formula="of:=[.F624]-[.C625]+[.D625]" office:value-type="float" office:value="-47272.31" calcext:value-type="float">
            <text:p>-4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2" calcext:value-type="date">
            <text:p>02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35" table:formula="of:=[.F625]-[.C626]+[.D626]" office:value-type="float" office:value="-17272.31" calcext:value-type="float">
            <text:p>-1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0" calcext:value-type="date">
            <text:p>20.11.2015</text:p>
          </table:table-cell>
          <table:table-cell table:style-name="ce513" office:value-type="string" calcext:value-type="string">
            <text:p>yalıtım mermer hesabı</text:p>
          </table:table-cell>
          <table:table-cell table:style-name="ce540" office:value-type="float" office:value="1835" calcext:value-type="float">
            <text:p>1.835,00</text:p>
          </table:table-cell>
          <table:table-cell table:style-name="ce540" table:number-columns-repeated="2"/>
          <table:table-cell table:style-name="ce535" table:formula="of:=[.F626]-[.C627]+[.D627]" office:value-type="float" office:value="-19107.31" calcext:value-type="float">
            <text:p>-19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7" calcext:value-type="date">
            <text:p>07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35" table:formula="of:=[.F627]-[.C628]+[.D628]" office:value-type="float" office:value="-4107.31000000002" calcext:value-type="float">
            <text:p>-4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5" calcext:value-type="date">
            <text:p>15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28]-[.C629]+[.D629]" office:value-type="float" office:value="5892.68999999998" calcext:value-type="float">
            <text:p>5.892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2-26" calcext:value-type="date">
            <text:p>26.12.15</text:p>
          </table:table-cell>
          <table:table-cell table:style-name="ce513" office:value-type="string" calcext:value-type="string">
            <text:p>DENİZ KREDİ 1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9]-[.C630]+[.D630]" office:value-type="float" office:value="12657.69" calcext:value-type="float">
            <text:p>12.657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2-30" calcext:value-type="date">
            <text:p>30.12.15</text:p>
          </table:table-cell>
          <table:table-cell table:style-name="ce513" office:value-type="string" calcext:value-type="string">
            <text:p>İŞ KREDİ 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30]-[.C631]+[.D631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alıtım mermer hesabı</text:p>
          </table:table-cell>
          <table:table-cell table:style-name="ce540" table:number-columns-repeated="3"/>
          <table:table-cell table:style-name="ce535" table:formula="of:=[.F631]-[.C632]+[.D632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65 mt * 15 cm denizlik <text:s text:c="5"/>500</text:p>
          </table:table-cell>
          <table:table-cell table:style-name="ce540" table:number-columns-repeated="3"/>
          <table:table-cell table:style-name="ce535" table:formula="of:=[.F632]-[.C633]+[.D633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50 ad karo <text:s text:c="26"/>350</text:p>
          </table:table-cell>
          <table:table-cell table:style-name="ce540" table:number-columns-repeated="3"/>
          <table:table-cell table:style-name="ce535" table:formula="of:=[.F633]-[.C634]+[.D634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27 m2 traverten <text:s text:c="18"/>675</text:p>
          </table:table-cell>
          <table:table-cell table:style-name="ce540" table:number-columns-repeated="3"/>
          <table:table-cell table:style-name="ce535" table:formula="of:=[.F634]-[.C635]+[.D635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15 mt * 15 cm küpeşte <text:s text:c="6"/>100</text:p>
          </table:table-cell>
          <table:table-cell table:style-name="ce540" table:number-columns-repeated="3"/>
          <table:table-cell table:style-name="ce535" table:formula="of:=[.F635]-[.C636]+[.D636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0 mt * 5 cm küpeşte <text:s text:c="11"/>60</text:p>
          </table:table-cell>
          <table:table-cell table:style-name="ce540" table:number-columns-repeated="3"/>
          <table:table-cell table:style-name="ce535" table:formula="of:=[.F636]-[.C637]+[.D637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li işçiliği <text:s text:c="26"/>100</text:p>
          </table:table-cell>
          <table:table-cell table:style-name="ce540" table:number-columns-repeated="3"/>
          <table:table-cell table:style-name="ce535" table:formula="of:=[.F637]-[.C638]+[.D638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um <text:s text:c="45"/>50</text:p>
          </table:table-cell>
          <table:table-cell table:style-name="ce540" table:number-columns-repeated="3"/>
          <table:table-cell table:style-name="ce535" table:formula="of:=[.F638]-[.C639]+[.D639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<text:s text:c="29"/>toplam <text:s text:c="4"/>1835</text:p>
          </table:table-cell>
          <table:table-cell table:style-name="ce540" table:number-columns-repeated="3"/>
          <table:table-cell table:style-name="ce535" table:formula="of:=[.F639]-[.C640]+[.D640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6" calcext:value-type="date">
            <text:p>16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35" table:formula="of:=[.F640]-[.C641]+[.D641]" office:value-type="float" office:value="20080.9" calcext:value-type="float">
            <text:p>20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28" calcext:value-type="date">
            <text:p>28.12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41]-[.C642]+[.D642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42]-[.C643]+[.D643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ya devirdoğuş alacaklı</text:p>
          </table:table-cell>
          <table:table-cell table:style-name="ce540" table:number-columns-repeated="3"/>
          <table:table-cell table:style-name="ce556" table:formula="of:=[.F643]-[.C644]+[.D644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644]-[.C645]+[.D645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5 doğuş borçlu</text:p>
          </table:table-cell>
          <table:table-cell table:style-name="ce542" table:number-columns-repeated="3"/>
          <table:table-cell table:style-name="ce556" table:formula="of:=[.F645]-[.C646]+[.D646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2-29" calcext:value-type="date">
            <text:p>29.02.16</text:p>
          </table:table-cell>
          <table:table-cell table:style-name="ce513" office:value-type="string" calcext:value-type="string">
            <text:p>İŞ KREDİ 8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6]-[.C647]+[.D647]" office:value-type="float" office:value="24504.11" calcext:value-type="float">
            <text:p>24.504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2-26" calcext:value-type="date">
            <text:p>26.02.16</text:p>
          </table:table-cell>
          <table:table-cell table:style-name="ce513" office:value-type="string" calcext:value-type="string">
            <text:p>DENİZ KREDİ 1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47]-[.C648]+[.D648]" office:value-type="float" office:value="31269.11" calcext:value-type="float">
            <text:p>31.269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2-01" calcext:value-type="date">
            <text:p>01.02.2016</text:p>
          </table:table-cell>
          <table:table-cell table:style-name="ce513" office:value-type="string" calcext:value-type="string">
            <text:p>ali ye ssk</text:p>
          </table:table-cell>
          <table:table-cell table:style-name="ce540"/>
          <table:table-cell table:style-name="ce540" office:value-type="float" office:value="3777" calcext:value-type="float">
            <text:p>3.777,00</text:p>
          </table:table-cell>
          <table:table-cell table:style-name="ce540"/>
          <table:table-cell table:style-name="ce540" table:formula="of:=[.F648]-[.C649]+[.D649]" office:value-type="float" office:value="35046.11" calcext:value-type="float">
            <text:p>35.046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1-30" calcext:value-type="date">
            <text:p>30.01.16</text:p>
          </table:table-cell>
          <table:table-cell table:style-name="ce513" office:value-type="string" calcext:value-type="string">
            <text:p>İŞ KREDİ 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9]-[.C650]+[.D650]" office:value-type="float" office:value="38469.32" calcext:value-type="float">
            <text:p>3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1-26" calcext:value-type="date">
            <text:p>26.01.16</text:p>
          </table:table-cell>
          <table:table-cell table:style-name="ce513" office:value-type="string" calcext:value-type="string">
            <text:p>DENİZ KREDİ 17/60. TAKSİT <text:s text:c="5"/>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50]-[.C651]+[.D651]" office:value-type="float" office:value="45234.32" calcext:value-type="float">
            <text:p>45.234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nkt <text:s text:c="41"/></text:p>
          </table:table-cell>
          <table:table-cell table:style-name="ce540"/>
          <table:table-cell table:style-name="ce540" office:value-type="float" office:value="12747" calcext:value-type="float">
            <text:p>12.747,00</text:p>
          </table:table-cell>
          <table:table-cell table:style-name="ce540"/>
          <table:table-cell table:style-name="ce540" table:formula="of:=[.F651]-[.C652]+[.D652]" office:value-type="float" office:value="57981.32" calcext:value-type="float">
            <text:p>57.981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kdv stopaj <text:s text:c="20"/>20 000</text:p>
          </table:table-cell>
          <table:table-cell table:style-name="ce540"/>
          <table:table-cell table:style-name="ce540" office:value-type="float" office:value="488" calcext:value-type="float">
            <text:p>488,00</text:p>
          </table:table-cell>
          <table:table-cell table:style-name="ce540"/>
          <table:table-cell table:style-name="ce540" table:formula="of:=[.F652]-[.C653]+[.D653]" office:value-type="float" office:value="58469.32" calcext:value-type="float">
            <text:p>5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15" calcext:value-type="date">
            <text:p>15.01.2016</text:p>
          </table:table-cell>
          <table:table-cell table:style-name="ce513" office:value-type="string" calcext:value-type="string">
            <text:p>ali ye <text:s text:c="64"/>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53]-[.C654]+[.D654]" office:value-type="float" office:value="63469.32" calcext:value-type="float">
            <text:p>63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5" calcext:value-type="date">
            <text:p>25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654]-[.C655]+[.D655]" office:value-type="float" office:value="65469.32" calcext:value-type="float">
            <text:p>65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kredi selanik</text:p>
          </table:table-cell>
          <table:table-cell table:style-name="ce540"/>
          <table:table-cell table:style-name="ce540" office:value-type="float" office:value="5033" calcext:value-type="float">
            <text:p>5.033,00</text:p>
          </table:table-cell>
          <table:table-cell table:style-name="ce540"/>
          <table:table-cell table:style-name="ce540" table:formula="of:=[.F655]-[.C656]+[.D656]" office:value-type="float" office:value="70502.32" calcext:value-type="float">
            <text:p>70.5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cı kamil mezar parası tevfşkten</text:p>
          </table:table-cell>
          <table:table-cell table:style-name="ce540" office:value-type="float" office:value="600" calcext:value-type="float">
            <text:p>600,00</text:p>
          </table:table-cell>
          <table:table-cell table:style-name="ce540" table:number-columns-repeated="2"/>
          <table:table-cell table:style-name="ce540" table:formula="of:=[.F656]-[.C657]+[.D657]" office:value-type="float" office:value="69902.32" calcext:value-type="float">
            <text:p>69.9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0" calcext:value-type="date">
            <text:p>20.03.2016</text:p>
          </table:table-cell>
          <table:table-cell table:style-name="ce513" office:value-type="string" calcext:value-type="string">
            <text:p>doğuş kdv</text:p>
          </table:table-cell>
          <table:table-cell table:style-name="ce540" office:value-type="float" office:value="574" calcext:value-type="float">
            <text:p>574,00</text:p>
          </table:table-cell>
          <table:table-cell table:style-name="ce540" table:number-columns-repeated="2"/>
          <table:table-cell table:style-name="ce540" table:formula="of:=[.F657]-[.C658]+[.D658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9" calcext:value-type="date">
            <text:p>19.03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658]-[.C659]+[.D659]" office:value-type="float" office:value="69828.32" calcext:value-type="float">
            <text:p>69.8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lim demi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59]-[.C660]+[.D660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IR dan atşla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660]-[.C661]+[.D661]" office:value-type="float" office:value="72328.32" calcext:value-type="float">
            <text:p>72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0" calcext:value-type="date">
            <text:p>10.03.2016</text:p>
          </table:table-cell>
          <table:table-cell table:style-name="ce513" office:value-type="string" calcext:value-type="string">
            <text:p>TIR dan</text:p>
          </table:table-cell>
          <table:table-cell table:style-name="ce540" office:value-type="float" office:value="39000" calcext:value-type="float">
            <text:p>39.000,00</text:p>
          </table:table-cell>
          <table:table-cell table:style-name="ce540" table:number-columns-repeated="2"/>
          <table:table-cell table:style-name="ce540" table:formula="of:=[.F661]-[.C662]+[.D662]" office:value-type="float" office:value="33328.32" calcext:value-type="float">
            <text:p>33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07" calcext:value-type="date">
            <text:p>07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62]-[.C663]+[.D663]" office:value-type="float" office:value="33628.32" calcext:value-type="float">
            <text:p>33.6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2 ay kira en alt kat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663]-[.C664]+[.D664]" office:value-type="float" office:value="34228.32" calcext:value-type="float">
            <text:p>34.2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3-26" calcext:value-type="date">
            <text:p>26.03.16</text:p>
          </table:table-cell>
          <table:table-cell table:style-name="ce513" office:value-type="string" calcext:value-type="string">
            <text:p>DENİZ KREDİ 1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4]-[.C665]+[.D665]" office:value-type="float" office:value="40993.32" calcext:value-type="float">
            <text:p>40.993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3-30" calcext:value-type="date">
            <text:p>30.03.16</text:p>
          </table:table-cell>
          <table:table-cell table:style-name="ce513" office:value-type="string" calcext:value-type="string">
            <text:p>İŞ KREDİ 9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65]-[.C666]+[.D666]" office:value-type="float" office:value="44416.53" calcext:value-type="float">
            <text:p>44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güvenliği için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666]-[.C667]+[.D667]" office:value-type="float" office:value="45416.53" calcext:value-type="float">
            <text:p>45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ciye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667]-[.C668]+[.D668]" office:value-type="float" office:value="45766.53" calcext:value-type="float">
            <text:p>45.7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ümit kk mermer hesabı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668]-[.C669]+[.D669]" office:value-type="float" office:value="45466.53" calcext:value-type="float">
            <text:p>45.4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5-26" calcext:value-type="date">
            <text:p>26.05.16</text:p>
          </table:table-cell>
          <table:table-cell table:style-name="ce513" office:value-type="string" calcext:value-type="string">
            <text:p>DENİZ KREDİ 2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9]-[.C670]+[.D670]" office:value-type="float" office:value="52231.53" calcext:value-type="float">
            <text:p>52.231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5-30" calcext:value-type="date">
            <text:p>30.05.16</text:p>
          </table:table-cell>
          <table:table-cell table:style-name="ce513" office:value-type="string" calcext:value-type="string">
            <text:p>İŞ KREDİ 11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0]-[.C671]+[.D671]" office:value-type="float" office:value="55654.74" calcext:value-type="float">
            <text:p>55.654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4-26" calcext:value-type="date">
            <text:p>26.04.16</text:p>
          </table:table-cell>
          <table:table-cell table:style-name="ce513" office:value-type="string" calcext:value-type="string">
            <text:p>DENİZ KREDİ 2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71]-[.C672]+[.D672]" office:value-type="float" office:value="62419.74" calcext:value-type="float">
            <text:p>62.419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4-30" calcext:value-type="date">
            <text:p>30.04.16</text:p>
          </table:table-cell>
          <table:table-cell table:style-name="ce513" office:value-type="string" calcext:value-type="string">
            <text:p>İŞ KREDİ 10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2]-[.C673]+[.D673]" office:value-type="float" office:value="65842.95" calcext:value-type="float">
            <text:p>6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673]-[.C674]+[.D674]" office:value-type="float" office:value="75842.95" calcext:value-type="float">
            <text:p>7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çek</text:p>
          </table:table-cell>
          <table:table-cell table:style-name="ce540" office:value-type="float" office:value="12500" calcext:value-type="float">
            <text:p>12.500,00</text:p>
          </table:table-cell>
          <table:table-cell table:style-name="ce540" table:number-columns-repeated="2"/>
          <table:table-cell table:style-name="ce540" table:formula="of:=[.F674]-[.C675]+[.D675]" office:value-type="float" office:value="63342.95" calcext:value-type="float">
            <text:p>6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4" calcext:value-type="date">
            <text:p>04.04.2016</text:p>
          </table:table-cell>
          <table:table-cell table:style-name="ce513" office:value-type="string" calcext:value-type="string">
            <text:p>yurt kredi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75]-[.C676]+[.D676]" office:value-type="float" office:value="68342.95" calcext:value-type="float">
            <text:p>68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 office:value-type="string" calcext:value-type="string">
            <text:p>nail yalıtım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676]-[.C677]+[.D677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/>
          <table:table-cell table:style-name="ce540" table:number-columns-repeated="3"/>
          <table:table-cell table:style-name="ce540" table:formula="of:=[.F677]-[.C678]+[.D678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27" calcext:value-type="date">
            <text:p>27.06.20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7000" calcext:value-type="float">
            <text:p>7.000,00</text:p>
          </table:table-cell>
          <table:table-cell table:style-name="ce540"/>
          <table:table-cell table:style-name="ce540" table:formula="of:=[.F678]-[.C679]+[.D679]" office:value-type="float" office:value="76842.95" calcext:value-type="float">
            <text:p>76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679]-[.C680]+[.D680]" office:value-type="float" office:value="84842.95" calcext:value-type="float">
            <text:p>84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4" calcext:value-type="date">
            <text:p>14.06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680]-[.C681]+[.D681]" office:value-type="float" office:value="99842.95" calcext:value-type="float">
            <text:p>9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5" calcext:value-type="date">
            <text:p>15.06.16</text:p>
          </table:table-cell>
          <table:table-cell table:style-name="ce513" office:value-type="string" calcext:value-type="string">
            <text:p>iş 800 havale çek için</text:p>
          </table:table-cell>
          <table:table-cell table:style-name="ce540"/>
          <table:table-cell table:style-name="ce540" office:value-type="float" office:value="3500" calcext:value-type="float">
            <text:p>3.500,00</text:p>
          </table:table-cell>
          <table:table-cell table:style-name="ce540"/>
          <table:table-cell table:style-name="ce540" table:formula="of:=[.F681]-[.C682]+[.D682]" office:value-type="float" office:value="103342.95" calcext:value-type="float">
            <text:p>10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2000" calcext:value-type="float">
            <text:p>22.000,00</text:p>
          </table:table-cell>
          <table:table-cell table:style-name="ce540"/>
          <table:table-cell table:style-name="ce540" table:formula="of:=[.F682]-[.C683]+[.D683]" office:value-type="float" office:value="125342.95" calcext:value-type="float">
            <text:p>125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26" calcext:value-type="date">
            <text:p>26.06.16</text:p>
          </table:table-cell>
          <table:table-cell table:style-name="ce513" office:value-type="string" calcext:value-type="string">
            <text:p>DENİZ KREDİ 22/60.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3]-[.C684]+[.D684]" office:value-type="float" office:value="132107.95" calcext:value-type="float">
            <text:p>132.107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İŞ KREDİ 12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4]-[.C685]+[.D685]" office:value-type="float" office:value="135531.16" calcext:value-type="float">
            <text:p>135.53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8" calcext:value-type="date">
            <text:p>18.06.16</text:p>
          </table:table-cell>
          <table:table-cell table:style-name="ce513" office:value-type="string" calcext:value-type="string">
            <text:p>iş kredi ali</text:p>
          </table:table-cell>
          <table:table-cell table:style-name="ce540"/>
          <table:table-cell table:style-name="ce540" office:value-type="float" office:value="5040" calcext:value-type="float">
            <text:p>5.040,00</text:p>
          </table:table-cell>
          <table:table-cell table:style-name="ce540"/>
          <table:table-cell table:style-name="ce540" table:formula="of:=[.F685]-[.C686]+[.D686]" office:value-type="float" office:value="140571.16" calcext:value-type="float">
            <text:p>140.5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8" calcext:value-type="date">
            <text:p>08.06.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2900" calcext:value-type="float">
            <text:p>2.900,00</text:p>
          </table:table-cell>
          <table:table-cell table:style-name="ce540" table:number-columns-repeated="2"/>
          <table:table-cell table:style-name="ce540" table:formula="of:=[.F686]-[.C687]+[.D687]" office:value-type="float" office:value="137671.16" calcext:value-type="float">
            <text:p>13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7" calcext:value-type="date">
            <text:p>07.06.16</text:p>
          </table:table-cell>
          <table:table-cell table:style-name="ce513" office:value-type="string" calcext:value-type="string">
            <text:p>bch tan ali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687]-[.C688]+[.D688]" office:value-type="float" office:value="167671.16" calcext:value-type="float">
            <text:p>16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7-26" calcext:value-type="date">
            <text:p>26.07.16</text:p>
          </table:table-cell>
          <table:table-cell table:style-name="ce513" office:value-type="string" calcext:value-type="string">
            <text:p>DENİZ KREDİ 23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8]-[.C689]+[.D689]" office:value-type="float" office:value="174436.16" calcext:value-type="float">
            <text:p>174.436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7-30" calcext:value-type="date">
            <text:p>30.07.16</text:p>
          </table:table-cell>
          <table:table-cell table:style-name="ce513" office:value-type="string" calcext:value-type="string">
            <text:p>İŞ KREDİ 13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9]-[.C690]+[.D690]" office:value-type="float" office:value="177859.37" calcext:value-type="float">
            <text:p>177.85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26" calcext:value-type="date">
            <text:p>26.07.2016</text:p>
          </table:table-cell>
          <table:table-cell table:style-name="ce513" office:value-type="string" calcext:value-type="string">
            <text:p>vergi </text:p>
          </table:table-cell>
          <table:table-cell table:style-name="ce540"/>
          <table:table-cell table:style-name="ce540" office:value-type="float" office:value="705" calcext:value-type="float">
            <text:p>705,00</text:p>
          </table:table-cell>
          <table:table-cell table:style-name="ce540"/>
          <table:table-cell table:style-name="ce540" table:formula="of:=[.F690]-[.C691]+[.D691]" office:value-type="float" office:value="178564.37" calcext:value-type="float">
            <text:p>178.564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30" calcext:value-type="date">
            <text:p>30.06.20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665" calcext:value-type="float">
            <text:p>665,00</text:p>
          </table:table-cell>
          <table:table-cell table:style-name="ce540"/>
          <table:table-cell table:style-name="ce540" table:formula="of:=[.F691]-[.C692]+[.D692]" office:value-type="float" office:value="179229.37" calcext:value-type="float">
            <text:p>179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01" calcext:value-type="date">
            <text:p>01.07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692]-[.C693]+[.D693]" office:value-type="float" office:value="183229.37" calcext:value-type="float">
            <text:p>183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1" calcext:value-type="date">
            <text:p>11.07.2016</text:p>
          </table:table-cell>
          <table:table-cell table:style-name="ce513" office:value-type="string" calcext:value-type="string">
            <text:p>ali iş kredi için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3]-[.C694]+[.D694]" office:value-type="float" office:value="188229.37" calcext:value-type="float">
            <text:p>188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skeleden killik</text:p>
          </table:table-cell>
          <table:table-cell table:style-name="ce540"/>
          <table:table-cell table:style-name="ce540" office:value-type="float" office:value="700" calcext:value-type="float">
            <text:p>700,00</text:p>
          </table:table-cell>
          <table:table-cell table:style-name="ce540"/>
          <table:table-cell table:style-name="ce540" table:formula="of:=[.F694]-[.C695]+[.D695]" office:value-type="float" office:value="188929.37" calcext:value-type="float">
            <text:p>188.9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şahin çırdaklı ya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95]-[.C696]+[.D696]" office:value-type="float" office:value="188429.37" calcext:value-type="float">
            <text:p>188.4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ıkamacı mehmet en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96]-[.C697]+[.D697]" office:value-type="float" office:value="188729.37" calcext:value-type="float">
            <text:p>188.7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usuf parlak d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697]-[.C698]+[.D698]" office:value-type="float" office:value="188829.37" calcext:value-type="float">
            <text:p>188.8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698]-[.C699]+[.D699]" office:value-type="float" office:value="188079.37" calcext:value-type="float">
            <text:p>188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0" calcext:value-type="date">
            <text:p>10.07.2016</text:p>
          </table:table-cell>
          <table:table-cell table:style-name="ce513" office:value-type="string" calcext:value-type="string">
            <text:p>kıbrıstan 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9]-[.C700]+[.D700]" office:value-type="float" office:value="193079.37" calcext:value-type="float">
            <text:p>19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00]-[.C701]+[.D701]" office:value-type="float" office:value="203079.37" calcext:value-type="float">
            <text:p>20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9900" calcext:value-type="float">
            <text:p>9.900,00</text:p>
          </table:table-cell>
          <table:table-cell table:style-name="ce540" table:number-columns-repeated="2"/>
          <table:table-cell table:style-name="ce540" table:formula="of:=[.F701]-[.C702]+[.D702]" office:value-type="float" office:value="193179.37" calcext:value-type="float">
            <text:p>193.1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8-30" calcext:value-type="date">
            <text:p>30.08.16</text:p>
          </table:table-cell>
          <table:table-cell table:style-name="ce513" office:value-type="string" calcext:value-type="string">
            <text:p>İŞ KREDİ 1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02]-[.C703]+[.D703]" office:value-type="float" office:value="196602.58" calcext:value-type="float">
            <text:p>196.6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n seçkin ant yalıtım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03]-[.C704]+[.D704]" office:value-type="float" office:value="201402.58" calcext:value-type="float">
            <text:p>201.4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8-26" calcext:value-type="date">
            <text:p>26.08.16</text:p>
          </table:table-cell>
          <table:table-cell table:style-name="ce513" office:value-type="string" calcext:value-type="string">
            <text:p>DENİZ KREDİ 2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04]-[.C705]+[.D705]" office:value-type="float" office:value="208167.58" calcext:value-type="float">
            <text:p>208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 nakit</text:p>
          </table:table-cell>
          <table:table-cell table:style-name="ce540" office:value-type="float" office:value="6750" calcext:value-type="float">
            <text:p>6.750,00</text:p>
          </table:table-cell>
          <table:table-cell table:style-name="ce540" table:number-columns-repeated="2"/>
          <table:table-cell table:style-name="ce540" table:formula="of:=[.F705]-[.C706]+[.D706]" office:value-type="float" office:value="201417.58" calcext:value-type="float">
            <text:p>201.4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ibo hilton evye <text:s text:c="5"/>75 tl * 110</text:p>
          </table:table-cell>
          <table:table-cell table:style-name="ce540"/>
          <table:table-cell table:style-name="ce540" office:value-type="float" office:value="8250" calcext:value-type="float">
            <text:p>8.250,00</text:p>
          </table:table-cell>
          <table:table-cell table:style-name="ce540"/>
          <table:table-cell table:style-name="ce540" table:formula="of:=[.F706]-[.C707]+[.D707]" office:value-type="float" office:value="209667.58" calcext:value-type="float">
            <text:p>209.6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armara bilardo hesabı</text:p>
          </table:table-cell>
          <table:table-cell table:style-name="ce540" office:value-type="float" office:value="8500" calcext:value-type="float">
            <text:p>8.500,00</text:p>
          </table:table-cell>
          <table:table-cell table:style-name="ce540" table:number-columns-repeated="2"/>
          <table:table-cell table:style-name="ce540" table:formula="of:=[.F707]-[.C708]+[.D708]" office:value-type="float" office:value="201167.58" calcext:value-type="float">
            <text:p>201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lden 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08]-[.C709]+[.D709]" office:value-type="float" office:value="201467.58" calcext:value-type="float">
            <text:p>201.4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 kadtem</text:p>
          </table:table-cell>
          <table:table-cell table:style-name="ce540" office:value-type="float" office:value="2950" calcext:value-type="float">
            <text:p>2.950,00</text:p>
          </table:table-cell>
          <table:table-cell table:style-name="ce540" table:number-columns-repeated="2"/>
          <table:table-cell table:style-name="ce540" table:formula="of:=[.F709]-[.C710]+[.D710]" office:value-type="float" office:value="198517.58" calcext:value-type="float">
            <text:p>198.5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9-10" calcext:value-type="date">
            <text:p>10.09.2016</text:p>
          </table:table-cell>
          <table:table-cell table:style-name="ce513" office:value-type="string" calcext:value-type="string">
            <text:p>iş kredi 795411 e havale</text:p>
          </table:table-cell>
          <table:table-cell table:style-name="ce540"/>
          <table:table-cell table:style-name="ce540" office:value-type="float" office:value="5100" calcext:value-type="float">
            <text:p>5.100,00</text:p>
          </table:table-cell>
          <table:table-cell table:style-name="ce540"/>
          <table:table-cell table:style-name="ce540" table:formula="of:=[.F710]-[.C711]+[.D711]" office:value-type="float" office:value="203617.58" calcext:value-type="float">
            <text:p>203.6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aç yapı kk</text:p>
          </table:table-cell>
          <table:table-cell table:style-name="ce540" office:value-type="float" office:value="3700" calcext:value-type="float">
            <text:p>3.700,00</text:p>
          </table:table-cell>
          <table:table-cell table:style-name="ce540" table:number-columns-repeated="2"/>
          <table:table-cell table:style-name="ce540" table:formula="of:=[.F711]-[.C712]+[.D712]" office:value-type="float" office:value="199917.58" calcext:value-type="float">
            <text:p>199.9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712]-[.C713]+[.D713]" office:value-type="float" office:value="200117.58" calcext:value-type="float">
            <text:p>200.1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gk işten yattı</text:p>
          </table:table-cell>
          <table:table-cell table:style-name="ce540"/>
          <table:table-cell table:style-name="ce540" office:value-type="float" office:value="3719" calcext:value-type="float">
            <text:p>3.719,00</text:p>
          </table:table-cell>
          <table:table-cell table:style-name="ce540"/>
          <table:table-cell table:style-name="ce540" table:formula="of:=[.F713]-[.C714]+[.D714]" office:value-type="float" office:value="203836.58" calcext:value-type="float">
            <text:p>203.8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lat havale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4]-[.C715]+[.D715]" office:value-type="float" office:value="204436.58" calcext:value-type="float">
            <text:p>204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715]-[.C716]+[.D716]" office:value-type="float" office:value="219436.58" calcext:value-type="float">
            <text:p>219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den</text:p>
          </table:table-cell>
          <table:table-cell table:style-name="ce540" office:value-type="float" office:value="26500" calcext:value-type="float">
            <text:p>26.500,00</text:p>
          </table:table-cell>
          <table:table-cell table:style-name="ce540" table:number-columns-repeated="2"/>
          <table:table-cell table:style-name="ce540" table:formula="of:=[.F716]-[.C717]+[.D717]" office:value-type="float" office:value="192936.58" calcext:value-type="float">
            <text:p>192.9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0-10" calcext:value-type="date">
            <text:p>10.10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7]-[.C718]+[.D718]" office:value-type="float" office:value="193536.58" calcext:value-type="float">
            <text:p>193.5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tı hesabından hüsam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18]-[.C719]+[.D719]" office:value-type="float" office:value="192736.58" calcext:value-type="float">
            <text:p>192.7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hasan sengün</text:p>
          </table:table-cell>
          <table:table-cell table:style-name="ce540" office:value-type="float" office:value="120" calcext:value-type="float">
            <text:p>120,00</text:p>
          </table:table-cell>
          <table:table-cell table:style-name="ce540" table:number-columns-repeated="2"/>
          <table:table-cell table:style-name="ce540" table:formula="of:=[.F719]-[.C720]+[.D720]" office:value-type="float" office:value="192616.58" calcext:value-type="float">
            <text:p>192.61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9-26" calcext:value-type="date">
            <text:p>26.09.16</text:p>
          </table:table-cell>
          <table:table-cell table:style-name="ce513" office:value-type="string" calcext:value-type="string">
            <text:p>DENİZ KREDİ 2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0]-[.C721]+[.D721]" office:value-type="float" office:value="199381.58" calcext:value-type="float">
            <text:p>199.381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İŞ KREDİ 1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1]-[.C722]+[.D722]" office:value-type="float" office:value="202804.79" calcext:value-type="float">
            <text:p>202.804,7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5281.62" calcext:value-type="float">
            <text:p>5.281,62</text:p>
          </table:table-cell>
          <table:table-cell table:style-name="ce540"/>
          <table:table-cell table:style-name="ce540" table:formula="of:=[.F722]-[.C723]+[.D723]" office:value-type="float" office:value="208086.41" calcext:value-type="float">
            <text:p>208.086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0-26" calcext:value-type="date">
            <text:p>26.10.16</text:p>
          </table:table-cell>
          <table:table-cell table:style-name="ce513" office:value-type="string" calcext:value-type="string">
            <text:p>DENİZ KREDİ 2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3]-[.C724]+[.D724]" office:value-type="float" office:value="214851.41" calcext:value-type="float">
            <text:p>214.851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0-30" calcext:value-type="date">
            <text:p>30.10.16</text:p>
          </table:table-cell>
          <table:table-cell table:style-name="ce513" office:value-type="string" calcext:value-type="string">
            <text:p>İŞ KREDİ 1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4]-[.C725]+[.D725]" office:value-type="float" office:value="218274.62" calcext:value-type="float">
            <text:p>218.27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dan</text:p>
          </table:table-cell>
          <table:table-cell table:style-name="ce540" office:value-type="float" office:value="740" calcext:value-type="float">
            <text:p>740,00</text:p>
          </table:table-cell>
          <table:table-cell table:style-name="ce540" table:number-columns-repeated="2"/>
          <table:table-cell table:style-name="ce540" table:formula="of:=[.F725]-[.C726]+[.D726]" office:value-type="float" office:value="217534.62" calcext:value-type="float">
            <text:p>217.53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0" calcext:value-type="date">
            <text:p>10.11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850" calcext:value-type="float">
            <text:p>850,00</text:p>
          </table:table-cell>
          <table:table-cell table:style-name="ce540"/>
          <table:table-cell table:style-name="ce540" table:formula="of:=[.F726]-[.C727]+[.D727]" office:value-type="float" office:value="218384.62" calcext:value-type="float">
            <text:p>218.38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2" calcext:value-type="date">
            <text:p>12.11.2016</text:p>
          </table:table-cell>
          <table:table-cell table:style-name="ce513" office:value-type="string" calcext:value-type="string">
            <text:p>emre şentürk kk sivas hesabı için</text:p>
          </table:table-cell>
          <table:table-cell table:style-name="ce540" office:value-type="float" office:value="1145" calcext:value-type="float">
            <text:p>1.145,00</text:p>
          </table:table-cell>
          <table:table-cell table:style-name="ce540" table:number-columns-repeated="2"/>
          <table:table-cell table:style-name="ce540" table:formula="of:=[.F727]-[.C728]+[.D728]" office:value-type="float" office:value="217239.62" calcext:value-type="float">
            <text:p>217.239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ocak malzeme</text:p>
          </table:table-cell>
          <table:table-cell table:style-name="ce540"/>
          <table:table-cell table:style-name="ce540" office:value-type="float" office:value="392" calcext:value-type="float">
            <text:p>392,00</text:p>
          </table:table-cell>
          <table:table-cell table:style-name="ce540"/>
          <table:table-cell table:style-name="ce540" table:formula="of:=[.F728]-[.C729]+[.D729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26" calcext:value-type="date">
            <text:p>26.11.2016</text:p>
          </table:table-cell>
          <table:table-cell table:style-name="ce513" office:value-type="string" calcext:value-type="string">
            <text:p>atiladan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29]-[.C730]+[.D730]" office:value-type="float" office:value="216831.62" calcext:value-type="float">
            <text:p>216.8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kuyumcu sabri</text:p>
          </table:table-cell>
          <table:table-cell table:style-name="ce540"/>
          <table:table-cell table:style-name="ce540" office:value-type="float" office:value="450" calcext:value-type="float">
            <text:p>450,00</text:p>
          </table:table-cell>
          <table:table-cell table:style-name="ce540"/>
          <table:table-cell table:style-name="ce540" table:formula="of:=[.F730]-[.C731]+[.D731]" office:value-type="float" office:value="217281.62" calcext:value-type="float">
            <text:p>217.28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731]-[.C732]+[.D732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1-30" calcext:value-type="date">
            <text:p>30.11.16</text:p>
          </table:table-cell>
          <table:table-cell table:style-name="ce513" office:value-type="string" calcext:value-type="string">
            <text:p>İŞ KREDİ 1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32]-[.C733]+[.D733]" office:value-type="float" office:value="221054.83" calcext:value-type="float">
            <text:p>221.0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1-26" calcext:value-type="date">
            <text:p>26.11.16</text:p>
          </table:table-cell>
          <table:table-cell table:style-name="ce513" office:value-type="string" calcext:value-type="string">
            <text:p>DENİZ KREDİ 27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33]-[.C734]+[.D734]" office:value-type="float" office:value="227819.83" calcext:value-type="float">
            <text:p>227.8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06" calcext:value-type="date">
            <text:p>06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34]-[.C735]+[.D735]" office:value-type="float" office:value="228119.83" calcext:value-type="float">
            <text:p>228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yşe balcı kat 4 satışı</text:p>
          </table:table-cell>
          <table:table-cell table:style-name="ce541" office:value-type="float" office:value="115000" calcext:value-type="float">
            <text:p>115.000,00</text:p>
          </table:table-cell>
          <table:table-cell table:style-name="ce540" table:number-columns-repeated="2"/>
          <table:table-cell table:style-name="ce540" table:formula="of:=[.F735]-[.C736]+[.D736]" office:value-type="float" office:value="113119.83" calcext:value-type="float">
            <text:p>113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tamirci yusuf hesabı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36]-[.C737]+[.D737]" office:value-type="float" office:value="117919.83" calcext:value-type="float">
            <text:p>117.9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den kdv</text:p>
          </table:table-cell>
          <table:table-cell table:style-name="ce540" office:value-type="float" office:value="875" calcext:value-type="float">
            <text:p>875,00</text:p>
          </table:table-cell>
          <table:table-cell table:style-name="ce540" table:number-columns-repeated="2"/>
          <table:table-cell table:style-name="ce540" table:formula="of:=[.F737]-[.C738]+[.D738]" office:value-type="float" office:value="117044.83" calcext:value-type="float">
            <text:p>11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38]-[.C739]+[.D739]" office:value-type="float" office:value="137044.83" calcext:value-type="float">
            <text:p>13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iş kredi masrafı</text:p>
          </table:table-cell>
          <table:table-cell table:style-name="ce540"/>
          <table:table-cell table:style-name="ce540" office:value-type="float" office:value="3134" calcext:value-type="float">
            <text:p>3.134,00</text:p>
          </table:table-cell>
          <table:table-cell table:style-name="ce540"/>
          <table:table-cell table:style-name="ce540" table:formula="of:=[.F739]-[.C740]+[.D740]" office:value-type="float" office:value="140178.83" calcext:value-type="float">
            <text:p>140.17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BCH için alınan <text:s text:c="3"/>BCH a ödendi</text:p>
          </table:table-cell>
          <table:table-cell table:style-name="ce540" office:value-type="float" office:value="38880" calcext:value-type="float">
            <text:p>38.880,00</text:p>
          </table:table-cell>
          <table:table-cell table:style-name="ce540" table:number-columns-repeated="2"/>
          <table:table-cell table:style-name="ce540" table:formula="of:=[.F740]-[.C741]+[.D741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30 unda odene iş kredisi kapandı</text:p>
          </table:table-cell>
          <table:table-cell table:style-name="ce540" table:number-columns-repeated="3"/>
          <table:table-cell table:style-name="ce540" table:formula="of:=[.F741]-[.C742]+[.D742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12 sinde 36 ay vade yeni kredi </text:p>
          </table:table-cell>
          <table:table-cell table:style-name="ce540" table:number-columns-repeated="3"/>
          <table:table-cell table:style-name="ce540" table:formula="of:=[.F742]-[.C743]+[.D743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iş kredi kapatıldı yeni kredi açıldı</text:p>
          </table:table-cell>
          <table:table-cell table:style-name="ce540" table:number-columns-repeated="3"/>
          <table:table-cell table:style-name="ce540" table:formula="of:=[.F743]-[.C744]+[.D744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26" calcext:value-type="date">
            <text:p>26.12.16</text:p>
          </table:table-cell>
          <table:table-cell table:style-name="ce513" office:value-type="string" calcext:value-type="string">
            <text:p>DENİZ KREDİ 2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4]-[.C745]+[.D745]" office:value-type="float" office:value="108063.83" calcext:value-type="float">
            <text:p>108.0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2-30" calcext:value-type="date">
            <text:p>30.12.2016</text:p>
          </table:table-cell>
          <table:table-cell table:style-name="ce513" office:value-type="string" calcext:value-type="string">
            <text:p>BCH dönem faizi</text:p>
          </table:table-cell>
          <table:table-cell table:style-name="ce540"/>
          <table:table-cell table:style-name="ce540" office:value-type="float" office:value="4100" calcext:value-type="float">
            <text:p>4.100,00</text:p>
          </table:table-cell>
          <table:table-cell table:style-name="ce540"/>
          <table:table-cell table:style-name="ce540" table:formula="of:=[.F745]-[.C746]+[.D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sonu devir doğuş alacaklı</text:p>
          </table:table-cell>
          <table:table-cell table:style-name="ce540" table:number-columns-repeated="3"/>
          <table:table-cell table:style-name="ce541" table:formula="of:=[.F746]-[.C747]+[.D747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47]-[.C748]+[.D748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6 dan doğuş alacaklı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2-26" calcext:value-type="date">
            <text:p>26.02.17</text:p>
          </table:table-cell>
          <table:table-cell table:style-name="ce513" office:value-type="string" calcext:value-type="string">
            <text:p>DENİZ KREDİ 3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9]-[.C750]+[.D750]" office:value-type="float" office:value="118928.83" calcext:value-type="float">
            <text:p>118.92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4860" calcext:value-type="float">
            <text:p>4.860,00</text:p>
          </table:table-cell>
          <table:table-cell table:style-name="ce540"/>
          <table:table-cell table:style-name="ce540" table:formula="of:=[.F750]-[.C751]+[.D751]" office:value-type="float" office:value="123788.83" calcext:value-type="float">
            <text:p>123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4" calcext:value-type="date">
            <text:p>14.02.2017</text:p>
          </table:table-cell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1]-[.C752]+[.D752]" office:value-type="float" office:value="127788.83" calcext:value-type="float">
            <text:p>127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2" calcext:value-type="date">
            <text:p>12.02.2017</text:p>
          </table:table-cell>
          <table:table-cell table:style-name="ce513" office:value-type="string" calcext:value-type="string">
            <text:p>İŞ KREDİ 2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2]-[.C753]+[.D753]" office:value-type="float" office:value="131133.83" calcext:value-type="float">
            <text:p>131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1-26" calcext:value-type="date">
            <text:p>26.01.17</text:p>
          </table:table-cell>
          <table:table-cell table:style-name="ce513" office:value-type="string" calcext:value-type="string">
            <text:p>DENİZ KREDİ 2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53]-[.C754]+[.D754]" office:value-type="float" office:value="137898.83" calcext:value-type="float">
            <text:p>137.8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1-12" calcext:value-type="date">
            <text:p>12.01.2017</text:p>
          </table:table-cell>
          <table:table-cell table:style-name="ce513" office:value-type="string" calcext:value-type="string">
            <text:p>İŞ KREDİ 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4]-[.C755]+[.D755]" office:value-type="float" office:value="141243.83" calcext:value-type="float">
            <text:p>14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ya maden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55]-[.C756]+[.D756]" office:value-type="float" office:value="161243.83" calcext:value-type="float">
            <text:p>16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maden</text:p>
          </table:table-cell>
          <table:table-cell table:style-name="ce540"/>
          <table:table-cell table:style-name="ce540" office:value-type="float" office:value="19800" calcext:value-type="float">
            <text:p>19.800,00</text:p>
          </table:table-cell>
          <table:table-cell table:style-name="ce540"/>
          <table:table-cell table:style-name="ce540" table:formula="of:=[.F756]-[.C757]+[.D757]" office:value-type="float" office:value="181043.83" calcext:value-type="float">
            <text:p>181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57]-[.C758]+[.D758]" office:value-type="float" office:value="186043.83" calcext:value-type="float">
            <text:p>186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12000" calcext:value-type="float">
            <text:p>12.000,00</text:p>
          </table:table-cell>
          <table:table-cell table:style-name="ce540"/>
          <table:table-cell table:style-name="ce540" table:formula="of:=[.F758]-[.C759]+[.D759]" office:value-type="float" office:value="198043.83" calcext:value-type="float">
            <text:p>198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9]-[.C760]+[.D760]" office:value-type="float" office:value="202043.83" calcext:value-type="float">
            <text:p>202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sk</text:p>
          </table:table-cell>
          <table:table-cell table:style-name="ce540"/>
          <table:table-cell table:style-name="ce540" office:value-type="float" office:value="1160" calcext:value-type="float">
            <text:p>1.160,00</text:p>
          </table:table-cell>
          <table:table-cell table:style-name="ce540"/>
          <table:table-cell table:style-name="ce540" table:formula="of:=[.F760]-[.C761]+[.D761]" office:value-type="float" office:value="203203.83" calcext:value-type="float">
            <text:p>203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761]-[.C762]+[.D762]" office:value-type="float" office:value="204703.83" calcext:value-type="float">
            <text:p>20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62]-[.C763]+[.D763]" office:value-type="float" office:value="214703.83" calcext:value-type="float">
            <text:p>21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2500" calcext:value-type="float">
            <text:p>2.500,00</text:p>
          </table:table-cell>
          <table:table-cell table:style-name="ce540"/>
          <table:table-cell table:style-name="ce540" table:formula="of:=[.F763]-[.C764]+[.D764]" office:value-type="float" office:value="217203.83" calcext:value-type="float">
            <text:p>21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vakıf kredi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764]-[.C765]+[.D765]" office:value-type="float" office:value="247203.83" calcext:value-type="float">
            <text:p>24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65]-[.C766]+[.D766]" office:value-type="float" office:value="252203.83" calcext:value-type="float">
            <text:p>25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7-01-05" calcext:value-type="date">
            <text:p>05.Oca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60000" calcext:value-type="float">
            <text:p>60.000,00</text:p>
          </table:table-cell>
          <table:table-cell table:style-name="ce540"/>
          <table:table-cell table:style-name="ce552"/>
          <table:table-cell table:style-name="ce540" table:formula="of:=[.F766]-[.C767]+[.D767]" office:value-type="float" office:value="192203.83" calcext:value-type="float">
            <text:p>19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767]-[.C768]+[.D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ayşe kat 3</text:p>
          </table:table-cell>
          <table:table-cell table:style-name="ce540" office:value-type="float" office:value="165000" calcext:value-type="float">
            <text:p>165.000,00</text:p>
          </table:table-cell>
          <table:table-cell table:style-name="ce540" table:number-columns-repeated="2"/>
          <table:table-cell table:style-name="ce540" table:formula="of:=[.F768]-[.C769]+[.D769]" office:value-type="float" office:value="27203.8299999999" calcext:value-type="float">
            <text:p>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İş 800 yatan</text:p>
          </table:table-cell>
          <table:table-cell table:style-name="ce540"/>
          <table:table-cell table:style-name="ce540" office:value-type="float" office:value="100000" calcext:value-type="float">
            <text:p>100.000,00</text:p>
          </table:table-cell>
          <table:table-cell table:style-name="ce540"/>
          <table:table-cell table:style-name="ce540" table:formula="of:=[.F769]-[.C770]+[.D770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70]-[.C771]+[.D771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3-12" calcext:value-type="date">
            <text:p>12.03.2017</text:p>
          </table:table-cell>
          <table:table-cell table:style-name="ce513" office:value-type="string" calcext:value-type="string">
            <text:p>İŞ KREDİ 3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1]-[.C772]+[.D772]" office:value-type="float" office:value="130538.83" calcext:value-type="float">
            <text:p>130.5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4-12" calcext:value-type="date">
            <text:p>12.04.2017</text:p>
          </table:table-cell>
          <table:table-cell table:style-name="ce513" office:value-type="string" calcext:value-type="string">
            <text:p>İŞ KREDİ 4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2]-[.C773]+[.D773]" office:value-type="float" office:value="133873.83" calcext:value-type="float">
            <text:p>133.8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3-26" calcext:value-type="date">
            <text:p>26.03.17</text:p>
          </table:table-cell>
          <table:table-cell table:style-name="ce513" office:value-type="string" calcext:value-type="string">
            <text:p>DENİZ KREDİ 3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73]-[.C774]+[.D774]" office:value-type="float" office:value="140638.83" calcext:value-type="float">
            <text:p>140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kredi kapatma</text:p>
          </table:table-cell>
          <table:table-cell table:style-name="ce540"/>
          <table:table-cell table:style-name="ce540" office:value-type="float" office:value="169310" calcext:value-type="float">
            <text:p>169.310,00</text:p>
          </table:table-cell>
          <table:table-cell table:style-name="ce540"/>
          <table:table-cell table:style-name="ce540" table:formula="of:=[.F774]-[.C775]+[.D775]" office:value-type="float" office:value="309948.83" calcext:value-type="float">
            <text:p>309.94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tapu için</text:p>
          </table:table-cell>
          <table:table-cell table:style-name="ce540"/>
          <table:table-cell table:style-name="ce540" office:value-type="float" office:value="20" calcext:value-type="float">
            <text:p>20,00</text:p>
          </table:table-cell>
          <table:table-cell table:style-name="ce540"/>
          <table:table-cell table:style-name="ce540" table:formula="of:=[.F775]-[.C776]+[.D776]" office:value-type="float" office:value="309968.83" calcext:value-type="float">
            <text:p>309.9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3-10" calcext:value-type="date">
            <text:p>10.03.2017</text:p>
          </table:table-cell>
          <table:table-cell table:style-name="ce513" office:value-type="string" calcext:value-type="string">
            <text:p>aliye 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76]-[.C777]+[.D777]" office:value-type="float" office:value="310368.83" calcext:value-type="float">
            <text:p>310.3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ızarhane yıkama kira iş 800 havale</text:p>
          </table:table-cell>
          <table:table-cell table:style-name="ce540"/>
          <table:table-cell table:style-name="ce540" office:value-type="float" office:value="15400" calcext:value-type="float">
            <text:p>15.400,00</text:p>
          </table:table-cell>
          <table:table-cell table:style-name="ce540"/>
          <table:table-cell table:style-name="ce540" table:formula="of:=[.F777]-[.C778]+[.D778]" office:value-type="float" office:value="325768.83" calcext:value-type="float">
            <text:p>325.7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5-12" calcext:value-type="date">
            <text:p>12.05.2017</text:p>
          </table:table-cell>
          <table:table-cell table:style-name="ce513" office:value-type="string" calcext:value-type="string">
            <text:p>İŞ KREDİ 5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8]-[.C779]+[.D779]" office:value-type="float" office:value="329103.83" calcext:value-type="float">
            <text:p>329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31" calcext:value-type="date">
            <text:p>31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779]-[.C780]+[.D780]" office:value-type="float" office:value="354103.83" calcext:value-type="float">
            <text:p>35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9" calcext:value-type="date">
            <text:p>29.05.2017</text:p>
          </table:table-cell>
          <table:table-cell table:style-name="ce513" office:value-type="string" calcext:value-type="string">
            <text:p>aliye yapılandırm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80]-[.C781]+[.D781]" office:value-type="float" office:value="364103.83" calcext:value-type="float">
            <text:p>36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3" calcext:value-type="date">
            <text:p>23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781]-[.C782]+[.D782]" office:value-type="float" office:value="365103.83" calcext:value-type="float">
            <text:p>36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10" calcext:value-type="float">
            <text:p>10,00</text:p>
          </table:table-cell>
          <table:table-cell table:style-name="ce540" table:number-columns-repeated="2"/>
          <table:table-cell table:style-name="ce540" table:formula="of:=[.F782]-[.C783]+[.D783]" office:value-type="float" office:value="365093.83" calcext:value-type="float">
            <text:p>365.0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3]-[.C784]+[.D784]" office:value-type="float" office:value="365043.83" calcext:value-type="float">
            <text:p>365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18" calcext:value-type="date">
            <text:p>18.05.2017</text:p>
          </table:table-cell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784]-[.C785]+[.D785]" office:value-type="float" office:value="365543.83" calcext:value-type="float">
            <text:p>365.5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785]-[.C786]+[.D786]" office:value-type="float" office:value="365503.83" calcext:value-type="float">
            <text:p>365.5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 çim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6]-[.C787]+[.D787]" office:value-type="float" office:value="365473.83" calcext:value-type="float">
            <text:p>365.4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7]-[.C788]+[.D788]" office:value-type="float" office:value="365423.83" calcext:value-type="float">
            <text:p>365.42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8]-[.C789]+[.D789]" office:value-type="float" office:value="365393.83" calcext:value-type="float">
            <text:p>365.3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 kçk altın</text:p>
          </table:table-cell>
          <table:table-cell table:style-name="ce540"/>
          <table:table-cell table:style-name="ce540" office:value-type="float" office:value="240" calcext:value-type="float">
            <text:p>240,00</text:p>
          </table:table-cell>
          <table:table-cell table:style-name="ce540"/>
          <table:table-cell table:style-name="ce540" table:formula="of:=[.F789]-[.C790]+[.D790]" office:value-type="float" office:value="365633.83" calcext:value-type="float">
            <text:p>365.6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790]-[.C791]+[.D791]" office:value-type="float" office:value="365233.83" calcext:value-type="float">
            <text:p>365.2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1</text:p>
          </table:table-cell>
          <table:table-cell table:style-name="ce540" office:value-type="float" office:value="107500" calcext:value-type="float">
            <text:p>107.500,00</text:p>
          </table:table-cell>
          <table:table-cell table:style-name="ce540" table:number-columns-repeated="2"/>
          <table:table-cell table:style-name="ce540" table:formula="of:=[.F791]-[.C792]+[.D792]" office:value-type="float" office:value="257733.83" calcext:value-type="float">
            <text:p>257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2</text:p>
          </table:table-cell>
          <table:table-cell table:style-name="ce540" office:value-type="float" office:value="175000" calcext:value-type="float">
            <text:p>175.000,00</text:p>
          </table:table-cell>
          <table:table-cell table:style-name="ce540" table:number-columns-repeated="2"/>
          <table:table-cell table:style-name="ce540" table:formula="of:=[.F792]-[.C793]+[.D793]" office:value-type="float" office:value="82733.83" calcext:value-type="float">
            <text:p>82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10" calcext:value-type="date">
            <text:p>10.09.2017</text:p>
          </table:table-cell>
          <table:table-cell table:style-name="ce513" office:value-type="string" calcext:value-type="string">
            <text:p>aliye emlakçı kiracıdan gokhan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93]-[.C794]+[.D794]" office:value-type="float" office:value="83133.83" calcext:value-type="float">
            <text:p>83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yraktar emlakçı samet kk geçildi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94]-[.C795]+[.D795]" office:value-type="float" office:value="83433.83" calcext:value-type="float">
            <text:p>83.4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rat ticaret emlakçı samet kk geçildi</text:p>
          </table:table-cell>
          <table:table-cell table:style-name="ce540"/>
          <table:table-cell table:style-name="ce549" office:value-type="float" office:value="500" calcext:value-type="float">
            <text:p>500,00</text:p>
          </table:table-cell>
          <table:table-cell table:style-name="ce540"/>
          <table:table-cell table:style-name="ce540" table:formula="of:=[.F795]-[.C796]+[.D796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İŞ KREDİ 7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796]-[.C797]+[.D797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aliden İŞ KREDİ 7/36 için alınan</text:p>
          </table:table-cell>
          <table:table-cell table:style-name="ce540" office:value-type="float" office:value="3335" calcext:value-type="float">
            <text:p>3.335,00</text:p>
          </table:table-cell>
          <table:table-cell table:style-name="ce549"/>
          <table:table-cell table:style-name="ce540"/>
          <table:table-cell table:style-name="ce540" table:formula="of:=[.F797]-[.C798]+[.D798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6-12" calcext:value-type="date">
            <text:p>12.06.2017</text:p>
          </table:table-cell>
          <table:table-cell table:style-name="ce513" office:value-type="string" calcext:value-type="string">
            <text:p>İŞ KREDİ 6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98]-[.C799]+[.D799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99]-[.C800]+[.D800]" office:value-type="float" office:value="107268.83" calcext:value-type="float">
            <text:p>10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 sivas benzinci çeki (ali paşa yıkama kira)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00]-[.C801]+[.D801]" office:value-type="float" office:value="122268.83" calcext:value-type="float">
            <text:p>122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230" calcext:value-type="float">
            <text:p>230,00</text:p>
          </table:table-cell>
          <table:table-cell table:style-name="ce540" table:number-columns-repeated="2"/>
          <table:table-cell table:style-name="ce540" table:formula="of:=[.F801]-[.C802]+[.D802]" office:value-type="float" office:value="122038.83" calcext:value-type="float">
            <text:p>122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06" calcext:value-type="date">
            <text:p>06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802]-[.C803]+[.D803]" office:value-type="float" office:value="147038.83" calcext:value-type="float">
            <text:p>147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23" calcext:value-type="date">
            <text:p>23.08.2017</text:p>
          </table:table-cell>
          <table:table-cell table:style-name="ce513" office:value-type="string" calcext:value-type="string">
            <text:p>vakıfbanka yat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03]-[.C804]+[.D804]" office:value-type="float" office:value="147138.83" calcext:value-type="float">
            <text:p>147.1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8" calcext:value-type="date">
            <text:p>18.08.2017</text:p>
          </table:table-cell>
          <table:table-cell table:style-name="ce513" office:value-type="string" calcext:value-type="string">
            <text:p>denizlik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04]-[.C805]+[.D805]" office:value-type="float" office:value="146988.83" calcext:value-type="float">
            <text:p>146.9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7" calcext:value-type="date">
            <text:p>17.08.2017</text:p>
          </table:table-cell>
          <table:table-cell table:style-name="ce513" office:value-type="string" calcext:value-type="string">
            <text:p>karo</text:p>
          </table:table-cell>
          <table:table-cell table:style-name="ce540" office:value-type="float" office:value="75" calcext:value-type="float">
            <text:p>75,00</text:p>
          </table:table-cell>
          <table:table-cell table:style-name="ce540" table:number-columns-repeated="2"/>
          <table:table-cell table:style-name="ce540" table:formula="of:=[.F805]-[.C806]+[.D806]" office:value-type="float" office:value="146913.83" calcext:value-type="float">
            <text:p>146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06]-[.C807]+[.D807]" office:value-type="float" office:value="148913.83" calcext:value-type="float">
            <text:p>148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r turan kaya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807]-[.C808]+[.D808]" office:value-type="float" office:value="148163.83" calcext:value-type="float">
            <text:p>148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etin <text:s/>birlik inş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808]-[.C809]+[.D809]" office:value-type="float" office:value="146663.83" calcext:value-type="float">
            <text:p>146.6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6" calcext:value-type="date">
            <text:p>16.08.2017</text:p>
          </table:table-cell>
          <table:table-cell table:style-name="ce513" office:value-type="string" calcext:value-type="string">
            <text:p>ayak baş mezar</text:p>
          </table:table-cell>
          <table:table-cell table:style-name="ce540" office:value-type="float" office:value="100" calcext:value-type="float">
            <text:p>100,00</text:p>
          </table:table-cell>
          <table:table-cell table:style-name="ce540" table:number-columns-repeated="2"/>
          <table:table-cell table:style-name="ce540" table:formula="of:=[.F809]-[.C810]+[.D810]" office:value-type="float" office:value="146563.83" calcext:value-type="float">
            <text:p>146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umut üstü açık araba <text:s/>lastik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10]-[.C811]+[.D811]" office:value-type="float" office:value="144563.83" calcext:value-type="float">
            <text:p>144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520" calcext:value-type="float">
            <text:p>520,00</text:p>
          </table:table-cell>
          <table:table-cell table:style-name="ce540" table:number-columns-repeated="2"/>
          <table:table-cell table:style-name="ce540" table:formula="of:=[.F811]-[.C812]+[.D812]" office:value-type="float" office:value="144043.83" calcext:value-type="float">
            <text:p>144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as akü</text:p>
          </table:table-cell>
          <table:table-cell table:style-name="ce540" office:value-type="float" office:value="240" calcext:value-type="float">
            <text:p>240,00</text:p>
          </table:table-cell>
          <table:table-cell table:style-name="ce540" table:number-columns-repeated="2"/>
          <table:table-cell table:style-name="ce540" table:formula="of:=[.F812]-[.C813]+[.D813]" office:value-type="float" office:value="143803.83" calcext:value-type="float">
            <text:p>143.8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800" calcext:value-type="float">
            <text:p>800,00</text:p>
          </table:table-cell>
          <table:table-cell table:style-name="ce540"/>
          <table:table-cell table:style-name="ce540" table:formula="of:=[.F813]-[.C814]+[.D814]" office:value-type="float" office:value="144603.83" calcext:value-type="float">
            <text:p>144.6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814]-[.C815]+[.D815]" office:value-type="float" office:value="145103.83" calcext:value-type="float">
            <text:p>14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ömer çakmaktan</text:p>
          </table:table-cell>
          <table:table-cell table:style-name="ce540" office:value-type="float" office:value="450" calcext:value-type="float">
            <text:p>450,00</text:p>
          </table:table-cell>
          <table:table-cell table:style-name="ce540" table:number-columns-repeated="2"/>
          <table:table-cell table:style-name="ce540" table:formula="of:=[.F815]-[.C816]+[.D816]" office:value-type="float" office:value="144653.83" calcext:value-type="float">
            <text:p>144.65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eşik</text:p>
          </table:table-cell>
          <table:table-cell table:style-name="ce540" office:value-type="float" office:value="15" calcext:value-type="float">
            <text:p>15,00</text:p>
          </table:table-cell>
          <table:table-cell table:style-name="ce540" table:number-columns-repeated="2"/>
          <table:table-cell table:style-name="ce540" table:formula="of:=[.F816]-[.C817]+[.D817]" office:value-type="float" office:value="144638.83" calcext:value-type="float">
            <text:p>144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boya</text:p>
          </table:table-cell>
          <table:table-cell table:style-name="ce540" office:value-type="float" office:value="225" calcext:value-type="float">
            <text:p>225,00</text:p>
          </table:table-cell>
          <table:table-cell table:style-name="ce540" table:number-columns-repeated="2"/>
          <table:table-cell table:style-name="ce540" table:formula="of:=[.F817]-[.C818]+[.D818]" office:value-type="float" office:value="144413.83" calcext:value-type="float">
            <text:p>144.4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lışkan kira <text:s/>iş 800 havale</text:p>
          </table:table-cell>
          <table:table-cell table:style-name="ce540"/>
          <table:table-cell table:style-name="ce540" office:value-type="float" office:value="27500" calcext:value-type="float">
            <text:p>27.500,00</text:p>
          </table:table-cell>
          <table:table-cell table:style-name="ce540"/>
          <table:table-cell table:style-name="ce540" table:formula="of:=[.F818]-[.C819]+[.D819]" office:value-type="float" office:value="171913.83" calcext:value-type="float">
            <text:p>171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30" calcext:value-type="date">
            <text:p>30.09.2017</text:p>
          </table:table-cell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319" calcext:value-type="float">
            <text:p>319,00</text:p>
          </table:table-cell>
          <table:table-cell table:style-name="ce540"/>
          <table:table-cell table:style-name="ce540" table:formula="of:=[.F819]-[.C820]+[.D820]" office:value-type="float" office:value="172232.83" calcext:value-type="float">
            <text:p>172.23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5110" calcext:value-type="float">
            <text:p>5.110,00</text:p>
          </table:table-cell>
          <table:table-cell table:style-name="ce540"/>
          <table:table-cell table:style-name="ce540" table:formula="of:=[.F820]-[.C821]+[.D821]" office:value-type="float" office:value="177342.83" calcext:value-type="float">
            <text:p>177.34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7170" calcext:value-type="float">
            <text:p>7.170,00</text:p>
          </table:table-cell>
          <table:table-cell table:style-name="ce540"/>
          <table:table-cell table:style-name="ce540" table:formula="of:=[.F821]-[.C822]+[.D822]" office:value-type="float" office:value="184512.83" calcext:value-type="float">
            <text:p>184.51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8887" calcext:value-type="float">
            <text:p>8.887,00</text:p>
          </table:table-cell>
          <table:table-cell table:style-name="ce540"/>
          <table:table-cell table:style-name="ce540" table:formula="of:=[.F822]-[.C823]+[.D823]" office:value-type="float" office:value="193399.83" calcext:value-type="float">
            <text:p>193.39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4085" calcext:value-type="float">
            <text:p>4.085,00</text:p>
          </table:table-cell>
          <table:table-cell table:style-name="ce540"/>
          <table:table-cell table:style-name="ce540" table:formula="of:=[.F823]-[.C824]+[.D824]" office:value-type="float" office:value="197484.83" calcext:value-type="float">
            <text:p>197.4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830" calcext:value-type="float">
            <text:p>830,00</text:p>
          </table:table-cell>
          <table:table-cell table:style-name="ce540"/>
          <table:table-cell table:style-name="ce540" table:formula="of:=[.F824]-[.C825]+[.D825]" office:value-type="float" office:value="198314.83" calcext:value-type="float">
            <text:p>198.31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cep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5]-[.C826]+[.D826]" office:value-type="float" office:value="198369.83" calcext:value-type="float">
            <text:p>198.36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kk için iş ten aktarılan</text:p>
          </table:table-cell>
          <table:table-cell table:style-name="ce540"/>
          <table:table-cell table:style-name="ce540" office:value-type="float" office:value="10615" calcext:value-type="float">
            <text:p>10.615,00</text:p>
          </table:table-cell>
          <table:table-cell table:style-name="ce540"/>
          <table:table-cell table:style-name="ce540" table:formula="of:=[.F826]-[.C827]+[.D827]" office:value-type="float" office:value="208984.83" calcext:value-type="float">
            <text:p>208.9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45" calcext:value-type="float">
            <text:p>45,00</text:p>
          </table:table-cell>
          <table:table-cell table:style-name="ce540"/>
          <table:table-cell table:style-name="ce540" table:formula="of:=[.F827]-[.C828]+[.D828]" office:value-type="float" office:value="209029.83" calcext:value-type="float">
            <text:p>209.0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7" calcext:value-type="date">
            <text:p>27.09.2017</text:p>
          </table:table-cell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8]-[.C829]+[.D829]" office:value-type="float" office:value="209084.83" calcext:value-type="float">
            <text:p>209.0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stafa (ali demirelden veresiye)</text:p>
          </table:table-cell>
          <table:table-cell table:style-name="ce540"/>
          <table:table-cell table:style-name="ce540" office:value-type="float" office:value="65" calcext:value-type="float">
            <text:p>65,00</text:p>
          </table:table-cell>
          <table:table-cell table:style-name="ce540"/>
          <table:table-cell table:style-name="ce540" table:formula="of:=[.F829]-[.C830]+[.D830]" office:value-type="float" office:value="209149.83" calcext:value-type="float">
            <text:p>209.14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4" calcext:value-type="date">
            <text:p>24.09.2017</text:p>
          </table:table-cell>
          <table:table-cell table:style-name="ce513" office:value-type="string" calcext:value-type="string">
            <text:p>mezar yemek</text:p>
          </table:table-cell>
          <table:table-cell table:style-name="ce540"/>
          <table:table-cell table:style-name="ce540" office:value-type="float" office:value="75" calcext:value-type="float">
            <text:p>75,00</text:p>
          </table:table-cell>
          <table:table-cell table:style-name="ce540"/>
          <table:table-cell table:style-name="ce540" table:formula="of:=[.F830]-[.C831]+[.D831]" office:value-type="float" office:value="209224.83" calcext:value-type="float">
            <text:p>209.2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bati çalışkan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31]-[.C832]+[.D832]" office:value-type="float" office:value="208924.83" calcext:value-type="float">
            <text:p>208.9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832]-[.C833]+[.D833]" office:value-type="float" office:value="208884.83" calcext:value-type="float">
            <text:p>208.8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08" calcext:value-type="date">
            <text:p>08.09.2017</text:p>
          </table:table-cell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833]-[.C834]+[.D834]" office:value-type="float" office:value="208854.83" calcext:value-type="float">
            <text:p>208.8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25" calcext:value-type="float">
            <text:p>25,00</text:p>
          </table:table-cell>
          <table:table-cell table:style-name="ce540" table:number-columns-repeated="2"/>
          <table:table-cell table:style-name="ce540" table:formula="of:=[.F834]-[.C835]+[.D835]" office:value-type="float" office:value="208829.83" calcext:value-type="float">
            <text:p>208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 office:value-type="float" office:value="20" calcext:value-type="float">
            <text:p>20,00</text:p>
          </table:table-cell>
          <table:table-cell table:style-name="ce540" table:number-columns-repeated="2"/>
          <table:table-cell table:style-name="ce540" table:formula="of:=[.F835]-[.C836]+[.D836]" office:value-type="float" office:value="208809.83" calcext:value-type="float">
            <text:p>208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9" calcext:value-type="date">
            <text:p>19.10.2017</text:p>
          </table:table-cell>
          <table:table-cell table:style-name="ce513" office:value-type="string" calcext:value-type="string">
            <text:p>aliye tedaş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36]-[.C837]+[.D837]" office:value-type="float" office:value="213809.83" calcext:value-type="float">
            <text:p>213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4" calcext:value-type="date">
            <text:p>14.10.2017</text:p>
          </table:table-cell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320" calcext:value-type="float">
            <text:p>320,00</text:p>
          </table:table-cell>
          <table:table-cell table:style-name="ce540"/>
          <table:table-cell table:style-name="ce540" table:formula="of:=[.F837]-[.C838]+[.D838]" office:value-type="float" office:value="214129.83" calcext:value-type="float">
            <text:p>21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50000" calcext:value-type="float">
            <text:p>50.000,00</text:p>
          </table:table-cell>
          <table:table-cell table:style-name="ce540" table:number-columns-repeated="2"/>
          <table:table-cell table:style-name="ce540" table:formula="of:=[.F838]-[.C839]+[.D839]" office:value-type="float" office:value="164129.83" calcext:value-type="float">
            <text:p>16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800 haval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39]-[.C840]+[.D840]" office:value-type="float" office:value="166129.83" calcext:value-type="float">
            <text:p>166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40]-[.C841]+[.D841]" office:value-type="float" office:value="165829.83" calcext:value-type="float">
            <text:p>165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41]-[.C842]+[.D842]" office:value-type="float" office:value="165929.83" calcext:value-type="float">
            <text:p>165.9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kliye için mustafa</text:p>
          </table:table-cell>
          <table:table-cell table:style-name="ce540"/>
          <table:table-cell table:style-name="ce540" office:value-type="float" office:value="550" calcext:value-type="float">
            <text:p>550,00</text:p>
          </table:table-cell>
          <table:table-cell table:style-name="ce540"/>
          <table:table-cell table:style-name="ce540" table:formula="of:=[.F842]-[.C843]+[.D843]" office:value-type="float" office:value="166479.83" calcext:value-type="float">
            <text:p>166.47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İŞ KREDİ 1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843]-[.C844]+[.D844]" office:value-type="float" office:value="169824.83" calcext:value-type="float">
            <text:p>169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44]-[.C845]+[.D845]" office:value-type="float" office:value="174824.83" calcext:value-type="float">
            <text:p>174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6000" calcext:value-type="float">
            <text:p>6.000,00</text:p>
          </table:table-cell>
          <table:table-cell table:style-name="ce540"/>
          <table:table-cell table:style-name="ce540" table:formula="of:=[.F845]-[.C846]+[.D846]" office:value-type="float" office:value="180824.83" calcext:value-type="float">
            <text:p>180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 satış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46]-[.C847]+[.D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lmer hesaba exper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47]-[.C848]+[.D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48]-[.C849]+[.D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ivas tapu havale</text:p>
          </table:table-cell>
          <table:table-cell table:style-name="ce540"/>
          <table:table-cell table:style-name="ce540" office:value-type="float" office:value="1550" calcext:value-type="float">
            <text:p>1.550,00</text:p>
          </table:table-cell>
          <table:table-cell table:style-name="ce540"/>
          <table:table-cell table:style-name="ce540" table:formula="of:=[.F849]-[.C850]+[.D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ciye ertana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50]-[.C851]+[.D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 xps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51]-[.C852]+[.D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passat devir</text:p>
          </table:table-cell>
          <table:table-cell table:style-name="ce31"/>
          <table:table-cell table:style-name="ce31" office:value-type="float" office:value="200" calcext:value-type="float">
            <text:p>200,00</text:p>
          </table:table-cell>
          <table:table-cell table:style-name="ce31"/>
          <table:table-cell table:style-name="ce540" table:formula="of:=[.F852]-[.C853]+[.D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9" office:value-type="date" office:date-value="2017-12-12" calcext:value-type="date">
            <text:p>12.12.2017</text:p>
          </table:table-cell>
          <table:table-cell table:style-name="ce513" office:value-type="string" calcext:value-type="string">
            <text:p>İŞ KREDİ 12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853]-[.C854]+[.D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küm merdiven arif ust emmisi</text:p>
          </table:table-cell>
          <table:table-cell table:style-name="ce540" office:value-type="float" office:value="325" calcext:value-type="float">
            <text:p>325,00</text:p>
          </table:table-cell>
          <table:table-cell table:style-name="ce540" table:number-columns-repeated="2"/>
          <table:table-cell table:style-name="ce540" table:formula="of:=[.F854]-[.C855]+[.D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55]-[.C856]+[.D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irlik yapı çetin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56]-[.C857]+[.D857]" office:value-type="float" office:value="192434.83" calcext:value-type="float">
            <text:p>192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 kk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57]-[.C858]+[.D858]" office:value-type="float" office:value="197434.83" calcext:value-type="float">
            <text:p>19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58]-[.C859]+[.D859]" office:value-type="float" office:value="207434.83" calcext:value-type="float">
            <text:p>20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satış</text:p>
          </table:table-cell>
          <table:table-cell table:style-name="ce540"/>
          <table:table-cell table:style-name="ce540" office:value-type="float" office:value="14.5" calcext:value-type="float">
            <text:p>14,50</text:p>
          </table:table-cell>
          <table:table-cell table:style-name="ce540"/>
          <table:table-cell table:style-name="ce540" table:formula="of:=[.F859]-[.C860]+[.D860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devre faizi</text:p>
          </table:table-cell>
          <table:table-cell table:style-name="ce540" table:number-columns-repeated="3"/>
          <table:table-cell table:style-name="ce540" table:formula="of:=[.F860]-[.C861]+[.D861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office:value-type="float" office:value="2017" calcext:value-type="float">
            <text:p>2017</text:p>
          </table:table-cell>
          <table:table-cell table:style-name="ce426" office:value-type="string" calcext:value-type="string">
            <text:p>DOĞUŞ ALACAKLI</text:p>
          </table:table-cell>
          <table:table-cell table:style-name="ce426" table:number-columns-repeated="3"/>
          <table:table-cell table:style-name="ce541" table:formula="of:=[.F861]-[.C862]+[.D862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table:number-columns-repeated="5"/>
          <table:table-cell table:style-name="ce540" table:formula="of:=[.F862]-[.C863]+[.D863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0"/>
          <table:table-cell table:style-name="ce510" office:value-type="string" calcext:value-type="string">
            <text:p>2017 hesaptan kalan doğuş alacaklı</text:p>
          </table:table-cell>
          <table:table-cell table:style-name="ce543"/>
          <table:table-cell table:style-name="ce539" table:formula="of:=[.F862]" office:value-type="float" office:value="207449.33" calcext:value-type="float">
            <text:p>207.449,33</text:p>
          </table:table-cell>
          <table:table-cell table:style-name="ce514"/>
          <table:table-cell table:style-name="ce541" table:formula="of:=[.C864]+[.D864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7-05" calcext:value-type="date">
            <text:p>05.07.2018</text:p>
          </table:table-cell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64]-[.C865]+[.D865]" office:value-type="float" office:value="222449.33" calcext:value-type="float">
            <text:p>222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kiracı kepçeci eml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65]-[.C866]+[.D866]" office:value-type="float" office:value="223449.33" calcext:value-type="float">
            <text:p>223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boya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66]-[.C867]+[.D867]" office:value-type="float" office:value="223609.33" calcext:value-type="float">
            <text:p>223.6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mermer Kaparo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867]-[.C868]+[.D868]" office:value-type="float" office:value="223109.33" calcext:value-type="float">
            <text:p>223.1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ünye taşyünü RSMnin ödediği nakliye</text:p>
          </table:table-cell>
          <table:table-cell table:style-name="ce540" office:value-type="float" office:value="1850" calcext:value-type="float">
            <text:p>1.850,00</text:p>
          </table:table-cell>
          <table:table-cell table:style-name="ce540" table:number-columns-repeated="2"/>
          <table:table-cell table:style-name="ce540" table:formula="of:=[.F868]-[.C869]+[.D869]" office:value-type="float" office:value="221259.33" calcext:value-type="float">
            <text:p>221.2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900" calcext:value-type="float">
            <text:p>1.900,00</text:p>
          </table:table-cell>
          <table:table-cell table:style-name="ce540"/>
          <table:table-cell table:style-name="ce540" table:formula="of:=[.F869]-[.C870]+[.D870]" office:value-type="float" office:value="223159.33" calcext:value-type="float">
            <text:p>223.1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tlia vakıfbank hesabına özge kira</text:p>
          </table:table-cell>
          <table:table-cell table:style-name="ce540"/>
          <table:table-cell table:style-name="ce540" office:value-type="float" office:value="1250" calcext:value-type="float">
            <text:p>1.250,00</text:p>
          </table:table-cell>
          <table:table-cell table:style-name="ce540"/>
          <table:table-cell table:style-name="ce540" table:formula="of:=[.F870]-[.C871]+[.D871]" office:value-type="float" office:value="224409.33" calcext:value-type="float">
            <text:p>224.4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 office:value-type="date" office:date-value="2018-11-02" calcext:value-type="date">
            <text:p>02.11.2018</text:p>
          </table:table-cell>
          <table:table-cell table:style-name="ce513" office:value-type="string" calcext:value-type="string">
            <text:p>toyota devir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71]-[.C872]+[.D872]" office:value-type="float" office:value="224569.33" calcext:value-type="float">
            <text:p>224.56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tava</text:p>
          </table:table-cell>
          <table:table-cell table:style-name="ce540"/>
          <table:table-cell table:style-name="ce540" office:value-type="float" office:value="28.95" calcext:value-type="float">
            <text:p>28,95</text:p>
          </table:table-cell>
          <table:table-cell table:style-name="ce540"/>
          <table:table-cell table:style-name="ce540" table:formula="of:=[.F872]-[.C873]+[.D873]" office:value-type="float" office:value="224598.28" calcext:value-type="float">
            <text:p>224.598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sigara</text:p>
          </table:table-cell>
          <table:table-cell table:style-name="ce540"/>
          <table:table-cell table:style-name="ce540" office:value-type="float" office:value="95" calcext:value-type="float">
            <text:p>95,00</text:p>
          </table:table-cell>
          <table:table-cell table:style-name="ce540"/>
          <table:table-cell table:style-name="ce540" table:formula="of:=[.F873]-[.C874]+[.D874]" office:value-type="float" office:value="224693.28" calcext:value-type="float">
            <text:p>224.693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ocak alışveriş</text:p>
          </table:table-cell>
          <table:table-cell table:style-name="ce540"/>
          <table:table-cell table:style-name="ce540" office:value-type="float" office:value="368.73" calcext:value-type="float">
            <text:p>368,73</text:p>
          </table:table-cell>
          <table:table-cell table:style-name="ce540"/>
          <table:table-cell table:style-name="ce540" table:formula="of:=[.F874]-[.C875]+[.D875]" office:value-type="float" office:value="225062.01" calcext:value-type="float">
            <text:p>225.06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epçe cam</text:p>
          </table:table-cell>
          <table:table-cell table:style-name="ce540"/>
          <table:table-cell table:style-name="ce540" office:value-type="float" office:value="70" calcext:value-type="float">
            <text:p>70,00</text:p>
          </table:table-cell>
          <table:table-cell table:style-name="ce540"/>
          <table:table-cell table:style-name="ce540" table:formula="of:=[.F875]-[.C876]+[.D876]" office:value-type="float" office:value="225132.01" calcext:value-type="float">
            <text:p>225.1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aportac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76]-[.C877]+[.D877]" office:value-type="float" office:value="225232.01" calcext:value-type="float">
            <text:p>225.2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atila kk mustafa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877]-[.C878]+[.D878]" office:value-type="float" office:value="225832.01" calcext:value-type="float">
            <text:p>225.8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3" calcext:value-type="date">
            <text:p>23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31"/>
          <table:table-cell table:style-name="ce540" office:value-type="float" office:value="3002" calcext:value-type="float">
            <text:p>3.002,00</text:p>
          </table:table-cell>
          <table:table-cell table:style-name="ce540"/>
          <table:table-cell table:style-name="ce540" table:formula="of:=[.F878]-[.C879]+[.D879]" office:value-type="float" office:value="228834.01" calcext:value-type="float">
            <text:p>228.8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6" calcext:value-type="date">
            <text:p>26.09.2018</text:p>
          </table:table-cell>
          <table:table-cell table:style-name="ce513" office:value-type="string" calcext:value-type="string">
            <text:p>recep kuzu</text:p>
          </table:table-cell>
          <table:table-cell table:style-name="ce31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79]-[.C880]+[.D880]" office:value-type="float" office:value="229839.01" calcext:value-type="float">
            <text:p>22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aliye kasadan 50000-20000=30000</text:p>
          </table:table-cell>
          <table:table-cell table:style-name="ce31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880]-[.C881]+[.D881]" office:value-type="float" office:value="249839.01" calcext:value-type="float">
            <text:p>24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540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81]-[.C882]+[.D882]" office:value-type="float" office:value="250844.01" calcext:value-type="float">
            <text:p>250.84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4" calcext:value-type="date">
            <text:p>24.09.2018</text:p>
          </table:table-cell>
          <table:table-cell table:style-name="ce513" office:value-type="string" calcext:value-type="string">
            <text:p>yusuf yokuş halk eft</text:p>
          </table:table-cell>
          <table:table-cell table:style-name="ce540"/>
          <table:table-cell table:style-name="ce540" office:value-type="float" office:value="785" calcext:value-type="float">
            <text:p>785,00</text:p>
          </table:table-cell>
          <table:table-cell table:style-name="ce540"/>
          <table:table-cell table:style-name="ce540" table:formula="of:=[.F882]-[.C883]+[.D883]" office:value-type="float" office:value="251629.01" calcext:value-type="float">
            <text:p>25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aliye maaş için</text:p>
          </table:table-cell>
          <table:table-cell table:style-name="ce31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883]-[.C884]+[.D884]" office:value-type="float" office:value="281629.01" calcext:value-type="float">
            <text:p>28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dişli eft</text:p>
          </table:table-cell>
          <table:table-cell table:style-name="ce31"/>
          <table:table-cell table:style-name="ce540" office:value-type="float" office:value="2005" calcext:value-type="float">
            <text:p>2.005,00</text:p>
          </table:table-cell>
          <table:table-cell table:style-name="ce540"/>
          <table:table-cell table:style-name="ce540" table:formula="of:=[.F884]-[.C885]+[.D885]" office:value-type="float" office:value="283634.01" calcext:value-type="float">
            <text:p>283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yeşilyurt hızarhane arsadan</text:p>
          </table:table-cell>
          <table:table-cell table:style-name="ce540" office:value-type="float" office:value="205000" calcext:value-type="float">
            <text:p>205.000,00</text:p>
          </table:table-cell>
          <table:table-cell table:style-name="ce31"/>
          <table:table-cell table:style-name="ce540"/>
          <table:table-cell table:style-name="ce540" table:formula="of:=[.F885]-[.C886]+[.D886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886]-[.C887]+[.D887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06" calcext:value-type="date">
            <text:p>06.09.2018</text:p>
          </table:table-cell>
          <table:table-cell table:style-name="ce513" office:value-type="string" calcext:value-type="string">
            <text:p>ayhan akdoğan sulusaray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87]-[.C888]+[.D888]" office:value-type="float" office:value="75634.01" calcext:value-type="float">
            <text:p>75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ocak tabanca</text:p>
          </table:table-cell>
          <table:table-cell table:style-name="ce540"/>
          <table:table-cell table:style-name="ce540" office:value-type="float" office:value="1180" calcext:value-type="float">
            <text:p>1.180,00</text:p>
          </table:table-cell>
          <table:table-cell table:style-name="ce540"/>
          <table:table-cell table:style-name="ce540" table:formula="of:=[.F888]-[.C889]+[.D889]" office:value-type="float" office:value="76814.01" calcext:value-type="float">
            <text:p>76.81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sigorta</text:p>
          </table:table-cell>
          <table:table-cell table:style-name="ce540"/>
          <table:table-cell table:style-name="ce540" office:value-type="float" office:value="926" calcext:value-type="float">
            <text:p>926,00</text:p>
          </table:table-cell>
          <table:table-cell table:style-name="ce540"/>
          <table:table-cell table:style-name="ce540" table:formula="of:=[.F889]-[.C890]+[.D890]" office:value-type="float" office:value="77740.01" calcext:value-type="float">
            <text:p>77.740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gaz benzin</text:p>
          </table:table-cell>
          <table:table-cell table:style-name="ce540"/>
          <table:table-cell table:style-name="ce540" office:value-type="float" office:value="297.11" calcext:value-type="float">
            <text:p>297,11</text:p>
          </table:table-cell>
          <table:table-cell table:style-name="ce540"/>
          <table:table-cell table:style-name="ce540" table:formula="of:=[.F890]-[.C891]+[.D891]" office:value-type="float" office:value="78037.12" calcext:value-type="float">
            <text:p>78.037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havale okay taş</text:p>
          </table:table-cell>
          <table:table-cell table:style-name="ce31"/>
          <table:table-cell table:style-name="ce540" office:value-type="float" office:value="7505" calcext:value-type="float">
            <text:p>7.505,00</text:p>
          </table:table-cell>
          <table:table-cell table:style-name="ce540"/>
          <table:table-cell table:style-name="ce540" table:formula="of:=[.F891]-[.C892]+[.D892]" office:value-type="float" office:value="85542.12" calcext:value-type="float">
            <text:p>85.5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bankada nkt</text:p>
          </table:table-cell>
          <table:table-cell table:style-name="ce31"/>
          <table:table-cell table:style-name="ce540" office:value-type="float" office:value="17500" calcext:value-type="float">
            <text:p>17.500,00</text:p>
          </table:table-cell>
          <table:table-cell table:style-name="ce540"/>
          <table:table-cell table:style-name="ce540" table:formula="of:=[.F892]-[.C893]+[.D893]" office:value-type="float" office:value="103042.12" calcext:value-type="float">
            <text:p>103.0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ye işbank hesaptan</text:p>
          </table:table-cell>
          <table:table-cell table:style-name="ce31"/>
          <table:table-cell table:style-name="ce540" office:value-type="float" office:value="18200" calcext:value-type="float">
            <text:p>18.200,00</text:p>
          </table:table-cell>
          <table:table-cell table:style-name="ce540"/>
          <table:table-cell table:style-name="ce540" table:formula="of:=[.F893]-[.C894]+[.D894]" office:value-type="float" office:value="121242.12" calcext:value-type="float">
            <text:p>12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15" calcext:value-type="date">
            <text:p>15.10.2018</text:p>
          </table:table-cell>
          <table:table-cell table:style-name="ce513" office:value-type="string" calcext:value-type="string">
            <text:p>aliye kasadan 17000-17000=0</text:p>
          </table:table-cell>
          <table:table-cell table:style-name="ce31"/>
          <table:table-cell table:style-name="ce540" office:value-type="float" office:value="17000" calcext:value-type="float">
            <text:p>17.000,00</text:p>
          </table:table-cell>
          <table:table-cell table:style-name="ce540"/>
          <table:table-cell table:style-name="ce540" table:formula="of:=[.F894]-[.C895]+[.D895]" office:value-type="float" office:value="138242.12" calcext:value-type="float">
            <text:p>13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04" calcext:value-type="date">
            <text:p>04.10.2018</text:p>
          </table:table-cell>
          <table:table-cell table:style-name="ce513" office:value-type="string" calcext:value-type="string">
            <text:p>aliye kasadan 27000-10000=17000</text:p>
          </table:table-cell>
          <table:table-cell table:style-name="ce31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95]-[.C896]+[.D896]" office:value-type="float" office:value="148242.12" calcext:value-type="float">
            <text:p>14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kasadan 30000-3000=27000</text:p>
          </table:table-cell>
          <table:table-cell table:style-name="ce31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6]-[.C897]+[.D897]" office:value-type="float" office:value="151242.12" calcext:value-type="float">
            <text:p>15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imar barışı atila daire maliyeye yatan</text:p>
          </table:table-cell>
          <table:table-cell table:style-name="ce540"/>
          <table:table-cell table:style-name="ce540" office:value-type="float" office:value="8466.82" calcext:value-type="float">
            <text:p>8.466,82</text:p>
          </table:table-cell>
          <table:table-cell table:style-name="ce540"/>
          <table:table-cell table:style-name="ce540" table:formula="of:=[.F897]-[.C898]+[.D898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ali balcı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8]-[.C899]+[.D899]" office:value-type="float" office:value="162708.94" calcext:value-type="float">
            <text:p>162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8" calcext:value-type="date">
            <text:p>28.11.2018</text:p>
          </table:table-cell>
          <table:table-cell table:style-name="ce513" office:value-type="string" calcext:value-type="string">
            <text:p>mehmet ünveroğlu 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99]-[.C900]+[.D900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6" calcext:value-type="date">
            <text:p>26.11.2018</text:p>
          </table:table-cell>
          <table:table-cell table:style-name="ce513" office:value-type="string" calcext:value-type="string">
            <text:p>atila havale ANKARA pnomatik hortum</text:p>
          </table:table-cell>
          <table:table-cell table:style-name="ce540"/>
          <table:table-cell table:style-name="ce540" office:value-type="float" office:value="297" calcext:value-type="float">
            <text:p>297,00</text:p>
          </table:table-cell>
          <table:table-cell table:style-name="ce540"/>
          <table:table-cell table:style-name="ce540" table:formula="of:=[.F900]-[.C901]+[.D901]" office:value-type="float" office:value="160005.94" calcext:value-type="float">
            <text:p>160.0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01]-[.C902]+[.D902]" office:value-type="float" office:value="160505.94" calcext:value-type="float">
            <text:p>160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9" calcext:value-type="date">
            <text:p>09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902]-[.C903]+[.D903]" office:value-type="float" office:value="168505.94" calcext:value-type="float">
            <text:p>168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Doğuş işbank kredi ödemesi 12.ay</text:p>
          </table:table-cell>
          <table:table-cell table:style-name="ce540"/>
          <table:table-cell table:style-name="ce540" office:value-type="float" office:value="3344.12" calcext:value-type="float">
            <text:p>3.344,12</text:p>
          </table:table-cell>
          <table:table-cell table:style-name="ce540"/>
          <table:table-cell table:style-name="ce540" table:formula="of:=[.F903]-[.C904]+[.D904]" office:value-type="float" office:value="171850.06" calcext:value-type="float">
            <text:p>171.8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Ali Balcıdan nakit</text:p>
          </table:table-cell>
          <table:table-cell table:style-name="ce540" office:value-type="float" office:value="3400" calcext:value-type="float">
            <text:p>3.400,00</text:p>
          </table:table-cell>
          <table:table-cell table:style-name="ce540" table:number-columns-repeated="2"/>
          <table:table-cell table:style-name="ce540" table:formula="of:=[.F904]-[.C905]+[.D905]" office:value-type="float" office:value="168450.06" calcext:value-type="float">
            <text:p>168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1" calcext:value-type="date">
            <text:p>11.12.2018</text:p>
          </table:table-cell>
          <table:table-cell table:style-name="ce513" office:value-type="string" calcext:value-type="string">
            <text:p>Ali Balcıya sezai hesabına yatırıla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905]-[.C906]+[.D906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0" office:value-type="string" calcext:value-type="string">
            <text:p>2018 sonu</text:p>
          </table:table-cell>
          <table:table-cell table:style-name="ce531" office:value-type="string" calcext:value-type="string">
            <text:p>DOĞUŞ ALACAKLI</text:p>
          </table:table-cell>
          <table:table-cell table:style-name="ce540" table:number-columns-repeated="3"/>
          <table:table-cell table:style-name="ce540" table:formula="of:=[.F906]-[.C907]+[.D907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907]-[.C908]+[.D908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8]-[.C909]+[.D909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9]-[.C910]+[.D910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55" office:value-type="float" office:value="2019" calcext:value-type="float">
            <text:p>2019</text:p>
          </table:table-cell>
          <table:table-cell table:style-name="ce455" office:value-type="string" calcext:value-type="string">
            <text:p>DOĞUŞ ALACAKLI</text:p>
          </table:table-cell>
          <table:table-cell table:style-name="ce455" table:number-columns-repeated="3"/>
          <table:table-cell table:style-name="ce540" table:formula="of:=[.F910]-[.C911]+[.D911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3-30" calcext:value-type="date">
            <text:p>30.03.2019</text:p>
          </table:table-cell>
          <table:table-cell table:style-name="ce513" office:value-type="string" calcext:value-type="string">
            <text:p>ocakçı atila arad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1]-[.C912]+[.D912]" office:value-type="float" office:value="183550.06" calcext:value-type="float">
            <text:p>183.5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murat tic seramik boyacı faru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2]-[.C913]+[.D913]" office:value-type="float" office:value="183650.06" calcext:value-type="float">
            <text:p>183.6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benzinci 80 m2 seramik</text:p>
          </table:table-cell>
          <table:table-cell table:style-name="ce540"/>
          <table:table-cell table:style-name="ce540" office:value-type="float" office:value="1600" calcext:value-type="float">
            <text:p>1.600,00</text:p>
          </table:table-cell>
          <table:table-cell table:style-name="ce540"/>
          <table:table-cell table:style-name="ce540" table:formula="of:=[.F913]-[.C914]+[.D914]" office:value-type="float" office:value="185250.06" calcext:value-type="float">
            <text:p>185.2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şubat iş kredi</text:p>
          </table:table-cell>
          <table:table-cell table:style-name="ce540"/>
          <table:table-cell table:style-name="ce540" office:value-type="float" office:value="3486" calcext:value-type="float">
            <text:p>3.486,00</text:p>
          </table:table-cell>
          <table:table-cell table:style-name="ce540"/>
          <table:table-cell table:style-name="ce540" table:formula="of:=[.F914]-[.C915]+[.D915]" office:value-type="float" office:value="188736.06" calcext:value-type="float">
            <text:p>188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dursun ankara oc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915]-[.C916]+[.D916]" office:value-type="float" office:value="189736.06" calcext:value-type="float">
            <text:p>189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4-08" calcext:value-type="date">
            <text:p>08.04.2019</text:p>
          </table:table-cell>
          <table:table-cell table:style-name="ce513" office:value-type="string" calcext:value-type="string">
            <text:p>aliye kiracı dursun durmuş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916]-[.C917]+[.D917]" office:value-type="float" office:value="191736.06" calcext:value-type="float">
            <text:p>191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radyatör tamiri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17]-[.C918]+[.D918]" office:value-type="float" office:value="191886.06" calcext:value-type="float">
            <text:p>191.88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ocak sigara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918]-[.C919]+[.D919]" office:value-type="float" office:value="191941.06" calcext:value-type="float">
            <text:p>191.9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1" calcext:value-type="date">
            <text:p>31.07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919]-[.C920]+[.D920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dem kesici senet 6400</text:p>
          </table:table-cell>
          <table:table-cell table:style-name="ce540" table:number-columns-repeated="3"/>
          <table:table-cell table:style-name="ce540" table:formula="of:=[.F920]-[.C921]+[.D921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0" calcext:value-type="date">
            <text:p>30.07.2019</text:p>
          </table:table-cell>
          <table:table-cell table:style-name="ce513" office:value-type="string" calcext:value-type="string">
            <text:p>atila vakıfbank kira özge kahraman</text:p>
          </table:table-cell>
          <table:table-cell table:style-name="ce540"/>
          <table:table-cell table:style-name="ce540" office:value-type="float" office:value="1750" calcext:value-type="float">
            <text:p>1.750,00</text:p>
          </table:table-cell>
          <table:table-cell table:style-name="ce540"/>
          <table:table-cell table:style-name="ce540" table:formula="of:=[.F921]-[.C922]+[.D922]" office:value-type="float" office:value="193191.06" calcext:value-type="float">
            <text:p>193.19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temmuz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2]-[.C923]+[.D923]" office:value-type="float" office:value="193425.06" calcext:value-type="float">
            <text:p>193.42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ocak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3]-[.C924]+[.D924]" office:value-type="float" office:value="193659.06" calcext:value-type="float">
            <text:p>193.6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24]-[.C925]+[.D925]" office:value-type="float" office:value="193759.06" calcext:value-type="float">
            <text:p>193.7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25" calcext:value-type="date">
            <text:p>25.07.2019</text:p>
          </table:table-cell>
          <table:table-cell table:style-name="ce513" office:value-type="string" calcext:value-type="string">
            <text:p>Mustafa 2 usta bilet parası</text:p>
          </table:table-cell>
          <table:table-cell table:style-name="ce540"/>
          <table:table-cell table:style-name="ce540" office:value-type="float" office:value="280" calcext:value-type="float">
            <text:p>280,00</text:p>
          </table:table-cell>
          <table:table-cell table:style-name="ce540"/>
          <table:table-cell table:style-name="ce540" table:formula="of:=[.F925]-[.C926]+[.D926]" office:value-type="float" office:value="194039.06" calcext:value-type="float">
            <text:p>19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03" calcext:value-type="date">
            <text:p>03.07.2019</text:p>
          </table:table-cell>
          <table:table-cell table:style-name="ce513" office:value-type="string" calcext:value-type="string">
            <text:p>atla vakıfbank hesabına kiracı adem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926]-[.C927]+[.D927]" office:value-type="float" office:value="214039.06" calcext:value-type="float">
            <text:p>21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8-10" calcext:value-type="date">
            <text:p>10.08.2019</text:p>
          </table:table-cell>
          <table:table-cell table:style-name="ce513" office:value-type="string" calcext:value-type="string">
            <text:p>toyota radyatör nakilye</text:p>
          </table:table-cell>
          <table:table-cell table:style-name="ce540"/>
          <table:table-cell table:style-name="ce540" office:value-type="float" office:value="50" calcext:value-type="float">
            <text:p>50,00</text:p>
          </table:table-cell>
          <table:table-cell table:style-name="ce540"/>
          <table:table-cell table:style-name="ce540" table:formula="of:=[.F927]-[.C928]+[.D928]" office:value-type="float" office:value="214089.06" calcext:value-type="float">
            <text:p>214.0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28]-[.C929]+[.D929]" office:value-type="float" office:value="213689.06" calcext:value-type="float">
            <text:p>213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sarıca ya verilen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29]-[.C930]+[.D930]" office:value-type="float" office:value="214189.06" calcext:value-type="float">
            <text:p>214.1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hmet selimoğlu mezar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930]-[.C931]+[.D931]" office:value-type="float" office:value="212689.06" calcext:value-type="float">
            <text:p>212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9" calcext:value-type="date">
            <text:p>29.09.2019</text:p>
          </table:table-cell>
          <table:table-cell table:style-name="ce513" office:value-type="string" calcext:value-type="string">
            <text:p>ali balcıya işbank hesaptan</text:p>
          </table:table-cell>
          <table:table-cell table:style-name="ce540"/>
          <table:table-cell table:style-name="ce540" office:value-type="float" office:value="14035" calcext:value-type="float">
            <text:p>14.035,00</text:p>
          </table:table-cell>
          <table:table-cell table:style-name="ce540"/>
          <table:table-cell table:style-name="ce540" table:formula="of:=[.F931]-[.C932]+[.D932]" office:value-type="float" office:value="226724.06" calcext:value-type="float">
            <text:p>226.72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6" calcext:value-type="date">
            <text:p>26.09.2019</text:p>
          </table:table-cell>
          <table:table-cell table:style-name="ce513" office:value-type="string" calcext:value-type="string">
            <text:p>toyota bobin</text:p>
          </table:table-cell>
          <table:table-cell table:style-name="ce540"/>
          <table:table-cell table:style-name="ce540" office:value-type="float" office:value="165" calcext:value-type="float">
            <text:p>165,00</text:p>
          </table:table-cell>
          <table:table-cell table:style-name="ce540"/>
          <table:table-cell table:style-name="ce540" table:formula="of:=[.F932]-[.C933]+[.D933]" office:value-type="float" office:value="226889.06" calcext:value-type="float">
            <text:p>226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8" calcext:value-type="date">
            <text:p>28.09.2019</text:p>
          </table:table-cell>
          <table:table-cell table:style-name="ce513" office:value-type="string" calcext:value-type="string">
            <text:p>benzin</text:p>
          </table:table-cell>
          <table:table-cell table:style-name="ce540"/>
          <table:table-cell table:style-name="ce540" office:value-type="float" office:value="250" calcext:value-type="float">
            <text:p>250,00</text:p>
          </table:table-cell>
          <table:table-cell table:style-name="ce540"/>
          <table:table-cell table:style-name="ce540" table:formula="of:=[.F933]-[.C934]+[.D934]" office:value-type="float" office:value="227139.06" calcext:value-type="float">
            <text:p>227.1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5" calcext:value-type="date">
            <text:p>25.09.2019</text:p>
          </table:table-cell>
          <table:table-cell table:style-name="ce513" office:value-type="string" calcext:value-type="string">
            <text:p>toyota gaz benzin kk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34]-[.C935]+[.D935]" office:value-type="float" office:value="227289.06" calcext:value-type="float">
            <text:p>227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4" calcext:value-type="date">
            <text:p>24.09.2019</text:p>
          </table:table-cell>
          <table:table-cell table:style-name="ce513" office:value-type="string" calcext:value-type="string">
            <text:p>ford mazot sivas k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35]-[.C936]+[.D936]" office:value-type="float" office:value="227389.06" calcext:value-type="float">
            <text:p>227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0" calcext:value-type="date">
            <text:p>20.09.2019</text:p>
          </table:table-cell>
          <table:table-cell table:style-name="ce513" office:value-type="string" calcext:value-type="string">
            <text:p>aliye nakit fabrik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936]-[.C937]+[.D937]" office:value-type="float" office:value="230389.06" calcext:value-type="float">
            <text:p>230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55" calcext:value-type="float">
            <text:p>855,00</text:p>
          </table:table-cell>
          <table:table-cell table:style-name="ce540"/>
          <table:table-cell table:style-name="ce540" table:formula="of:=[.F937]-[.C938]+[.D938]" office:value-type="float" office:value="231244.06" calcext:value-type="float">
            <text:p>231.24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8" calcext:value-type="date">
            <text:p>18.09.2019</text:p>
          </table:table-cell>
          <table:table-cell table:style-name="ce513" office:value-type="string" calcext:value-type="string">
            <text:p>ziraat kredi</text:p>
          </table:table-cell>
          <table:table-cell table:style-name="ce540"/>
          <table:table-cell table:style-name="ce540" office:value-type="float" office:value="3645" calcext:value-type="float">
            <text:p>3.645,00</text:p>
          </table:table-cell>
          <table:table-cell table:style-name="ce540"/>
          <table:table-cell table:style-name="ce540" table:formula="of:=[.F938]-[.C939]+[.D939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den nakit</text:p>
          </table:table-cell>
          <table:table-cell table:style-name="ce540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39]-[.C940]+[.D940]" office:value-type="float" office:value="234689.06" calcext:value-type="float">
            <text:p>234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940]-[.C941]+[.D941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10-10" calcext:value-type="date">
            <text:p>10.10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31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41]-[.C942]+[.D942]" office:value-type="float" office:value="234489.06" calcext:value-type="float">
            <text:p>234.4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Default" office:value-type="string" calcext:value-type="string">
            <text:p>dursun çalışkan karo</text:p>
          </table:table-cell>
          <table:table-cell table:style-name="ce31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42]-[.C943]+[.D943]" office:value-type="float" office:value="234289.06" calcext:value-type="float">
            <text:p>234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10. ay</text:p>
          </table:table-cell>
          <table:table-cell table:style-name="ce31"/>
          <table:table-cell table:style-name="ce540" office:value-type="float" office:value="3646" calcext:value-type="float">
            <text:p>3.646,00</text:p>
          </table:table-cell>
          <table:table-cell table:style-name="ce540"/>
          <table:table-cell table:style-name="ce540" table:formula="of:=[.F943]-[.C944]+[.D944]" office:value-type="float" office:value="237935.06" calcext:value-type="float">
            <text:p>237.93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yapılandırma %1 kesinti</text:p>
          </table:table-cell>
          <table:table-cell table:style-name="ce31"/>
          <table:table-cell table:style-name="ce540" office:value-type="float" office:value="2210" calcext:value-type="float">
            <text:p>2.210,00</text:p>
          </table:table-cell>
          <table:table-cell table:style-name="ce540"/>
          <table:table-cell table:style-name="ce540" table:formula="of:=[.F944]-[.C945]+[.D945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çekilen kredi 240.000 TL 19 ay*3646=69.274 TL ödemeden sonra</text:p>
          </table:table-cell>
          <table:table-cell table:style-name="ce31"/>
          <table:table-cell table:style-name="ce540" table:number-columns-repeated="2"/>
          <table:table-cell table:style-name="ce540" table:formula="of:=[.F945]-[.C946]+[.D946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kalan ana para =219.841 TL <text:s/>%1 erken ödeme alınıyor.</text:p>
          </table:table-cell>
          <table:table-cell table:style-name="ce31"/>
          <table:table-cell table:style-name="ce540" table:number-columns-repeated="2"/>
          <table:table-cell table:style-name="ce540" table:formula="of:=[.F946]-[.C947]+[.D947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646,01 * 101 ay = 368.247,01 eski vade borç</text:p>
          </table:table-cell>
          <table:table-cell table:style-name="ce31"/>
          <table:table-cell table:style-name="ce540" table:number-columns-repeated="2"/>
          <table:table-cell table:style-name="ce540" table:formula="of:=[.F947]-[.C948]+[.D948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453,17 * 101 ao = 348.770,17 yeni vade borç</text:p>
          </table:table-cell>
          <table:table-cell table:style-name="ce31"/>
          <table:table-cell table:style-name="ce540" table:number-columns-repeated="2"/>
          <table:table-cell table:style-name="ce540" table:formula="of:=[.F948]-[.C949]+[.D949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Fark = 19.476 TL - (erken ödeme farkı) 2210 TL = 17.266 TL</text:p>
          </table:table-cell>
          <table:table-cell table:style-name="ce31"/>
          <table:table-cell table:style-name="ce540" table:number-columns-repeated="2"/>
          <table:table-cell table:style-name="ce540" table:formula="of:=[.F949]-[.C950]+[.D950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<text:s/>daha az ödeme yapılacak</text:p>
          </table:table-cell>
          <table:table-cell table:style-name="ce31"/>
          <table:table-cell table:style-name="ce540" table:number-columns-repeated="2"/>
          <table:table-cell table:style-name="ce540" table:formula="of:=[.F950]-[.C951]+[.D951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sanayi doğuş boya dükkanı tadilat masrafı</text:p>
          </table:table-cell>
          <table:table-cell table:style-name="ce31" office:value-type="float" office:value="20000" calcext:value-type="float">
            <text:p>20.000,00</text:p>
          </table:table-cell>
          <table:table-cell table:style-name="ce540" table:number-columns-repeated="2"/>
          <table:table-cell table:style-name="ce540" table:formula="of:=[.F951]-[.C952]+[.D952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/>
          <table:table-cell table:style-name="ce31"/>
          <table:table-cell table:style-name="ce540" table:number-columns-repeated="2"/>
          <table:table-cell table:style-name="ce540" table:formula="of:=[.F952]-[.C953]+[.D953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4" office:value-type="string" calcext:value-type="string">
            <text:p>2019 sonu</text:p>
          </table:table-cell>
          <table:table-cell table:style-name="ce510" office:value-type="string" calcext:value-type="string">
            <text:p>DOĞUŞ ALACAKLI</text:p>
          </table:table-cell>
          <table:table-cell table:style-name="Default"/>
          <table:table-cell table:style-name="ce31" table:number-columns-repeated="2"/>
          <table:table-cell table:style-name="ce540" table:formula="of:=[.F953]-[.C954]+[.D954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40" table:formula="of:=[.F954]-[.C955]+[.D955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Ali BALCI kira gelirleri 2011 – 2019</text:p>
          </table:table-cell>
          <table:table-cell table:style-name="ce31" table:formula="of:=[$TPLM.F34]" office:value-type="float" office:value="105707.2" calcext:value-type="float">
            <text:p>105.707,20</text:p>
          </table:table-cell>
          <table:table-cell table:style-name="ce31" table:number-columns-repeated="2"/>
          <table:table-cell table:style-name="ce540" table:formula="of:=[.F955]-[.C956]+[.D956]" office:value-type="float" office:value="114437.86" calcext:value-type="float">
            <text:p>114.437,86</text:p>
          </table:table-cell>
          <table:table-cell table:style-name="ce491"/>
          <table:table-cell table:number-columns-repeated="976"/>
        </table:table-row>
        <table:table-row table:style-name="ro1">
          <table:table-cell/>
          <table:table-cell table:style-name="ce517" office:value-type="string" calcext:value-type="string">
            <text:p>Atila BALCI kira gelirleri 2011 – 2019</text:p>
          </table:table-cell>
          <table:table-cell table:style-name="ce23" table:formula="of:=[$TPLM.F36]" office:value-type="float" office:value="193928.54" calcext:value-type="float">
            <text:p>193.928,54</text:p>
          </table:table-cell>
          <table:table-cell table:number-columns-repeated="2"/>
          <table:table-cell table:style-name="ce540" table:formula="of:=[.F956]-[.C957]+[.D957]" office:value-type="float" office:value="-79490.68" calcext:value-type="float">
            <text:p>-79.490,68</text:p>
          </table:table-cell>
          <table:table-cell table:number-columns-repeated="977"/>
        </table:table-row>
        <table:table-row table:style-name="ro1">
          <table:table-cell table:number-columns-repeated="5"/>
          <table:table-cell table:style-name="ce540" table:formula="of:=[.F957]-[.C958]+[.D958]" office:value-type="float" office:value="-79490.68" calcext:value-type="float">
            <text:p>-79.490,68</text:p>
          </table:table-cell>
          <table:table-cell table:number-columns-repeated="977"/>
        </table:table-row>
        <table:table-row table:style-name="ro2">
          <table:table-cell table:style-name="ce515" office:value-type="string" calcext:value-type="string">
            <text:p>2019 sonu</text:p>
          </table:table-cell>
          <table:table-cell table:style-name="ce515" office:value-type="string" calcext:value-type="string">
            <text:p>HACI BORÇLU</text:p>
          </table:table-cell>
          <table:table-cell table:style-name="ce515" table:number-columns-repeated="3"/>
          <table:table-cell table:style-name="ce514" table:formula="of:=[.F958]-[.C959]+[.D959]" office:value-type="float" office:value="-79490.68" calcext:value-type="float">
            <text:p>-79.490,68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office:value-type="string" calcext:value-type="string">
            <text:p>sanayi taban kırımı beton döküm işçilik</text:p>
          </table:table-cell>
          <table:table-cell table:style-name="ce23" office:value-type="float" office:value="20000" calcext:value-type="float">
            <text:p>20.000,00</text:p>
          </table:table-cell>
          <table:table-cell table:number-columns-repeated="2"/>
          <table:table-cell table:style-name="ce514" table:formula="of:=[.F959]-[.C960]+[.D960]" office:value-type="float" office:value="-99490.68" calcext:value-type="float">
            <text:p>-99.490,68</text:p>
          </table:table-cell>
          <table:table-cell table:number-columns-repeated="977"/>
        </table:table-row>
        <table:table-row table:style-name="ro1" table:number-rows-repeated="1047615">
          <table:table-cell table:number-columns-repeated="983"/>
        </table:table-row>
        <table:table-row table:style-name="ro1">
          <table:table-cell table:number-columns-repeated="983"/>
        </table:table-row>
      </table:table>
      <table:table table:name="DĞŞ" table:style-name="ta1">
        <table:table-column table:style-name="co41" table:default-cell-style-name="ce11"/>
        <table:table-column table:style-name="co42" table:default-cell-style-name="ce559"/>
        <table:table-column table:style-name="co43" table:default-cell-style-name="ce563"/>
        <table:table-column table:style-name="co44" table:default-cell-style-name="ce563"/>
        <table:table-column table:style-name="co45" table:default-cell-style-name="ce563"/>
        <table:table-column table:style-name="co46" table:default-cell-style-name="ce563"/>
        <table:table-column table:style-name="co47" table:default-cell-style-name="ce559"/>
        <table:table-column table:style-name="co48" table:number-columns-repeated="1000" table:default-cell-style-name="ce559"/>
        <table:table-column table:style-name="co48" table:number-columns-repeated="17" table:default-cell-style-name="ce11"/>
        <table:table-row table:style-name="ro1">
          <table:table-cell/>
          <table:table-cell table:style-name="ce557"/>
          <table:table-cell table:number-columns-repeated="1022"/>
        </table:table-row>
        <table:table-row table:style-name="ro1">
          <table:table-cell/>
          <table:table-cell table:style-name="ce558"/>
          <table:table-cell table:number-columns-repeated="1022"/>
        </table:table-row>
        <table:table-row table:style-name="ro1">
          <table:table-cell/>
          <table:table-cell table:style-name="ce55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2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2016.84" calcext:value-type="float">
            <text:p>-12.016,84</text:p>
          </table:table-cell>
          <table:table-cell table:formula="of:=[.E8]+[.D9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1">
          <table:table-cell/>
          <table:table-cell table:style-name="ce560" office:value-type="string" calcext:value-type="string">
            <text:p>Doğuş 2017 de borçla kapandı <text:s/>USD 3,55</text:p>
          </table:table-cell>
          <table:table-cell table:style-name="ce564"/>
          <table:table-cell/>
          <table:table-cell table:style-name="ce568" table:formula="of:=[.E9]+[.D10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66" table:formula="of:=[.E10]/2" office:value-type="float" office:value="-123738.42" calcext:value-type="float">
            <text:p>-123.738,42</text:p>
          </table:table-cell>
          <table:table-cell table:formula="of:=[.E12]+[.D13]" office:value-type="float" office:value="-123738.42" calcext:value-type="float">
            <text:p>-123.738,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600.42" calcext:value-type="float">
            <text:p>-125.600,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650" calcext:value-type="float">
            <text:p>-650,00</text:p>
          </table:table-cell>
          <table:table-cell table:formula="of:=[.E14]+[.D15]" office:value-type="float" office:value="-126250.42" calcext:value-type="float">
            <text:p>-126.250,42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1695" calcext:value-type="float">
            <text:p>-1.695,00</text:p>
          </table:table-cell>
          <table:table-cell table:formula="of:=[.E15]+[.D16]" office:value-type="float" office:value="-127945.42" calcext:value-type="float">
            <text:p>-127.945,42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 table:formula="of:=[.E16]+[.D17]" office:value-type="float" office:value="-127945.42" calcext:value-type="float">
            <text:p>-127.945,42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/>
          <table:table-cell table:style-name="ce561" office:value-type="string" calcext:value-type="string">
            <text:p>DOĞUŞ KAPANIŞTA NAZAN BALCININ BORCU</text:p>
          </table:table-cell>
          <table:table-cell table:style-name="ce23" office:value-type="string" calcext:value-type="string">
            <text:p>TL</text:p>
          </table:table-cell>
          <table:table-cell table:style-name="ce23"/>
          <table:table-cell table:formula="of:=[.E17]+[.D19]" office:value-type="float" office:value="-127945.42" calcext:value-type="float">
            <text:p>-127.945,42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61" table:formula="of:=[.E10]/2" office:value-type="float" office:value="-123738.42" calcext:value-type="float">
            <text:p>-123.738,42</text:p>
          </table:table-cell>
          <table:table-cell table:formula="of:=[.E21]+[.D22]" office:value-type="float" office:value="-123738.42" calcext:value-type="float">
            <text:p>-123.738,42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23"/>
          <table:table-cell table:formula="of:=[.E22]+[.D23]" office:value-type="float" office:value="-123738.42" calcext:value-type="float">
            <text:p>-123.738,42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/>
          <table:table-cell/>
          <table:table-cell table:style-name="ce561"/>
          <table:table-cell/>
          <table:table-cell table:style-name="ce559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62" office:value-type="string" calcext:value-type="string">
            <text:p>Doğuş Kapanışta Toplam Borç</text:p>
          </table:table-cell>
          <table:table-cell table:style-name="ce561"/>
          <table:table-cell table:style-name="ce23"/>
          <table:table-cell table:style-name="ce569" table:formula="of:=[.E19]+[.E23]" office:value-type="float" office:value="-251683.84" calcext:value-type="float">
            <text:p>-251.683,84</text:p>
          </table:table-cell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/>
          <table:table-cell table:style-name="ce561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/>
          <table:table-cell table:style-name="ce567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7">
          <table:table-cell/>
          <table:table-cell table:style-name="ce23" table:number-columns-repeated="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565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2">
          <table:table-cell/>
          <table:table-cell table:style-name="ce11"/>
          <table:table-cell table:style-name="ce23" table:number-columns-repeated="2"/>
          <table:table-cell/>
          <table:table-cell table:style-name="ce11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 table:number-columns-repeated="5"/>
          <table:table-cell table:style-name="ce11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49" table:default-cell-style-name="ce570"/>
        <table:table-column table:style-name="co50" table:default-cell-style-name="ce559"/>
        <table:table-column table:style-name="co51" table:default-cell-style-name="ce559"/>
        <table:table-column table:style-name="co52" table:default-cell-style-name="ce559"/>
        <table:table-column table:style-name="co53" table:default-cell-style-name="ce559"/>
        <table:table-column table:style-name="co54" table:default-cell-style-name="ce559"/>
        <table:table-column table:style-name="co55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column table:style-name="co48" table:number-columns-repeated="2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DOĞUŞ TİCARET – NAZAN BALCI <text:s/>İŞ SONLANDIRMA HESAP CETVELİ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1994 yılında Doğuş Ticaret Ayten Balcı’ya ait arsaya 5 daire 1 dükkan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olacak şekilde bir bina yaptı.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6" office:value-type="string" calcext:value-type="string">
            <text:p>Değeri</text:p>
          </table:table-cell>
          <table:table-cell table:style-name="ce566" office:value-type="string" calcext:value-type="string">
            <text:p>Kat Karşılığı</text:p>
          </table:table-cell>
          <table:table-cell table:style-name="ce566" office:value-type="string" calcext:value-type="string">
            <text:p>Kime Ait</text:p>
          </table:table-cell>
          <table:table-cell table:style-name="ce566" office:value-type="string" calcext:value-type="string">
            <text:p>Son Durum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5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Arsa Sahibine</text:p>
          </table:table-cell>
          <table:table-cell table:number-columns-repeated="2"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4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3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2 <text:s text:c="2"/>Satıldı</text:p>
          </table:table-cell>
          <table:table-cell table:style-name="ce566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66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1 <text:s text:c="2"/>Satıldı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81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1" office:value-type="string" calcext:value-type="string">
            <text:p>Dükkan <text:s text:c="2"/>Satıldı</text:p>
          </table:table-cell>
          <table:table-cell table:style-name="ce574" office:value-type="float" office:value="30000" calcext:value-type="float">
            <text:p>30.000,00</text:p>
          </table:table-cell>
          <table:table-cell table:style-name="ce571" office:value-type="string" calcext:value-type="string">
            <text:p>Doğuş Ticaret’e</text:p>
          </table:table-cell>
          <table:table-cell table:style-name="ce571" office:value-type="string" calcext:value-type="string">
            <text:p>Hacı + Nazan</text:p>
          </table:table-cell>
          <table:table-cell table:style-name="ce574" office:value-type="string" calcext:value-type="string">
            <text:p>Satıldı 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6">
          <table:table-cell/>
          <table:table-cell table:style-name="ce563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isse satın alındı 2 nolu daire hacı ya ait olmasına rağmen ortak alındığından dolayı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den alınan paranın yarısı İsmail Balcıya geçmiş oldu.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40000" calcext:value-type="float">
            <text:p>40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ükkan satıldı parayı hacı aldı ortaklardan nazanın alacağı oluştu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-15000" calcext:value-type="float">
            <text:p>-15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akanın Doğuştan aldığı nakit</text:p>
          </table:table-cell>
          <table:table-cell table:style-name="ce11"/>
          <table:table-cell table:style-name="ce563"/>
          <table:table-cell table:style-name="ce577" office:value-type="string" calcext:value-type="string">
            <text:p>TL <text:s/></text:p>
          </table:table-cell>
          <table:table-cell table:style-name="ce566" office:value-type="float" office:value="87502" calcext:value-type="float">
            <text:p>87.502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2015 yılı ocak ayı Doğuş ticaretin 365.000 TL Denizbanka, 36.000 TL İşbank a kredi borcu var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Aylık taksit ödemesi 6765 + 3409=10.174 TL. <text:s/>1 <text:s/>USD = 2.40 TL Aylık ödeme4239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olar cinsinden borç yaklaşık 167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 office:value-type="string" calcext:value-type="string">
            <text:p>HACI ALACAK</text:p>
          </table:table-cell>
          <table:table-cell table:style-name="ce572" office:value-type="string" calcext:value-type="string">
            <text:p>Bakiye</text:p>
          </table:table-cell>
          <table:table-cell table:style-name="ce572" office:value-type="string" calcext:value-type="string">
            <text:p>TL – usd</text:p>
          </table:table-cell>
          <table:table-cell table:style-name="ce572" office:value-type="string" calcext:value-type="string">
            <text:p>Borcun usd karşılığı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number-columns-repeated="2" table:style-name="ce572" office:value-type="string" calcext:value-type="string">
            <text:p>TL</text:p>
          </table:table-cell>
          <table:table-cell table:style-name="ce572"/>
          <table:table-cell table:style-name="ce572" office:value-type="string" calcext:value-type="string">
            <text:p>USD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563" office:value-type="string" calcext:value-type="string">
            <text:p>İnşaat Daire 2 den kalan ½</text:p>
          </table:table-cell>
          <table:table-cell table:style-name="ce563" office:value-type="float" office:value="40000" calcext:value-type="float">
            <text:p>40.000,00</text:p>
          </table:table-cell>
          <table:table-cell table:style-name="ce563" table:formula="of:=[.D28]+[.C27]" office:value-type="float" office:value="83751" calcext:value-type="float">
            <text:p>83.751,00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3" table:formula="of:=[.C27]/[.E27]" office:value-type="float" office:value="28571.4285714286" calcext:value-type="float">
            <text:p>28.571,4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04-07</text:p>
          </table:table-cell>
          <table:table-cell table:style-name="ce563" office:value-type="string" calcext:value-type="string">
            <text:p>Hakan BALCI Doğuştan aldığı ½</text:p>
          </table:table-cell>
          <table:table-cell table:style-name="ce563" table:formula="of:=[.F17]/2" office:value-type="float" office:value="43751" calcext:value-type="float">
            <text:p>43.751,00</text:p>
          </table:table-cell>
          <table:table-cell table:style-name="ce563" table:formula="of:=[.C28]" office:value-type="float" office:value="43751" calcext:value-type="float">
            <text:p>43.751,00</text:p>
          </table:table-cell>
          <table:table-cell table:style-name="ce563" office:value-type="float" office:value="1.38" calcext:value-type="float">
            <text:p>1,38</text:p>
          </table:table-cell>
          <table:table-cell table:style-name="ce563" table:formula="of:=[.C28]/[.E28]" office:value-type="float" office:value="31703.6231884058" calcext:value-type="float">
            <text:p>31.703,62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563" office:value-type="string" calcext:value-type="string">
            <text:p>mustafa balcıdan doğuşa ½</text:p>
          </table:table-cell>
          <table:table-cell table:style-name="ce563" office:value-type="float" office:value="25000" calcext:value-type="float">
            <text:p>25.000,00</text:p>
          </table:table-cell>
          <table:table-cell table:style-name="ce563" table:formula="of:=[.D27]+[.C29]" office:value-type="float" office:value="108751" calcext:value-type="float">
            <text:p>108.751,00</text:p>
          </table:table-cell>
          <table:table-cell table:style-name="ce563" office:value-type="float" office:value="1.2" calcext:value-type="float">
            <text:p>1,20</text:p>
          </table:table-cell>
          <table:table-cell table:style-name="ce563" table:formula="of:=[.C29]/[.E29]" office:value-type="float" office:value="20833.3333333333" calcext:value-type="float">
            <text:p>20.833,3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3" table:formula="of:=[$DĞŞ.E19]*-1" office:value-type="float" office:value="127945.42" calcext:value-type="float">
            <text:p>127.945,42</text:p>
          </table:table-cell>
          <table:table-cell table:style-name="ce563" table:formula="of:=[.D29]+[.C30]" office:value-type="float" office:value="236696.42" calcext:value-type="float">
            <text:p>236.696,42</text:p>
          </table:table-cell>
          <table:table-cell table:style-name="ce11" office:value-type="float" office:value="3.55" calcext:value-type="float">
            <text:p>3,55</text:p>
          </table:table-cell>
          <table:table-cell table:style-name="ce563" table:formula="of:=[.C30]/[.E30]" office:value-type="float" office:value="36040.9633802817" calcext:value-type="float">
            <text:p>36.040,96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 office:value-type="string" calcext:value-type="string">
            <text:p>İnşaat Dükkandan nazana ½</text:p>
          </table:table-cell>
          <table:table-cell table:style-name="ce575" office:value-type="float" office:value="-15000" calcext:value-type="float">
            <text:p>-15.000,00</text:p>
          </table:table-cell>
          <table:table-cell table:style-name="ce563" table:formula="of:=[.D30]+[.C31]" office:value-type="float" office:value="221696.42" calcext:value-type="float">
            <text:p>221.696,42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6" table:formula="of:=[.C31]/[.E31]" office:value-type="float" office:value="-10714.2857142857" calcext:value-type="float">
            <text:p>-10.714,29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11-19</text:p>
          </table:table-cell>
          <table:table-cell table:style-name="ce558" office:value-type="string" calcext:value-type="string">
            <text:p>İsmail BALCI kira gelirleri</text:p>
          </table:table-cell>
          <table:table-cell table:style-name="ce561" table:formula="of:=[$TPLM.F40]*-1" office:value-type="float" office:value="-79541.16" calcext:value-type="float">
            <text:p>-79.541,16</text:p>
          </table:table-cell>
          <table:table-cell table:style-name="ce563" table:formula="of:=[.D31]+[.C32]" office:value-type="float" office:value="142155.26" calcext:value-type="float">
            <text:p>142.155,26</text:p>
          </table:table-cell>
          <table:table-cell table:style-name="ce11"/>
          <table:table-cell table:style-name="ce566" table:formula="of:=[$FB_nzn.O109]*-1" office:value-type="float" office:value="-28126.090279631" calcext:value-type="float">
            <text:p>-28.126,09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30</text:p>
          </table:table-cell>
          <table:table-cell table:style-name="ce23" office:value-type="float" office:value="10500" calcext:value-type="float">
            <text:p>10.500,00</text:p>
          </table:table-cell>
          <table:table-cell table:style-name="ce563" table:formula="of:=[.D32]+[.C33]" office:value-type="float" office:value="152655.26" calcext:value-type="float">
            <text:p>152.655,26</text:p>
          </table:table-cell>
          <table:table-cell table:style-name="ce11" office:value-type="float" office:value="5.4" calcext:value-type="float">
            <text:p>5,4</text:p>
          </table:table-cell>
          <table:table-cell table:style-name="ce563" table:formula="of:=[.C33]/[.E33]" office:value-type="float" office:value="1944.44444444444" calcext:value-type="float">
            <text:p>1.944,44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23"/>
          <table:table-cell table:style-name="ce56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2019 yılı sonu</text:p>
          </table:table-cell>
          <table:table-cell table:style-name="Default"/>
          <table:table-cell table:style-name="ce563"/>
          <table:table-cell table:style-name="ce580" office:value-type="string" calcext:value-type="string">
            <text:p>hacının nazandan toplam alacağı</text:p>
          </table:table-cell>
          <table:table-cell table:style-name="ce566" table:formula="of:=SUM([.F26:.F33])" office:value-type="float" office:value="80253.4169239772" calcext:value-type="float">
            <text:p>80.253,42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/>
          <table:table-cell table:style-name="ce572" table:number-columns-repeated="2"/>
          <table:table-cell table:style-name="ce572" office:value-type="string" calcext:value-type="string">
            <text:p>USD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570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/>
          <table:table-cell table:style-name="ce563" table:number-columns-repeated="2"/>
          <table:table-cell table:style-name="ce57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11" table:number-columns-repeated="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4"/>
          <table:table-cell table:style-name="ce57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0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/>
          <table:table-cell table:style-name="ce576"/>
          <table:table-cell table:style-name="ce573" table:number-columns-repeated="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2"/>
          <table:table-cell table:style-name="ce563"/>
          <table:table-cell table:style-name="ce573" table:number-columns-repeated="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2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7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24" table:number-columns-repeated="2"/>
          <table:table-cell table:number-columns-repeated="1002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>
        <table:table-column table:style-name="co57" table:default-cell-style-name="ce570"/>
        <table:table-column table:style-name="co58" table:default-cell-style-name="ce559"/>
        <table:table-column table:style-name="co59" table:number-columns-repeated="2" table:default-cell-style-name="ce559"/>
        <table:table-column table:style-name="co40" table:default-cell-style-name="ce559"/>
        <table:table-column table:style-name="co60" table:default-cell-style-name="ce559"/>
        <table:table-column table:style-name="co59" table:default-cell-style-name="ce559"/>
        <table:table-column table:style-name="co61" table:default-cell-style-name="ce559"/>
        <table:table-column table:style-name="co62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63" table:number-columns-repeated="2"/>
          <table:table-cell table:style-name="ce572"/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77" office:value-type="string" calcext:value-type="string">
            <text:p>TL</text:p>
          </table:table-cell>
          <table:table-cell table:style-name="ce577" office:value-type="string" calcext:value-type="string">
            <text:p>TL-usd</text:p>
          </table:table-cell>
          <table:table-cell table:style-name="ce577" office:value-type="string" calcext:value-type="string">
            <text:p>USD</text:p>
          </table:table-cell>
          <table:table-cell table:style-name="ce577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563" office:value-type="float" office:value="450000" calcext:value-type="float">
            <text:p>450.000,00</text:p>
          </table:table-cell>
          <table:table-cell table:style-name="ce563" office:value-type="float" office:value="1" calcext:value-type="float">
            <text:p>1,00</text:p>
          </table:table-cell>
          <table:table-cell table:style-name="ce563" table:formula="of:=[.C4]/[.D4]" office:value-type="float" office:value="450000" calcext:value-type="float">
            <text:p>450.000,00</text:p>
          </table:table-cell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63"/>
          <table:table-cell table:style-name="ce572" office:value-type="string" calcext:value-type="string">
            <text:p>HACI</text:p>
          </table:table-cell>
          <table:table-cell table:style-name="ce572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4]/2" office:value-type="float" office:value="225000" calcext:value-type="float">
            <text:p>225.000,00</text:p>
          </table:table-cell>
          <table:table-cell table:style-name="ce593" table:formula="of:=[.E4]/2" office:value-type="float" office:value="225000" calcext:value-type="float">
            <text:p>225.00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87" table:formula="of:=[.C9]/[.$E$4]" office:value-type="percentage" office:value="0.5" calcext:value-type="percentage">
            <text:p>%50,00</text:p>
          </table:table-cell>
          <table:table-cell table:style-name="ce587" table:formula="of:=[.D9]/[.$E$4]" office:value-type="percentage" office:value="0.5" calcext:value-type="percentage">
            <text:p>%5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58" office:value-type="string" calcext:value-type="string">
            <text:p>hacının alacağı</text:p>
          </table:table-cell>
          <table:table-cell table:style-name="ce588" table:formula="of:=[$FB_hc.F35]" office:value-type="float" office:value="80253.4169239772" calcext:value-type="float">
            <text:p>+80.253,42</text:p>
          </table:table-cell>
          <table:table-cell table:style-name="ce594" table:formula="of:=[.D9]+[.C11]" office:value-type="float" office:value="305253.416923977" calcext:value-type="float">
            <text:p>305.253,42</text:p>
          </table:table-cell>
          <table:table-cell table:style-name="ce602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11]/[.$E$4]" office:value-type="percentage" office:value="0.178340926497727" calcext:value-type="percentage">
            <text:p>%17,83</text:p>
          </table:table-cell>
          <table:table-cell table:style-name="ce587" table:formula="of:=[.D11]/[.$E$4]" office:value-type="percentage" office:value="0.678340926497727" calcext:value-type="percentage">
            <text:p>%67,83</text:p>
          </table:table-cell>
          <table:table-cell table:style-name="ce563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566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2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2]" office:value-type="percentage" office:value="0.678340926497727" calcext:value-type="percentage">
            <text:p>%67,83</text:p>
          </table:table-cell>
          <table:table-cell table:style-name="Default"/>
          <table:table-cell table:style-name="ce11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 table:number-columns-repeated="6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72"/>
          <table:table-cell table:style-name="ce572" office:value-type="string" calcext:value-type="string">
            <text:p>NAZAN</text:p>
          </table:table-cell>
          <table:table-cell table:style-name="ce563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11" table:number-columns-repeated="2"/>
          <table:table-cell table:style-name="ce57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0"/>
          <table:table-cell table:style-name="ce589" table:formula="of:=[.E4]/2" office:value-type="float" office:value="225000" calcext:value-type="float">
            <text:p>225.000,00</text:p>
          </table:table-cell>
          <table:table-cell table:style-name="ce596" table:formula="of:=[.E4]/2" office:value-type="float" office:value="225000" calcext:value-type="float">
            <text:p>225.000,00</text:p>
          </table:table-cell>
          <table:table-cell table:style-name="ce603"/>
          <table:table-cell table:style-name="ce570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87" table:formula="of:=[.C19]/[.$E$4]" office:value-type="percentage" office:value="0.5" calcext:value-type="percentage">
            <text:p>%50,00</text:p>
          </table:table-cell>
          <table:table-cell table:style-name="ce587" table:formula="of:=[.D19]/[.$E$4]" office:value-type="percentage" office:value="0.5" calcext:value-type="percentage">
            <text:p>%50,00</text:p>
          </table:table-cell>
          <table:table-cell table:style-name="ce60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90" table:formula="of:=[.C11]*-1" office:value-type="float" office:value="-80253.4169239772" calcext:value-type="float">
            <text:p>-80.253,42</text:p>
          </table:table-cell>
          <table:table-cell table:style-name="ce597" table:formula="of:=[.D19]+[.C21]" office:value-type="float" office:value="144746.583076023" calcext:value-type="float">
            <text:p>144.746,58</text:p>
          </table:table-cell>
          <table:table-cell table:style-name="ce604"/>
          <table:table-cell table:style-name="ce566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21]/[.$E$4]" office:value-type="percentage" office:value="-0.178340926497727" calcext:value-type="percentage">
            <text:p>-%17,83</text:p>
          </table:table-cell>
          <table:table-cell table:style-name="ce587" table:formula="of:=[.D21]/[.$E$4]" office:value-type="percentage" office:value="0.321659073502273" calcext:value-type="percentage">
            <text:p>%32,17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72"/>
          <table:table-cell table:style-name="Default" table:number-columns-repeated="2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2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2]" office:value-type="percentage" office:value="0.321659073502273" calcext:value-type="percentage">
            <text:p>%32,17</text:p>
          </table:table-cell>
          <table:table-cell table:style-name="ce56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 table:number-columns-repeated="2"/>
          <table:table-cell table:style-name="ce563" table:number-columns-repeated="3"/>
          <table:table-cell table:style-name="ce573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5"/>
          <table:table-cell table:style-name="ce24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77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24" table:number-columns-repeated="4"/>
          <table:table-cell table:number-columns-repeated="1002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 table:number-rows-repeated="16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6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3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nzn" table:style-name="ta1">
        <table:table-column table:style-name="co63" table:default-cell-style-name="ce605"/>
        <table:table-column table:style-name="co64" table:default-cell-style-name="ce605"/>
        <table:table-column table:style-name="co65" table:default-cell-style-name="ce605"/>
        <table:table-column table:style-name="co66" table:default-cell-style-name="ce605"/>
        <table:table-column table:style-name="co67" table:default-cell-style-name="ce605"/>
        <table:table-column table:style-name="co68" table:default-cell-style-name="ce605"/>
        <table:table-column table:style-name="co69" table:default-cell-style-name="ce605"/>
        <table:table-column table:style-name="co70" table:default-cell-style-name="ce605"/>
        <table:table-column table:style-name="co71" table:default-cell-style-name="ce605"/>
        <table:table-column table:style-name="co69" table:default-cell-style-name="ce605"/>
        <table:table-column table:style-name="co70" table:default-cell-style-name="ce605"/>
        <table:table-column table:style-name="co23" table:default-cell-style-name="ce605"/>
        <table:table-column table:style-name="co66" table:default-cell-style-name="ce605"/>
        <table:table-column table:style-name="co27" table:default-cell-style-name="ce605"/>
        <table:table-column table:style-name="co70" table:default-cell-style-name="ce605"/>
        <table:table-column table:style-name="co23" table:default-cell-style-name="ce605"/>
        <table:table-column table:style-name="co27" table:number-columns-repeated="2" table:default-cell-style-name="ce605"/>
        <table:table-column table:style-name="co23" table:number-columns-repeated="2" table:default-cell-style-name="ce605"/>
        <table:table-column table:style-name="co27" table:default-cell-style-name="ce605"/>
        <table:table-column table:style-name="co15" table:number-columns-repeated="1003" table:default-cell-style-name="ce605"/>
        <table:table-row table:style-name="ro4">
          <table:table-cell table:number-columns-repeated="1024"/>
        </table:table-row>
        <table:table-row table:style-name="ro4">
          <table:table-cell/>
          <table:table-cell table:style-name="ce281" office:value-type="string" calcext:value-type="string">
            <text:p>ALİ PAŞA HAMAM ARSA YILLARA GÖRE KİRA GELİRLERİ</text:p>
          </table:table-cell>
          <table:table-cell table:number-columns-repeated="1022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386" office:value-type="string" calcext:value-type="string" table:number-columns-spanned="3" table:number-rows-spanned="1">
            <text:p>AYGAZ</text:p>
          </table:table-cell>
          <table:covered-table-cell table:number-columns-repeated="2" table:style-name="ce390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Default"/>
          <table:table-cell/>
          <table:table-cell table:style-name="ce387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390"/>
          <table:table-cell table:style-name="ce394" office:value-type="string" calcext:value-type="string" table:number-columns-spanned="2" table:number-rows-spanned="1">
            <text:p>ATİLA</text:p>
          </table:table-cell>
          <table:covered-table-cell table:style-name="ce394"/>
          <table:table-cell table:style-name="ce394"/>
          <table:table-cell table:style-name="ce394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394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office:value-type="string" calcext:value-type="string">
            <text:p>tl/usd</text:p>
          </table:table-cell>
          <table:table-cell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 table:style-name="ce607"/>
          <table:table-cell table:style-name="ce607" table:formula="of:=[$Aygz.G50]" office:value-type="float" office:value="1000" calcext:value-type="float">
            <text:p>1.000,00</text:p>
          </table:table-cell>
          <table:table-cell table:style-name="ce607" table:formula="of:=[.E8]/[.C8]" office:value-type="float" office:value="628.930817610063" calcext:value-type="float">
            <text:p>628,93</text:p>
          </table:table-cell>
          <table:table-cell table:style-name="ce612"/>
          <table:table-cell table:style-name="ce338" table:formula="of:=[.E8]*[.$I$5]" office:value-type="float" office:value="541.666666666667" calcext:value-type="float">
            <text:p>541,67</text:p>
          </table:table-cell>
          <table:table-cell table:style-name="ce338" table:formula="of:=[.F8]*[.$I$5]" office:value-type="float" office:value="340.670859538784" calcext:value-type="float">
            <text:p>340,67</text:p>
          </table:table-cell>
          <table:table-cell table:style-name="ce338"/>
          <table:table-cell table:style-name="ce338" table:formula="of:=[.E8]*[.$L$5]" office:value-type="float" office:value="125" calcext:value-type="float">
            <text:p>125,00</text:p>
          </table:table-cell>
          <table:table-cell table:style-name="ce338" table:formula="of:=[.F8]*[.$L$5]" office:value-type="float" office:value="78.6163522012579" calcext:value-type="float">
            <text:p>78,62</text:p>
          </table:table-cell>
          <table:table-cell table:style-name="ce338"/>
          <table:table-cell table:style-name="ce338" table:formula="of:=[.E8]*[.$O$5]" office:value-type="float" office:value="333.333333333333" calcext:value-type="float">
            <text:p>333,33</text:p>
          </table:table-cell>
          <table:table-cell table:style-name="ce338" table:formula="of:=[.F8]*[.$O$5]" office:value-type="float" office:value="209.643605870021" calcext:value-type="float">
            <text:p>209,6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 table:style-name="ce607" table:number-columns-repeated="2"/>
          <table:table-cell table:style-name="ce607" table:formula="of:=[.E9]/[.C9]" office:value-type="float" office:value="0" calcext:value-type="float">
            <text:p>0,00</text:p>
          </table:table-cell>
          <table:table-cell table:style-name="ce612"/>
          <table:table-cell table:style-name="ce338" table:formula="of:=[.E9]*[.$I$5]" office:value-type="float" office:value="0" calcext:value-type="float">
            <text:p>0,00</text:p>
          </table:table-cell>
          <table:table-cell table:style-name="ce338" table:formula="of:=[.F9]*[.$I$5]" office:value-type="float" office:value="0" calcext:value-type="float">
            <text:p>0,00</text:p>
          </table:table-cell>
          <table:table-cell table:style-name="ce338"/>
          <table:table-cell table:style-name="ce338" table:formula="of:=[.E9]*[.$L$5]" office:value-type="float" office:value="0" calcext:value-type="float">
            <text:p>0,00</text:p>
          </table:table-cell>
          <table:table-cell table:style-name="ce338" table:formula="of:=[.F9]*[.$L$5]" office:value-type="float" office:value="0" calcext:value-type="float">
            <text:p>0,00</text:p>
          </table:table-cell>
          <table:table-cell table:style-name="ce338"/>
          <table:table-cell table:style-name="ce338" table:formula="of:=[.E9]*[.$O$5]" office:value-type="float" office:value="0" calcext:value-type="float">
            <text:p>0,00</text:p>
          </table:table-cell>
          <table:table-cell table:style-name="ce338" table:formula="of:=[.F9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 table:style-name="ce607" table:number-columns-repeated="2"/>
          <table:table-cell table:style-name="ce607" table:formula="of:=[.E10]/[.C10]" office:value-type="float" office:value="0" calcext:value-type="float">
            <text:p>0,00</text:p>
          </table:table-cell>
          <table:table-cell table:style-name="ce612"/>
          <table:table-cell table:style-name="ce338" table:formula="of:=[.E10]*[.$I$5]" office:value-type="float" office:value="0" calcext:value-type="float">
            <text:p>0,00</text:p>
          </table:table-cell>
          <table:table-cell table:style-name="ce338" table:formula="of:=[.F10]*[.$I$5]" office:value-type="float" office:value="0" calcext:value-type="float">
            <text:p>0,00</text:p>
          </table:table-cell>
          <table:table-cell table:style-name="ce338"/>
          <table:table-cell table:style-name="ce338" table:formula="of:=[.E10]*[.$L$5]" office:value-type="float" office:value="0" calcext:value-type="float">
            <text:p>0,00</text:p>
          </table:table-cell>
          <table:table-cell table:style-name="ce338" table:formula="of:=[.F10]*[.$L$5]" office:value-type="float" office:value="0" calcext:value-type="float">
            <text:p>0,00</text:p>
          </table:table-cell>
          <table:table-cell table:style-name="ce338"/>
          <table:table-cell table:style-name="ce338" table:formula="of:=[.E10]*[.$O$5]" office:value-type="float" office:value="0" calcext:value-type="float">
            <text:p>0,00</text:p>
          </table:table-cell>
          <table:table-cell table:style-name="ce338" table:formula="of:=[.F10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 table:style-name="ce607"/>
          <table:table-cell table:style-name="ce607" table:formula="of:=[$Aygz.G47]" office:value-type="float" office:value="450" calcext:value-type="float">
            <text:p>450,00</text:p>
          </table:table-cell>
          <table:table-cell table:style-name="ce607" table:formula="of:=[.E11]/[.C11]" office:value-type="float" office:value="214.285714285714" calcext:value-type="float">
            <text:p>214,29</text:p>
          </table:table-cell>
          <table:table-cell table:style-name="ce612"/>
          <table:table-cell table:style-name="ce338" table:formula="of:=[.E11]*[.$I$5]" office:value-type="float" office:value="243.75" calcext:value-type="float">
            <text:p>243,75</text:p>
          </table:table-cell>
          <table:table-cell table:style-name="ce338" table:formula="of:=[.F11]*[.$I$5]" office:value-type="float" office:value="116.071428571429" calcext:value-type="float">
            <text:p>116,07</text:p>
          </table:table-cell>
          <table:table-cell table:style-name="ce338"/>
          <table:table-cell table:style-name="ce338" table:formula="of:=[.E11]*[.$L$5]" office:value-type="float" office:value="56.25" calcext:value-type="float">
            <text:p>56,25</text:p>
          </table:table-cell>
          <table:table-cell table:style-name="ce338" table:formula="of:=[.F11]*[.$L$5]" office:value-type="float" office:value="26.7857142857143" calcext:value-type="float">
            <text:p>26,79</text:p>
          </table:table-cell>
          <table:table-cell table:style-name="ce338"/>
          <table:table-cell table:style-name="ce338" table:formula="of:=[.E11]*[.$O$5]" office:value-type="float" office:value="150" calcext:value-type="float">
            <text:p>150,00</text:p>
          </table:table-cell>
          <table:table-cell table:style-name="ce338" table:formula="of:=[.F11]*[.$O$5]" office:value-type="float" office:value="71.4285714285714" calcext:value-type="float">
            <text:p>71,4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 table:style-name="ce607"/>
          <table:table-cell table:style-name="ce607" table:formula="of:=[$Aygz.F45]" office:value-type="float" office:value="4200" calcext:value-type="float">
            <text:p>4.200,00</text:p>
          </table:table-cell>
          <table:table-cell table:style-name="ce607" table:formula="of:=[.E12]/[.C12]" office:value-type="float" office:value="1567.16417910448" calcext:value-type="float">
            <text:p>1.567,16</text:p>
          </table:table-cell>
          <table:table-cell table:style-name="ce612"/>
          <table:table-cell table:style-name="ce338" table:formula="of:=[.E12]*[.$I$5]" office:value-type="float" office:value="2275" calcext:value-type="float">
            <text:p>2.275,00</text:p>
          </table:table-cell>
          <table:table-cell table:style-name="ce338" table:formula="of:=[.F12]*[.$I$5]" office:value-type="float" office:value="848.880597014925" calcext:value-type="float">
            <text:p>848,88</text:p>
          </table:table-cell>
          <table:table-cell table:style-name="ce338"/>
          <table:table-cell table:style-name="ce338" table:formula="of:=[.E12]*[.$L$5]" office:value-type="float" office:value="525" calcext:value-type="float">
            <text:p>525,00</text:p>
          </table:table-cell>
          <table:table-cell table:style-name="ce338" table:formula="of:=[.F12]*[.$L$5]" office:value-type="float" office:value="195.89552238806" calcext:value-type="float">
            <text:p>195,90</text:p>
          </table:table-cell>
          <table:table-cell table:style-name="ce338"/>
          <table:table-cell table:style-name="ce338" table:formula="of:=[.E12]*[.$O$5]" office:value-type="float" office:value="1400" calcext:value-type="float">
            <text:p>1.400,00</text:p>
          </table:table-cell>
          <table:table-cell table:style-name="ce338" table:formula="of:=[.F12]*[.$O$5]" office:value-type="float" office:value="522.388059701493" calcext:value-type="float">
            <text:p>522,39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 table:style-name="ce607"/>
          <table:table-cell table:style-name="ce607" table:formula="of:=[$Aygz.C33]" office:value-type="float" office:value="2950" calcext:value-type="float">
            <text:p>2.950,00</text:p>
          </table:table-cell>
          <table:table-cell table:style-name="ce607" table:formula="of:=[.E13]/[.C13]" office:value-type="float" office:value="1000" calcext:value-type="float">
            <text:p>1.000,00</text:p>
          </table:table-cell>
          <table:table-cell table:style-name="ce612"/>
          <table:table-cell table:style-name="ce338" table:formula="of:=[.E13]*[.$I$5]" office:value-type="float" office:value="1597.91666666667" calcext:value-type="float">
            <text:p>1.597,92</text:p>
          </table:table-cell>
          <table:table-cell table:style-name="ce338" table:formula="of:=[.F13]*[.$I$5]" office:value-type="float" office:value="541.666666666667" calcext:value-type="float">
            <text:p>541,67</text:p>
          </table:table-cell>
          <table:table-cell table:style-name="ce338"/>
          <table:table-cell table:style-name="ce338" table:formula="of:=[.E13]*[.$L$5]" office:value-type="float" office:value="368.75" calcext:value-type="float">
            <text:p>368,75</text:p>
          </table:table-cell>
          <table:table-cell table:style-name="ce338" table:formula="of:=[.F13]*[.$L$5]" office:value-type="float" office:value="125" calcext:value-type="float">
            <text:p>125,00</text:p>
          </table:table-cell>
          <table:table-cell table:style-name="ce338"/>
          <table:table-cell table:style-name="ce338" table:formula="of:=[.E13]*[.$O$5]" office:value-type="float" office:value="983.333333333333" calcext:value-type="float">
            <text:p>983,33</text:p>
          </table:table-cell>
          <table:table-cell table:style-name="ce338" table:formula="of:=[.F13]*[.$O$5]" office:value-type="float" office:value="333.333333333333" calcext:value-type="float">
            <text:p>333,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4]/[.C14]" office:value-type="float" office:value="0" calcext:value-type="float">
            <text:p>0,00</text:p>
          </table:table-cell>
          <table:table-cell table:style-name="ce612"/>
          <table:table-cell table:style-name="ce338" table:formula="of:=[.E14]*[.$I$5]" office:value-type="float" office:value="0" calcext:value-type="float">
            <text:p>0,00</text:p>
          </table:table-cell>
          <table:table-cell table:style-name="ce338" table:formula="of:=[.F14]*[.$I$5]" office:value-type="float" office:value="0" calcext:value-type="float">
            <text:p>0,00</text:p>
          </table:table-cell>
          <table:table-cell table:style-name="ce338"/>
          <table:table-cell table:style-name="ce338" table:formula="of:=[.E14]*[.$L$5]" office:value-type="float" office:value="0" calcext:value-type="float">
            <text:p>0,00</text:p>
          </table:table-cell>
          <table:table-cell table:style-name="ce338" table:formula="of:=[.F14]*[.$L$5]" office:value-type="float" office:value="0" calcext:value-type="float">
            <text:p>0,00</text:p>
          </table:table-cell>
          <table:table-cell table:style-name="ce338"/>
          <table:table-cell table:style-name="ce338" table:formula="of:=[.E14]*[.$O$5]" office:value-type="float" office:value="0" calcext:value-type="float">
            <text:p>0,00</text:p>
          </table:table-cell>
          <table:table-cell table:style-name="ce338" table:formula="of:=[.F14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5]/[.C15]" office:value-type="float" office:value="0" calcext:value-type="float">
            <text:p>0,00</text:p>
          </table:table-cell>
          <table:table-cell table:style-name="ce612"/>
          <table:table-cell table:style-name="ce338" table:formula="of:=[.E15]*[.$I$5]" office:value-type="float" office:value="0" calcext:value-type="float">
            <text:p>0,00</text:p>
          </table:table-cell>
          <table:table-cell table:style-name="ce338" table:formula="of:=[.F15]*[.$I$5]" office:value-type="float" office:value="0" calcext:value-type="float">
            <text:p>0,00</text:p>
          </table:table-cell>
          <table:table-cell table:style-name="ce338"/>
          <table:table-cell table:style-name="ce338" table:formula="of:=[.E15]*[.$L$5]" office:value-type="float" office:value="0" calcext:value-type="float">
            <text:p>0,00</text:p>
          </table:table-cell>
          <table:table-cell table:style-name="ce338" table:formula="of:=[.F15]*[.$L$5]" office:value-type="float" office:value="0" calcext:value-type="float">
            <text:p>0,00</text:p>
          </table:table-cell>
          <table:table-cell table:style-name="ce338"/>
          <table:table-cell table:style-name="ce338" table:formula="of:=[.E15]*[.$O$5]" office:value-type="float" office:value="0" calcext:value-type="float">
            <text:p>0,00</text:p>
          </table:table-cell>
          <table:table-cell table:style-name="ce338" table:formula="of:=[.F15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 table:style-name="ce607" table:number-columns-repeated="2"/>
          <table:table-cell table:style-name="ce607" table:formula="of:=[.E16]/[.C16]" office:value-type="float" office:value="0" calcext:value-type="float">
            <text:p>0,00</text:p>
          </table:table-cell>
          <table:table-cell table:style-name="ce612"/>
          <table:table-cell table:style-name="ce338" table:formula="of:=[.E16]*[.$I$5]" office:value-type="float" office:value="0" calcext:value-type="float">
            <text:p>0,00</text:p>
          </table:table-cell>
          <table:table-cell table:style-name="ce338" table:formula="of:=[.F16]*[.$I$5]" office:value-type="float" office:value="0" calcext:value-type="float">
            <text:p>0,00</text:p>
          </table:table-cell>
          <table:table-cell table:style-name="ce338"/>
          <table:table-cell table:style-name="ce338" table:formula="of:=[.E16]*[.$L$5]" office:value-type="float" office:value="0" calcext:value-type="float">
            <text:p>0,00</text:p>
          </table:table-cell>
          <table:table-cell table:style-name="ce338" table:formula="of:=[.F16]*[.$L$5]" office:value-type="float" office:value="0" calcext:value-type="float">
            <text:p>0,00</text:p>
          </table:table-cell>
          <table:table-cell table:style-name="ce338"/>
          <table:table-cell table:style-name="ce338" table:formula="of:=[.E16]*[.$O$5]" office:value-type="float" office:value="0" calcext:value-type="float">
            <text:p>0,00</text:p>
          </table:table-cell>
          <table:table-cell table:style-name="ce338" table:formula="of:=[.F16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 table:style-name="ce607"/>
          <table:table-cell table:style-name="ce607" table:formula="of:=[$Aygz.C17]" office:value-type="float" office:value="3300" calcext:value-type="float">
            <text:p>3.300,00</text:p>
          </table:table-cell>
          <table:table-cell table:style-name="ce607" table:formula="of:=[.E17]/[.C17]" office:value-type="float" office:value="717.391304347826" calcext:value-type="float">
            <text:p>717,39</text:p>
          </table:table-cell>
          <table:table-cell table:style-name="ce612"/>
          <table:table-cell table:style-name="ce338" table:formula="of:=[.E17]*[.$I$5]" office:value-type="float" office:value="1787.5" calcext:value-type="float">
            <text:p>1.787,50</text:p>
          </table:table-cell>
          <table:table-cell table:style-name="ce338" table:formula="of:=[.F17]*[.$I$5]" office:value-type="float" office:value="388.586956521739" calcext:value-type="float">
            <text:p>388,59</text:p>
          </table:table-cell>
          <table:table-cell table:style-name="ce338"/>
          <table:table-cell table:style-name="ce338" table:formula="of:=[.E17]*[.$L$5]" office:value-type="float" office:value="412.5" calcext:value-type="float">
            <text:p>412,50</text:p>
          </table:table-cell>
          <table:table-cell table:style-name="ce338" table:formula="of:=[.F17]*[.$L$5]" office:value-type="float" office:value="89.6739130434783" calcext:value-type="float">
            <text:p>89,67</text:p>
          </table:table-cell>
          <table:table-cell table:style-name="ce338"/>
          <table:table-cell table:style-name="ce338" table:formula="of:=[.E17]*[.$O$5]" office:value-type="float" office:value="1100" calcext:value-type="float">
            <text:p>1.100,00</text:p>
          </table:table-cell>
          <table:table-cell table:style-name="ce338" table:formula="of:=[.F17]*[.$O$5]" office:value-type="float" office:value="239.130434782609" calcext:value-type="float">
            <text:p>239,1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 table:style-name="ce607"/>
          <table:table-cell table:style-name="ce607" table:formula="of:=[$Aygz.C8]" office:value-type="float" office:value="7000" calcext:value-type="float">
            <text:p>7.000,00</text:p>
          </table:table-cell>
          <table:table-cell table:style-name="ce607" table:formula="of:=[.E18]/[.C18]" office:value-type="float" office:value="1202.74914089347" calcext:value-type="float">
            <text:p>1.202,75</text:p>
          </table:table-cell>
          <table:table-cell table:style-name="ce612"/>
          <table:table-cell table:style-name="ce338" table:formula="of:=[.E18]*[.$I$5]" office:value-type="float" office:value="3791.66666666667" calcext:value-type="float">
            <text:p>3.791,67</text:p>
          </table:table-cell>
          <table:table-cell table:style-name="ce338" table:formula="of:=[.F18]*[.$I$5]" office:value-type="float" office:value="651.489117983963" calcext:value-type="float">
            <text:p>651,49</text:p>
          </table:table-cell>
          <table:table-cell table:style-name="ce338"/>
          <table:table-cell table:style-name="ce338" table:formula="of:=[.E18]*[.$L$5]" office:value-type="float" office:value="875" calcext:value-type="float">
            <text:p>875,00</text:p>
          </table:table-cell>
          <table:table-cell table:style-name="ce338" table:formula="of:=[.F18]*[.$L$5]" office:value-type="float" office:value="150.343642611684" calcext:value-type="float">
            <text:p>150,34</text:p>
          </table:table-cell>
          <table:table-cell table:style-name="ce338"/>
          <table:table-cell table:style-name="ce338" table:formula="of:=[.E18]*[.$O$5]" office:value-type="float" office:value="2333.33333333333" calcext:value-type="float">
            <text:p>2.333,33</text:p>
          </table:table-cell>
          <table:table-cell table:style-name="ce338" table:formula="of:=[.F18]*[.$O$5]" office:value-type="float" office:value="400.916380297824" calcext:value-type="float">
            <text:p>400,92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610" table:number-columns-repeated="4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485"/>
          <table:table-cell table:style-name="ce610"/>
          <table:table-cell table:style-name="ce284" office:value-type="string" calcext:value-type="string">
            <text:p>TL</text:p>
          </table:table-cell>
          <table:table-cell table:style-name="ce610" table:formula="of:=SUM([.E8:.E18])" office:value-type="float" office:value="18900" calcext:value-type="float">
            <text:p>18.900,00</text:p>
          </table:table-cell>
          <table:table-cell table:style-name="ce485"/>
          <table:table-cell table:style-name="ce345"/>
          <table:table-cell table:style-name="ce610" table:formula="of:=SUM([.H8:.H18])" office:value-type="float" office:value="10237.5" calcext:value-type="float">
            <text:p>10.237,50</text:p>
          </table:table-cell>
          <table:table-cell table:style-name="ce392"/>
          <table:table-cell table:style-name="ce479"/>
          <table:table-cell table:style-name="ce610" table:formula="of:=SUM([.K8:.K18])" office:value-type="float" office:value="2362.5" calcext:value-type="float">
            <text:p>2.362,50</text:p>
          </table:table-cell>
          <table:table-cell table:style-name="ce392"/>
          <table:table-cell table:style-name="ce479"/>
          <table:table-cell table:style-name="ce610" table:formula="of:=SUM([.N8:.N18])" office:value-type="float" office:value="6300" calcext:value-type="float">
            <text:p>6.300,00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/>
          <table:table-cell table:style-name="ce610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8:.F18])" office:value-type="float" office:value="5330.52115624155" calcext:value-type="float">
            <text:p>5.330,52</text:p>
          </table:table-cell>
          <table:table-cell table:style-name="ce345"/>
          <table:table-cell table:style-name="ce392"/>
          <table:table-cell table:style-name="ce610" table:formula="of:=SUM([.I8:.I18])" office:value-type="float" office:value="2887.36562629751" calcext:value-type="float">
            <text:p>2.887,37</text:p>
          </table:table-cell>
          <table:table-cell table:style-name="ce479"/>
          <table:table-cell table:style-name="ce392" table:formula="of:=[.K20]/[.E20]" office:value-type="float" office:value="0.125" calcext:value-type="float">
            <text:p>0,125</text:p>
          </table:table-cell>
          <table:table-cell table:style-name="ce610" table:formula="of:=SUM([.L8:.L18])" office:value-type="float" office:value="666.315144530194" calcext:value-type="float">
            <text:p>666,32</text:p>
          </table:table-cell>
          <table:table-cell table:style-name="ce479"/>
          <table:table-cell table:style-name="ce392"/>
          <table:table-cell table:style-name="ce610" table:formula="of:=SUM([.O8:.O18])" office:value-type="float" office:value="1776.84038541385" calcext:value-type="float">
            <text:p>1.776,8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4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2"/>
          <table:table-cell table:style-name="Default"/>
          <table:table-cell table:style-name="ce607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3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386" office:value-type="string" calcext:value-type="string" table:number-columns-spanned="3" table:number-rows-spanned="1">
            <text:p>MİLANGAZ</text:p>
          </table:table-cell>
          <table:covered-table-cell table:number-columns-repeated="2" table:style-name="ce393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387" office:value-type="string" calcext:value-type="string" table:number-columns-spanned="2" table:number-rows-spanned="1">
            <text:p>TOPLAM KİRA</text:p>
          </table:table-cell>
          <table:covered-table-cell/>
          <table:table-cell table:style-name="ce393"/>
          <table:table-cell table:style-name="ce394" office:value-type="string" calcext:value-type="string" table:number-columns-spanned="2" table:number-rows-spanned="1">
            <text:p>ATİLA</text:p>
          </table:table-cell>
          <table:covered-table-cell table:style-name="ce394"/>
          <table:table-cell table:style-name="ce394"/>
          <table:table-cell table:style-name="ce394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394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/>
          <table:table-cell table:style-name="ce607" table:formula="of:=[.E29]/[.C29]" office:value-type="float" office:value="0" calcext:value-type="float">
            <text:p>0,00</text:p>
          </table:table-cell>
          <table:table-cell table:style-name="ce612"/>
          <table:table-cell table:style-name="ce338" table:formula="of:=[.E29]*[.$I$26]" office:value-type="float" office:value="0" calcext:value-type="float">
            <text:p>0,00</text:p>
          </table:table-cell>
          <table:table-cell table:style-name="ce338" table:formula="of:=[.F29]*[.$I$26]" office:value-type="float" office:value="0" calcext:value-type="float">
            <text:p>0,00</text:p>
          </table:table-cell>
          <table:table-cell table:style-name="ce338"/>
          <table:table-cell table:style-name="ce338" table:formula="of:=[.E29]*[.$L$26]" office:value-type="float" office:value="0" calcext:value-type="float">
            <text:p>0,00</text:p>
          </table:table-cell>
          <table:table-cell table:style-name="ce338" table:formula="of:=[.F29]*[.$L$26]" office:value-type="float" office:value="0" calcext:value-type="float">
            <text:p>0,00</text:p>
          </table:table-cell>
          <table:table-cell table:style-name="ce338"/>
          <table:table-cell table:style-name="ce338" table:formula="of:=[.E29]*[.$O$26]" office:value-type="float" office:value="0" calcext:value-type="float">
            <text:p>0,00</text:p>
          </table:table-cell>
          <table:table-cell table:style-name="ce338" table:formula="of:=[.F29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/>
          <table:table-cell table:style-name="ce607" table:formula="of:=[.E30]/[.C30]" office:value-type="float" office:value="0" calcext:value-type="float">
            <text:p>0,00</text:p>
          </table:table-cell>
          <table:table-cell table:style-name="ce612"/>
          <table:table-cell table:style-name="ce338" table:formula="of:=[.E30]*[.$I$26]" office:value-type="float" office:value="0" calcext:value-type="float">
            <text:p>0,00</text:p>
          </table:table-cell>
          <table:table-cell table:style-name="ce338" table:formula="of:=[.F30]*[.$I$26]" office:value-type="float" office:value="0" calcext:value-type="float">
            <text:p>0,00</text:p>
          </table:table-cell>
          <table:table-cell table:style-name="ce338"/>
          <table:table-cell table:style-name="ce338" table:formula="of:=[.E30]*[.$L$26]" office:value-type="float" office:value="0" calcext:value-type="float">
            <text:p>0,00</text:p>
          </table:table-cell>
          <table:table-cell table:style-name="ce338" table:formula="of:=[.F30]*[.$L$26]" office:value-type="float" office:value="0" calcext:value-type="float">
            <text:p>0,00</text:p>
          </table:table-cell>
          <table:table-cell table:style-name="ce338"/>
          <table:table-cell table:style-name="ce338" table:formula="of:=[.E30]*[.$O$26]" office:value-type="float" office:value="0" calcext:value-type="float">
            <text:p>0,00</text:p>
          </table:table-cell>
          <table:table-cell table:style-name="ce338" table:formula="of:=[.F30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/>
          <table:table-cell table:style-name="ce607" table:formula="of:=[.E31]/[.C31]" office:value-type="float" office:value="0" calcext:value-type="float">
            <text:p>0,00</text:p>
          </table:table-cell>
          <table:table-cell table:style-name="ce612"/>
          <table:table-cell table:style-name="ce338" table:formula="of:=[.E31]*[.$I$26]" office:value-type="float" office:value="0" calcext:value-type="float">
            <text:p>0,00</text:p>
          </table:table-cell>
          <table:table-cell table:style-name="ce338" table:formula="of:=[.F31]*[.$I$26]" office:value-type="float" office:value="0" calcext:value-type="float">
            <text:p>0,00</text:p>
          </table:table-cell>
          <table:table-cell table:style-name="ce338"/>
          <table:table-cell table:style-name="ce338" table:formula="of:=[.E31]*[.$L$26]" office:value-type="float" office:value="0" calcext:value-type="float">
            <text:p>0,00</text:p>
          </table:table-cell>
          <table:table-cell table:style-name="ce338" table:formula="of:=[.F31]*[.$L$26]" office:value-type="float" office:value="0" calcext:value-type="float">
            <text:p>0,00</text:p>
          </table:table-cell>
          <table:table-cell table:style-name="ce338"/>
          <table:table-cell table:style-name="ce338" table:formula="of:=[.E31]*[.$O$26]" office:value-type="float" office:value="0" calcext:value-type="float">
            <text:p>0,00</text:p>
          </table:table-cell>
          <table:table-cell table:style-name="ce338" table:formula="of:=[.F31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/>
          <table:table-cell table:style-name="ce607" table:formula="of:=[.E32]/[.C32]" office:value-type="float" office:value="0" calcext:value-type="float">
            <text:p>0,00</text:p>
          </table:table-cell>
          <table:table-cell table:style-name="ce612"/>
          <table:table-cell table:style-name="ce338" table:formula="of:=[.E32]*[.$I$26]" office:value-type="float" office:value="0" calcext:value-type="float">
            <text:p>0,00</text:p>
          </table:table-cell>
          <table:table-cell table:style-name="ce338" table:formula="of:=[.F32]*[.$I$26]" office:value-type="float" office:value="0" calcext:value-type="float">
            <text:p>0,00</text:p>
          </table:table-cell>
          <table:table-cell table:style-name="ce338"/>
          <table:table-cell table:style-name="ce338" table:formula="of:=[.E32]*[.$L$26]" office:value-type="float" office:value="0" calcext:value-type="float">
            <text:p>0,00</text:p>
          </table:table-cell>
          <table:table-cell table:style-name="ce338" table:formula="of:=[.F32]*[.$L$26]" office:value-type="float" office:value="0" calcext:value-type="float">
            <text:p>0,00</text:p>
          </table:table-cell>
          <table:table-cell table:style-name="ce338"/>
          <table:table-cell table:style-name="ce338" table:formula="of:=[.E32]*[.$O$26]" office:value-type="float" office:value="0" calcext:value-type="float">
            <text:p>0,00</text:p>
          </table:table-cell>
          <table:table-cell table:style-name="ce338" table:formula="of:=[.F32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Mlngz.G25]" office:value-type="float" office:value="4000" calcext:value-type="float">
            <text:p>4.000,00</text:p>
          </table:table-cell>
          <table:table-cell table:style-name="ce607" table:formula="of:=[.E33]/[.C33]" office:value-type="float" office:value="1492.53731343284" calcext:value-type="float">
            <text:p>1.492,54</text:p>
          </table:table-cell>
          <table:table-cell table:style-name="ce612"/>
          <table:table-cell table:style-name="ce338" table:formula="of:=[.E33]*[.$I$26]" office:value-type="float" office:value="2166.66666666667" calcext:value-type="float">
            <text:p>2.166,67</text:p>
          </table:table-cell>
          <table:table-cell table:style-name="ce338" table:formula="of:=[.F33]*[.$I$26]" office:value-type="float" office:value="808.457711442786" calcext:value-type="float">
            <text:p>808,46</text:p>
          </table:table-cell>
          <table:table-cell table:style-name="ce338"/>
          <table:table-cell table:style-name="ce338" table:formula="of:=[.E33]*[.$L$26]" office:value-type="float" office:value="500" calcext:value-type="float">
            <text:p>500,00</text:p>
          </table:table-cell>
          <table:table-cell table:style-name="ce338" table:formula="of:=[.F33]*[.$L$26]" office:value-type="float" office:value="186.567164179104" calcext:value-type="float">
            <text:p>186,57</text:p>
          </table:table-cell>
          <table:table-cell table:style-name="ce338"/>
          <table:table-cell table:style-name="ce338" table:formula="of:=[.E33]*[.$O$26]" office:value-type="float" office:value="1333.33333333333" calcext:value-type="float">
            <text:p>1.333,33</text:p>
          </table:table-cell>
          <table:table-cell table:style-name="ce338" table:formula="of:=[.F33]*[.$O$26]" office:value-type="float" office:value="497.512437810945" calcext:value-type="float">
            <text:p>497,51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Mlngz.G22]" office:value-type="float" office:value="5600" calcext:value-type="float">
            <text:p>5.600,00</text:p>
          </table:table-cell>
          <table:table-cell table:style-name="ce607" table:formula="of:=[.E34]/[.C34]" office:value-type="float" office:value="1898.30508474576" calcext:value-type="float">
            <text:p>1.898,31</text:p>
          </table:table-cell>
          <table:table-cell table:style-name="ce612"/>
          <table:table-cell table:style-name="ce338" table:formula="of:=[.E34]*[.$I$26]" office:value-type="float" office:value="3033.33333333333" calcext:value-type="float">
            <text:p>3.033,33</text:p>
          </table:table-cell>
          <table:table-cell table:style-name="ce338" table:formula="of:=[.F34]*[.$I$26]" office:value-type="float" office:value="1028.24858757062" calcext:value-type="float">
            <text:p>1.028,25</text:p>
          </table:table-cell>
          <table:table-cell table:style-name="ce338"/>
          <table:table-cell table:style-name="ce338" table:formula="of:=[.E34]*[.$L$26]" office:value-type="float" office:value="700" calcext:value-type="float">
            <text:p>700,00</text:p>
          </table:table-cell>
          <table:table-cell table:style-name="ce338" table:formula="of:=[.F34]*[.$L$26]" office:value-type="float" office:value="237.28813559322" calcext:value-type="float">
            <text:p>237,29</text:p>
          </table:table-cell>
          <table:table-cell table:style-name="ce338"/>
          <table:table-cell table:style-name="ce338" table:formula="of:=[.E34]*[.$O$26]" office:value-type="float" office:value="1866.66666666667" calcext:value-type="float">
            <text:p>1.866,67</text:p>
          </table:table-cell>
          <table:table-cell table:style-name="ce338" table:formula="of:=[.F34]*[.$O$26]" office:value-type="float" office:value="632.768361581921" calcext:value-type="float">
            <text:p>632,7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Mlngz.G18]" office:value-type="float" office:value="4400" calcext:value-type="float">
            <text:p>4.400,00</text:p>
          </table:table-cell>
          <table:table-cell table:style-name="ce607" table:formula="of:=[.E35]/[.C35]" office:value-type="float" office:value="1239.43661971831" calcext:value-type="float">
            <text:p>1.239,44</text:p>
          </table:table-cell>
          <table:table-cell table:style-name="ce612"/>
          <table:table-cell table:style-name="ce338" table:formula="of:=[.E35]*[.$I$26]" office:value-type="float" office:value="2383.33333333333" calcext:value-type="float">
            <text:p>2.383,33</text:p>
          </table:table-cell>
          <table:table-cell table:style-name="ce338" table:formula="of:=[.F35]*[.$I$26]" office:value-type="float" office:value="671.361502347418" calcext:value-type="float">
            <text:p>671,36</text:p>
          </table:table-cell>
          <table:table-cell table:style-name="ce338"/>
          <table:table-cell table:style-name="ce338" table:formula="of:=[.E35]*[.$L$26]" office:value-type="float" office:value="550" calcext:value-type="float">
            <text:p>550,00</text:p>
          </table:table-cell>
          <table:table-cell table:style-name="ce338" table:formula="of:=[.F35]*[.$L$26]" office:value-type="float" office:value="154.929577464789" calcext:value-type="float">
            <text:p>154,93</text:p>
          </table:table-cell>
          <table:table-cell table:style-name="ce338"/>
          <table:table-cell table:style-name="ce338" table:formula="of:=[.E35]*[.$O$26]" office:value-type="float" office:value="1466.66666666667" calcext:value-type="float">
            <text:p>1.466,67</text:p>
          </table:table-cell>
          <table:table-cell table:style-name="ce338" table:formula="of:=[.F35]*[.$O$26]" office:value-type="float" office:value="413.145539906103" calcext:value-type="float">
            <text:p>413,15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/>
          <table:table-cell table:style-name="ce607" table:formula="of:=[.E36]/[.C36]" office:value-type="float" office:value="0" calcext:value-type="float">
            <text:p>0,00</text:p>
          </table:table-cell>
          <table:table-cell table:style-name="ce612"/>
          <table:table-cell table:style-name="ce338" table:formula="of:=[.E36]*[.$I$26]" office:value-type="float" office:value="0" calcext:value-type="float">
            <text:p>0,00</text:p>
          </table:table-cell>
          <table:table-cell table:style-name="ce338" table:formula="of:=[.F36]*[.$I$26]" office:value-type="float" office:value="0" calcext:value-type="float">
            <text:p>0,00</text:p>
          </table:table-cell>
          <table:table-cell table:style-name="ce338"/>
          <table:table-cell table:style-name="ce338" table:formula="of:=[.E36]*[.$L$26]" office:value-type="float" office:value="0" calcext:value-type="float">
            <text:p>0,00</text:p>
          </table:table-cell>
          <table:table-cell table:style-name="ce338" table:formula="of:=[.F36]*[.$L$26]" office:value-type="float" office:value="0" calcext:value-type="float">
            <text:p>0,00</text:p>
          </table:table-cell>
          <table:table-cell table:style-name="ce338"/>
          <table:table-cell table:style-name="ce338" table:formula="of:=[.E36]*[.$O$26]" office:value-type="float" office:value="0" calcext:value-type="float">
            <text:p>0,00</text:p>
          </table:table-cell>
          <table:table-cell table:style-name="ce338" table:formula="of:=[.F36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Mlngz.F16]" office:value-type="float" office:value="7200" calcext:value-type="float">
            <text:p>7.200,00</text:p>
          </table:table-cell>
          <table:table-cell table:style-name="ce607" table:formula="of:=[.E37]/[.C37]" office:value-type="float" office:value="1565.21739130435" calcext:value-type="float">
            <text:p>1.565,22</text:p>
          </table:table-cell>
          <table:table-cell table:style-name="ce612"/>
          <table:table-cell table:style-name="ce338" table:formula="of:=[.E37]*[.$I$26]" office:value-type="float" office:value="3900" calcext:value-type="float">
            <text:p>3.900,00</text:p>
          </table:table-cell>
          <table:table-cell table:style-name="ce338" table:formula="of:=[.F37]*[.$I$26]" office:value-type="float" office:value="847.826086956522" calcext:value-type="float">
            <text:p>847,83</text:p>
          </table:table-cell>
          <table:table-cell table:style-name="ce338"/>
          <table:table-cell table:style-name="ce338" table:formula="of:=[.E37]*[.$L$26]" office:value-type="float" office:value="900" calcext:value-type="float">
            <text:p>900,00</text:p>
          </table:table-cell>
          <table:table-cell table:style-name="ce338" table:formula="of:=[.F37]*[.$L$26]" office:value-type="float" office:value="195.652173913044" calcext:value-type="float">
            <text:p>195,65</text:p>
          </table:table-cell>
          <table:table-cell table:style-name="ce338"/>
          <table:table-cell table:style-name="ce338" table:formula="of:=[.E37]*[.$O$26]" office:value-type="float" office:value="2400" calcext:value-type="float">
            <text:p>2.400,00</text:p>
          </table:table-cell>
          <table:table-cell table:style-name="ce338" table:formula="of:=[.F37]*[.$O$26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/>
          <table:table-cell table:style-name="ce607" table:formula="of:=[.E38]/[.C38]" office:value-type="float" office:value="0" calcext:value-type="float">
            <text:p>0,00</text:p>
          </table:table-cell>
          <table:table-cell table:style-name="ce612"/>
          <table:table-cell table:style-name="ce338" table:formula="of:=[.E38]*[.$I$26]" office:value-type="float" office:value="0" calcext:value-type="float">
            <text:p>0,00</text:p>
          </table:table-cell>
          <table:table-cell table:style-name="ce338" table:formula="of:=[.F38]*[.$I$26]" office:value-type="float" office:value="0" calcext:value-type="float">
            <text:p>0,00</text:p>
          </table:table-cell>
          <table:table-cell table:style-name="ce338"/>
          <table:table-cell table:style-name="ce338" table:formula="of:=[.E38]*[.$L$26]" office:value-type="float" office:value="0" calcext:value-type="float">
            <text:p>0,00</text:p>
          </table:table-cell>
          <table:table-cell table:style-name="ce338" table:formula="of:=[.F38]*[.$L$26]" office:value-type="float" office:value="0" calcext:value-type="float">
            <text:p>0,00</text:p>
          </table:table-cell>
          <table:table-cell table:style-name="ce338"/>
          <table:table-cell table:style-name="ce338" table:formula="of:=[.E38]*[.$O$26]" office:value-type="float" office:value="0" calcext:value-type="float">
            <text:p>0,00</text:p>
          </table:table-cell>
          <table:table-cell table:style-name="ce338" table:formula="of:=[.F38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Mlngz.F8]" office:value-type="float" office:value="8520" calcext:value-type="float">
            <text:p>8.520,00</text:p>
          </table:table-cell>
          <table:table-cell table:style-name="ce607" table:formula="of:=[.E39]/[.C39]" office:value-type="float" office:value="1463.9175257732" calcext:value-type="float">
            <text:p>1.463,92</text:p>
          </table:table-cell>
          <table:table-cell table:style-name="ce612"/>
          <table:table-cell table:style-name="ce338" table:formula="of:=[.E39]*[.$I$26]" office:value-type="float" office:value="4615" calcext:value-type="float">
            <text:p>4.615,00</text:p>
          </table:table-cell>
          <table:table-cell table:style-name="ce338" table:formula="of:=[.F39]*[.$I$26]" office:value-type="float" office:value="792.955326460481" calcext:value-type="float">
            <text:p>792,96</text:p>
          </table:table-cell>
          <table:table-cell table:style-name="ce338"/>
          <table:table-cell table:style-name="ce338" table:formula="of:=[.E39]*[.$L$26]" office:value-type="float" office:value="1065" calcext:value-type="float">
            <text:p>1.065,00</text:p>
          </table:table-cell>
          <table:table-cell table:style-name="ce338" table:formula="of:=[.F39]*[.$L$26]" office:value-type="float" office:value="182.989690721649" calcext:value-type="float">
            <text:p>182,99</text:p>
          </table:table-cell>
          <table:table-cell table:style-name="ce338"/>
          <table:table-cell table:style-name="ce338" table:formula="of:=[.E39]*[.$O$26]" office:value-type="float" office:value="2840" calcext:value-type="float">
            <text:p>2.840,00</text:p>
          </table:table-cell>
          <table:table-cell table:style-name="ce338" table:formula="of:=[.F39]*[.$O$26]" office:value-type="float" office:value="487.972508591065" calcext:value-type="float">
            <text:p>487,9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284" table:number-columns-repeated="2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29:.E39])" office:value-type="float" office:value="29720" calcext:value-type="float">
            <text:p>29.720,00</text:p>
          </table:table-cell>
          <table:table-cell table:style-name="ce485"/>
          <table:table-cell table:style-name="ce345"/>
          <table:table-cell table:style-name="ce610" table:formula="of:=SUM([.H29:.H39])" office:value-type="float" office:value="16098.3333333333" calcext:value-type="float">
            <text:p>16.098,33</text:p>
          </table:table-cell>
          <table:table-cell table:style-name="ce392"/>
          <table:table-cell table:style-name="ce479"/>
          <table:table-cell table:style-name="ce610" table:formula="of:=SUM([.K29:.K39])" office:value-type="float" office:value="3715" calcext:value-type="float">
            <text:p>3.715,00</text:p>
          </table:table-cell>
          <table:table-cell table:style-name="ce392"/>
          <table:table-cell table:style-name="ce479"/>
          <table:table-cell table:style-name="ce610" table:formula="of:=SUM([.N29:.N39])" office:value-type="float" office:value="9906.66666666667" calcext:value-type="float">
            <text:p>9.906,67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29:.F39])" office:value-type="float" office:value="7659.41393497445" calcext:value-type="float">
            <text:p>7.659,41</text:p>
          </table:table-cell>
          <table:table-cell table:style-name="ce345"/>
          <table:table-cell table:style-name="ce392"/>
          <table:table-cell table:style-name="ce610" table:formula="of:=SUM([.I29:.I39])" office:value-type="float" office:value="4148.84921477783" calcext:value-type="float">
            <text:p>4.148,85</text:p>
          </table:table-cell>
          <table:table-cell table:style-name="ce479"/>
          <table:table-cell table:style-name="ce392"/>
          <table:table-cell table:style-name="ce610" table:formula="of:=SUM([.L29:.L39])" office:value-type="float" office:value="957.426741871807" calcext:value-type="float">
            <text:p>957,43</text:p>
          </table:table-cell>
          <table:table-cell table:style-name="ce479"/>
          <table:table-cell table:style-name="ce392"/>
          <table:table-cell table:style-name="ce610" table:formula="of:=SUM([.O29:.O39])" office:value-type="float" office:value="2553.13797832482" calcext:value-type="float">
            <text:p>2.553,1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SAYFA TOPLAM</text:p>
          </table:table-cell>
          <table:table-cell table:style-name="ce610" table:formula="of:=[.E20]+[.E41]" office:value-type="float" office:value="48620" calcext:value-type="float">
            <text:p>48.620,00</text:p>
          </table:table-cell>
          <table:table-cell table:style-name="ce610"/>
          <table:table-cell table:style-name="ce345"/>
          <table:table-cell table:style-name="ce610" table:formula="of:=[.H20]+[.H41]" office:value-type="float" office:value="26335.8333333333" calcext:value-type="float">
            <text:p>26.335,83</text:p>
          </table:table-cell>
          <table:table-cell table:style-name="ce610"/>
          <table:table-cell table:style-name="ce479"/>
          <table:table-cell table:style-name="ce610" table:formula="of:=[.K20]+[.K41]" office:value-type="float" office:value="6077.5" calcext:value-type="float">
            <text:p>6.077,50</text:p>
          </table:table-cell>
          <table:table-cell table:style-name="ce610"/>
          <table:table-cell table:style-name="ce479"/>
          <table:table-cell table:style-name="ce610" table:formula="of:=[.N20]+[.N41]" office:value-type="float" office:value="16206.6666666667" calcext:value-type="float">
            <text:p>16.206,67</text:p>
          </table:table-cell>
          <table:table-cell table:style-name="ce610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21]+[.F42]" office:value-type="float" office:value="12989.935091216" calcext:value-type="float">
            <text:p>12.989,94</text:p>
          </table:table-cell>
          <table:table-cell table:style-name="ce345"/>
          <table:table-cell table:style-name="ce610"/>
          <table:table-cell table:style-name="ce610" table:formula="of:=[.I21]+[.I42]" office:value-type="float" office:value="7036.21484107533" calcext:value-type="float">
            <text:p>7.036,21</text:p>
          </table:table-cell>
          <table:table-cell table:style-name="ce479"/>
          <table:table-cell table:style-name="ce610"/>
          <table:table-cell table:style-name="ce610" table:formula="of:=[.L21]+[.L42]" office:value-type="float" office:value="1623.741886402" calcext:value-type="float">
            <text:p>1.623,74</text:p>
          </table:table-cell>
          <table:table-cell table:style-name="ce479"/>
          <table:table-cell table:style-name="ce610"/>
          <table:table-cell table:style-name="ce610" table:formula="of:=[.O21]+[.O42]" office:value-type="float" office:value="4329.97836373867" calcext:value-type="float">
            <text:p>4.329,98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5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9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3"/>
          <table:table-cell office:value-type="string" calcext:value-type="string">
            <text:p>SAYFA TOPLAMI</text:p>
          </table:table-cell>
          <table:table-cell table:style-name="ce610" table:formula="of:=[.E45]" office:value-type="float" office:value="48620" calcext:value-type="float">
            <text:p>48.620,00</text:p>
          </table:table-cell>
          <table:table-cell table:style-name="ce610" table:number-columns-repeated="2"/>
          <table:table-cell table:style-name="ce610" table:formula="of:=[.H45]" office:value-type="float" office:value="26335.8333333333" calcext:value-type="float">
            <text:p>26.335,83</text:p>
          </table:table-cell>
          <table:table-cell table:style-name="ce610" table:number-columns-repeated="2"/>
          <table:table-cell table:style-name="ce610" table:formula="of:=[.K45]" office:value-type="float" office:value="6077.5" calcext:value-type="float">
            <text:p>6.077,50</text:p>
          </table:table-cell>
          <table:table-cell table:style-name="ce610" table:number-columns-repeated="2"/>
          <table:table-cell table:style-name="ce610" table:formula="of:=[.N45]" office:value-type="float" office:value="16206.6666666667" calcext:value-type="float">
            <text:p>16.206,67</text:p>
          </table:table-cell>
          <table:table-cell table:style-name="ce610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/>
          <table:table-cell table:style-name="ce610" table:formula="of:=[.F37]+[.F57]" office:value-type="float" office:value="1565.21739130435" calcext:value-type="float">
            <text:p>1.565,22</text:p>
          </table:table-cell>
          <table:table-cell table:style-name="ce612"/>
          <table:table-cell table:style-name="ce338"/>
          <table:table-cell table:style-name="ce610" table:formula="of:=[.I37]+[.I57]" office:value-type="float" office:value="847.826086956522" calcext:value-type="float">
            <text:p>847,83</text:p>
          </table:table-cell>
          <table:table-cell table:style-name="ce338" table:number-columns-repeated="2"/>
          <table:table-cell table:style-name="ce610" table:formula="of:=[.L37]+[.L57]" office:value-type="float" office:value="195.652173913044" calcext:value-type="float">
            <text:p>195,65</text:p>
          </table:table-cell>
          <table:table-cell table:style-name="ce338" table:number-columns-repeated="2"/>
          <table:table-cell table:style-name="ce610" table:formula="of:=[.O37]+[.O57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386" office:value-type="string" calcext:value-type="string" table:number-columns-spanned="3" table:number-rows-spanned="1">
            <text:p>YIKAMA ÖN</text:p>
          </table:table-cell>
          <table:covered-table-cell table:number-columns-repeated="2" table:style-name="ce390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387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390"/>
          <table:table-cell table:style-name="ce394" office:value-type="string" calcext:value-type="string" table:number-columns-spanned="2" table:number-rows-spanned="1">
            <text:p>ATİLA</text:p>
          </table:table-cell>
          <table:covered-table-cell table:style-name="ce394"/>
          <table:table-cell table:style-name="ce394"/>
          <table:table-cell table:style-name="ce394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394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$Ykm.G44]/2" office:value-type="float" office:value="4750" calcext:value-type="float">
            <text:p>4.750,00</text:p>
          </table:table-cell>
          <table:table-cell table:style-name="ce607" table:formula="of:=[.E67]/[.C8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67]*[.$I$64]" office:value-type="float" office:value="2572.91666666667" calcext:value-type="float">
            <text:p>2.572,92</text:p>
          </table:table-cell>
          <table:table-cell table:style-name="ce338" table:formula="of:=[.F67]*[.$I$64]" office:value-type="float" office:value="1618.18658280922" calcext:value-type="float">
            <text:p>1.618,19</text:p>
          </table:table-cell>
          <table:table-cell table:style-name="ce338"/>
          <table:table-cell table:style-name="ce338" table:formula="of:=[.E67]*[.$L$64]" office:value-type="float" office:value="593.75" calcext:value-type="float">
            <text:p>593,75</text:p>
          </table:table-cell>
          <table:table-cell table:style-name="ce338" table:formula="of:=[.F67]*[.$L$64]" office:value-type="float" office:value="373.427672955975" calcext:value-type="float">
            <text:p>373,43</text:p>
          </table:table-cell>
          <table:table-cell table:style-name="ce338"/>
          <table:table-cell table:style-name="ce338" table:formula="of:=[.E67]*[.$O$64]" office:value-type="float" office:value="1583.33333333333" calcext:value-type="float">
            <text:p>1.583,33</text:p>
          </table:table-cell>
          <table:table-cell table:style-name="ce338" table:formula="of:=[.F67]*[.$O$64]" office:value-type="float" office:value="995.8071278826" calcext:value-type="float">
            <text:p>995,8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$Ykm.G43]/2" office:value-type="float" office:value="5000" calcext:value-type="float">
            <text:p>5.000,00</text:p>
          </table:table-cell>
          <table:table-cell table:style-name="ce607" table:formula="of:=[.E68]/[.C9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68]*[.$I$64]" office:value-type="float" office:value="2708.33333333333" calcext:value-type="float">
            <text:p>2.708,33</text:p>
          </table:table-cell>
          <table:table-cell table:style-name="ce338" table:formula="of:=[.F68]*[.$I$64]" office:value-type="float" office:value="1448.30659536542" calcext:value-type="float">
            <text:p>1.448,31</text:p>
          </table:table-cell>
          <table:table-cell table:style-name="ce338"/>
          <table:table-cell table:style-name="ce338" table:formula="of:=[.E68]*[.$L$64]" office:value-type="float" office:value="625" calcext:value-type="float">
            <text:p>625,00</text:p>
          </table:table-cell>
          <table:table-cell table:style-name="ce338" table:formula="of:=[.F68]*[.$L$64]" office:value-type="float" office:value="334.224598930481" calcext:value-type="float">
            <text:p>334,22</text:p>
          </table:table-cell>
          <table:table-cell table:style-name="ce338"/>
          <table:table-cell table:style-name="ce338" table:formula="of:=[.E68]*[.$O$64]" office:value-type="float" office:value="1666.66666666667" calcext:value-type="float">
            <text:p>1.666,67</text:p>
          </table:table-cell>
          <table:table-cell table:style-name="ce338" table:formula="of:=[.F68]*[.$O$64]" office:value-type="float" office:value="891.26559714795" calcext:value-type="float">
            <text:p>891,2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$Ykm.G42]/2" office:value-type="float" office:value="4500" calcext:value-type="float">
            <text:p>4.500,00</text:p>
          </table:table-cell>
          <table:table-cell table:style-name="ce607" table:formula="of:=[.E69]/[.C10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69]*[.$I$64]" office:value-type="float" office:value="2437.5" calcext:value-type="float">
            <text:p>2.437,50</text:p>
          </table:table-cell>
          <table:table-cell table:style-name="ce338" table:formula="of:=[.F69]*[.$I$64]" office:value-type="float" office:value="1289.68253968254" calcext:value-type="float">
            <text:p>1.289,68</text:p>
          </table:table-cell>
          <table:table-cell table:style-name="ce338"/>
          <table:table-cell table:style-name="ce338" table:formula="of:=[.E69]*[.$L$64]" office:value-type="float" office:value="562.5" calcext:value-type="float">
            <text:p>562,50</text:p>
          </table:table-cell>
          <table:table-cell table:style-name="ce338" table:formula="of:=[.F69]*[.$L$64]" office:value-type="float" office:value="297.619047619048" calcext:value-type="float">
            <text:p>297,62</text:p>
          </table:table-cell>
          <table:table-cell table:style-name="ce338"/>
          <table:table-cell table:style-name="ce338" table:formula="of:=[.E69]*[.$O$64]" office:value-type="float" office:value="1500" calcext:value-type="float">
            <text:p>1.500,00</text:p>
          </table:table-cell>
          <table:table-cell table:style-name="ce338" table:formula="of:=[.F69]*[.$O$64]" office:value-type="float" office:value="793.650793650794" calcext:value-type="float">
            <text:p>793,6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$Ykm.H41]/2" office:value-type="float" office:value="6250" calcext:value-type="float">
            <text:p>6.250,00</text:p>
          </table:table-cell>
          <table:table-cell table:style-name="ce607" table:formula="of:=[.E70]/[.C11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70]*[.$I$64]" office:value-type="float" office:value="3385.41666666667" calcext:value-type="float">
            <text:p>3.385,42</text:p>
          </table:table-cell>
          <table:table-cell table:style-name="ce338" table:formula="of:=[.F70]*[.$I$64]" office:value-type="float" office:value="1612.10317460317" calcext:value-type="float">
            <text:p>1.612,10</text:p>
          </table:table-cell>
          <table:table-cell table:style-name="ce338"/>
          <table:table-cell table:style-name="ce338" table:formula="of:=[.E70]*[.$L$64]" office:value-type="float" office:value="781.25" calcext:value-type="float">
            <text:p>781,25</text:p>
          </table:table-cell>
          <table:table-cell table:style-name="ce338" table:formula="of:=[.F70]*[.$L$64]" office:value-type="float" office:value="372.02380952381" calcext:value-type="float">
            <text:p>372,02</text:p>
          </table:table-cell>
          <table:table-cell table:style-name="ce338"/>
          <table:table-cell table:style-name="ce338" table:formula="of:=[.E70]*[.$O$64]" office:value-type="float" office:value="2083.33333333333" calcext:value-type="float">
            <text:p>2.083,33</text:p>
          </table:table-cell>
          <table:table-cell table:style-name="ce338" table:formula="of:=[.F70]*[.$O$64]" office:value-type="float" office:value="992.063492063492" calcext:value-type="float">
            <text:p>992,0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Ykm.F38]/2" office:value-type="float" office:value="6875" calcext:value-type="float">
            <text:p>6.875,00</text:p>
          </table:table-cell>
          <table:table-cell table:style-name="ce607" table:formula="of:=[.E71]/[.C12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71]*[.$I$64]" office:value-type="float" office:value="3723.95833333333" calcext:value-type="float">
            <text:p>3.723,96</text:p>
          </table:table-cell>
          <table:table-cell table:style-name="ce338" table:formula="of:=[.F71]*[.$I$64]" office:value-type="float" office:value="1389.53669154229" calcext:value-type="float">
            <text:p>1.389,54</text:p>
          </table:table-cell>
          <table:table-cell table:style-name="ce338"/>
          <table:table-cell table:style-name="ce338" table:formula="of:=[.E71]*[.$L$64]" office:value-type="float" office:value="859.375" calcext:value-type="float">
            <text:p>859,38</text:p>
          </table:table-cell>
          <table:table-cell table:style-name="ce338" table:formula="of:=[.F71]*[.$L$64]" office:value-type="float" office:value="320.662313432836" calcext:value-type="float">
            <text:p>320,66</text:p>
          </table:table-cell>
          <table:table-cell table:style-name="ce338"/>
          <table:table-cell table:style-name="ce338" table:formula="of:=[.E71]*[.$O$64]" office:value-type="float" office:value="2291.66666666667" calcext:value-type="float">
            <text:p>2.291,67</text:p>
          </table:table-cell>
          <table:table-cell table:style-name="ce338" table:formula="of:=[.F71]*[.$O$64]" office:value-type="float" office:value="855.099502487562" calcext:value-type="float">
            <text:p>855,10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Ykm.F30]/2" office:value-type="float" office:value="7562.5" calcext:value-type="float">
            <text:p>7.562,50</text:p>
          </table:table-cell>
          <table:table-cell table:style-name="ce607" table:formula="of:=[.E72]/[.C13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72]*[.$I$64]" office:value-type="float" office:value="4096.35416666667" calcext:value-type="float">
            <text:p>4.096,35</text:p>
          </table:table-cell>
          <table:table-cell table:style-name="ce338" table:formula="of:=[.F72]*[.$I$64]" office:value-type="float" office:value="1388.59463276836" calcext:value-type="float">
            <text:p>1.388,59</text:p>
          </table:table-cell>
          <table:table-cell table:style-name="ce338"/>
          <table:table-cell table:style-name="ce338" table:formula="of:=[.E72]*[.$L$64]" office:value-type="float" office:value="945.3125" calcext:value-type="float">
            <text:p>945,31</text:p>
          </table:table-cell>
          <table:table-cell table:style-name="ce338" table:formula="of:=[.F72]*[.$L$64]" office:value-type="float" office:value="320.444915254237" calcext:value-type="float">
            <text:p>320,44</text:p>
          </table:table-cell>
          <table:table-cell table:style-name="ce338"/>
          <table:table-cell table:style-name="ce338" table:formula="of:=[.E72]*[.$O$64]" office:value-type="float" office:value="2520.83333333333" calcext:value-type="float">
            <text:p>2.520,83</text:p>
          </table:table-cell>
          <table:table-cell table:style-name="ce338" table:formula="of:=[.F72]*[.$O$64]" office:value-type="float" office:value="854.5197740113" calcext:value-type="float">
            <text:p>854,5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5]/2" office:value-type="float" office:value="1500" calcext:value-type="float">
            <text:p>1.500,00</text:p>
          </table:table-cell>
          <table:table-cell table:style-name="ce607" table:formula="of:=[.E73]/[.C14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73]*[.$I$64]" office:value-type="float" office:value="812.5" calcext:value-type="float">
            <text:p>812,50</text:p>
          </table:table-cell>
          <table:table-cell table:style-name="ce338" table:formula="of:=[.F73]*[.$I$64]" office:value-type="float" office:value="228.87323943662" calcext:value-type="float">
            <text:p>228,87</text:p>
          </table:table-cell>
          <table:table-cell table:style-name="ce338"/>
          <table:table-cell table:style-name="ce338" table:formula="of:=[.E73]*[.$L$64]" office:value-type="float" office:value="187.5" calcext:value-type="float">
            <text:p>187,50</text:p>
          </table:table-cell>
          <table:table-cell table:style-name="ce338" table:formula="of:=[.F73]*[.$L$64]" office:value-type="float" office:value="52.8169014084507" calcext:value-type="float">
            <text:p>52,82</text:p>
          </table:table-cell>
          <table:table-cell table:style-name="ce338"/>
          <table:table-cell table:style-name="ce338" table:formula="of:=[.E73]*[.$O$64]" office:value-type="float" office:value="500" calcext:value-type="float">
            <text:p>500,00</text:p>
          </table:table-cell>
          <table:table-cell table:style-name="ce338" table:formula="of:=[.F73]*[.$O$64]" office:value-type="float" office:value="140.845070422535" calcext:value-type="float">
            <text:p>140,8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2]/2" office:value-type="float" office:value="8525" calcext:value-type="float">
            <text:p>8.525,00</text:p>
          </table:table-cell>
          <table:table-cell table:style-name="ce607" table:formula="of:=[.E74]/[.C15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74]*[.$I$64]" office:value-type="float" office:value="4617.70833333333" calcext:value-type="float">
            <text:p>4.617,71</text:p>
          </table:table-cell>
          <table:table-cell table:style-name="ce338" table:formula="of:=[.F74]*[.$I$64]" office:value-type="float" office:value="1300.76291079812" calcext:value-type="float">
            <text:p>1.300,76</text:p>
          </table:table-cell>
          <table:table-cell table:style-name="ce338"/>
          <table:table-cell table:style-name="ce338" table:formula="of:=[.E74]*[.$L$64]" office:value-type="float" office:value="1065.625" calcext:value-type="float">
            <text:p>1.065,63</text:p>
          </table:table-cell>
          <table:table-cell table:style-name="ce338" table:formula="of:=[.F74]*[.$L$64]" office:value-type="float" office:value="300.176056338028" calcext:value-type="float">
            <text:p>300,18</text:p>
          </table:table-cell>
          <table:table-cell table:style-name="ce338"/>
          <table:table-cell table:style-name="ce338" table:formula="of:=[.E74]*[.$O$64]" office:value-type="float" office:value="2841.66666666667" calcext:value-type="float">
            <text:p>2.841,67</text:p>
          </table:table-cell>
          <table:table-cell table:style-name="ce338" table:formula="of:=[.F74]*[.$O$64]" office:value-type="float" office:value="800.469483568075" calcext:value-type="float">
            <text:p>80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9]/2" office:value-type="float" office:value="144.5" calcext:value-type="float">
            <text:p>144,50</text:p>
          </table:table-cell>
          <table:table-cell table:style-name="ce607" table:formula="of:=[.E75]/[.C16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75]*[.$I$64]" office:value-type="float" office:value="78.2708333333333" calcext:value-type="float">
            <text:p>78,27</text:p>
          </table:table-cell>
          <table:table-cell table:style-name="ce338" table:formula="of:=[.F75]*[.$I$64]" office:value-type="float" office:value="17.0153985507246" calcext:value-type="float">
            <text:p>17,02</text:p>
          </table:table-cell>
          <table:table-cell table:style-name="ce338"/>
          <table:table-cell table:style-name="ce338" table:formula="of:=[.E75]*[.$L$64]" office:value-type="float" office:value="18.0625" calcext:value-type="float">
            <text:p>18,06</text:p>
          </table:table-cell>
          <table:table-cell table:style-name="ce338" table:formula="of:=[.F75]*[.$L$64]" office:value-type="float" office:value="3.92663043478261" calcext:value-type="float">
            <text:p>3,93</text:p>
          </table:table-cell>
          <table:table-cell table:style-name="ce338"/>
          <table:table-cell table:style-name="ce338" table:formula="of:=[.E75]*[.$O$64]" office:value-type="float" office:value="48.1666666666667" calcext:value-type="float">
            <text:p>48,17</text:p>
          </table:table-cell>
          <table:table-cell table:style-name="ce338" table:formula="of:=[.F75]*[.$O$64]" office:value-type="float" office:value="10.4710144927536" calcext:value-type="float">
            <text:p>1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8]-500/2" office:value-type="float" office:value="19436" calcext:value-type="float">
            <text:p>19.436,00</text:p>
          </table:table-cell>
          <table:table-cell table:style-name="ce607" table:formula="of:=[.E76]/[.C17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76]*[.$I$64]" office:value-type="float" office:value="10527.8333333333" calcext:value-type="float">
            <text:p>10.527,83</text:p>
          </table:table-cell>
          <table:table-cell table:style-name="ce338" table:formula="of:=[.F76]*[.$I$64]" office:value-type="float" office:value="2288.65942028985" calcext:value-type="float">
            <text:p>2.288,66</text:p>
          </table:table-cell>
          <table:table-cell table:style-name="ce338"/>
          <table:table-cell table:style-name="ce338" table:formula="of:=[.E76]*[.$L$64]" office:value-type="float" office:value="2429.5" calcext:value-type="float">
            <text:p>2.429,50</text:p>
          </table:table-cell>
          <table:table-cell table:style-name="ce338" table:formula="of:=[.F76]*[.$L$64]" office:value-type="float" office:value="528.152173913044" calcext:value-type="float">
            <text:p>528,15</text:p>
          </table:table-cell>
          <table:table-cell table:style-name="ce338"/>
          <table:table-cell table:style-name="ce338" table:formula="of:=[.E76]*[.$O$64]" office:value-type="float" office:value="6478.66666666667" calcext:value-type="float">
            <text:p>6.478,67</text:p>
          </table:table-cell>
          <table:table-cell table:style-name="ce338" table:formula="of:=[.F76]*[.$O$64]" office:value-type="float" office:value="1408.40579710145" calcext:value-type="float">
            <text:p>1.408,4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Ykm.F10]/2" office:value-type="float" office:value="13200" calcext:value-type="float">
            <text:p>13.200,00</text:p>
          </table:table-cell>
          <table:table-cell table:style-name="ce607" table:formula="of:=[.E77]/[.C18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77]*[.$I$64]" office:value-type="float" office:value="7150" calcext:value-type="float">
            <text:p>7.150,00</text:p>
          </table:table-cell>
          <table:table-cell table:style-name="ce338" table:formula="of:=[.F77]*[.$I$64]" office:value-type="float" office:value="1228.52233676976" calcext:value-type="float">
            <text:p>1.228,52</text:p>
          </table:table-cell>
          <table:table-cell table:style-name="ce338"/>
          <table:table-cell table:style-name="ce338" table:formula="of:=[.E77]*[.$L$64]" office:value-type="float" office:value="1650" calcext:value-type="float">
            <text:p>1.650,00</text:p>
          </table:table-cell>
          <table:table-cell table:style-name="ce338" table:formula="of:=[.F77]*[.$L$64]" office:value-type="float" office:value="283.505154639175" calcext:value-type="float">
            <text:p>283,51</text:p>
          </table:table-cell>
          <table:table-cell table:style-name="ce338"/>
          <table:table-cell table:style-name="ce338" table:formula="of:=[.E77]*[.$O$64]" office:value-type="float" office:value="4400" calcext:value-type="float">
            <text:p>4.400,00</text:p>
          </table:table-cell>
          <table:table-cell table:style-name="ce338" table:formula="of:=[.F77]*[.$O$64]" office:value-type="float" office:value="756.013745704467" calcext:value-type="float">
            <text:p>756,0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67:.E77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67:.H77])" office:value-type="float" office:value="42110.7916666667" calcext:value-type="float">
            <text:p>42.110,79</text:p>
          </table:table-cell>
          <table:table-cell table:style-name="ce392"/>
          <table:table-cell table:style-name="ce479"/>
          <table:table-cell table:style-name="ce610" table:formula="of:=SUM([.K67:.K77])" office:value-type="float" office:value="9717.875" calcext:value-type="float">
            <text:p>9.717,88</text:p>
          </table:table-cell>
          <table:table-cell table:style-name="ce392"/>
          <table:table-cell table:style-name="ce479"/>
          <table:table-cell table:style-name="ce610" table:formula="of:=SUM([.N67:.N77])" office:value-type="float" office:value="25914.3333333333" calcext:value-type="float">
            <text:p>25.914,33</text:p>
          </table:table-cell>
          <table:table-cell table:style-name="ce392"/>
          <table:table-cell table:style-name="ce485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67:.F77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67:.I77])" office:value-type="float" office:value="13810.2435226161" calcext:value-type="float">
            <text:p>13.810,24</text:p>
          </table:table-cell>
          <table:table-cell table:style-name="ce479"/>
          <table:table-cell table:style-name="ce392"/>
          <table:table-cell table:style-name="ce610" table:formula="of:=SUM([.L67:.L77])" office:value-type="float" office:value="3186.97927444987" calcext:value-type="float">
            <text:p>3.186,98</text:p>
          </table:table-cell>
          <table:table-cell table:style-name="ce479"/>
          <table:table-cell table:style-name="ce392"/>
          <table:table-cell table:style-name="ce610" table:formula="of:=SUM([.O67:.O77])" office:value-type="float" office:value="8498.61139853298" calcext:value-type="float">
            <text:p>8.498,61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3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ARA TOPLAM</text:p>
          </table:table-cell>
          <table:table-cell table:style-name="ce610" table:formula="of:=[.E45]+[.E79]" office:value-type="float" office:value="126363" calcext:value-type="float">
            <text:p>126.363,00</text:p>
          </table:table-cell>
          <table:table-cell table:style-name="ce610"/>
          <table:table-cell table:style-name="ce345"/>
          <table:table-cell table:style-name="ce610" table:formula="of:=[.H45]+[.H79]" office:value-type="float" office:value="68446.625" calcext:value-type="float">
            <text:p>68.446,63</text:p>
          </table:table-cell>
          <table:table-cell table:style-name="ce610"/>
          <table:table-cell table:style-name="ce479"/>
          <table:table-cell table:style-name="ce610" table:formula="of:=[.K45]+[.K79]" office:value-type="float" office:value="15795.375" calcext:value-type="float">
            <text:p>15.795,38</text:p>
          </table:table-cell>
          <table:table-cell table:style-name="ce610"/>
          <table:table-cell table:style-name="ce479"/>
          <table:table-cell table:style-name="ce610" table:formula="of:=[.N45]+[.N79]" office:value-type="float" office:value="42121" calcext:value-type="float">
            <text:p>42.121,00</text:p>
          </table:table-cell>
          <table:table-cell table:style-name="ce610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46]+[.F80]" office:value-type="float" office:value="38485.7692868149" calcext:value-type="float">
            <text:p>38.485,77</text:p>
          </table:table-cell>
          <table:table-cell table:style-name="ce345"/>
          <table:table-cell table:style-name="ce610"/>
          <table:table-cell table:style-name="ce610" table:formula="of:=[.I46]+[.I80]" office:value-type="float" office:value="20846.4583636914" calcext:value-type="float">
            <text:p>20.846,46</text:p>
          </table:table-cell>
          <table:table-cell table:style-name="ce479"/>
          <table:table-cell table:style-name="ce610"/>
          <table:table-cell table:style-name="ce610" table:formula="of:=[.L46]+[.L80]" office:value-type="float" office:value="4810.72116085187" calcext:value-type="float">
            <text:p>4.810,72</text:p>
          </table:table-cell>
          <table:table-cell table:style-name="ce479"/>
          <table:table-cell table:style-name="ce610"/>
          <table:table-cell table:style-name="ce610" table:formula="of:=[.O46]+[.O80]" office:value-type="float" office:value="12828.5897622716" calcext:value-type="float">
            <text:p>12.828,59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ce607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7"/>
          <table:table-cell table:style-name="ce338" table:number-columns-repeated="8"/>
          <table:table-cell table:number-columns-repeated="5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386" office:value-type="string" calcext:value-type="string" table:number-columns-spanned="3" table:number-rows-spanned="1">
            <text:p>YIKAMA ARKA</text:p>
          </table:table-cell>
          <table:covered-table-cell table:number-columns-repeated="2" table:style-name="ce386"/>
          <table:table-cell table:style-name="Default" office:value-type="string" calcext:value-type="string">
            <text:p>13/40</text:p>
          </table:table-cell>
          <table:table-cell table:style-name="ce618" table:formula="of:=13/40" office:value-type="float" office:value="0.325" calcext:value-type="float">
            <text:p>0,325</text:p>
          </table:table-cell>
          <table:table-cell table:style-name="ce618"/>
          <table:table-cell table:style-name="ce618" office:value-type="string" calcext:value-type="string">
            <text:p>3/40</text:p>
          </table:table-cell>
          <table:table-cell table:style-name="ce618" table:formula="of:=3/40" office:value-type="float" office:value="0.075" calcext:value-type="float">
            <text:p>0,075</text:p>
          </table:table-cell>
          <table:table-cell table:style-name="ce618"/>
          <table:table-cell table:style-name="ce618" office:value-type="string" calcext:value-type="string">
            <text:p>24/40</text:p>
          </table:table-cell>
          <table:table-cell table:style-name="ce618" table:formula="of:=24/40" office:value-type="float" office:value="0.6" calcext:value-type="float">
            <text:p>0,600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387" office:value-type="string" calcext:value-type="string" table:number-columns-spanned="2" table:number-rows-spanned="1">
            <text:p>TOPLAM KİRA</text:p>
          </table:table-cell>
          <table:covered-table-cell table:style-name="ce387"/>
          <table:table-cell table:style-name="ce386"/>
          <table:table-cell table:style-name="ce394" office:value-type="string" calcext:value-type="string" table:number-columns-spanned="2" table:number-rows-spanned="1">
            <text:p>ATİLA</text:p>
          </table:table-cell>
          <table:covered-table-cell table:style-name="ce394"/>
          <table:table-cell table:style-name="ce394"/>
          <table:table-cell table:style-name="ce394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394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.E67]" office:value-type="float" office:value="4750" calcext:value-type="float">
            <text:p>4.750,00</text:p>
          </table:table-cell>
          <table:table-cell table:style-name="ce607" table:formula="of:=[.E93]/[.C93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93]*[.$I$90]" office:value-type="float" office:value="1543.75" calcext:value-type="float">
            <text:p>1.543,75</text:p>
          </table:table-cell>
          <table:table-cell table:style-name="ce338" table:formula="of:=[.F93]*[.$I$90]" office:value-type="float" office:value="970.911949685535" calcext:value-type="float">
            <text:p>970,91</text:p>
          </table:table-cell>
          <table:table-cell table:style-name="ce338"/>
          <table:table-cell table:style-name="ce338" table:formula="of:=[.E93]*[.$L$90]" office:value-type="float" office:value="356.25" calcext:value-type="float">
            <text:p>356,25</text:p>
          </table:table-cell>
          <table:table-cell table:style-name="ce338" table:formula="of:=[.F93]*[.$L$90]" office:value-type="float" office:value="224.056603773585" calcext:value-type="float">
            <text:p>224,06</text:p>
          </table:table-cell>
          <table:table-cell table:style-name="ce338"/>
          <table:table-cell table:style-name="ce338" table:formula="of:=[.E93]*[.$O$90]" office:value-type="float" office:value="2850" calcext:value-type="float">
            <text:p>2.850,00</text:p>
          </table:table-cell>
          <table:table-cell table:style-name="ce338" table:formula="of:=[.F93]*[.$O$90]" office:value-type="float" office:value="1792.45283018868" calcext:value-type="float">
            <text:p>1.792,45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.E68]" office:value-type="float" office:value="5000" calcext:value-type="float">
            <text:p>5.000,00</text:p>
          </table:table-cell>
          <table:table-cell table:style-name="ce607" table:formula="of:=[.E94]/[.C94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94]*[.$I$90]" office:value-type="float" office:value="1625" calcext:value-type="float">
            <text:p>1.625,00</text:p>
          </table:table-cell>
          <table:table-cell table:style-name="ce338" table:formula="of:=[.F94]*[.$I$90]" office:value-type="float" office:value="868.983957219251" calcext:value-type="float">
            <text:p>868,98</text:p>
          </table:table-cell>
          <table:table-cell table:style-name="ce338"/>
          <table:table-cell table:style-name="ce338" table:formula="of:=[.E94]*[.$L$90]" office:value-type="float" office:value="375" calcext:value-type="float">
            <text:p>375,00</text:p>
          </table:table-cell>
          <table:table-cell table:style-name="ce338" table:formula="of:=[.F94]*[.$L$90]" office:value-type="float" office:value="200.534759358289" calcext:value-type="float">
            <text:p>200,53</text:p>
          </table:table-cell>
          <table:table-cell table:style-name="ce338"/>
          <table:table-cell table:style-name="ce338" table:formula="of:=[.E94]*[.$O$90]" office:value-type="float" office:value="3000" calcext:value-type="float">
            <text:p>3.000,00</text:p>
          </table:table-cell>
          <table:table-cell table:style-name="ce338" table:formula="of:=[.F94]*[.$O$90]" office:value-type="float" office:value="1604.27807486631" calcext:value-type="float">
            <text:p>1.604,28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.E69]" office:value-type="float" office:value="4500" calcext:value-type="float">
            <text:p>4.500,00</text:p>
          </table:table-cell>
          <table:table-cell table:style-name="ce607" table:formula="of:=[.E95]/[.C95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95]*[.$I$90]" office:value-type="float" office:value="1462.5" calcext:value-type="float">
            <text:p>1.462,50</text:p>
          </table:table-cell>
          <table:table-cell table:style-name="ce338" table:formula="of:=[.F95]*[.$I$90]" office:value-type="float" office:value="773.809523809524" calcext:value-type="float">
            <text:p>773,81</text:p>
          </table:table-cell>
          <table:table-cell table:style-name="ce338"/>
          <table:table-cell table:style-name="ce338" table:formula="of:=[.E95]*[.$L$90]" office:value-type="float" office:value="337.5" calcext:value-type="float">
            <text:p>337,50</text:p>
          </table:table-cell>
          <table:table-cell table:style-name="ce338" table:formula="of:=[.F95]*[.$L$90]" office:value-type="float" office:value="178.571428571429" calcext:value-type="float">
            <text:p>178,57</text:p>
          </table:table-cell>
          <table:table-cell table:style-name="ce338"/>
          <table:table-cell table:style-name="ce338" table:formula="of:=[.E95]*[.$O$90]" office:value-type="float" office:value="2700" calcext:value-type="float">
            <text:p>2.700,00</text:p>
          </table:table-cell>
          <table:table-cell table:style-name="ce338" table:formula="of:=[.F95]*[.$O$90]" office:value-type="float" office:value="1428.57142857143" calcext:value-type="float">
            <text:p>1.428,57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.E70]" office:value-type="float" office:value="6250" calcext:value-type="float">
            <text:p>6.250,00</text:p>
          </table:table-cell>
          <table:table-cell table:style-name="ce607" table:formula="of:=[.E96]/[.C96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96]*[.$I$90]" office:value-type="float" office:value="2031.25" calcext:value-type="float">
            <text:p>2.031,25</text:p>
          </table:table-cell>
          <table:table-cell table:style-name="ce338" table:formula="of:=[.F96]*[.$I$90]" office:value-type="float" office:value="967.261904761905" calcext:value-type="float">
            <text:p>967,26</text:p>
          </table:table-cell>
          <table:table-cell table:style-name="ce338"/>
          <table:table-cell table:style-name="ce338" table:formula="of:=[.E96]*[.$L$90]" office:value-type="float" office:value="468.75" calcext:value-type="float">
            <text:p>468,75</text:p>
          </table:table-cell>
          <table:table-cell table:style-name="ce338" table:formula="of:=[.F96]*[.$L$90]" office:value-type="float" office:value="223.214285714286" calcext:value-type="float">
            <text:p>223,21</text:p>
          </table:table-cell>
          <table:table-cell table:style-name="ce338"/>
          <table:table-cell table:style-name="ce338" table:formula="of:=[.E96]*[.$O$90]" office:value-type="float" office:value="3750" calcext:value-type="float">
            <text:p>3.750,00</text:p>
          </table:table-cell>
          <table:table-cell table:style-name="ce338" table:formula="of:=[.F96]*[.$O$90]" office:value-type="float" office:value="1785.71428571429" calcext:value-type="float">
            <text:p>1.785,7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.E71]" office:value-type="float" office:value="6875" calcext:value-type="float">
            <text:p>6.875,00</text:p>
          </table:table-cell>
          <table:table-cell table:style-name="ce607" table:formula="of:=[.E97]/[.C97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97]*[.$I$90]" office:value-type="float" office:value="2234.375" calcext:value-type="float">
            <text:p>2.234,38</text:p>
          </table:table-cell>
          <table:table-cell table:style-name="ce338" table:formula="of:=[.F97]*[.$I$90]" office:value-type="float" office:value="833.722014925373" calcext:value-type="float">
            <text:p>833,72</text:p>
          </table:table-cell>
          <table:table-cell table:style-name="ce338"/>
          <table:table-cell table:style-name="ce338" table:formula="of:=[.E97]*[.$L$90]" office:value-type="float" office:value="515.625" calcext:value-type="float">
            <text:p>515,63</text:p>
          </table:table-cell>
          <table:table-cell table:style-name="ce338" table:formula="of:=[.F97]*[.$L$90]" office:value-type="float" office:value="192.397388059701" calcext:value-type="float">
            <text:p>192,40</text:p>
          </table:table-cell>
          <table:table-cell table:style-name="ce338"/>
          <table:table-cell table:style-name="ce338" table:formula="of:=[.E97]*[.$O$90]" office:value-type="float" office:value="4125" calcext:value-type="float">
            <text:p>4.125,00</text:p>
          </table:table-cell>
          <table:table-cell table:style-name="ce338" table:formula="of:=[.F97]*[.$O$90]" office:value-type="float" office:value="1539.17910447761" calcext:value-type="float">
            <text:p>1.539,18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.E72]" office:value-type="float" office:value="7562.5" calcext:value-type="float">
            <text:p>7.562,50</text:p>
          </table:table-cell>
          <table:table-cell table:style-name="ce607" table:formula="of:=[.E98]/[.C98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98]*[.$I$90]" office:value-type="float" office:value="2457.8125" calcext:value-type="float">
            <text:p>2.457,81</text:p>
          </table:table-cell>
          <table:table-cell table:style-name="ce338" table:formula="of:=[.F98]*[.$I$90]" office:value-type="float" office:value="833.156779661017" calcext:value-type="float">
            <text:p>833,16</text:p>
          </table:table-cell>
          <table:table-cell table:style-name="ce338"/>
          <table:table-cell table:style-name="ce338" table:formula="of:=[.E98]*[.$L$90]" office:value-type="float" office:value="567.1875" calcext:value-type="float">
            <text:p>567,19</text:p>
          </table:table-cell>
          <table:table-cell table:style-name="ce338" table:formula="of:=[.F98]*[.$L$90]" office:value-type="float" office:value="192.266949152542" calcext:value-type="float">
            <text:p>192,27</text:p>
          </table:table-cell>
          <table:table-cell table:style-name="ce338"/>
          <table:table-cell table:style-name="ce338" table:formula="of:=[.E98]*[.$O$90]" office:value-type="float" office:value="4537.5" calcext:value-type="float">
            <text:p>4.537,50</text:p>
          </table:table-cell>
          <table:table-cell table:style-name="ce338" table:formula="of:=[.F98]*[.$O$90]" office:value-type="float" office:value="1538.13559322034" calcext:value-type="float">
            <text:p>1.538,14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3]" office:value-type="float" office:value="1500" calcext:value-type="float">
            <text:p>1.500,00</text:p>
          </table:table-cell>
          <table:table-cell table:style-name="ce607" table:formula="of:=[.E99]/[.C99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99]*[.$I$90]" office:value-type="float" office:value="487.5" calcext:value-type="float">
            <text:p>487,50</text:p>
          </table:table-cell>
          <table:table-cell table:style-name="ce338" table:formula="of:=[.F99]*[.$I$90]" office:value-type="float" office:value="137.323943661972" calcext:value-type="float">
            <text:p>137,32</text:p>
          </table:table-cell>
          <table:table-cell table:style-name="ce338"/>
          <table:table-cell table:style-name="ce338" table:formula="of:=[.E99]*[.$L$90]" office:value-type="float" office:value="112.5" calcext:value-type="float">
            <text:p>112,50</text:p>
          </table:table-cell>
          <table:table-cell table:style-name="ce338" table:formula="of:=[.F99]*[.$L$90]" office:value-type="float" office:value="31.6901408450704" calcext:value-type="float">
            <text:p>31,69</text:p>
          </table:table-cell>
          <table:table-cell table:style-name="ce338"/>
          <table:table-cell table:style-name="ce338" table:formula="of:=[.E99]*[.$O$90]" office:value-type="float" office:value="900" calcext:value-type="float">
            <text:p>900,00</text:p>
          </table:table-cell>
          <table:table-cell table:style-name="ce338" table:formula="of:=[.F99]*[.$O$90]" office:value-type="float" office:value="253.521126760563" calcext:value-type="float">
            <text:p>253,52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4]" office:value-type="float" office:value="8525" calcext:value-type="float">
            <text:p>8.525,00</text:p>
          </table:table-cell>
          <table:table-cell table:style-name="ce607" table:formula="of:=[.E100]/[.C100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100]*[.$I$90]" office:value-type="float" office:value="2770.625" calcext:value-type="float">
            <text:p>2.770,63</text:p>
          </table:table-cell>
          <table:table-cell table:style-name="ce338" table:formula="of:=[.F100]*[.$I$90]" office:value-type="float" office:value="780.457746478873" calcext:value-type="float">
            <text:p>780,46</text:p>
          </table:table-cell>
          <table:table-cell table:style-name="ce338"/>
          <table:table-cell table:style-name="ce338" table:formula="of:=[.E100]*[.$L$90]" office:value-type="float" office:value="639.375" calcext:value-type="float">
            <text:p>639,38</text:p>
          </table:table-cell>
          <table:table-cell table:style-name="ce338" table:formula="of:=[.F100]*[.$L$90]" office:value-type="float" office:value="180.105633802817" calcext:value-type="float">
            <text:p>180,11</text:p>
          </table:table-cell>
          <table:table-cell table:style-name="ce338"/>
          <table:table-cell table:style-name="ce338" table:formula="of:=[.E100]*[.$O$90]" office:value-type="float" office:value="5115" calcext:value-type="float">
            <text:p>5.115,00</text:p>
          </table:table-cell>
          <table:table-cell table:style-name="ce338" table:formula="of:=[.F100]*[.$O$90]" office:value-type="float" office:value="1440.84507042254" calcext:value-type="float">
            <text:p>1.440,85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5]" office:value-type="float" office:value="144.5" calcext:value-type="float">
            <text:p>144,50</text:p>
          </table:table-cell>
          <table:table-cell table:style-name="ce607" table:formula="of:=[.E101]/[.C101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101]*[.$I$90]" office:value-type="float" office:value="46.9625" calcext:value-type="float">
            <text:p>46,96</text:p>
          </table:table-cell>
          <table:table-cell table:style-name="ce338" table:formula="of:=[.F101]*[.$I$90]" office:value-type="float" office:value="10.2092391304348" calcext:value-type="float">
            <text:p>10,21</text:p>
          </table:table-cell>
          <table:table-cell table:style-name="ce338"/>
          <table:table-cell table:style-name="ce338" table:formula="of:=[.E101]*[.$L$90]" office:value-type="float" office:value="10.8375" calcext:value-type="float">
            <text:p>10,84</text:p>
          </table:table-cell>
          <table:table-cell table:style-name="ce338" table:formula="of:=[.F101]*[.$L$90]" office:value-type="float" office:value="2.35597826086957" calcext:value-type="float">
            <text:p>2,36</text:p>
          </table:table-cell>
          <table:table-cell table:style-name="ce338"/>
          <table:table-cell table:style-name="ce338" table:formula="of:=[.E101]*[.$O$90]" office:value-type="float" office:value="86.7" calcext:value-type="float">
            <text:p>86,70</text:p>
          </table:table-cell>
          <table:table-cell table:style-name="ce338" table:formula="of:=[.F101]*[.$O$90]" office:value-type="float" office:value="18.8478260869565" calcext:value-type="float">
            <text:p>18,85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6]" office:value-type="float" office:value="19436" calcext:value-type="float">
            <text:p>19.436,00</text:p>
          </table:table-cell>
          <table:table-cell table:style-name="ce607" table:formula="of:=[.E102]/[.C102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102]*[.$I$90]" office:value-type="float" office:value="6316.7" calcext:value-type="float">
            <text:p>6.316,70</text:p>
          </table:table-cell>
          <table:table-cell table:style-name="ce338" table:formula="of:=[.F102]*[.$I$90]" office:value-type="float" office:value="1373.19565217391" calcext:value-type="float">
            <text:p>1.373,20</text:p>
          </table:table-cell>
          <table:table-cell table:style-name="ce338"/>
          <table:table-cell table:style-name="ce338" table:formula="of:=[.E102]*[.$L$90]" office:value-type="float" office:value="1457.7" calcext:value-type="float">
            <text:p>1.457,70</text:p>
          </table:table-cell>
          <table:table-cell table:style-name="ce338" table:formula="of:=[.F102]*[.$L$90]" office:value-type="float" office:value="316.891304347826" calcext:value-type="float">
            <text:p>316,89</text:p>
          </table:table-cell>
          <table:table-cell table:style-name="ce338"/>
          <table:table-cell table:style-name="ce338" table:formula="of:=[.E102]*[.$O$90]" office:value-type="float" office:value="11661.6" calcext:value-type="float">
            <text:p>11.661,60</text:p>
          </table:table-cell>
          <table:table-cell table:style-name="ce338" table:formula="of:=[.F102]*[.$O$90]" office:value-type="float" office:value="2535.13043478261" calcext:value-type="float">
            <text:p>2.535,13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.E77]" office:value-type="float" office:value="13200" calcext:value-type="float">
            <text:p>13.200,00</text:p>
          </table:table-cell>
          <table:table-cell table:style-name="ce607" table:formula="of:=[.E103]/[.C103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103]*[.$I$90]" office:value-type="float" office:value="4290" calcext:value-type="float">
            <text:p>4.290,00</text:p>
          </table:table-cell>
          <table:table-cell table:style-name="ce338" table:formula="of:=[.F103]*[.$I$90]" office:value-type="float" office:value="737.113402061856" calcext:value-type="float">
            <text:p>737,11</text:p>
          </table:table-cell>
          <table:table-cell table:style-name="ce338"/>
          <table:table-cell table:style-name="ce338" table:formula="of:=[.E103]*[.$L$90]" office:value-type="float" office:value="990" calcext:value-type="float">
            <text:p>990,00</text:p>
          </table:table-cell>
          <table:table-cell table:style-name="ce338" table:formula="of:=[.F103]*[.$L$90]" office:value-type="float" office:value="170.103092783505" calcext:value-type="float">
            <text:p>170,10</text:p>
          </table:table-cell>
          <table:table-cell table:style-name="ce338"/>
          <table:table-cell table:style-name="ce338" table:formula="of:=[.E103]*[.$O$90]" office:value-type="float" office:value="7920" calcext:value-type="float">
            <text:p>7.920,00</text:p>
          </table:table-cell>
          <table:table-cell table:style-name="ce338" table:formula="of:=[.F103]*[.$O$90]" office:value-type="float" office:value="1360.82474226804" calcext:value-type="float">
            <text:p>1.360,82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93:.E103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93:.H103])" office:value-type="float" office:value="25266.475" calcext:value-type="float">
            <text:p>25.266,48</text:p>
          </table:table-cell>
          <table:table-cell table:style-name="ce392"/>
          <table:table-cell table:style-name="ce479"/>
          <table:table-cell table:style-name="ce610" table:formula="of:=SUM([.K93:.K103])" office:value-type="float" office:value="5830.725" calcext:value-type="float">
            <text:p>5.830,73</text:p>
          </table:table-cell>
          <table:table-cell table:style-name="ce392"/>
          <table:table-cell table:style-name="ce479"/>
          <table:table-cell table:style-name="ce610" table:formula="of:=SUM([.N93:.N103])" office:value-type="float" office:value="46645.8" calcext:value-type="float">
            <text:p>46.645,80</text:p>
          </table:table-cell>
          <table:table-cell table:style-name="ce392"/>
          <table:table-cell table:style-name="ce485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93:.F103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93:.I103])" office:value-type="float" office:value="8286.14611356965" calcext:value-type="float">
            <text:p>8.286,15</text:p>
          </table:table-cell>
          <table:table-cell table:style-name="ce479"/>
          <table:table-cell table:style-name="ce392"/>
          <table:table-cell table:style-name="ce610" table:formula="of:=SUM([.L93:.L103])" office:value-type="float" office:value="1912.18756466992" calcext:value-type="float">
            <text:p>1.912,19</text:p>
          </table:table-cell>
          <table:table-cell table:style-name="ce479"/>
          <table:table-cell table:style-name="ce392"/>
          <table:table-cell table:style-name="ce610" table:formula="of:=SUM([.O93:.O103])" office:value-type="float" office:value="15297.5005173594" calcext:value-type="float">
            <text:p>15.297,50</text:p>
          </table:table-cell>
          <table:table-cell table:style-name="ce338"/>
          <table:table-cell table:number-columns-repeated="1008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607" table:number-columns-repeated="8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GENEL TOPLAM</text:p>
          </table:table-cell>
          <table:table-cell table:style-name="ce610" table:formula="of:=[.E84]+[.E105]" office:value-type="float" office:value="204106" calcext:value-type="float">
            <text:p>204.106,00</text:p>
          </table:table-cell>
          <table:table-cell table:style-name="ce610"/>
          <table:table-cell table:style-name="ce345"/>
          <table:table-cell table:style-name="ce610" table:formula="of:=[.H84]+[.H105]" office:value-type="float" office:value="93713.1" calcext:value-type="float">
            <text:p>93.713,10</text:p>
          </table:table-cell>
          <table:table-cell table:style-name="ce610"/>
          <table:table-cell table:style-name="ce479"/>
          <table:table-cell table:style-name="ce610" table:formula="of:=[.K84]+[.K105]" office:value-type="float" office:value="21626.1" calcext:value-type="float">
            <text:p>21.626,10</text:p>
          </table:table-cell>
          <table:table-cell table:style-name="ce610"/>
          <table:table-cell table:style-name="ce479"/>
          <table:table-cell table:style-name="ce610" table:formula="of:=[.N84]+[.N105]" office:value-type="float" office:value="88766.8" calcext:value-type="float">
            <text:p>88.766,80</text:p>
          </table:table-cell>
          <table:table-cell table:style-name="ce610"/>
          <table:table-cell table:number-columns-repeated="1009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85]+[.F106]" office:value-type="float" office:value="63981.6034824139" calcext:value-type="float">
            <text:p>63.981,60</text:p>
          </table:table-cell>
          <table:table-cell table:style-name="ce345"/>
          <table:table-cell table:style-name="ce610"/>
          <table:table-cell table:style-name="ce610" table:formula="of:=[.I85]+[.I106]" office:value-type="float" office:value="29132.6044772611" calcext:value-type="float">
            <text:p>29.132,60</text:p>
          </table:table-cell>
          <table:table-cell table:style-name="ce479"/>
          <table:table-cell table:style-name="ce610"/>
          <table:table-cell table:style-name="ce610" table:formula="of:=[.L85]+[.L106]" office:value-type="float" office:value="6722.90872552179" calcext:value-type="float">
            <text:p>6.722,91</text:p>
          </table:table-cell>
          <table:table-cell table:style-name="ce479"/>
          <table:table-cell table:style-name="ce610"/>
          <table:table-cell table:style-name="ce610" table:formula="of:=[.O85]+[.O106]" office:value-type="float" office:value="28126.090279631" calcext:value-type="float">
            <text:p>28.126,09</text:p>
          </table:table-cell>
          <table:table-cell table:number-columns-repeated="1009"/>
        </table:table-row>
        <table:table-row table:style-name="ro4">
          <table:table-cell table:number-columns-repeated="5"/>
          <table:table-cell table:style-name="Default" table:number-columns-repeated="2"/>
          <table:table-cell table:style-name="ce387" office:value-type="string" calcext:value-type="string" table:number-columns-spanned="2" table:number-rows-spanned="1">
            <text:p>ATİLA</text:p>
          </table:table-cell>
          <table:covered-table-cell table:style-name="ce485"/>
          <table:table-cell table:style-name="ce485"/>
          <table:table-cell table:style-name="ce387" office:value-type="string" calcext:value-type="string" table:number-columns-spanned="2" table:number-rows-spanned="1">
            <text:p>HACI</text:p>
          </table:table-cell>
          <table:covered-table-cell table:style-name="ce387"/>
          <table:table-cell table:style-name="ce485"/>
          <table:table-cell table:style-name="ce387" office:value-type="string" calcext:value-type="string" table:number-columns-spanned="2" table:number-rows-spanned="1">
            <text:p>NAZAN</text:p>
          </table:table-cell>
          <table:covered-table-cell table:style-name="ce485"/>
          <table:table-cell table:number-columns-repeated="1009"/>
        </table:table-row>
        <table:table-row table:style-name="ro4">
          <table:table-cell table:number-columns-repeated="5"/>
          <table:table-cell table:style-name="ce610" office:value-type="string" calcext:value-type="string">
            <text:p>TOPLAMA BAĞLI %</text:p>
          </table:table-cell>
          <table:table-cell/>
          <table:table-cell table:style-name="ce387" office:value-type="string" calcext:value-type="string" table:number-columns-spanned="2" table:number-rows-spanned="1">
            <text:p>%45,53</text:p>
          </table:table-cell>
          <table:covered-table-cell table:style-name="ce395"/>
          <table:table-cell table:style-name="ce610"/>
          <table:table-cell table:style-name="ce396" office:value-type="string" calcext:value-type="string" table:number-columns-spanned="2" table:number-rows-spanned="1">
            <text:p>%10,51</text:p>
          </table:table-cell>
          <table:covered-table-cell table:style-name="ce397"/>
          <table:table-cell table:style-name="ce610"/>
          <table:table-cell table:style-name="ce396" office:value-type="string" calcext:value-type="string" table:number-columns-spanned="2" table:number-rows-spanned="1">
            <text:p>%43,96</text:p>
          </table:table-cell>
          <table:covered-table-cell table:style-name="ce395"/>
          <table:table-cell table:number-columns-repeated="1009"/>
        </table:table-row>
        <table:table-row table:style-name="ro4" table:number-rows-repeated="101">
          <table:table-cell table:number-columns-repeated="7"/>
          <table:table-cell table:style-name="ce607" table:number-columns-repeated="8"/>
          <table:table-cell table:number-columns-repeated="1009"/>
        </table:table-row>
        <table:table-row table:style-name="ro4" table:number-rows-repeated="10483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14:33:32.58405715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1-12T14:40:20.841375885</dc:date>
    <meta:editing-duration>P1DT9H43M9S</meta:editing-duration>
    <meta:editing-cycles>109</meta:editing-cycles>
    <meta:generator>LibreOffice/6.1.5.2$Linux_X86_64 LibreOffice_project/10$Build-2</meta:generator>
    <meta:document-statistic meta:table-count="12" meta:cell-count="5061" meta:object-count="0"/>
  </office:meta>
</office:document-meta>
</file>